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o1" style:family="table">
      <style:table-properties style:width="16.845cm" fo:margin-left="-0.644cm" table:align="left" style:writing-mode="lr-tb"/>
    </style:style>
    <style:style style:name="Tablo1.A" style:family="table-column">
      <style:table-column-properties style:column-width="16.845cm"/>
    </style:style>
    <style:style style:name="Tablo1.1" style:family="table-row">
      <style:table-row-properties fo:keep-together="auto"/>
    </style:style>
    <style:style style:name="Tablo1.A1" style:family="table-cell">
      <style:table-cell-properties style:vertical-align="top" fo:padding-left="0.191cm" fo:padding-right="0.191cm" fo:padding-top="0cm" fo:padding-bottom="0cm" fo:border="0.5pt solid #000000" style:writing-mode="lr-tb"/>
    </style:style>
    <style:style style:name="Tablo2" style:family="table">
      <style:table-properties style:width="16.845cm" fo:margin-left="-0.644cm" table:align="left" style:writing-mode="lr-tb"/>
    </style:style>
    <style:style style:name="Tablo2.A" style:family="table-column">
      <style:table-column-properties style:column-width="2.54cm"/>
    </style:style>
    <style:style style:name="Tablo2.B" style:family="table-column">
      <style:table-column-properties style:column-width="2.858cm"/>
    </style:style>
    <style:style style:name="Tablo2.C" style:family="table-column">
      <style:table-column-properties style:column-width="3.175cm"/>
    </style:style>
    <style:style style:name="Tablo2.D" style:family="table-column">
      <style:table-column-properties style:column-width="4.763cm"/>
    </style:style>
    <style:style style:name="Tablo2.E" style:family="table-column">
      <style:table-column-properties style:column-width="3.51cm"/>
    </style:style>
    <style:style style:name="Tablo2.1" style:family="table-row">
      <style:table-row-properties style:min-row-height="0.926cm" fo:keep-together="always"/>
    </style:style>
    <style:style style:name="Tablo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o2.E1" style:family="table-cell">
      <style:table-cell-properties style:vertical-align="top" fo:padding-left="0.123cm" fo:padding-right="0.123cm" fo:padding-top="0cm" fo:padding-bottom="0cm" fo:border="0.5pt solid #000000" style:writing-mode="lr-tb"/>
    </style:style>
    <style:style style:name="Tablo2.2" style:family="table-row">
      <style:table-row-properties style:min-row-height="0.88cm" fo:keep-together="auto"/>
    </style:style>
    <style:style style:name="Tablo2.3" style:family="table-row">
      <style:table-row-properties style:min-row-height="0.919cm" fo:keep-together="auto"/>
    </style:style>
    <style:style style:name="Tablo2.4" style:family="table-row">
      <style:table-row-properties style:min-row-height="0.958cm" fo:keep-together="auto"/>
    </style:style>
    <style:style style:name="Tablo2.5" style:family="table-row">
      <style:table-row-properties style:min-row-height="1.323cm" fo:keep-together="auto"/>
    </style:style>
    <style:style style:name="Tablo2.7" style:family="table-row">
      <style:table-row-properties style:min-row-height="0.764cm" fo:keep-together="auto"/>
    </style:style>
    <style:style style:name="Tablo2.8" style:family="table-row">
      <style:table-row-properties style:min-row-height="1.535cm" fo:keep-together="auto"/>
    </style:style>
    <style:style style:name="Tablo2.9" style:family="table-row">
      <style:table-row-properties style:min-row-height="0.93cm" fo:keep-together="auto"/>
    </style:style>
    <style:style style:name="Tablo2.11" style:family="table-row">
      <style:table-row-properties style:min-row-height="1.06cm" fo:keep-together="auto"/>
    </style:style>
    <style:style style:name="Tablo2.12" style:family="table-row">
      <style:table-row-properties style:min-row-height="1.016cm" fo:keep-together="auto"/>
    </style:style>
    <style:style style:name="Tablo3" style:family="table">
      <style:table-properties style:width="17.127cm" fo:margin-left="-0.644cm" table:align="left" style:writing-mode="lr-tb"/>
    </style:style>
    <style:style style:name="Tablo3.A" style:family="table-column">
      <style:table-column-properties style:column-width="5.08cm"/>
    </style:style>
    <style:style style:name="Tablo3.B" style:family="table-column">
      <style:table-column-properties style:column-width="6.033cm"/>
    </style:style>
    <style:style style:name="Tablo3.C" style:family="table-column">
      <style:table-column-properties style:column-width="3.175cm"/>
    </style:style>
    <style:style style:name="Tablo3.D" style:family="table-column">
      <style:table-column-properties style:column-width="2.84cm"/>
    </style:style>
    <style:style style:name="Tablo3.1" style:family="table-row">
      <style:table-row-properties style:min-row-height="0.953cm" fo:keep-together="auto"/>
    </style:style>
    <style:style style:name="Tablo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o3.D1" style:family="table-cell">
      <style:table-cell-properties style:vertical-align="top" fo:padding-left="0.123cm" fo:padding-right="0.123cm" fo:padding-top="0cm" fo:padding-bottom="0cm" fo:border="0.5pt solid #000000" style:writing-mode="lr-tb"/>
    </style:style>
    <style:style style:name="Tablo3.2" style:family="table-row">
      <style:table-row-properties style:min-row-height="0.568cm" fo:keep-together="auto"/>
    </style:style>
    <style:style style:name="Tablo3.3" style:family="table-row">
      <style:table-row-properties style:min-row-height="0.556cm" fo:keep-together="auto"/>
    </style:style>
    <style:style style:name="Tablo3.4" style:family="table-row">
      <style:table-row-properties style:min-row-height="0.203cm" fo:keep-together="auto"/>
    </style:style>
    <style:style style:name="Tablo3.5" style:family="table-row">
      <style:table-row-properties style:min-row-height="0.513cm" fo:keep-together="auto"/>
    </style:style>
    <style:style style:name="Tablo4" style:family="table">
      <style:table-properties style:width="17.163cm" fo:margin-left="-0.961cm" table:align="left" style:writing-mode="lr-tb"/>
    </style:style>
    <style:style style:name="Tablo4.A" style:family="table-column">
      <style:table-column-properties style:column-width="2.858cm"/>
    </style:style>
    <style:style style:name="Tablo4.B" style:family="table-column">
      <style:table-column-properties style:column-width="10.795cm"/>
    </style:style>
    <style:style style:name="Tablo4.C" style:family="table-column">
      <style:table-column-properties style:column-width="3.51cm"/>
    </style:style>
    <style:style style:name="Tablo4.1" style:family="table-row">
      <style:table-row-properties style:min-row-height="1.224cm" fo:keep-together="always"/>
    </style:style>
    <style:style style:name="Tablo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o4.C1" style:family="table-cell">
      <style:table-cell-properties style:vertical-align="top" fo:padding-left="0.191cm" fo:padding-right="0.191cm" fo:padding-top="0cm" fo:padding-bottom="0cm" fo:border="0.5pt solid #000000" style:writing-mode="lr-tb"/>
    </style:style>
    <style:style style:name="Tablo4.2" style:family="table-row">
      <style:table-row-properties style:min-row-height="0.938cm" fo:keep-together="always"/>
    </style:style>
    <style:style style:name="Tablo4.3" style:family="table-row">
      <style:table-row-properties style:min-row-height="0.674cm" fo:keep-together="always"/>
    </style:style>
    <style:style style:name="Tablo4.4" style:family="table-row">
      <style:table-row-properties style:min-row-height="0.252cm" fo:keep-together="always"/>
    </style:style>
    <style:style style:name="Tablo4.5" style:family="table-row">
      <style:table-row-properties style:min-row-height="0.6cm" fo:keep-together="always"/>
    </style:style>
    <style:style style:name="Tablo4.6" style:family="table-row">
      <style:table-row-properties style:min-row-height="1.341cm" fo:keep-together="always"/>
    </style:style>
    <style:style style:name="Tablo4.7" style:family="table-row">
      <style:table-row-properties fo:keep-together="always"/>
    </style:style>
    <style:style style:name="Tablo4.8" style:family="table-row">
      <style:table-row-properties style:min-row-height="0.624cm" fo:keep-together="always"/>
    </style:style>
    <style:style style:name="Tablo4.9" style:family="table-row">
      <style:table-row-properties style:min-row-height="0.291cm" fo:keep-together="auto"/>
    </style:style>
    <style:style style:name="Tablo4.A9" style:family="table-cell">
      <style:table-cell-properties style:vertical-align="top" fo:padding-left="0.123cm" fo:padding-right="0.123cm" fo:padding-top="0cm" fo:padding-bottom="0cm" fo:border="0.5pt solid #000000" style:writing-mode="lr-tb"/>
    </style:style>
    <style:style style:name="Tablo4.10" style:family="table-row">
      <style:table-row-properties fo:keep-together="auto"/>
    </style:style>
    <style:style style:name="Tablo4.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o4.12" style:family="table-row">
      <style:table-row-properties style:min-row-height="0.512cm" fo:keep-together="auto"/>
    </style:style>
    <style:style style:name="Tablo4.13" style:family="table-row">
      <style:table-row-properties style:min-row-height="0.332cm" fo:keep-together="auto"/>
    </style:style>
    <style:style style:name="Tablo4.14" style:family="table-row">
      <style:table-row-properties style:min-row-height="0.129cm" fo:keep-together="auto"/>
    </style:style>
    <style:style style:name="Tablo4.15" style:family="table-row">
      <style:table-row-properties style:min-row-height="0.266cm" fo:keep-together="auto"/>
    </style:style>
    <style:style style:name="Tablo4.16" style:family="table-row">
      <style:table-row-properties style:min-row-height="0.104cm" fo:keep-together="auto"/>
    </style:style>
    <style:style style:name="Tablo5" style:family="table">
      <style:table-properties style:width="16.972cm" fo:margin-left="-0.961cm" table:align="left" style:writing-mode="lr-tb"/>
    </style:style>
    <style:style style:name="Tablo5.A" style:family="table-column">
      <style:table-column-properties style:column-width="3.175cm"/>
    </style:style>
    <style:style style:name="Tablo5.B" style:family="table-column">
      <style:table-column-properties style:column-width="13.797cm"/>
    </style:style>
    <style:style style:name="Tablo5.1" style:family="table-row">
      <style:table-row-properties fo:keep-together="always"/>
    </style:style>
    <style:style style:name="Tablo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o5.B1" style:family="table-cell">
      <style:table-cell-properties style:vertical-align="top" fo:padding-left="0.191cm" fo:padding-right="0.191cm" fo:padding-top="0cm" fo:padding-bottom="0cm" fo:border="0.5pt solid #000000" style:writing-mode="lr-tb"/>
    </style:style>
    <style:style style:name="Tablo5.2" style:family="table-row">
      <style:table-row-properties style:min-row-height="1.002cm" fo:keep-together="always"/>
    </style:style>
    <style:style style:name="Tablo5.3" style:family="table-row">
      <style:table-row-properties style:min-row-height="0.79cm" fo:keep-together="always"/>
    </style:style>
    <style:style style:name="Tablo5.4" style:family="table-row">
      <style:table-row-properties style:min-row-height="0.104cm" fo:keep-together="always"/>
    </style:style>
    <style:style style:name="Tablo5.9" style:family="table-row">
      <style:table-row-properties style:min-row-height="0.556cm" fo:keep-together="auto"/>
    </style:style>
    <style:style style:name="Tablo5.A9" style:family="table-cell">
      <style:table-cell-properties style:vertical-align="top" fo:padding-left="0.123cm" fo:padding-right="0.123cm" fo:padding-top="0cm" fo:padding-bottom="0cm" fo:border="0.5pt solid #000000" style:writing-mode="lr-tb"/>
    </style:style>
    <style:style style:name="Tablo5.10" style:family="table-row">
      <style:table-row-properties fo:keep-together="auto"/>
    </style:style>
    <style:style style:name="Tablo5.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o6" style:family="table">
      <style:table-properties style:width="16.528cm" table:align="left" style:writing-mode="lr-tb"/>
    </style:style>
    <style:style style:name="Tablo6.A" style:family="table-column">
      <style:table-column-properties style:column-width="6.35cm"/>
    </style:style>
    <style:style style:name="Tablo6.B" style:family="table-column">
      <style:table-column-properties style:column-width="10.178cm"/>
    </style:style>
    <style:style style:name="Tablo6.1" style:family="table-row">
      <style:table-row-properties style:row-height="0.508cm" fo:keep-together="auto"/>
    </style:style>
    <style:style style:name="Tablo6.A1" style:family="table-cell">
      <style:table-cell-properties style:vertical-align="top" fo:padding-left="0.071cm" fo:padding-right="0.071cm" fo:padding-top="0cm" fo:padding-bottom="0cm" fo:border-left="0.5pt solid #000000" fo:border-right="none" fo:border-top="0.5pt solid #000000" fo:border-bottom="0.75pt solid #000000" style:writing-mode="lr-tb"/>
    </style:style>
    <style:style style:name="Tablo6.B1" style:family="table-cell">
      <style:table-cell-properties style:vertical-align="top" fo:padding-left="0.071cm" fo:padding-right="0.071cm" fo:padding-top="0cm" fo:padding-bottom="0cm" fo:border-left="0.75pt solid #000000" fo:border-right="0.5pt solid #000000" fo:border-top="0.5pt solid #000000" fo:border-bottom="0.75pt solid #000000" style:writing-mode="lr-tb"/>
    </style:style>
    <style:style style:name="Tablo6.2" style:family="table-row">
      <style:table-row-properties style:row-height="1.332cm" fo:keep-together="auto"/>
    </style:style>
    <style:style style:name="Tablo6.A2" style:family="table-cell">
      <style:table-cell-properties style:vertical-align="top" fo:padding-left="0.071cm" fo:padding-right="0.071cm" fo:padding-top="0cm" fo:padding-bottom="0cm" fo:border-left="0.5pt solid #000000" fo:border-right="none" fo:border-top="0.75pt solid #000000" fo:border-bottom="0.75pt solid #000000" style:writing-mode="lr-tb"/>
    </style:style>
    <style:style style:name="Tablo6.B2" style:family="table-cell">
      <style:table-cell-properties style:vertical-align="top" fo:padding-left="0.071cm" fo:padding-right="0.071cm" fo:padding-top="0cm" fo:padding-bottom="0cm" fo:border-left="0.75pt solid #000000" fo:border-right="0.5pt solid #000000" fo:border-top="0.75pt solid #000000" fo:border-bottom="0.75pt solid #000000" style:writing-mode="lr-tb"/>
    </style:style>
    <style:style style:name="Tablo6.3" style:family="table-row">
      <style:table-row-properties style:row-height="1.074cm" fo:keep-together="auto"/>
    </style:style>
    <style:style style:name="Tablo6.4" style:family="table-row">
      <style:table-row-properties style:row-height="1.212cm" fo:keep-together="auto"/>
    </style:style>
    <style:style style:name="Tablo6.5" style:family="table-row">
      <style:table-row-properties style:row-height="1.356cm" fo:keep-together="auto"/>
    </style:style>
    <style:style style:name="Tablo6.6" style:family="table-row">
      <style:table-row-properties style:row-height="1.242cm" fo:keep-together="auto"/>
    </style:style>
    <style:style style:name="Tablo6.7" style:family="table-row">
      <style:table-row-properties style:row-height="1.595cm" fo:keep-together="auto"/>
    </style:style>
    <style:style style:name="Tablo6.8" style:family="table-row">
      <style:table-row-properties style:row-height="1.577cm" fo:keep-together="auto"/>
    </style:style>
    <style:style style:name="Tablo6.9" style:family="table-row">
      <style:table-row-properties style:row-height="0.926cm" fo:keep-together="auto"/>
    </style:style>
    <style:style style:name="Tablo6.10" style:family="table-row">
      <style:table-row-properties style:row-height="1.367cm" fo:keep-together="auto"/>
    </style:style>
    <style:style style:name="Tablo6.11" style:family="table-row">
      <style:table-row-properties style:row-height="1.169cm" fo:keep-together="auto"/>
    </style:style>
    <style:style style:name="Tablo6.12" style:family="table-row">
      <style:table-row-properties style:row-height="0.951cm" fo:keep-together="auto"/>
    </style:style>
    <style:style style:name="Tablo6.13" style:family="table-row">
      <style:table-row-properties style:row-height="1.266cm" fo:keep-together="auto"/>
    </style:style>
    <style:style style:name="Tablo6.14" style:family="table-row">
      <style:table-row-properties style:row-height="0.63cm" fo:keep-together="auto"/>
    </style:style>
    <style:style style:name="Tablo6.15" style:family="table-row">
      <style:table-row-properties style:row-height="0.778cm" fo:keep-together="auto"/>
    </style:style>
    <style:style style:name="Tablo6.16" style:family="table-row">
      <style:table-row-properties style:row-height="0.501cm" fo:keep-together="auto"/>
    </style:style>
    <style:style style:name="Tablo6.17" style:family="table-row">
      <style:table-row-properties style:row-height="1cm" fo:keep-together="auto"/>
    </style:style>
    <style:style style:name="Tablo6.A17" style:family="table-cell">
      <style:table-cell-properties style:vertical-align="top" fo:padding-left="0.071cm" fo:padding-right="0.071cm" fo:padding-top="0cm" fo:padding-bottom="0cm" fo:border-left="0.5pt solid #000000" fo:border-right="none" fo:border-top="0.75pt solid #000000" fo:border-bottom="0.5pt solid #000000" style:writing-mode="lr-tb"/>
    </style:style>
    <style:style style:name="Tablo6.B17" style:family="table-cell">
      <style:table-cell-properties style:vertical-align="top" fo:padding-left="0.071cm" fo:padding-right="0.071cm" fo:padding-top="0cm" fo:padding-bottom="0cm" fo:border-left="0.75pt solid #000000" fo:border-right="0.5pt solid #000000" fo:border-top="0.75pt solid #000000" fo:border-bottom="0.5pt solid #000000" style:writing-mode="lr-tb"/>
    </style:style>
    <style:style style:name="Tablo6.18" style:family="table-row">
      <style:table-row-properties style:min-row-height="1.402cm" fo:keep-together="auto"/>
    </style:style>
    <style:style style:name="Tablo6.A18" style:family="table-cell">
      <style:table-cell-properties style:vertical-align="top" fo:padding-left="0.123cm" fo:padding-right="0.123cm" fo:padding-top="0cm" fo:padding-bottom="0cm" fo:border="0.5pt solid #000000" style:writing-mode="lr-tb"/>
    </style:style>
    <style:style style:name="Tablo7" style:family="table">
      <style:table-properties style:width="16.545cm" table:align="left" style:writing-mode="lr-tb"/>
    </style:style>
    <style:style style:name="Tablo7.A" style:family="table-column">
      <style:table-column-properties style:column-width="4.445cm"/>
    </style:style>
    <style:style style:name="Tablo7.B" style:family="table-column">
      <style:table-column-properties style:column-width="12.083cm"/>
    </style:style>
    <style:style style:name="Tablo7.1" style:family="table-row">
      <style:table-row-properties fo:keep-together="auto"/>
    </style:style>
    <style:style style:name="Tablo7.A1" style:family="table-cell">
      <style:table-cell-properties style:vertical-align="middle" fo:padding-left="0.123cm" fo:padding-right="0.123cm" fo:padding-top="0cm" fo:padding-bottom="0cm" fo:border-left="1pt solid #000000" fo:border-right="none" fo:border-top="1pt solid #000000" fo:border-bottom="1pt solid #000000" style:writing-mode="lr-tb"/>
    </style:style>
    <style:style style:name="Tablo7.B1" style:family="table-cell">
      <style:table-cell-properties style:vertical-align="middle" fo:padding-left="0.123cm" fo:padding-right="0.123cm" fo:padding-top="0cm" fo:padding-bottom="0cm" fo:border-left="0.5pt solid #000000" fo:border-right="0.5pt solid #000000" fo:border-top="1pt solid #000000" fo:border-bottom="1pt solid #000000" style:writing-mode="lr-tb"/>
    </style:style>
    <style:style style:name="Tablo7.A2" style:family="table-cell">
      <style:table-cell-properties style:vertical-align="top" fo:padding-left="0.123cm" fo:padding-right="0.123cm" fo:padding-top="0cm" fo:padding-bottom="0cm" fo:border-left="1pt solid #000000" fo:border-right="none" fo:border-top="1pt solid #000000" fo:border-bottom="1pt solid #000000" style:writing-mode="lr-tb"/>
    </style:style>
    <style:style style:name="Tablo7.B2" style:family="table-cell">
      <style:table-cell-properties style:vertical-align="top" fo:padding-left="0.123cm" fo:padding-right="0.123cm" fo:padding-top="0cm" fo:padding-bottom="0cm" fo:border="1pt solid #000000" style:writing-mode="lr-tb"/>
    </style:style>
    <style:style style:name="Tablo7.4" style:family="table-row">
      <style:table-row-properties style:min-row-height="0.45cm" fo:keep-together="always"/>
    </style:style>
    <style:style style:name="Tablo7.A4"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o7.B4" style:family="table-cell">
      <style:table-cell-properties style:vertical-align="top" fo:padding-left="0.123cm" fo:padding-right="0.123cm" fo:padding-top="0cm" fo:padding-bottom="0cm" fo:border-left="0.5pt solid #000000" fo:border-right="0.5pt solid #000000" fo:border-top="1pt solid #000000" fo:border-bottom="0.5pt solid #000000" style:writing-mode="lr-tb"/>
    </style:style>
    <style:style style:name="Tablo7.5" style:family="table-row">
      <style:table-row-properties style:min-row-height="0.556cm" fo:keep-together="always"/>
    </style:style>
    <style:style style:name="Tablo7.B5" style:family="table-cell">
      <style:table-cell-properties style:vertical-align="top" fo:padding-left="0.123cm" fo:padding-right="0.123cm" fo:padding-top="0cm" fo:padding-bottom="0cm" fo:border="0.5pt solid #000000" style:writing-mode="lr-tb"/>
    </style:style>
    <style:style style:name="Tablo7.6" style:family="table-row">
      <style:table-row-properties style:min-row-height="0.635cm" fo:keep-together="always"/>
    </style:style>
    <style:style style:name="Tablo7.7" style:family="table-row">
      <style:table-row-properties style:min-row-height="0.134cm" fo:keep-together="always"/>
    </style:style>
    <style:style style:name="Tablo7.A7"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o7.B7" style:family="table-cell">
      <style:table-cell-properties style:vertical-align="top" fo:padding-left="0.123cm" fo:padding-right="0.123cm" fo:padding-top="0cm" fo:padding-bottom="0cm" fo:border-left="0.5pt solid #000000" fo:border-right="0.5pt solid #000000" fo:border-top="0.5pt solid #000000" fo:border-bottom="1pt solid #000000" style:writing-mode="lr-tb"/>
    </style:style>
    <style:style style:name="Tablo7.8" style:family="table-row">
      <style:table-row-properties style:min-row-height="1.351cm" fo:keep-together="always"/>
    </style:style>
    <style:style style:name="Tablo7.9" style:family="table-row">
      <style:table-row-properties style:min-row-height="0.609cm" fo:keep-together="always"/>
    </style:style>
    <style:style style:name="Tablo7.10" style:family="table-row">
      <style:table-row-properties style:min-row-height="0.291cm" fo:keep-together="always"/>
    </style:style>
    <style:style style:name="Tablo7.B11" style:family="table-cell">
      <style:table-cell-properties style:vertical-align="top" fo:padding-left="0.123cm" fo:padding-right="0.123cm" fo:padding-top="0cm" fo:padding-bottom="0cm" fo:border-left="0.5pt solid #000000" fo:border-right="0.5pt solid #000000" fo:border-top="1pt solid #000000" fo:border-bottom="1pt solid #000000" style:writing-mode="lr-tb"/>
    </style:style>
    <style:style style:name="Tablo7.15" style:family="table-row">
      <style:table-row-properties style:min-row-height="0.377cm" fo:keep-together="always"/>
    </style:style>
    <style:style style:name="Tablo7.16" style:family="table-row">
      <style:table-row-properties style:min-row-height="0.339cm" fo:keep-together="always"/>
    </style:style>
    <style:style style:name="Tablo7.17" style:family="table-row">
      <style:table-row-properties fo:keep-together="always"/>
    </style:style>
    <style:style style:name="Tablo7.20" style:family="table-row">
      <style:table-row-properties style:min-row-height="0.556cm" fo:keep-together="auto"/>
    </style:style>
    <style:style style:name="Tablo8" style:family="table">
      <style:table-properties style:width="16.528cm" table:align="left" style:writing-mode="lr-tb"/>
    </style:style>
    <style:style style:name="Tablo8.A" style:family="table-column">
      <style:table-column-properties style:column-width="2.54cm"/>
    </style:style>
    <style:style style:name="Tablo8.B" style:family="table-column">
      <style:table-column-properties style:column-width="13.988cm"/>
    </style:style>
    <style:style style:name="Tablo8.1" style:family="table-row">
      <style:table-row-properties fo:keep-together="auto"/>
    </style:style>
    <style:style style:name="Tablo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o8.B1" style:family="table-cell">
      <style:table-cell-properties style:vertical-align="top" fo:padding-left="0.123cm" fo:padding-right="0.123cm" fo:padding-top="0cm" fo:padding-bottom="0cm" fo:border="0.5pt solid #000000" style:writing-mode="lr-tb"/>
    </style:style>
    <style:style style:name="Tablo9" style:family="table">
      <style:table-properties style:width="16.598cm" fo:margin-left="-0.199cm" table:align="left" style:writing-mode="lr-tb"/>
    </style:style>
    <style:style style:name="Tablo9.A" style:family="table-column">
      <style:table-column-properties style:column-width="0.796cm"/>
    </style:style>
    <style:style style:name="Tablo9.B" style:family="table-column">
      <style:table-column-properties style:column-width="7.161cm"/>
    </style:style>
    <style:style style:name="Tablo9.C" style:family="table-column">
      <style:table-column-properties style:column-width="4.311cm"/>
    </style:style>
    <style:style style:name="Tablo9.D" style:family="table-column">
      <style:table-column-properties style:column-width="4.33cm"/>
    </style:style>
    <style:style style:name="Tablo9.1" style:family="table-row">
      <style:table-row-properties fo:keep-together="auto"/>
    </style:style>
    <style:style style:name="Tablo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o9.D1" style:family="table-cell">
      <style:table-cell-properties style:vertical-align="top" fo:padding-left="0.191cm" fo:padding-right="0.191cm" fo:padding-top="0cm" fo:padding-bottom="0cm" fo:border="0.5pt solid #000000" style:writing-mode="lr-tb"/>
    </style:style>
    <style:style style:name="Tablo9.D5" style:family="table-cell">
      <style:table-cell-properties style:vertical-align="middle" fo:padding-left="0.191cm" fo:padding-right="0.191cm" fo:padding-top="0cm" fo:padding-bottom="0cm" fo:border="0.5pt solid #000000" style:writing-mode="lr-tb"/>
    </style:style>
    <style:style style:name="Tablo10" style:family="table">
      <style:table-properties style:width="16.796cm" fo:margin-left="-0.199cm" table:align="left" style:writing-mode="lr-tb"/>
    </style:style>
    <style:style style:name="Tablo10.A" style:family="table-column">
      <style:table-column-properties style:column-width="0.688cm"/>
    </style:style>
    <style:style style:name="Tablo10.B" style:family="table-column">
      <style:table-column-properties style:column-width="0.138cm"/>
    </style:style>
    <style:style style:name="Tablo10.C" style:family="table-column">
      <style:table-column-properties style:column-width="1.231cm"/>
    </style:style>
    <style:style style:name="Tablo10.D" style:family="table-column">
      <style:table-column-properties style:column-width="1.905cm"/>
    </style:style>
    <style:style style:name="Tablo10.E" style:family="table-column">
      <style:table-column-properties style:column-width="1.799cm"/>
    </style:style>
    <style:style style:name="Tablo10.F" style:family="table-column">
      <style:table-column-properties style:column-width="1.931cm"/>
    </style:style>
    <style:style style:name="Tablo10.G" style:family="table-column">
      <style:table-column-properties style:column-width="1.499cm"/>
    </style:style>
    <style:style style:name="Tablo10.H" style:family="table-column">
      <style:table-column-properties style:column-width="2cm"/>
    </style:style>
    <style:style style:name="Tablo10.I" style:family="table-column">
      <style:table-column-properties style:column-width="2.168cm"/>
    </style:style>
    <style:style style:name="Tablo10.J" style:family="table-column">
      <style:table-column-properties style:column-width="3.436cm"/>
    </style:style>
    <style:style style:name="Tablo10.1" style:family="table-row">
      <style:table-row-properties fo:keep-together="always"/>
    </style:style>
    <style:style style:name="Tablo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o10.E1" style:family="table-cell">
      <style:table-cell-properties style:vertical-align="top" fo:padding-left="0.191cm" fo:padding-right="0.191cm" fo:padding-top="0cm" fo:padding-bottom="0cm" fo:border="0.5pt solid #000000" style:writing-mode="lr-tb"/>
    </style:style>
    <style:style style:name="Tablo10.4" style:family="table-row">
      <style:table-row-properties fo:keep-together="auto"/>
    </style:style>
    <style:style style:name="Tablo10.5" style:family="table-row">
      <style:table-row-properties style:min-row-height="0.501cm" fo:keep-together="auto"/>
    </style:style>
    <style:style style:name="Tablo10.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o10.D5" style:family="table-cell">
      <style:table-cell-properties style:vertical-align="middle" fo:padding-left="0.191cm" fo:padding-right="0.191cm" fo:padding-top="0cm" fo:padding-bottom="0cm" fo:border-left="" fo:border-right="none" fo:border-top="0.5pt solid #000000" fo:border-bottom="0.5pt solid #000000" style:writing-mode="lr-tb"/>
    </style:style>
    <style:style style:name="Tablo10.J5" style:family="table-cell">
      <style:table-cell-properties style:vertical-align="middle" fo:padding-left="0.191cm" fo:padding-right="0.191cm" fo:padding-top="0cm" fo:padding-bottom="0cm" fo:border="0.5pt solid #000000" style:writing-mode="lr-tb"/>
    </style:style>
    <style:style style:name="Tablo10.A7" style:family="table-cell">
      <style:table-cell-properties style:vertical-align="middle" fo:padding-left="0.191cm" fo:padding-right="0.191cm" fo:padding-top="0cm" fo:padding-bottom="0cm" fo:border-left="0.5pt solid #000000" fo:border-right="none" fo:border-top="0.5pt solid #000000" fo:border-bottom="" style:writing-mode="lr-tb"/>
    </style:style>
    <style:style style:name="Tablo10.J7" style:family="table-cell">
      <style:table-cell-properties style:vertical-align="middle" fo:padding-left="0.191cm" fo:padding-right="0.191cm" fo:padding-top="0cm" fo:padding-bottom="0cm" fo:border-left="0.5pt solid #000000" fo:border-right="0.5pt solid #000000" fo:border-top="0.5pt solid #000000" fo:border-bottom="" style:writing-mode="lr-tb"/>
    </style:style>
    <style:style style:name="Tablo10.A8" style:family="table-cell">
      <style:table-cell-properties style:vertical-align="middle" fo:padding-left="0.191cm" fo:padding-right="0.191cm" fo:padding-top="0cm" fo:padding-bottom="0cm" fo:border-left="0.5pt solid #000000" fo:border-right="none" fo:border-top="" fo:border-bottom="" style:writing-mode="lr-tb"/>
    </style:style>
    <style:style style:name="Tablo10.J8" style:family="table-cell">
      <style:table-cell-properties style:vertical-align="middle" fo:padding-left="0.191cm" fo:padding-right="0.191cm" fo:padding-top="0cm" fo:padding-bottom="0cm" fo:border-left="0.5pt solid #000000" fo:border-right="0.5pt solid #000000" fo:border-top="" fo:border-bottom="" style:writing-mode="lr-tb"/>
    </style:style>
    <style:style style:name="Tablo10.A9" style:family="table-cell">
      <style:table-cell-properties style:vertical-align="middle" fo:padding-left="0.191cm" fo:padding-right="0.191cm" fo:padding-top="0cm" fo:padding-bottom="0cm" fo:border-left="0.5pt solid #000000" fo:border-right="none" fo:border-top="" fo:border-bottom="0.5pt solid #000000" style:writing-mode="lr-tb"/>
    </style:style>
    <style:style style:name="Tablo10.J9" style:family="table-cell">
      <style:table-cell-properties style:vertical-align="middle" fo:padding-left="0.191cm" fo:padding-right="0.191cm" fo:padding-top="0cm" fo:padding-bottom="0cm" fo:border-left="0.5pt solid #000000" fo:border-right="0.5pt solid #000000" fo:border-top="" fo:border-bottom="0.5pt solid #000000" style:writing-mode="lr-tb"/>
    </style:style>
    <style:style style:name="Tablo10.B12" style:family="table-cell">
      <style:table-cell-properties style:vertical-align="middle" fo:padding-left="0.191cm" fo:padding-right="0.191cm" fo:padding-top="0cm" fo:padding-bottom="0cm" fo:border-left="" fo:border-right="none" fo:border-top="" fo:border-bottom="" style:writing-mode="lr-tb"/>
    </style:style>
    <style:style style:name="Tablo10.B13" style:family="table-cell">
      <style:table-cell-properties style:vertical-align="middle" fo:padding-left="0.191cm" fo:padding-right="0.191cm" fo:padding-top="0cm" fo:padding-bottom="0cm" fo:border-left="" fo:border-right="none" fo:border-top="" fo:border-bottom="0.5pt solid #000000" style:writing-mode="lr-tb"/>
    </style:style>
    <style:style style:name="Tablo10.20" style:family="table-row">
      <style:table-row-properties style:min-row-height="0.547cm" fo:keep-together="auto"/>
    </style:style>
    <style:style style:name="Tablo10.C27" style:family="table-cell">
      <style:table-cell-properties style:vertical-align="middle" fo:padding-left="0.191cm" fo:padding-right="0.191cm" fo:padding-top="0cm" fo:padding-bottom="0cm" fo:border-left="" fo:border-right="none" fo:border-top="0.5pt solid #000000" fo:border-bottom="" style:writing-mode="lr-tb"/>
    </style:style>
    <style:style style:name="Tablo10.30" style:family="table-row">
      <style:table-row-properties style:min-row-height="2.739cm" fo:keep-together="auto"/>
    </style:style>
    <style:style style:name="Tablo10.A30" style:family="table-cell">
      <style:table-cell-properties style:vertical-align="top" fo:padding-left="0.123cm" fo:padding-right="0.123cm" fo:padding-top="0cm" fo:padding-bottom="0cm" fo:border="0.5pt solid #000000" style:writing-mode="lr-tb"/>
    </style:style>
    <style:style style:name="Tablo11" style:family="table">
      <style:table-properties style:width="15.141cm" table:align="left" style:writing-mode="lr-tb"/>
    </style:style>
    <style:style style:name="Tablo11.A" style:family="table-column">
      <style:table-column-properties style:column-width="1.471cm"/>
    </style:style>
    <style:style style:name="Tablo11.B" style:family="table-column">
      <style:table-column-properties style:column-width="3.493cm"/>
    </style:style>
    <style:style style:name="Tablo11.C" style:family="table-column">
      <style:table-column-properties style:column-width="6.668cm"/>
    </style:style>
    <style:style style:name="Tablo11.D" style:family="table-column">
      <style:table-column-properties style:column-width="3.51cm"/>
    </style:style>
    <style:style style:name="Tablo11.1" style:family="table-row">
      <style:table-row-properties style:min-row-height="1.531cm" fo:keep-together="always"/>
    </style:style>
    <style:style style:name="Tablo11.A1" style:family="table-cell">
      <style:table-cell-properties style:vertical-align="middle" fo:padding-left="0.191cm" fo:padding-right="0.191cm" fo:padding-top="0cm" fo:padding-bottom="0cm" fo:border-left="0.5pt solid #000000" fo:border-right="none" fo:border-top="0.5pt solid #000000" fo:border-bottom="" style:writing-mode="lr-tb"/>
    </style:style>
    <style:style style:name="Tablo11.D1" style:family="table-cell">
      <style:table-cell-properties style:vertical-align="middle" fo:padding-left="0.191cm" fo:padding-right="0.191cm" fo:padding-top="0cm" fo:padding-bottom="0cm" fo:border-left="0.5pt solid #000000" fo:border-right="0.5pt solid #000000" fo:border-top="0.5pt solid #000000" fo:border-bottom="" style:writing-mode="lr-tb"/>
    </style:style>
    <style:style style:name="Tablo11.2" style:family="table-row">
      <style:table-row-properties style:min-row-height="0.436cm" fo:keep-together="auto"/>
    </style:style>
    <style:style style:name="Tablo11.A2" style:family="table-cell">
      <style:table-cell-properties style:vertical-align="middle" fo:padding-left="0.191cm" fo:padding-right="0.191cm" fo:padding-top="0cm" fo:padding-bottom="0cm" fo:border-left="0.5pt solid #000000" fo:border-right="none" fo:border-top="0.5pt solid #000000" fo:border-bottom="1pt solid #000000" style:writing-mode="lr-tb"/>
    </style:style>
    <style:style style:name="Tablo11.D2" style:family="table-cell">
      <style:table-cell-properties style:vertical-align="middle" fo:padding-left="0.191cm" fo:padding-right="0.191cm" fo:padding-top="0cm" fo:padding-bottom="0cm" fo:border-left="0.5pt solid #000000" fo:border-right="0.5pt solid #000000" fo:border-top="1pt solid #000000" fo:border-bottom="1pt solid #000000" style:writing-mode="lr-tb"/>
    </style:style>
    <style:style style:name="Tablo11.3" style:family="table-row">
      <style:table-row-properties style:min-row-height="0.406cm" fo:keep-together="always"/>
    </style:style>
    <style:style style:name="Tablo11.A3" style:family="table-cell">
      <style:table-cell-properties style:vertical-align="top" fo:padding-left="0.191cm" fo:padding-right="0.191cm" fo:padding-top="0cm" fo:padding-bottom="0cm" fo:border-left="0.5pt solid #000000" fo:border-right="none" fo:border-top="1pt solid #000000" fo:border-bottom="1pt solid #000000" style:writing-mode="lr-tb"/>
    </style:style>
    <style:style style:name="Tablo11.D3" style:family="table-cell">
      <style:table-cell-properties style:vertical-align="middle" fo:padding-left="0.191cm" fo:padding-right="0.191cm" fo:padding-top="0cm" fo:padding-bottom="0cm" fo:border-left="0.5pt solid #000000" fo:border-right="0.5pt solid #000000" fo:border-top="1pt solid #000000" fo:border-bottom="0.5pt solid #000000" style:writing-mode="lr-tb"/>
    </style:style>
    <style:style style:name="Tablo11.C4" style:family="table-cell">
      <style:table-cell-properties style:vertical-align="top" fo:padding-left="0.191cm" fo:padding-right="0.191cm" fo:padding-top="0cm" fo:padding-bottom="0cm" fo:border-left="0.5pt solid #000000" fo:border-right="none" fo:border-top="1pt solid #000000" fo:border-bottom="0.5pt solid #000000" style:writing-mode="lr-tb"/>
    </style:style>
    <style:style style:name="Tablo11.5" style:family="table-row">
      <style:table-row-properties style:min-row-height="0.492cm" fo:keep-together="always"/>
    </style:style>
    <style:style style:name="Tablo1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o11.D5" style:family="table-cell">
      <style:table-cell-properties style:vertical-align="middle" fo:padding-left="0.191cm" fo:padding-right="0.191cm" fo:padding-top="0cm" fo:padding-bottom="0cm" fo:border="0.5pt solid #000000" style:writing-mode="lr-tb"/>
    </style:style>
    <style:style style:name="Tablo11.6" style:family="table-row">
      <style:table-row-properties style:min-row-height="0.483cm" fo:keep-together="auto"/>
    </style:style>
    <style:style style:name="Tablo11.7" style:family="table-row">
      <style:table-row-properties style:min-row-height="0.39cm" fo:keep-together="auto"/>
    </style:style>
    <style:style style:name="Tablo11.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o11.8" style:family="table-row">
      <style:table-row-properties style:min-row-height="0.212cm" fo:keep-together="always"/>
    </style:style>
    <style:style style:name="Tablo11.C8"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Tablo11.D8" style:family="table-cell">
      <style:table-cell-properties style:vertical-align="middle" fo:padding-left="0.191cm" fo:padding-right="0.191cm" fo:padding-top="0cm" fo:padding-bottom="0cm" fo:border-left="0.5pt solid #000000" fo:border-right="0.5pt solid #000000" fo:border-top="0.5pt solid #000000" fo:border-bottom="1pt solid #000000" style:writing-mode="lr-tb"/>
    </style:style>
    <style:style style:name="Tablo11.9" style:family="table-row">
      <style:table-row-properties style:min-row-height="0.303cm" fo:keep-together="always"/>
    </style:style>
    <style:style style:name="Tablo11.11" style:family="table-row">
      <style:table-row-properties style:min-row-height="0.482cm" fo:keep-together="always"/>
    </style:style>
    <style:style style:name="Tablo11.C11" style:family="table-cell">
      <style:table-cell-properties style:vertical-align="middle" fo:padding-left="0.191cm" fo:padding-right="0.191cm" fo:padding-top="0cm" fo:padding-bottom="0cm" fo:border-left="0.5pt solid #000000" fo:border-right="none" fo:border-top="1pt solid #000000" fo:border-bottom="1pt solid #000000" style:writing-mode="lr-tb"/>
    </style:style>
    <style:style style:name="Tablo11.12" style:family="table-row">
      <style:table-row-properties style:min-row-height="0.485cm" fo:keep-together="always"/>
    </style:style>
    <style:style style:name="Tablo11.A12" style:family="table-cell">
      <style:table-cell-properties style:vertical-align="top" fo:padding-left="0.191cm" fo:padding-right="0.191cm" fo:padding-top="0cm" fo:padding-bottom="0cm" fo:border-left="0.5pt solid #000000" fo:border-right="none" fo:border-top="" fo:border-bottom="1pt solid #000000" style:writing-mode="lr-tb"/>
    </style:style>
    <style:style style:name="Tablo11.D12" style:family="table-cell">
      <style:table-cell-properties style:vertical-align="middle" fo:padding-left="0.191cm" fo:padding-right="0.191cm" fo:padding-top="0cm" fo:padding-bottom="0cm" fo:border-left="0.5pt solid #000000" fo:border-right="0.5pt solid #000000" fo:border-top="" fo:border-bottom="1pt solid #000000" style:writing-mode="lr-tb"/>
    </style:style>
    <style:style style:name="Tablo11.13" style:family="table-row">
      <style:table-row-properties style:min-row-height="0.231cm" fo:keep-together="always"/>
    </style:style>
    <style:style style:name="Tablo11.A14" style:family="table-cell">
      <style:table-cell-properties style:vertical-align="top" fo:padding-left="0.191cm" fo:padding-right="0.191cm" fo:padding-top="0cm" fo:padding-bottom="0cm" fo:border-left="0.5pt solid #000000" fo:border-right="none" fo:border-top="" fo:border-bottom="none" style:writing-mode="lr-tb"/>
    </style:style>
    <style:style style:name="Tablo11.16" style:family="table-row">
      <style:table-row-properties style:min-row-height="0.088cm" fo:keep-together="auto"/>
    </style:style>
    <style:style style:name="Tablo12" style:family="table">
      <style:table-properties style:width="15.258cm" fo:margin-left="0.626cm" table:align="left" style:writing-mode="lr-tb"/>
    </style:style>
    <style:style style:name="Tablo12.A" style:family="table-column">
      <style:table-column-properties style:column-width="1.004cm"/>
    </style:style>
    <style:style style:name="Tablo12.B" style:family="table-column">
      <style:table-column-properties style:column-width="5.664cm"/>
    </style:style>
    <style:style style:name="Tablo12.C" style:family="table-column">
      <style:table-column-properties style:column-width="5.08cm"/>
    </style:style>
    <style:style style:name="Tablo12.D" style:family="table-column">
      <style:table-column-properties style:column-width="3.51cm"/>
    </style:style>
    <style:style style:name="Tablo12.1" style:family="table-row">
      <style:table-row-properties style:min-row-height="0.136cm" fo:keep-together="auto"/>
    </style:style>
    <style:style style:name="Tablo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o12.D1" style:family="table-cell">
      <style:table-cell-properties style:vertical-align="top" fo:padding-left="0.191cm" fo:padding-right="0.191cm" fo:padding-top="0cm" fo:padding-bottom="0cm" fo:border="0.5pt solid #000000" style:writing-mode="lr-tb"/>
    </style:style>
    <style:style style:name="Tablo12.2" style:family="table-row">
      <style:table-row-properties style:min-row-height="0.804cm" fo:keep-together="auto"/>
    </style:style>
    <style:style style:name="Tablo12.3" style:family="table-row">
      <style:table-row-properties style:min-row-height="0.443cm" fo:keep-together="always"/>
    </style:style>
    <style:style style:name="Tablo12.4" style:family="table-row">
      <style:table-row-properties style:min-row-height="0.503cm" fo:keep-together="always"/>
    </style:style>
    <style:style style:name="Tablo12.23" style:family="table-row">
      <style:table-row-properties style:min-row-height="0.767cm" fo:keep-together="auto"/>
    </style:style>
    <style:style style:name="Tablo12.A23" style:family="table-cell">
      <style:table-cell-properties style:vertical-align="top" fo:padding-left="0.123cm" fo:padding-right="0.123cm" fo:padding-top="0cm" fo:padding-bottom="0cm" fo:border="0.5pt solid #000000" style:writing-mode="lr-tb"/>
    </style:style>
    <style:style style:name="Tablo13" style:family="table">
      <style:table-properties style:width="17.653cm" fo:margin-left="-1.263cm" table:align="left" style:writing-mode="lr-tb"/>
    </style:style>
    <style:style style:name="Tablo13.A" style:family="table-column">
      <style:table-column-properties style:column-width="2.992cm"/>
    </style:style>
    <style:style style:name="Tablo13.B" style:family="table-column">
      <style:table-column-properties style:column-width="0.067cm"/>
    </style:style>
    <style:style style:name="Tablo13.C" style:family="table-column">
      <style:table-column-properties style:column-width="1.505cm"/>
    </style:style>
    <style:style style:name="Tablo13.D" style:family="table-column">
      <style:table-column-properties style:column-width="1.268cm"/>
    </style:style>
    <style:style style:name="Tablo13.E" style:family="table-column">
      <style:table-column-properties style:column-width="1.27cm"/>
    </style:style>
    <style:style style:name="Tablo13.G" style:family="table-column">
      <style:table-column-properties style:column-width="1.588cm"/>
    </style:style>
    <style:style style:name="Tablo13.H" style:family="table-column">
      <style:table-column-properties style:column-width="1.619cm"/>
    </style:style>
    <style:style style:name="Tablo13.I" style:family="table-column">
      <style:table-column-properties style:column-width="1.563cm"/>
    </style:style>
    <style:style style:name="Tablo13.J" style:family="table-column">
      <style:table-column-properties style:column-width="1.224cm"/>
    </style:style>
    <style:style style:name="Tablo13.K" style:family="table-column">
      <style:table-column-properties style:column-width="1.633cm"/>
    </style:style>
    <style:style style:name="Tablo13.L" style:family="table-column">
      <style:table-column-properties style:column-width="1.605cm"/>
    </style:style>
    <style:style style:name="Tablo13.1" style:family="table-row">
      <style:table-row-properties style:min-row-height="0.979cm" fo:keep-together="auto"/>
    </style:style>
    <style:style style:name="Tablo1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o13.B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o13.K1" style:family="table-cell">
      <style:table-cell-properties style:vertical-align="middle" fo:padding-left="0.123cm" fo:padding-right="0.123cm" fo:padding-top="0cm" fo:padding-bottom="0cm" fo:border="0.5pt solid #000000" style:writing-mode="lr-tb"/>
    </style:style>
    <style:style style:name="Tablo13.2" style:family="table-row">
      <style:table-row-properties style:min-row-height="0.82cm" fo:keep-together="always"/>
    </style:style>
    <style:style style:name="Tablo13.3" style:family="table-row">
      <style:table-row-properties style:min-row-height="0.847cm" fo:keep-together="always"/>
    </style:style>
    <style:style style:name="Tablo13.4" style:family="table-row">
      <style:table-row-properties style:min-row-height="0.367cm" fo:keep-together="auto"/>
    </style:style>
    <style:style style:name="Tablo13.A4" style:family="table-cell">
      <style:table-cell-properties style:vertical-align="middle" fo:padding-left="0.191cm" fo:padding-right="0.191cm" fo:padding-top="0cm" fo:padding-bottom="0cm" fo:border-left="0.75pt solid #000000" fo:border-right="none" fo:border-top="0.75pt solid #000000" fo:border-bottom="0.75pt solid #000000" style:writing-mode="lr-tb"/>
    </style:style>
    <style:style style:name="Tablo13.L4" style:family="table-cell">
      <style:table-cell-properties style:vertical-align="middle" fo:padding-left="0.191cm" fo:padding-right="0.191cm" fo:padding-top="0cm" fo:padding-bottom="0cm" fo:border="0.75pt solid #000000" style:writing-mode="lr-tb"/>
    </style:style>
    <style:style style:name="Tablo13.5" style:family="table-row">
      <style:table-row-properties style:min-row-height="0.441cm" fo:keep-together="auto"/>
    </style:style>
    <style:style style:name="Tablo13.14" style:family="table-row">
      <style:table-row-properties style:min-row-height="0.557cm" fo:keep-together="auto"/>
    </style:style>
    <style:style style:name="Tablo13.15" style:family="table-row">
      <style:table-row-properties style:min-row-height="0.953cm" fo:keep-together="auto"/>
    </style:style>
    <style:style style:name="Tablo13.A15" style:family="table-cell">
      <style:table-cell-properties style:vertical-align="top" fo:padding-left="0.123cm" fo:padding-right="0.123cm" fo:padding-top="0cm" fo:padding-bottom="0cm" fo:border="0.5pt solid #000000" style:writing-mode="lr-tb"/>
    </style:style>
    <style:style style:name="Tablo13.16" style:family="table-row">
      <style:table-row-properties style:min-row-height="1.323cm" fo:keep-together="auto"/>
    </style:style>
    <style:style style:name="Tablo14" style:family="table">
      <style:table-properties style:width="11.769cm" fo:margin-left="1.425cm" table:align="left" style:writing-mode="lr-tb"/>
    </style:style>
    <style:style style:name="Tablo14.A" style:family="table-column">
      <style:table-column-properties style:column-width="3.251cm"/>
    </style:style>
    <style:style style:name="Tablo14.B" style:family="table-column">
      <style:table-column-properties style:column-width="4.5cm"/>
    </style:style>
    <style:style style:name="Tablo14.C" style:family="table-column">
      <style:table-column-properties style:column-width="4.018cm"/>
    </style:style>
    <style:style style:name="Tablo14.1" style:family="table-row">
      <style:table-row-properties fo:keep-together="auto"/>
    </style:style>
    <style:style style:name="Tablo1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o14.B1" style:family="table-cell">
      <style:table-cell-properties style:vertical-align="middle" fo:padding-left="0.191cm" fo:padding-right="0.191cm" fo:padding-top="0cm" fo:padding-bottom="0cm" fo:border="0.5pt solid #000000" style:writing-mode="lr-tb"/>
    </style:style>
    <style:style style:name="Tablo15" style:family="table">
      <style:table-properties style:width="15.72cm" table:align="center" style:writing-mode="lr-tb"/>
    </style:style>
    <style:style style:name="Tablo15.A" style:family="table-column">
      <style:table-column-properties style:column-width="3.798cm"/>
    </style:style>
    <style:style style:name="Tablo15.B" style:family="table-column">
      <style:table-column-properties style:column-width="5.581cm"/>
    </style:style>
    <style:style style:name="Tablo15.C" style:family="table-column">
      <style:table-column-properties style:column-width="3.149cm"/>
    </style:style>
    <style:style style:name="Tablo15.D" style:family="table-column">
      <style:table-column-properties style:column-width="3.193cm"/>
    </style:style>
    <style:style style:name="Tablo15.1" style:family="table-row">
      <style:table-row-properties style:min-row-height="0.635cm" fo:keep-together="auto"/>
    </style:style>
    <style:style style:name="Tablo1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o15.D1" style:family="table-cell">
      <style:table-cell-properties style:vertical-align="top" fo:padding-left="0.123cm" fo:padding-right="0.123cm" fo:padding-top="0cm" fo:padding-bottom="0cm" fo:border="0.5pt solid #000000" style:writing-mode="lr-tb"/>
    </style:style>
    <style:style style:name="Tablo15.2" style:family="table-row">
      <style:table-row-properties style:min-row-height="0.402cm" fo:keep-together="auto"/>
    </style:style>
    <style:style style:name="Tablo15.3" style:family="table-row">
      <style:table-row-properties style:min-row-height="0.503cm" fo:keep-together="always"/>
    </style:style>
    <style:style style:name="Tablo15.5" style:family="table-row">
      <style:table-row-properties style:min-row-height="0.582cm" fo:keep-together="always"/>
    </style:style>
    <style:style style:name="Tablo15.6" style:family="table-row">
      <style:table-row-properties style:min-row-height="0.609cm" fo:keep-together="always"/>
    </style:style>
    <style:style style:name="Tablo15.7" style:family="table-row">
      <style:table-row-properties style:min-row-height="0.423cm" fo:keep-together="auto"/>
    </style:style>
    <style:style style:name="Tablo15.8" style:family="table-row">
      <style:table-row-properties style:min-row-height="0.609cm" fo:keep-together="auto"/>
    </style:style>
    <style:style style:name="Tablo15.10" style:family="table-row">
      <style:table-row-properties style:min-row-height="0.776cm" fo:keep-together="always"/>
    </style:style>
    <style:style style:name="Tablo15.13" style:family="table-row">
      <style:table-row-properties style:min-row-height="0.344cm" fo:keep-together="always"/>
    </style:style>
    <style:style style:name="Tablo15.15" style:family="table-row">
      <style:table-row-properties style:min-row-height="0.534cm" fo:keep-together="auto"/>
    </style:style>
    <style:style style:name="Tablo16" style:family="table">
      <style:table-properties style:width="14.314cm" fo:margin-left="1.51cm" table:align="left" style:writing-mode="lr-tb"/>
    </style:style>
    <style:style style:name="Tablo16.A" style:family="table-column">
      <style:table-column-properties style:column-width="4.763cm"/>
    </style:style>
    <style:style style:name="Tablo16.B" style:family="table-column">
      <style:table-column-properties style:column-width="5.38cm"/>
    </style:style>
    <style:style style:name="Tablo16.C" style:family="table-column">
      <style:table-column-properties style:column-width="4.172cm"/>
    </style:style>
    <style:style style:name="Tablo16.1" style:family="table-row">
      <style:table-row-properties style:min-row-height="1.044cm" fo:keep-together="auto"/>
    </style:style>
    <style:style style:name="Tablo16.A1" style:family="table-cell">
      <style:table-cell-properties style:vertical-align="top" style:border-line-width-left="0.026cm 0.026cm 0.026cm" style:border-line-width-top="0.026cm 0.026cm 0.026cm" fo:padding-left="0.191cm" fo:padding-right="0.191cm" fo:padding-top="0cm" fo:padding-bottom="0cm" fo:border-left="2.25pt double #000000" fo:border-right="none" fo:border-top="2.25pt double #000000" fo:border-bottom="0.75pt solid #000000" style:writing-mode="lr-tb"/>
    </style:style>
    <style:style style:name="Tablo16.B1" style:family="table-cell">
      <style:table-cell-properties style:vertical-align="bottom" style:border-line-width-top="0.026cm 0.026cm 0.026cm" fo:padding-left="0.191cm" fo:padding-right="0.191cm" fo:padding-top="0cm" fo:padding-bottom="0cm" fo:border-left="0.75pt solid #000000" fo:border-right="none" fo:border-top="2.25pt double #000000" fo:border-bottom="0.75pt solid #000000" style:writing-mode="lr-tb"/>
    </style:style>
    <style:style style:name="Tablo16.C1" style:family="table-cell">
      <style:table-cell-properties style:vertical-align="bottom" style:border-line-width-right="0.026cm 0.026cm 0.026cm" style:border-line-width-top="0.026cm 0.026cm 0.026cm" fo:padding-left="0.191cm" fo:padding-right="0.191cm" fo:padding-top="0cm" fo:padding-bottom="0cm" fo:border-left="0.75pt solid #000000" fo:border-right="2.25pt double #000000" fo:border-top="2.25pt double #000000" fo:border-bottom="0.75pt solid #000000" style:writing-mode="lr-tb"/>
    </style:style>
    <style:style style:name="Tablo16.2" style:family="table-row">
      <style:table-row-properties style:min-row-height="1.464cm" fo:keep-together="auto"/>
    </style:style>
    <style:style style:name="Tablo16.A2" style:family="table-cell">
      <style:table-cell-properties style:vertical-align="middle" style:border-line-width-left="0.026cm 0.026cm 0.026cm" fo:padding-left="0.191cm" fo:padding-right="0.191cm" fo:padding-top="0cm" fo:padding-bottom="0cm" fo:border-left="2.25pt double #000000" fo:border-right="none" fo:border-top="0.75pt solid #000000" fo:border-bottom="0.75pt solid #000000" style:writing-mode="lr-tb"/>
    </style:style>
    <style:style style:name="Tablo16.B2" style:family="table-cell">
      <style:table-cell-properties style:vertical-align="bottom" fo:padding-left="0.191cm" fo:padding-right="0.191cm" fo:padding-top="0cm" fo:padding-bottom="0cm" fo:border-left="0.75pt solid #000000" fo:border-right="none" fo:border-top="0.75pt solid #000000" fo:border-bottom="0.75pt solid #000000" style:writing-mode="lr-tb"/>
    </style:style>
    <style:style style:name="Tablo16.C2" style:family="table-cell">
      <style:table-cell-properties style:vertical-align="middle" style:border-line-width-right="0.026cm 0.026cm 0.026cm" fo:padding-left="0.191cm" fo:padding-right="0.191cm" fo:padding-top="0cm" fo:padding-bottom="0cm" fo:border-left="0.75pt solid #000000" fo:border-right="2.25pt double #000000" fo:border-top="0.75pt solid #000000" fo:border-bottom="0.75pt solid #000000" style:writing-mode="lr-tb"/>
    </style:style>
    <style:style style:name="Tablo16.3" style:family="table-row">
      <style:table-row-properties style:min-row-height="1.57cm" fo:keep-together="auto"/>
    </style:style>
    <style:style style:name="Tablo16.7" style:family="table-row">
      <style:table-row-properties style:min-row-height="0.679cm" fo:keep-together="auto"/>
    </style:style>
    <style:style style:name="Tablo16.A7" style:family="table-cell">
      <style:table-cell-properties style:vertical-align="bottom" style:border-line-width-left="0.026cm 0.026cm 0.026cm" style:border-line-width-bottom="0.026cm 0.026cm 0.026cm" fo:padding-left="0.191cm" fo:padding-right="0.191cm" fo:padding-top="0cm" fo:padding-bottom="0cm" fo:border-left="2.25pt double #000000" fo:border-right="none" fo:border-top="0.75pt solid #000000" fo:border-bottom="2.25pt double #000000" style:writing-mode="lr-tb"/>
    </style:style>
    <style:style style:name="Tablo16.B7" style:family="table-cell">
      <style:table-cell-properties style:vertical-align="bottom" style:border-line-width-right="0.026cm 0.026cm 0.026cm" style:border-line-width-bottom="0.026cm 0.026cm 0.026cm" fo:padding-left="0.191cm" fo:padding-right="0.191cm" fo:padding-top="0cm" fo:padding-bottom="0cm" fo:border-left="0.75pt solid #000000" fo:border-right="2.25pt double #000000" fo:border-top="0.75pt solid #000000" fo:border-bottom="2.25pt double #000000" style:writing-mode="lr-tb"/>
    </style:style>
    <style:style style:name="Tablo17" style:family="table">
      <style:table-properties style:width="14.326cm" fo:margin-left="1.251cm" table:align="left" style:writing-mode="lr-tb"/>
    </style:style>
    <style:style style:name="Tablo17.A" style:family="table-column">
      <style:table-column-properties style:column-width="5.68cm"/>
    </style:style>
    <style:style style:name="Tablo17.B" style:family="table-column">
      <style:table-column-properties style:column-width="4.48cm"/>
    </style:style>
    <style:style style:name="Tablo17.C" style:family="table-column">
      <style:table-column-properties style:column-width="4.166cm"/>
    </style:style>
    <style:style style:name="Tablo17.1" style:family="table-row">
      <style:table-row-properties style:min-row-height="0.709cm" fo:keep-together="always"/>
    </style:style>
    <style:style style:name="Tablo17.A1" style:family="table-cell">
      <style:table-cell-properties style:vertical-align="middle" style:border-line-width-left="0.039cm 0.039cm 0.039cm" style:border-line-width-top="0.039cm 0.039cm 0.039cm" fo:padding-left="0.191cm" fo:padding-right="0.191cm" fo:padding-top="0cm" fo:padding-bottom="0cm" fo:border-left="3.3pt double #000000" fo:border-right="none" fo:border-top="3.3pt double #000000" fo:border-bottom="1.1pt solid #000000" style:writing-mode="lr-tb"/>
    </style:style>
    <style:style style:name="Tablo17.B1" style:family="table-cell">
      <style:table-cell-properties style:vertical-align="bottom" style:border-line-width-right="0.039cm 0.039cm 0.039cm" style:border-line-width-top="0.039cm 0.039cm 0.039cm" fo:padding-left="0.191cm" fo:padding-right="0.191cm" fo:padding-top="0cm" fo:padding-bottom="0cm" fo:border-left="1.1pt solid #000000" fo:border-right="3.3pt double #000000" fo:border-top="3.3pt double #000000" fo:border-bottom="1.1pt solid #000000" style:writing-mode="lr-tb"/>
    </style:style>
    <style:style style:name="Tablo17.2" style:family="table-row">
      <style:table-row-properties style:min-row-height="0.711cm" fo:keep-together="always"/>
    </style:style>
    <style:style style:name="Tablo17.B2" style:family="table-cell">
      <style:table-cell-properties style:vertical-align="bottom" fo:padding-left="0.191cm" fo:padding-right="0.191cm" fo:padding-top="0cm" fo:padding-bottom="0cm" fo:border-left="1.1pt solid #000000" fo:border-right="none" fo:border-top="1.1pt solid #000000" fo:border-bottom="1.1pt solid #000000" style:writing-mode="lr-tb"/>
    </style:style>
    <style:style style:name="Tablo17.C2" style:family="table-cell">
      <style:table-cell-properties style:vertical-align="bottom" style:border-line-width-right="0.039cm 0.039cm 0.039cm" fo:padding-left="0.191cm" fo:padding-right="0.191cm" fo:padding-top="0cm" fo:padding-bottom="0cm" fo:border-left="1.1pt solid #000000" fo:border-right="3.3pt double #000000" fo:border-top="1.1pt solid #000000" fo:border-bottom="1.1pt solid #000000" style:writing-mode="lr-tb"/>
    </style:style>
    <style:style style:name="Tablo17.3" style:family="table-row">
      <style:table-row-properties style:min-row-height="4.397cm" fo:keep-together="auto"/>
    </style:style>
    <style:style style:name="Tablo17.A3" style:family="table-cell">
      <style:table-cell-properties style:vertical-align="bottom" style:border-line-width-left="0.039cm 0.039cm 0.039cm" style:border-line-width-bottom="0.039cm 0.039cm 0.039cm" fo:padding-left="0.191cm" fo:padding-right="0.191cm" fo:padding-top="0cm" fo:padding-bottom="0cm" fo:border-left="3.3pt double #000000" fo:border-right="none" fo:border-top="1.1pt solid #000000" fo:border-bottom="3.3pt double #000000" style:writing-mode="lr-tb"/>
    </style:style>
    <style:style style:name="Tablo17.B3" style:family="table-cell">
      <style:table-cell-properties style:vertical-align="bottom" style:border-line-width-bottom="0.039cm 0.039cm 0.039cm" fo:padding-left="0.191cm" fo:padding-right="0.191cm" fo:padding-top="0cm" fo:padding-bottom="0cm" fo:border-left="1.1pt solid #000000" fo:border-right="none" fo:border-top="1.1pt solid #000000" fo:border-bottom="3.3pt double #000000" style:writing-mode="lr-tb"/>
    </style:style>
    <style:style style:name="Tablo17.C3" style:family="table-cell">
      <style:table-cell-properties style:vertical-align="bottom" style:border-line-width-right="0.039cm 0.039cm 0.039cm" style:border-line-width-bottom="0.039cm 0.039cm 0.039cm" fo:padding-left="0.191cm" fo:padding-right="0.191cm" fo:padding-top="0cm" fo:padding-bottom="0cm" fo:border-left="1.1pt solid #000000" fo:border-right="3.3pt double #000000" fo:border-top="1.1pt solid #000000" fo:border-bottom="3.3pt double #000000" style:writing-mode="lr-tb"/>
    </style:style>
    <style:style style:name="Tablo18" style:family="table">
      <style:table-properties style:width="13.988cm" fo:margin-left="1.129cm" table:align="left" style:writing-mode="lr-tb"/>
    </style:style>
    <style:style style:name="Tablo18.A" style:family="table-column">
      <style:table-column-properties style:column-width="4.445cm"/>
    </style:style>
    <style:style style:name="Tablo18.B" style:family="table-column">
      <style:table-column-properties style:column-width="3.81cm"/>
    </style:style>
    <style:style style:name="Tablo18.D" style:family="table-column">
      <style:table-column-properties style:column-width="1.923cm"/>
    </style:style>
    <style:style style:name="Tablo18.1" style:family="table-row">
      <style:table-row-properties fo:keep-together="auto"/>
    </style:style>
    <style:style style:name="Tablo18.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o18.D1" style:family="table-cell">
      <style:table-cell-properties style:vertical-align="middle" fo:padding-left="0.123cm" fo:padding-right="0.123cm" fo:padding-top="0cm" fo:padding-bottom="0cm" fo:border="0.5pt solid #000000" style:writing-mode="lr-tb"/>
    </style:style>
    <style:style style:name="Tablo19" style:family="table">
      <style:table-properties style:width="14.642cm" fo:margin-left="1.242cm" table:align="left" style:writing-mode="lr-tb"/>
    </style:style>
    <style:style style:name="Tablo19.A" style:family="table-column">
      <style:table-column-properties style:column-width="4.251cm"/>
    </style:style>
    <style:style style:name="Tablo19.B" style:family="table-column">
      <style:table-column-properties style:column-width="5.293cm"/>
    </style:style>
    <style:style style:name="Tablo19.C" style:family="table-column">
      <style:table-column-properties style:column-width="5.098cm"/>
    </style:style>
    <style:style style:name="Tablo19.1" style:family="table-row">
      <style:table-row-properties fo:keep-together="always"/>
    </style:style>
    <style:style style:name="Tablo1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o19.C1" style:family="table-cell">
      <style:table-cell-properties style:vertical-align="middle" fo:padding-left="0.191cm" fo:padding-right="0.191cm" fo:padding-top="0cm" fo:padding-bottom="0cm" fo:border="0.5pt solid #000000" style:writing-mode="lr-tb"/>
    </style:style>
    <style:style style:name="Tablo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o19.C2" style:family="table-cell">
      <style:table-cell-properties style:vertical-align="top" fo:padding-left="0.191cm" fo:padding-right="0.191cm" fo:padding-top="0cm" fo:padding-bottom="0cm" fo:border="0.5pt solid #000000" style:writing-mode="lr-tb"/>
    </style:style>
    <style:style style:name="Tablo20" style:family="table">
      <style:table-properties style:width="13.996cm" fo:margin-left="1.893cm" table:align="left" style:writing-mode="lr-tb"/>
    </style:style>
    <style:style style:name="Tablo20.A" style:family="table-column">
      <style:table-column-properties style:column-width="4.128cm"/>
    </style:style>
    <style:style style:name="Tablo20.B" style:family="table-column">
      <style:table-column-properties style:column-width="2.858cm"/>
    </style:style>
    <style:style style:name="Tablo20.C" style:family="table-column">
      <style:table-column-properties style:column-width="3.175cm"/>
    </style:style>
    <style:style style:name="Tablo20.D" style:family="table-column">
      <style:table-column-properties style:column-width="3.836cm"/>
    </style:style>
    <style:style style:name="Tablo20.1" style:family="table-row">
      <style:table-row-properties fo:keep-together="auto"/>
    </style:style>
    <style:style style:name="Tablo20.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o20.D1" style:family="table-cell">
      <style:table-cell-properties style:vertical-align="top" fo:padding-left="0.191cm" fo:padding-right="0.191cm" fo:padding-top="0cm" fo:padding-bottom="0cm" fo:border="0.75pt solid #000000" style:writing-mode="lr-tb"/>
    </style:style>
    <style:style style:name="Tablo20.7" style:family="table-row">
      <style:table-row-properties fo:keep-together="always"/>
    </style:style>
    <style:style style:name="Tablo21" style:family="table">
      <style:table-properties style:width="12.091cm" fo:margin-left="2.528cm" table:align="left" style:writing-mode="lr-tb"/>
    </style:style>
    <style:style style:name="Tablo21.A" style:family="table-column">
      <style:table-column-properties style:column-width="5.711cm"/>
    </style:style>
    <style:style style:name="Tablo21.B" style:family="table-column">
      <style:table-column-properties style:column-width="2.861cm"/>
    </style:style>
    <style:style style:name="Tablo21.C" style:family="table-column">
      <style:table-column-properties style:column-width="3.519cm"/>
    </style:style>
    <style:style style:name="Tablo21.1" style:family="table-row">
      <style:table-row-properties fo:keep-together="auto"/>
    </style:style>
    <style:style style:name="Tablo21.A1" style:family="table-cell">
      <style:table-cell-properties style:vertical-align="top" fo:padding-left="0.125cm" fo:padding-right="0.125cm" fo:padding-top="0cm" fo:padding-bottom="0cm" fo:border-left="0.75pt solid #000000" fo:border-right="none" fo:border-top="0.75pt solid #000000" fo:border-bottom="none" style:writing-mode="lr-tb"/>
    </style:style>
    <style:style style:name="Tablo21.B1" style:family="table-cell">
      <style:table-cell-properties style:vertical-align="top" fo:padding-left="0.125cm" fo:padding-right="0.125cm" fo:padding-top="0cm" fo:padding-bottom="0cm" fo:border="0.75pt solid #000000" style:writing-mode="lr-tb"/>
    </style:style>
    <style:style style:name="Tablo21.A2" style:family="table-cell">
      <style:table-cell-properties style:vertical-align="top" fo:padding-left="0.125cm" fo:padding-right="0.125cm" fo:padding-top="0cm" fo:padding-bottom="0cm" fo:border-left="0.75pt solid #000000" fo:border-right="none" fo:border-top="none" fo:border-bottom="0.75pt solid #000000" style:writing-mode="lr-tb"/>
    </style:style>
    <style:style style:name="Tablo21.B2"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lo22" style:family="table">
      <style:table-properties style:width="16.267cm" fo:margin-left="-0.199cm" table:align="left" style:writing-mode="lr-tb"/>
    </style:style>
    <style:style style:name="Tablo22.A" style:family="table-column">
      <style:table-column-properties style:column-width="5.415cm"/>
    </style:style>
    <style:style style:name="Tablo22.B" style:family="table-column">
      <style:table-column-properties style:column-width="5.417cm"/>
    </style:style>
    <style:style style:name="Tablo22.C" style:family="table-column">
      <style:table-column-properties style:column-width="5.435cm"/>
    </style:style>
    <style:style style:name="Tablo22.1" style:family="table-row">
      <style:table-row-properties fo:keep-together="always"/>
    </style:style>
    <style:style style:name="Tablo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o22.C1" style:family="table-cell">
      <style:table-cell-properties style:vertical-align="top" fo:padding-left="0.191cm" fo:padding-right="0.191cm" fo:padding-top="0cm" fo:padding-bottom="0cm" fo:border="0.5pt solid #000000" style:writing-mode="lr-tb"/>
    </style:style>
    <style:style style:name="Tablo22.2" style:family="table-row">
      <style:table-row-properties style:min-row-height="0.104cm" fo:keep-together="always"/>
    </style:style>
    <style:style style:name="Tablo22.3" style:family="table-row">
      <style:table-row-properties fo:keep-together="auto"/>
    </style:style>
    <style:style style:name="Tablo22.7" style:family="table-row">
      <style:table-row-properties style:min-row-height="0.104cm" fo:keep-together="auto"/>
    </style:style>
    <style:style style:name="Tablo23" style:family="table">
      <style:table-properties style:width="16.799cm" fo:margin-left="-0.199cm" table:align="left" style:writing-mode="lr-tb"/>
    </style:style>
    <style:style style:name="Tablo23.A" style:family="table-column">
      <style:table-column-properties style:column-width="4.195cm"/>
    </style:style>
    <style:style style:name="Tablo23.B" style:family="table-column">
      <style:table-column-properties style:column-width="4.184cm"/>
    </style:style>
    <style:style style:name="Tablo23.C" style:family="table-column">
      <style:table-column-properties style:column-width="4.207cm"/>
    </style:style>
    <style:style style:name="Tablo23.D" style:family="table-column">
      <style:table-column-properties style:column-width="4.214cm"/>
    </style:style>
    <style:style style:name="Tablo23.1" style:family="table-row">
      <style:table-row-properties fo:keep-together="auto"/>
    </style:style>
    <style:style style:name="Tablo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o23.D1" style:family="table-cell">
      <style:table-cell-properties style:vertical-align="top" fo:padding-left="0.191cm" fo:padding-right="0.191cm" fo:padding-top="0cm" fo:padding-bottom="0cm" fo:border="0.5pt solid #000000" style:writing-mode="lr-tb"/>
    </style:style>
    <style:style style:name="Tablo24" style:family="table">
      <style:table-properties style:width="17.353cm" fo:margin-left="-0.199cm" table:align="left" style:writing-mode="lr-tb"/>
    </style:style>
    <style:style style:name="Tablo24.A" style:family="table-column">
      <style:table-column-properties style:column-width="6.223cm"/>
    </style:style>
    <style:style style:name="Tablo24.B" style:family="table-column">
      <style:table-column-properties style:column-width="4.128cm"/>
    </style:style>
    <style:style style:name="Tablo24.C" style:family="table-column">
      <style:table-column-properties style:column-width="3.493cm"/>
    </style:style>
    <style:style style:name="Tablo24.D" style:family="table-column">
      <style:table-column-properties style:column-width="3.51cm"/>
    </style:style>
    <style:style style:name="Tablo24.1" style:family="table-row">
      <style:table-row-properties style:min-row-height="1.94cm" fo:keep-together="auto"/>
    </style:style>
    <style:style style:name="Tablo2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o24.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o24.D1" style:family="table-cell">
      <style:table-cell-properties style:vertical-align="top" fo:padding-left="0.191cm" fo:padding-right="0.191cm" fo:padding-top="0cm" fo:padding-bottom="0cm" fo:border="0.5pt solid #000000" style:writing-mode="lr-tb"/>
    </style:style>
    <style:style style:name="Tablo24.2" style:family="table-row">
      <style:table-row-properties fo:keep-together="auto"/>
    </style:style>
    <style:style style:name="Tablo24.5" style:family="table-row">
      <style:table-row-properties style:min-row-height="0.273cm" fo:keep-together="auto"/>
    </style:style>
    <style:style style:name="Tablo24.D5" style:family="table-cell">
      <style:table-cell-properties style:vertical-align="middle" fo:padding-left="0.191cm" fo:padding-right="0.191cm" fo:padding-top="0cm" fo:padding-bottom="0cm" fo:border="0.5pt solid #000000" style:writing-mode="lr-tb"/>
    </style:style>
    <style:style style:name="Tablo24.6" style:family="table-row">
      <style:table-row-properties fo:keep-together="always"/>
    </style:style>
    <style:style style:name="Tablo25" style:family="table">
      <style:table-properties style:width="13.861cm" table:align="left" style:writing-mode="lr-tb"/>
    </style:style>
    <style:style style:name="Tablo25.A" style:family="table-column">
      <style:table-column-properties style:column-width="6.223cm"/>
    </style:style>
    <style:style style:name="Tablo25.B" style:family="table-column">
      <style:table-column-properties style:column-width="4.128cm"/>
    </style:style>
    <style:style style:name="Tablo25.C" style:family="table-column">
      <style:table-column-properties style:column-width="3.51cm"/>
    </style:style>
    <style:style style:name="Tablo25.1" style:family="table-row">
      <style:table-row-properties style:min-row-height="1.94cm" fo:keep-together="auto"/>
    </style:style>
    <style:style style:name="Tablo2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o25.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o25.C1" style:family="table-cell">
      <style:table-cell-properties style:vertical-align="top" fo:padding-left="0.191cm" fo:padding-right="0.191cm" fo:padding-top="0cm" fo:padding-bottom="0cm" fo:border="0.5pt solid #000000" style:writing-mode="lr-tb"/>
    </style:style>
    <style:style style:name="Tablo25.2" style:family="table-row">
      <style:table-row-properties fo:keep-together="auto"/>
    </style:style>
    <style:style style:name="Tablo25.6" style:family="table-row">
      <style:table-row-properties fo:keep-together="always"/>
    </style:style>
    <style:style style:name="Tablo25.C6" style:family="table-cell">
      <style:table-cell-properties style:vertical-align="middle" fo:padding-left="0.191cm" fo:padding-right="0.191cm" fo:padding-top="0cm" fo:padding-bottom="0cm" fo:border="0.5pt solid #000000" style:writing-mode="lr-tb"/>
    </style:style>
    <style:style style:name="Tablo26" style:family="table">
      <style:table-properties style:width="16.799cm" fo:margin-left="-0.199cm" table:align="left" style:writing-mode="lr-tb"/>
    </style:style>
    <style:style style:name="Tablo26.A" style:family="table-column">
      <style:table-column-properties style:column-width="8.393cm"/>
    </style:style>
    <style:style style:name="Tablo26.B" style:family="table-column">
      <style:table-column-properties style:column-width="8.407cm"/>
    </style:style>
    <style:style style:name="Tablo26.1" style:family="table-row">
      <style:table-row-properties fo:keep-together="auto"/>
    </style:style>
    <style:style style:name="Tablo2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o26.B1" style:family="table-cell">
      <style:table-cell-properties style:vertical-align="top" fo:padding-left="0.191cm" fo:padding-right="0.191cm" fo:padding-top="0cm" fo:padding-bottom="0cm" fo:border="0.5pt solid #000000" style:writing-mode="lr-tb"/>
    </style:style>
    <style:style style:name="Tablo27" style:family="table">
      <style:table-properties style:width="17.341cm" fo:margin-left="-0.132cm" table:align="left" style:writing-mode="lr-tb"/>
    </style:style>
    <style:style style:name="Tablo27.A" style:family="table-column">
      <style:table-column-properties style:column-width="2.293cm"/>
    </style:style>
    <style:style style:name="Tablo27.B" style:family="table-column">
      <style:table-column-properties style:column-width="1.61cm"/>
    </style:style>
    <style:style style:name="Tablo27.D" style:family="table-column">
      <style:table-column-properties style:column-width="1.443cm"/>
    </style:style>
    <style:style style:name="Tablo27.E" style:family="table-column">
      <style:table-column-properties style:column-width="1.596cm"/>
    </style:style>
    <style:style style:name="Tablo27.F" style:family="table-column">
      <style:table-column-properties style:column-width="1.141cm"/>
    </style:style>
    <style:style style:name="Tablo27.G" style:family="table-column">
      <style:table-column-properties style:column-width="1.231cm"/>
    </style:style>
    <style:style style:name="Tablo27.H" style:family="table-column">
      <style:table-column-properties style:column-width="1.559cm"/>
    </style:style>
    <style:style style:name="Tablo27.I" style:family="table-column">
      <style:table-column-properties style:column-width="2.004cm"/>
    </style:style>
    <style:style style:name="Tablo27.J" style:family="table-column">
      <style:table-column-properties style:column-width="1.469cm"/>
    </style:style>
    <style:style style:name="Tablo27.K" style:family="table-column">
      <style:table-column-properties style:column-width="1.383cm"/>
    </style:style>
    <style:style style:name="Tablo27.1" style:family="table-row">
      <style:table-row-properties style:min-row-height="1.222cm" fo:keep-together="auto"/>
    </style:style>
    <style:style style:name="Tablo27.A1" style:family="table-cell">
      <style:table-cell-properties style:vertical-align="bottom" fo:background-color="#ffffff" fo:padding-left="0.123cm" fo:padding-right="0.123cm" fo:padding-top="0cm" fo:padding-bottom="0cm" fo:border-left="0.5pt solid #000000" fo:border-right="none" fo:border-top="0.5pt solid #000000" fo:border-bottom="0.75pt solid #000000" style:writing-mode="lr-tb">
        <style:background-image/>
      </style:table-cell-properties>
    </style:style>
    <style:style style:name="Tablo27.B1" style:family="table-cell">
      <style:table-cell-properties style:vertical-align="middle" fo:background-color="#ffffff" fo:padding-left="0.123cm" fo:padding-right="0.123cm" fo:padding-top="0cm" fo:padding-bottom="0cm" fo:border-left="0.75pt solid #000000" fo:border-right="none" fo:border-top="0.5pt solid #000000" fo:border-bottom="0.75pt solid #000000" style:writing-mode="lr-tb">
        <style:background-image/>
      </style:table-cell-properties>
    </style:style>
    <style:style style:name="Tablo27.K1" style:family="table-cell">
      <style:table-cell-properties style:vertical-align="middle" fo:background-color="#ffffff" fo:padding-left="0.123cm" fo:padding-right="0.123cm" fo:padding-top="0cm" fo:padding-bottom="0cm" fo:border-left="0.75pt solid #000000" fo:border-right="0.5pt solid #000000" fo:border-top="0.5pt solid #000000" fo:border-bottom="0.75pt solid #000000" style:writing-mode="lr-tb">
        <style:background-image/>
      </style:table-cell-properties>
    </style:style>
    <style:style style:name="Tablo27.2" style:family="table-row">
      <style:table-row-properties style:min-row-height="0.953cm" fo:keep-together="auto"/>
    </style:style>
    <style:style style:name="Tablo27.A2" style:family="table-cell">
      <style:table-cell-properties style:vertical-align="bottom" fo:background-color="#ffffff" fo:padding-left="0.123cm" fo:padding-right="0.123cm" fo:padding-top="0cm" fo:padding-bottom="0cm" fo:border-left="0.5pt solid #000000" fo:border-right="none" fo:border-top="0.75pt solid #000000" fo:border-bottom="0.75pt solid #000000" style:writing-mode="lr-tb">
        <style:background-image/>
      </style:table-cell-properties>
    </style:style>
    <style:style style:name="Tablo27.B2" style:family="table-cell">
      <style:table-cell-properties style:vertical-align="middle" fo:background-color="#ffffff"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o27.K2" style:family="table-cell">
      <style:table-cell-properties style:vertical-align="middle" fo:background-color="#ffffff" fo:padding-left="0.123cm" fo:padding-right="0.123cm" fo:padding-top="0cm" fo:padding-bottom="0cm" fo:border-left="0.75pt solid #000000" fo:border-right="0.5pt solid #000000" fo:border-top="0.75pt solid #000000" fo:border-bottom="0.75pt solid #000000" style:writing-mode="lr-tb">
        <style:background-image/>
      </style:table-cell-properties>
    </style:style>
    <style:style style:name="Tablo27.3" style:family="table-row">
      <style:table-row-properties style:min-row-height="1.041cm" fo:keep-together="auto"/>
    </style:style>
    <style:style style:name="Tablo27.5" style:family="table-row">
      <style:table-row-properties style:min-row-height="0.758cm" fo:keep-together="auto"/>
    </style:style>
    <style:style style:name="Tablo27.A6" style:family="table-cell">
      <style:table-cell-properties style:vertical-align="bottom" fo:background-color="#ffffff" fo:padding-left="0.123cm" fo:padding-right="0.123cm" fo:padding-top="0cm" fo:padding-bottom="0cm" fo:border-left="0.5pt solid #000000" fo:border-right="0.5pt solid #000000" fo:border-top="0.75pt solid #000000" fo:border-bottom="0.5pt solid #000000" style:writing-mode="lr-tb">
        <style:background-image/>
      </style:table-cell-properties>
    </style:style>
    <style:style style:name="Tablo28" style:family="table">
      <style:table-properties style:width="15.707cm" fo:margin-left="-0.136cm" table:align="left" style:writing-mode="lr-tb"/>
    </style:style>
    <style:style style:name="Tablo28.A" style:family="table-column">
      <style:table-column-properties style:column-width="5.26cm"/>
    </style:style>
    <style:style style:name="Tablo28.B" style:family="table-column">
      <style:table-column-properties style:column-width="2.484cm"/>
    </style:style>
    <style:style style:name="Tablo28.C" style:family="table-column">
      <style:table-column-properties style:column-width="2.54cm"/>
    </style:style>
    <style:style style:name="Tablo28.E" style:family="table-column">
      <style:table-column-properties style:column-width="2.875cm"/>
    </style:style>
    <style:style style:name="Tablo28.1" style:family="table-row">
      <style:table-row-properties style:min-row-height="0.845cm" fo:keep-together="always"/>
    </style:style>
    <style:style style:name="Tablo2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o28.B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o28.D1" style:family="table-cell">
      <style:table-cell-properties style:vertical-align="middle" fo:padding-left="0.123cm" fo:padding-right="0.123cm" fo:padding-top="0cm" fo:padding-bottom="0cm" fo:border="0.5pt solid #000000" style:writing-mode="lr-tb"/>
    </style:style>
    <style:style style:name="Tablo28.2" style:family="table-row">
      <style:table-row-properties style:min-row-height="0.549cm" fo:keep-together="always"/>
    </style:style>
    <style:style style:name="Tablo28.3" style:family="table-row">
      <style:table-row-properties style:min-row-height="0.367cm" fo:keep-together="auto"/>
    </style:style>
    <style:style style:name="Tablo28.A3" style:family="table-cell">
      <style:table-cell-properties style:vertical-align="middle" fo:padding-left="0.191cm" fo:padding-right="0.191cm" fo:padding-top="0cm" fo:padding-bottom="0cm" fo:border-left="0.75pt solid #000000" fo:border-right="none" fo:border-top="0.75pt solid #000000" fo:border-bottom="0.75pt solid #000000" style:writing-mode="lr-tb"/>
    </style:style>
    <style:style style:name="Tablo28.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o28.E3" style:family="table-cell">
      <style:table-cell-properties style:vertical-align="middle" fo:padding-left="0.123cm" fo:padding-right="0.123cm" fo:padding-top="0cm" fo:padding-bottom="0cm" fo:border="0.75pt solid #000000" style:writing-mode="lr-tb"/>
    </style:style>
    <style:style style:name="Tablo28.4" style:family="table-row">
      <style:table-row-properties style:min-row-height="0.441cm" fo:keep-together="auto"/>
    </style:style>
    <style:style style:name="Tablo28.13" style:family="table-row">
      <style:table-row-properties style:min-row-height="0.557cm" fo:keep-together="auto"/>
    </style:style>
    <style:style style:name="Tablo28.14" style:family="table-row">
      <style:table-row-properties style:min-row-height="0.46cm" fo:keep-together="auto"/>
    </style:style>
    <style:style style:name="Tablo28.A14" style:family="table-cell">
      <style:table-cell-properties style:vertical-align="top" fo:padding-left="0.123cm" fo:padding-right="0.123cm" fo:padding-top="0cm" fo:padding-bottom="0cm" fo:border="0.5pt solid #000000" style:writing-mode="lr-tb"/>
    </style:style>
    <style:style style:name="P1" style:family="paragraph" style:parent-style-name="CM67">
      <style:paragraph-properties fo:margin-top="0.353cm" fo:margin-bottom="0cm" loext:contextual-spacing="false" style:line-height-at-least="0.407cm" fo:text-align="center" style:justify-single-word="false"/>
    </style:style>
    <style:style style:name="P2" style:family="paragraph" style:parent-style-name="CM67">
      <style:paragraph-properties fo:margin-top="0.353cm" fo:margin-bottom="0cm" loext:contextual-spacing="false" style:line-height-at-least="0.407cm" fo:text-align="center" style:justify-single-word="false"/>
      <style:text-properties style:font-name="Times New Roman" fo:font-size="11pt" fo:font-weight="bold" style:font-size-asian="11pt" style:font-weight-asian="bold" style:font-name-complex="Times New Roman" style:font-size-complex="11pt" style:font-weight-complex="bold"/>
    </style:style>
    <style:style style:name="P3" style:family="paragraph" style:parent-style-name="CM67">
      <style:paragraph-properties fo:margin-left="0cm" fo:margin-right="0cm" fo:margin-top="0.353cm" fo:margin-bottom="0cm" loext:contextual-spacing="false" fo:text-align="center" style:justify-single-word="false" fo:text-indent="1.27cm" style:auto-text-indent="false" fo:break-before="page"/>
      <style:text-properties fo:color="#000000" style:font-name="Times New Roman" fo:font-size="11pt" fo:font-style="italic" fo:font-weight="bold" style:font-size-asian="11pt" style:font-style-asian="italic" style:font-weight-asian="bold" style:font-name-complex="Times New Roman" style:font-size-complex="11pt" style:font-weight-complex="bold"/>
    </style:style>
    <style:style style:name="P4" style:family="paragraph" style:parent-style-name="CM67">
      <style:paragraph-properties fo:margin-left="0cm" fo:margin-right="0cm" fo:margin-top="0.353cm" fo:margin-bottom="0cm" loext:contextual-spacing="false" fo:text-align="center" style:justify-single-word="false" fo:text-indent="1.27cm" style:auto-text-indent="false"/>
    </style:style>
    <style:style style:name="P5" style:family="paragraph" style:parent-style-name="CM67">
      <style:paragraph-properties fo:margin-left="0cm" fo:margin-right="0cm" fo:margin-top="0.353cm" fo:margin-bottom="0cm" loext:contextual-spacing="false" fo:text-align="center" style:justify-single-word="false" fo:text-indent="1.27cm" style:auto-text-indent="false"/>
      <style:text-properties style:font-name="Times New Roman" fo:font-size="11pt" fo:font-weight="bold" style:font-size-asian="11pt" style:font-weight-asian="bold" style:font-name-complex="Times New Roman" style:font-size-complex="11pt" style:font-weight-complex="bold"/>
    </style:style>
    <style:style style:name="P6" style:family="paragraph" style:parent-style-name="Default">
      <style:paragraph-properties>
        <style:tab-stops>
          <style:tab-stop style:position="1.746cm"/>
        </style:tab-stops>
      </style:paragraph-properties>
    </style:style>
    <style:style style:name="P7" style:family="paragraph" style:parent-style-name="Default">
      <style:text-properties style:font-name="Times New Roman" fo:font-size="11pt" fo:font-weight="bold" style:font-size-asian="11pt" style:font-weight-asian="bold" style:font-name-complex="Times New Roman" style:font-size-complex="11pt" style:font-weight-complex="bold"/>
    </style:style>
    <style:style style:name="P8" style:family="paragraph" style:parent-style-name="Default">
      <style:paragraph-properties>
        <style:tab-stops>
          <style:tab-stop style:position="1.746cm"/>
        </style:tab-stops>
      </style:paragraph-properties>
      <style:text-properties fo:color="#000000" style:font-name="Times New Roman" fo:font-size="10pt" style:font-size-asian="10pt" style:font-name-complex="Times New Roman" style:font-size-complex="10pt" style:font-style-complex="italic" style:font-weight-complex="bold"/>
    </style:style>
    <style:style style:name="P9" style:family="paragraph" style:parent-style-name="Default">
      <style:paragraph-properties>
        <style:tab-stops>
          <style:tab-stop style:position="1.746cm"/>
        </style:tab-stops>
      </style:paragraph-properties>
      <style:text-properties fo:color="#000000" style:font-name="Times New Roman" fo:font-size="10pt" style:font-size-asian="10pt" style:font-name-complex="Times New Roman" style:font-size-complex="10pt" style:font-weight-complex="bold"/>
    </style:style>
    <style:style style:name="P10" style:family="paragraph" style:parent-style-name="Default">
      <style:paragraph-properties>
        <style:tab-stops>
          <style:tab-stop style:position="1.746cm"/>
        </style:tab-stops>
      </style:paragraph-properties>
      <style:text-properties fo:color="#000000" style:font-name="Times New Roman" fo:font-size="10pt" style:font-size-asian="10pt" style:font-name-complex="Times New Roman" style:font-size-complex="10pt"/>
    </style:style>
    <style:style style:name="P11" style:family="paragraph" style:parent-style-name="Default">
      <style:paragraph-properties style:snap-to-layout-grid="false">
        <style:tab-stops>
          <style:tab-stop style:position="1.746cm"/>
        </style:tab-stops>
      </style:paragraph-properties>
      <style:text-properties fo:color="#000000" style:font-name="Times New Roman" fo:font-size="10pt" style:font-size-asian="10pt" style:font-name-complex="Times New Roman" style:font-size-complex="10pt"/>
    </style:style>
    <style:style style:name="P12" style:family="paragraph" style:parent-style-name="Default">
      <style:paragraph-properties fo:text-align="center" style:justify-single-word="false">
        <style:tab-stops>
          <style:tab-stop style:position="1.746cm"/>
        </style:tab-stops>
      </style:paragraph-properties>
      <style:text-properties fo:color="#000000" style:font-name="Times New Roman" fo:font-size="10pt" style:font-size-asian="10pt" style:font-name-complex="Times New Roman" style:font-size-complex="10pt"/>
    </style:style>
    <style:style style:name="P13" style:family="paragraph" style:parent-style-name="Default">
      <style:paragraph-properties>
        <style:tab-stops>
          <style:tab-stop style:position="1.746cm"/>
        </style:tab-stops>
      </style:paragraph-properties>
      <style:text-properties fo:color="#000000" style:font-name="Times New Roman" fo:font-size="9pt" style:font-size-asian="9pt" style:font-name-complex="Times New Roman" style:font-size-complex="10pt"/>
    </style:style>
    <style:style style:name="P14" style:family="paragraph" style:parent-style-name="Default">
      <style:paragraph-properties fo:text-align="center" style:justify-single-word="false"/>
      <style:text-properties fo:color="#000000" style:font-name="Times New Roman" fo:font-size="8pt" style:font-size-asian="8pt" style:font-name-complex="Times New Roman" style:font-size-complex="8pt"/>
    </style:style>
    <style:style style:name="P15" style:family="paragraph" style:parent-style-name="Default">
      <style:text-properties fo:color="#000000" style:font-name="Times New Roman" fo:font-size="11pt" fo:font-weight="bold" style:font-size-asian="11pt" style:font-weight-asian="bold" style:font-name-complex="Times New Roman" style:font-size-complex="11pt" style:font-weight-complex="bold"/>
    </style:style>
    <style:style style:name="P16" style:family="paragraph" style:parent-style-name="Default">
      <style:text-properties fo:color="#000000" style:font-name="Times New Roman" fo:font-size="11pt" style:font-size-asian="11pt" style:font-name-complex="Times New Roman" style:font-size-complex="11pt"/>
    </style:style>
    <style:style style:name="P17" style:family="paragraph" style:parent-style-name="Default">
      <style:paragraph-properties style:snap-to-layout-grid="false"/>
      <style:text-properties fo:color="#000000" style:font-name="Times New Roman" fo:font-size="11pt" style:font-size-asian="11pt" style:font-name-complex="Times New Roman" style:font-size-complex="11pt"/>
    </style:style>
    <style:style style:name="P18" style:family="paragraph" style:parent-style-name="Default">
      <style:paragraph-properties fo:text-align="center" style:justify-single-word="false"/>
      <style:text-properties fo:color="#000000" style:font-name="Times New Roman" fo:font-size="11pt" style:font-size-asian="11pt" style:font-name-complex="Times New Roman" style:font-size-complex="11pt"/>
    </style:style>
    <style:style style:name="P19" style:family="paragraph" style:parent-style-name="Default">
      <style:paragraph-properties fo:text-align="center" style:justify-single-word="false" style:snap-to-layout-grid="false"/>
      <style:text-properties fo:color="#000000" style:font-name="Times New Roman" fo:font-size="11pt" style:font-size-asian="11pt" style:font-name-complex="Times New Roman" style:font-size-complex="11pt"/>
    </style:style>
    <style:style style:name="P20" style:family="paragraph" style:parent-style-name="Default">
      <style:paragraph-properties fo:text-align="justify" style:justify-single-word="false"/>
      <style:text-properties fo:color="#000000" style:font-name="Times New Roman" fo:font-size="11pt" style:font-size-asian="11pt" style:font-name-complex="Times New Roman" style:font-size-complex="11pt"/>
    </style:style>
    <style:style style:name="P21" style:family="paragraph" style:parent-style-name="Default">
      <style:text-properties fo:color="#000000" style:font-name="Times New Roman" fo:font-style="italic" fo:font-weight="bold" style:font-style-asian="italic" style:font-weight-asian="bold" style:font-name-complex="Times New Roman"/>
    </style:style>
    <style:style style:name="P22" style:family="paragraph" style:parent-style-name="Default">
      <style:paragraph-properties fo:text-align="center" style:justify-single-word="false"/>
      <style:text-properties fo:color="#000000" style:font-name="Times New Roman" style:font-name-complex="Times New Roman"/>
    </style:style>
    <style:style style:name="P23" style:family="paragraph" style:parent-style-name="Default">
      <style:paragraph-properties fo:text-align="center" style:justify-single-word="false"/>
    </style:style>
    <style:style style:name="P24" style:family="paragraph" style:parent-style-name="Default">
      <style:paragraph-properties fo:text-align="center" style:justify-single-word="false">
        <style:tab-stops>
          <style:tab-stop style:position="1.746cm"/>
        </style:tab-stops>
      </style:paragraph-properties>
    </style:style>
    <style:style style:name="P25" style:family="paragraph" style:parent-style-name="Default">
      <style:paragraph-properties fo:text-align="justify" style:justify-single-word="false"/>
    </style:style>
    <style:style style:name="P26" style:family="paragraph" style:parent-style-name="Default">
      <style:paragraph-properties fo:margin-left="-0.123cm" fo:margin-right="-0.113cm" fo:text-align="center" style:justify-single-word="false" fo:text-indent="0cm" style:auto-text-indent="false"/>
      <style:text-properties fo:color="#000000" style:font-name="Times New Roman" fo:font-size="6pt" style:font-size-asian="6pt" style:font-name-complex="Times New Roman" style:font-size-complex="6pt"/>
    </style:style>
    <style:style style:name="P27" style:family="paragraph" style:parent-style-name="Default">
      <style:paragraph-properties fo:margin-left="-0.067cm" fo:margin-right="-0.019cm" fo:text-indent="0cm" style:auto-text-indent="false"/>
    </style:style>
    <style:style style:name="P28" style:family="paragraph" style:parent-style-name="Default">
      <style:paragraph-properties fo:margin-left="-0.067cm" fo:margin-right="-0.019cm" fo:text-indent="0cm" style:auto-text-indent="false"/>
      <style:text-properties fo:color="#000000" style:font-name="Times New Roman" fo:font-size="8pt" style:font-size-asian="8pt" style:font-name-complex="Times New Roman" style:font-size-complex="8pt"/>
    </style:style>
    <style:style style:name="P29" style:family="paragraph" style:parent-style-name="Düz_20_Metin">
      <style:paragraph-properties fo:text-align="center" style:justify-single-word="false">
        <style:tab-stops>
          <style:tab-stop style:position="1.588cm"/>
        </style:tab-stops>
      </style:paragraph-properties>
      <style:text-properties style:font-name="Times New Roman" fo:font-size="11pt" fo:font-weight="bold" style:font-name-asian="Arial Unicode MS" style:font-size-asian="11pt" style:font-weight-asian="bold" style:font-name-complex="Times New Roman" style:font-size-complex="11pt"/>
    </style:style>
    <style:style style:name="P30" style:family="paragraph" style:parent-style-name="Düz_20_Metin">
      <style:paragraph-properties fo:text-align="justify" style:justify-single-word="false">
        <style:tab-stops>
          <style:tab-stop style:position="1.27cm"/>
        </style:tab-stops>
      </style:paragraph-properties>
      <style:text-properties style:font-name="Times New Roman" fo:font-size="8pt" fo:font-style="italic" fo:font-weight="bold" style:font-size-asian="8pt" style:font-style-asian="italic" style:font-weight-asian="bold" style:font-name-complex="Times New Roman" style:font-size-complex="8pt" style:font-style-complex="italic" style:font-weight-complex="bold"/>
    </style:style>
    <style:style style:name="P31" style:family="paragraph" style:parent-style-name="Düz_20_Metin">
      <style:paragraph-properties fo:text-align="justify" style:justify-single-word="false">
        <style:tab-stops>
          <style:tab-stop style:position="1.27cm"/>
        </style:tab-stops>
      </style:paragraph-properties>
    </style:style>
    <style:style style:name="P32" style:family="paragraph" style:parent-style-name="Düz_20_Metin">
      <style:paragraph-properties fo:margin-top="0.353cm" fo:margin-bottom="0cm" loext:contextual-spacing="false" fo:text-align="center" style:justify-single-word="false" fo:break-before="page">
        <style:tab-stops>
          <style:tab-stop style:position="1.588cm"/>
        </style:tab-stops>
      </style:paragraph-properties>
      <style:text-properties style:font-name="Times New Roman" fo:font-size="11pt" fo:font-weight="bold" style:font-name-asian="Arial Unicode MS" style:font-size-asian="11pt" style:font-weight-asian="bold" style:font-name-complex="Times New Roman" style:font-size-complex="11pt"/>
    </style:style>
    <style:style style:name="P33" style:family="paragraph" style:parent-style-name="Düz_20_Metin">
      <style:paragraph-properties fo:margin-left="0cm" fo:margin-right="0cm" fo:text-align="center" style:justify-single-word="false" fo:text-indent="1.27cm" style:auto-text-indent="false">
        <style:tab-stops>
          <style:tab-stop style:position="1.905cm"/>
        </style:tab-stops>
      </style:paragraph-properties>
    </style:style>
    <style:style style:name="P34" style:family="paragraph" style:parent-style-name="Düz_20_Metin">
      <style:paragraph-properties fo:margin-left="0cm" fo:margin-right="0cm" fo:text-align="center" style:justify-single-word="false" fo:text-indent="1.27cm" style:auto-text-indent="false">
        <style:tab-stops>
          <style:tab-stop style:position="1.905cm"/>
        </style:tab-stops>
      </style:paragraph-properties>
      <style:text-properties style:font-name="Times New Roman" fo:font-size="11pt" fo:font-weight="bold" style:font-size-asian="11pt" style:font-weight-asian="bold" style:font-name-complex="Times New Roman" style:font-size-complex="11pt"/>
    </style:style>
    <style:style style:name="P35" style:family="paragraph" style:parent-style-name="Düz_20_Metin">
      <style:paragraph-properties fo:margin-left="0cm" fo:margin-right="0cm" fo:text-align="center" style:justify-single-word="false" fo:text-indent="1.27cm" style:auto-text-indent="false">
        <style:tab-stops>
          <style:tab-stop style:position="1.905cm"/>
        </style:tab-stops>
      </style:paragraph-properties>
      <style:text-properties style:font-name="Times New Roman" fo:font-size="11pt" fo:font-weight="bold" style:font-size-asian="11pt" style:language-asian="tr" style:country-asian="TR" style:font-weight-asian="bold" style:font-name-complex="Times New Roman" style:font-size-complex="11pt"/>
    </style:style>
    <style:style style:name="P36" style:family="paragraph" style:parent-style-name="Footer">
      <style:paragraph-properties fo:text-align="center" style:justify-single-word="false">
        <style:tab-stops/>
      </style:paragraph-properties>
      <style:text-properties fo:language="tr" fo:country="TR" style:font-name-asian="Arial Unicode MS" style:font-size-complex="12pt"/>
    </style:style>
    <style:style style:name="P37" style:family="paragraph" style:parent-style-name="Footer">
      <style:paragraph-properties fo:margin-left="0cm" fo:margin-right="0.635cm" fo:text-indent="0.635cm" style:auto-text-indent="false"/>
    </style:style>
    <style:style style:name="P38" style:family="paragraph" style:parent-style-name="Heading_20_4">
      <style:paragraph-properties fo:orphans="2" fo:widows="2">
        <style:tab-stops>
          <style:tab-stop style:position="1.588cm"/>
        </style:tab-stops>
      </style:paragraph-properties>
    </style:style>
    <style:style style:name="P39" style:family="paragraph" style:parent-style-name="Heading_20_4">
      <style:paragraph-properties fo:orphans="2" fo:widows="2">
        <style:tab-stops>
          <style:tab-stop style:position="1.588cm"/>
        </style:tab-stops>
      </style:paragraph-properties>
      <style:text-properties fo:language="tr" fo:country="TR"/>
    </style:style>
    <style:style style:name="P40" style:family="paragraph" style:parent-style-name="Heading_20_5">
      <style:paragraph-properties fo:margin-top="0cm" fo:margin-bottom="0cm" loext: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font-size="9pt" fo:font-weight="normal" style:font-size-asian="9pt" style:font-weight-asian="normal"/>
    </style:style>
    <style:style style:name="P41" style:family="paragraph" style:parent-style-name="Heading_20_5">
      <style:paragraph-properties fo:margin-left="0cm" fo:margin-right="0cm" fo:margin-top="0cm" fo:margin-bottom="0cm" loext:contextual-spacing="false" fo:text-align="center" style:justify-single-word="false" fo:text-indent="-0.319cm" style:auto-text-indent="false"/>
    </style:style>
    <style:style style:name="P42" style:family="paragraph" style:parent-style-name="Heading_20_5">
      <style:paragraph-properties fo:margin-left="0cm" fo:margin-right="0cm" fo:margin-top="0cm" fo:margin-bottom="0cm" loext:contextual-spacing="false" fo:text-align="center" style:justify-single-word="false" fo:text-indent="-0.319cm" style:auto-text-indent="false"/>
      <style:text-properties fo:color="#000000" fo:font-size="11pt" fo:font-style="normal" style:font-size-asian="11pt" style:font-style-asian="normal" style:font-size-complex="11pt"/>
    </style:style>
    <style:style style:name="P43" style:family="paragraph" style:parent-style-name="Heading_20_6">
      <style:text-properties fo:color="#000000" fo:font-size="11pt" fo:font-style="normal" fo:font-weight="normal" style:font-size-asian="11pt" style:font-style-asian="normal" style:font-weight-asian="normal" style:font-size-complex="11pt"/>
    </style:style>
    <style:style style:name="P44" style:family="paragraph" style:parent-style-name="Normal_20__28_Web_29_">
      <style:paragraph-properties fo:margin-top="0cm" fo:margin-bottom="0cm" loext:contextual-spacing="false" fo:line-height="115%" fo:text-align="center" style:justify-single-word="false"/>
    </style:style>
    <style:style style:name="P45" style:family="paragraph" style:parent-style-name="Normal_20__28_Web_29_">
      <style:paragraph-properties fo:margin-top="0cm" fo:margin-bottom="0cm" loext:contextual-spacing="false" fo:line-height="115%" fo:text-align="justify" style:justify-single-word="false"/>
    </style:style>
    <style:style style:name="P46" style:family="paragraph" style:parent-style-name="Normal_20__28_Web_29_">
      <style:paragraph-properties fo:margin-top="0cm" fo:margin-bottom="0cm" loext:contextual-spacing="false" fo:line-height="115%" fo:text-align="center" style:justify-single-word="false"/>
      <style:text-properties fo:font-size="11pt" style:font-size-asian="11pt" style:font-size-complex="11pt"/>
    </style:style>
    <style:style style:name="P47" style:family="paragraph" style:parent-style-name="Normal_20__28_Web_29_">
      <style:paragraph-properties fo:margin-top="0cm" fo:margin-bottom="0cm" loext:contextual-spacing="false" fo:text-align="center" style:justify-single-word="false"/>
      <style:text-properties fo:font-size="11pt" style:font-size-asian="11pt" style:font-size-complex="11pt"/>
    </style:style>
    <style:style style:name="P48" style:family="paragraph" style:parent-style-name="Normal_20__28_Web_29_">
      <style:paragraph-properties fo:margin-top="0cm" fo:margin-bottom="0cm" loext:contextual-spacing="false" fo:line-height="115%" fo:text-align="center" style:justify-single-word="false"/>
      <style:text-properties fo:font-size="11pt" style:font-size-asian="11pt" style:font-size-complex="10pt"/>
    </style:style>
    <style:style style:name="P49" style:family="paragraph" style:parent-style-name="Normal_20__28_Web_29_">
      <style:paragraph-properties fo:margin-top="0cm" fo:margin-bottom="0cm" loext:contextual-spacing="false" fo:text-align="justify" style:justify-single-word="false"/>
    </style:style>
    <style:style style:name="P50" style:family="paragraph" style:parent-style-name="Normal_20__28_Web_29_">
      <style:paragraph-properties fo:margin-top="0cm" fo:margin-bottom="0cm" loext:contextual-spacing="false"/>
      <style:text-properties fo:font-size="9pt" style:font-size-asian="9pt" style:font-size-complex="9pt"/>
    </style:style>
    <style:style style:name="P51" style:family="paragraph" style:parent-style-name="Normal_20__28_Web_29_">
      <style:paragraph-properties fo:margin-top="0cm" fo:margin-bottom="0cm" loext:contextual-spacing="false" style:snap-to-layout-grid="false"/>
      <style:text-properties fo:font-size="9pt" style:font-size-asian="9pt" style:font-size-complex="9pt"/>
    </style:style>
    <style:style style:name="P52" style:family="paragraph" style:parent-style-name="Normal_20__28_Web_29_">
      <style:paragraph-properties fo:margin-top="0cm" fo:margin-bottom="0cm" loext:contextual-spacing="false" fo:text-align="justify" style:justify-single-word="false"/>
      <style:text-properties fo:font-size="9pt" style:font-size-asian="9pt" style:font-size-complex="9pt"/>
    </style:style>
    <style:style style:name="P53" style:family="paragraph" style:parent-style-name="Normal_20__28_Web_29_">
      <style:paragraph-properties fo:margin-top="0cm" fo:margin-bottom="0cm" loext:contextual-spacing="false"/>
      <style:text-properties fo:font-size="9pt" style:font-size-asian="9pt" style:font-size-complex="11pt"/>
    </style:style>
    <style:style style:name="P54" style:family="paragraph" style:parent-style-name="Normal_20__28_Web_29_">
      <style:paragraph-properties fo:margin-top="0cm" fo:margin-bottom="0cm" loext:contextual-spacing="false" fo:text-align="justify" style:justify-single-word="false"/>
      <style:text-properties fo:font-size="9pt" style:font-size-asian="9pt" style:font-size-complex="11pt"/>
    </style:style>
    <style:style style:name="P55" style:family="paragraph" style:parent-style-name="Normal_20__28_Web_29_">
      <style:paragraph-properties fo:margin-left="0.191cm" fo:margin-right="0cm" fo:margin-top="0cm" fo:margin-bottom="0cm" loext:contextual-spacing="false" fo:text-indent="0cm" style:auto-text-indent="false"/>
    </style:style>
    <style:style style:name="P56" style:family="paragraph" style:parent-style-name="Normal_20__28_Web_29_">
      <style:paragraph-properties fo:margin-left="0.123cm" fo:margin-right="0cm" fo:margin-top="0cm" fo:margin-bottom="0cm" loext:contextual-spacing="false" fo:text-indent="0cm" style:auto-text-indent="false"/>
    </style:style>
    <style:style style:name="P57" style:family="paragraph" style:parent-style-name="Normal_20__28_Web_29_">
      <style:paragraph-properties fo:margin-left="0cm" fo:margin-right="-0.191cm" fo:margin-top="0cm" fo:margin-bottom="0cm" loext:contextual-spacing="false" fo:line-height="115%" fo:text-align="center" style:justify-single-word="false" fo:text-indent="0cm" style:auto-text-indent="false"/>
      <style:text-properties fo:font-size="11pt" style:font-size-asian="11pt" style:font-size-complex="11pt"/>
    </style:style>
    <style:style style:name="P58" style:family="paragraph" style:parent-style-name="Normal_20__28_Web_29_">
      <style:paragraph-properties fo:margin-left="0cm" fo:margin-right="0.12cm" fo:margin-top="0cm" fo:margin-bottom="0cm" loext:contextual-spacing="false" fo:line-height="115%" fo:text-indent="0cm" style:auto-text-indent="false"/>
    </style:style>
    <style:style style:name="P59" style:family="paragraph" style:parent-style-name="Normal_20__28_Web_29_">
      <style:paragraph-properties fo:margin-left="0cm" fo:margin-right="0.12cm" fo:margin-top="0cm" fo:margin-bottom="0cm" loext:contextual-spacing="false" fo:line-height="115%" fo:text-align="justify" style:justify-single-word="false" fo:text-indent="0cm" style:auto-text-indent="false"/>
    </style:style>
    <style:style style:name="P60" style:family="paragraph" style:parent-style-name="Normal_20__28_Web_29_">
      <style:paragraph-properties fo:margin-left="0cm" fo:margin-right="0.12cm" fo:margin-top="0cm" fo:margin-bottom="0cm" loext:contextual-spacing="false" fo:line-height="115%" fo:text-indent="0cm" style:auto-text-indent="false"/>
      <style:text-properties fo:font-size="9pt" style:font-size-asian="9pt" style:font-size-complex="10pt"/>
    </style:style>
    <style:style style:name="P61" style:family="paragraph" style:parent-style-name="Rapor">
      <style:paragraph-properties fo:line-height="100%" fo:text-align="center" style:justify-single-word="false"/>
      <style:text-properties style:text-line-through-style="solid" style:text-line-through-type="single" style:font-name="Times New Roman" fo:font-size="12pt" fo:letter-spacing="normal" style:font-size-asian="12pt" style:font-name-complex="Times New Roman"/>
    </style:style>
    <style:style style:name="P62" style:family="paragraph" style:parent-style-name="Rapor">
      <style:paragraph-properties fo:line-height="100%" fo:text-align="center" style:justify-single-word="false"/>
      <style:text-properties style:font-name="Times New Roman" fo:font-size="10pt" fo:letter-spacing="normal" style:font-size-asian="10pt" style:language-asian="tr" style:country-asian="TR" style:font-name-complex="Times New Roman"/>
    </style:style>
    <style:style style:name="P63" style:family="paragraph" style:parent-style-name="Rapor">
      <style:paragraph-properties fo:margin-top="0cm" fo:margin-bottom="0cm" loext:contextual-spacing="false" fo:line-height="100%" fo:text-align="center" style:justify-single-word="false"/>
    </style:style>
    <style:style style:name="P64" style:family="paragraph" style:parent-style-name="Standard">
      <style:paragraph-properties fo:text-align="center" style:justify-single-word="false"/>
    </style:style>
    <style:style style:name="P65" style:family="paragraph" style:parent-style-name="Standard">
      <style:paragraph-properties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6" style:family="paragraph" style:parent-style-name="Standard">
      <style:text-properties fo:font-size="11pt" fo:language="tr" fo:country="TR" fo:font-style="italic" style:font-size-asian="11pt" style:font-style-asian="italic" style:font-size-complex="11pt"/>
    </style:style>
    <style:style style:name="P67" style:family="paragraph" style:parent-style-name="Standard">
      <style:paragraph-properties fo:text-align="center" style:justify-single-word="false"/>
      <style:text-properties style:font-name="Times New Roman" fo:font-size="11pt" fo:font-weight="bold" style:font-size-asian="11pt" style:font-weight-asian="bold" style:font-name-complex="Times New Roman" style:font-size-complex="11pt"/>
    </style:style>
    <style:style style:name="P68" style:family="paragraph" style:parent-style-name="Standard">
      <style:paragraph-properties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1pt" fo:font-weight="bold" style:font-size-asian="11pt" style:font-weight-asian="bold" style:font-name-complex="Times New Roman" style:font-size-complex="11pt"/>
    </style:style>
    <style:style style:name="P69" style:family="paragraph" style:parent-style-name="Standard">
      <style:paragraph-properties fo:text-align="center" style:justify-single-word="false"/>
      <style:text-properties style:font-name="Times New Roman" fo:font-size="11pt" style:font-size-asian="11pt" style:font-name-complex="Times New Roman" style:font-size-complex="11pt"/>
    </style:style>
    <style:style style:name="P70" style:family="paragraph" style:parent-style-name="Standard">
      <style:paragraph-properties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1pt" style:font-size-asian="11pt" style:font-name-complex="Times New Roman" style:font-size-complex="11pt"/>
    </style:style>
    <style:style style:name="P71" style:family="paragraph" style:parent-style-name="Standard">
      <style:paragraph-properties fo:text-align="justify" style:justify-single-word="false"/>
      <style:text-properties style:font-name="Times New Roman" fo:font-size="11pt" style:font-size-asian="11pt" style:font-name-complex="Times New Roman" style:font-size-complex="11pt" style:font-style-complex="italic"/>
    </style:style>
    <style:style style:name="P72" style:family="paragraph" style:parent-style-name="Standard">
      <style:paragraph-properties fo:text-align="justify" style:justify-single-word="false"/>
      <style:text-properties style:font-name="Times New Roman" fo:font-size="11pt" style:font-size-asian="11pt" style:font-name-complex="Times New Roman" style:font-size-complex="11pt"/>
    </style:style>
    <style:style style:name="P73" style:family="paragraph" style:parent-style-name="Standard">
      <style:paragraph-properties fo:text-align="justify" style:justify-single-word="false" style:snap-to-layout-grid="false"/>
      <style:text-properties style:font-name="Times New Roman" fo:font-size="11pt" style:font-size-asian="11pt" style:font-name-complex="Times New Roman" style:font-size-complex="11pt"/>
    </style:style>
    <style:style style:name="P74" style:family="paragraph" style:parent-style-name="Standard">
      <style:paragraph-properties fo:text-align="center" style:justify-single-word="false" style:snap-to-layout-grid="false"/>
      <style:text-properties style:font-name="Times New Roman" fo:font-size="11pt" fo:font-style="italic" fo:font-weight="bold" style:font-size-asian="11pt" style:font-style-asian="italic" style:font-weight-asian="bold" style:font-name-complex="Times New Roman" style:font-size-complex="11pt"/>
    </style:style>
    <style:style style:name="P75" style:family="paragraph" style:parent-style-name="Standard">
      <style:paragraph-properties fo:text-align="center" style:justify-single-word="false"/>
      <style:text-properties style:font-name="Times New Roman" fo:font-size="11pt" fo:font-style="italic" fo:font-weight="bold" style:font-size-asian="11pt" style:font-style-asian="italic" style:font-weight-asian="bold" style:font-name-complex="Times New Roman" style:font-size-complex="11pt" style:font-style-complex="italic"/>
    </style:style>
    <style:style style:name="P76" style:family="paragraph" style:parent-style-name="Standard">
      <style:text-properties style:font-name="Times New Roman" fo:font-size="10pt" style:font-size-asian="10pt" style:font-name-complex="Times New Roman"/>
    </style:style>
    <style:style style:name="P77" style:family="paragraph" style:parent-style-name="Standard">
      <style:paragraph-properties fo:text-align="center" style:justify-single-word="false"/>
      <style:text-properties style:font-name="Times New Roman" fo:font-size="10pt" style:font-size-asian="10pt" style:font-name-complex="Times New Roman"/>
    </style:style>
    <style:style style:name="P78" style:family="paragraph" style:parent-style-name="Standard">
      <style:paragraph-properties fo:text-align="center" style:justify-single-word="false" style:snap-to-layout-grid="false"/>
      <style:text-properties style:font-name="Times New Roman" fo:font-size="10pt" style:font-size-asian="10pt" style:font-name-complex="Times New Roman"/>
    </style:style>
    <style:style style:name="P79" style:family="paragraph" style:parent-style-name="Standard">
      <style:paragraph-properties style:snap-to-layout-grid="false"/>
      <style:text-properties style:font-name="Times New Roman" fo:font-size="10pt" style:font-size-asian="10pt" style:font-name-complex="Times New Roman"/>
    </style:style>
    <style:style style:name="P80" style:family="paragraph" style:parent-style-name="Standard">
      <style:text-properties style:font-name="Times New Roman" fo:font-size="10pt" style:font-size-asian="10pt" style:font-name-complex="Times New Roman" style:font-weight-complex="bold"/>
    </style:style>
    <style:style style:name="P81" style:family="paragraph" style:parent-style-name="Standard">
      <style:paragraph-properties style:snap-to-layout-grid="false"/>
      <style:text-properties style:font-name="Times New Roman" fo:font-size="10pt" style:font-size-asian="10pt" style:font-name-complex="Times New Roman" style:font-weight-complex="bold"/>
    </style:style>
    <style:style style:name="P82" style:family="paragraph" style:parent-style-name="Standard">
      <style:paragraph-properties fo:text-align="justify" style:justify-single-word="false"/>
      <style:text-properties style:font-name="Times New Roman" fo:font-size="10pt" style:font-size-asian="10pt" style:font-name-complex="Times New Roman"/>
    </style:style>
    <style:style style:name="P83" style:family="paragraph" style:parent-style-name="Standard">
      <loext:graphic-properties draw:fill="solid" draw:fill-color="#ffffff"/>
      <style:paragraph-properties fo:text-align="justify" style:justify-single-word="false" fo:background-color="#ffffff"/>
      <style:text-properties style:font-name="Times New Roman" fo:font-size="10pt" style:font-size-asian="10pt" style:font-name-complex="Times New Roman"/>
    </style:style>
    <style:style style:name="P84" style:family="paragraph" style:parent-style-name="Standard">
      <style:paragraph-properties fo:text-align="justify" style:justify-single-word="false">
        <style:tab-stops>
          <style:tab-stop style:position="1.588cm"/>
        </style:tab-stops>
      </style:paragraph-properties>
      <style:text-properties style:font-name="Times New Roman" fo:font-size="10pt" style:font-size-asian="10pt" style:font-name-complex="Times New Roman"/>
    </style:style>
    <style:style style:name="P85"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0pt" style:font-size-asian="10pt" style:font-name-complex="Times New Roman"/>
    </style:style>
    <style:style style:name="P86" style:family="paragraph" style:parent-style-name="Standard">
      <style:paragraph-properties style:snap-to-layout-grid="false"/>
      <style:text-properties style:font-name="Times New Roman" fo:font-size="10pt" style:font-size-asian="10pt" style:font-name-complex="Times New Roman" style:font-size-complex="9pt"/>
    </style:style>
    <style:style style:name="P87" style:family="paragraph" style:parent-style-name="Standard">
      <style:paragraph-properties>
        <style:tab-stops>
          <style:tab-stop style:position="1.905cm"/>
        </style:tab-stops>
      </style:paragraph-properties>
      <style:text-properties style:font-name="Times New Roman" fo:font-size="10pt" style:font-size-asian="10pt" style:font-name-complex="Times New Roman"/>
    </style:style>
    <style:style style:name="P88" style:family="paragraph" style:parent-style-name="Standard">
      <style:paragraph-properties style:text-autospace="none">
        <style:tab-stops>
          <style:tab-stop style:position="1.27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0pt" style:font-size-asian="10pt" style:font-name-complex="Times New Roman"/>
    </style:style>
    <style:style style:name="P89" style:family="paragraph" style:parent-style-name="Standard">
      <style:paragraph-properties fo:text-align="justify" style:justify-single-word="false">
        <style:tab-stops>
          <style:tab-stop style:position="0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0pt" style:font-size-asian="10pt" style:font-name-complex="Times New Roman" style:font-style-complex="italic"/>
    </style:style>
    <style:style style:name="P90" style:family="paragraph" style:parent-style-name="Standard">
      <style:paragraph-properties fo:text-align="center" style:justify-single-word="false"/>
      <style:text-properties style:font-name="Times New Roman" fo:font-size="10pt" fo:letter-spacing="-0.032cm" style:font-size-asian="10pt" style:font-name-complex="Times New Roman"/>
    </style:style>
    <style:style style:name="P91" style:family="paragraph" style:parent-style-name="Standard">
      <loext:graphic-properties draw:fill="solid" draw:fill-color="#ffffff"/>
      <style:paragraph-properties fo:background-color="#ffffff" style:snap-to-layout-grid="false"/>
      <style:text-properties style:font-name="Times New Roman" fo:font-size="10pt" fo:letter-spacing="-0.004cm" style:font-size-asian="10pt" style:font-name-complex="Times New Roman"/>
    </style:style>
    <style:style style:name="P92" style:family="paragraph" style:parent-style-name="Standard">
      <loext:graphic-properties draw:fill="solid" draw:fill-color="#ffffff"/>
      <style:paragraph-properties fo:background-color="#ffffff"/>
      <style:text-properties style:font-name="Times New Roman" fo:font-size="10pt" fo:letter-spacing="-0.004cm" style:font-size-asian="10pt" style:font-name-complex="Times New Roman"/>
    </style:style>
    <style:style style:name="P93" style:family="paragraph" style:parent-style-name="Standard">
      <loext:graphic-properties draw:fill="solid" draw:fill-color="#ffffff"/>
      <style:paragraph-properties fo:text-align="justify" style:justify-single-word="false" fo:background-color="#ffffff"/>
      <style:text-properties style:font-name="Times New Roman" fo:font-size="10pt" fo:letter-spacing="-0.004cm" style:font-size-asian="10pt" style:font-name-complex="Times New Roman"/>
    </style:style>
    <style:style style:name="P94" style:family="paragraph" style:parent-style-name="Standard">
      <style:text-properties style:font-name="Times New Roman" fo:font-size="10pt" style:font-name-asian="Arial Unicode MS" style:font-size-asian="10pt" style:font-name-complex="Times New Roman"/>
    </style:style>
    <style:style style:name="P95" style:family="paragraph" style:parent-style-name="Standard">
      <style:paragraph-properties fo:text-align="center" style:justify-single-word="false"/>
      <style:text-properties style:font-name="Times New Roman" fo:font-size="10pt" style:font-name-asian="Arial Unicode MS" style:font-size-asian="10pt" style:font-name-complex="Times New Roman"/>
    </style:style>
    <style:style style:name="P96" style:family="paragraph" style:parent-style-name="Standard">
      <style:paragraph-properties fo:text-align="center" style:justify-single-word="false" style:snap-to-layout-gri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0pt" style:font-name-asian="Arial Unicode MS" style:font-size-asian="10pt" style:font-name-complex="Times New Roman"/>
    </style:style>
    <style:style style:name="P97" style:family="paragraph" style:parent-style-name="Standard">
      <style:paragraph-properties fo:text-align="center" style:justify-single-word="false">
        <style:tab-stops>
          <style:tab-stop style:position="1.588cm"/>
        </style:tab-stops>
      </style:paragraph-properties>
      <style:text-properties style:font-name="Times New Roman" fo:font-size="10pt" style:font-name-asian="Arial Unicode MS" style:font-size-asian="10pt" style:font-name-complex="Times New Roman"/>
    </style:style>
    <style:style style:name="P98" style:family="paragraph" style:parent-style-name="Standard">
      <style:paragraph-properties fo:text-align="center" style:justify-single-word="false" style:snap-to-layout-gri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0pt" style:font-name-asian="Arial Unicode MS" style:font-size-asian="10pt" style:font-name-complex="Times New Roman" style:font-size-complex="9pt"/>
    </style:style>
    <style:style style:name="P99" style:family="paragraph" style:parent-style-name="Standard">
      <style:paragraph-properties fo:text-align="justify" style:justify-single-word="false">
        <style:tab-stops>
          <style:tab-stop style:position="1.588cm"/>
        </style:tab-stops>
      </style:paragraph-properties>
      <style:text-properties style:font-name="Times New Roman" fo:font-size="10pt" style:font-name-asian="Arial Unicode MS" style:font-size-asian="10pt" style:font-name-complex="Times New Roman"/>
    </style:style>
    <style:style style:name="P100" style:family="paragraph" style:parent-style-name="Standard">
      <style:text-properties style:font-name="Times New Roman" fo:font-size="9pt" style:font-size-asian="9pt" style:font-name-complex="Times New Roman"/>
    </style:style>
    <style:style style:name="P101" style:family="paragraph" style:parent-style-name="Standard">
      <style:text-properties style:font-name="Times New Roman" fo:font-size="9pt" style:font-size-asian="9pt" style:font-name-complex="Times New Roman" style:font-size-complex="9pt"/>
    </style:style>
    <style:style style:name="P102" style:family="paragraph" style:parent-style-name="Standard">
      <style:paragraph-properties style:snap-to-layout-grid="false"/>
      <style:text-properties style:font-name="Times New Roman" fo:font-size="9pt" style:font-size-asian="9pt" style:font-name-complex="Times New Roman" style:font-size-complex="9pt"/>
    </style:style>
    <style:style style:name="P103" style:family="paragraph" style:parent-style-name="Standard">
      <style:paragraph-properties fo:text-align="justify" style:justify-single-word="false"/>
      <style:text-properties style:font-name="Times New Roman" fo:font-size="9pt" style:font-size-asian="9pt" style:font-name-complex="Times New Roman" style:font-size-complex="9pt"/>
    </style:style>
    <style:style style:name="P104" style:family="paragraph" style:parent-style-name="Standard">
      <style:paragraph-properties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9pt" style:font-size-asian="9pt" style:font-name-complex="Times New Roman" style:font-size-complex="9pt"/>
    </style:style>
    <style:style style:name="P105"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9pt" style:font-size-asian="9pt" style:font-name-complex="Times New Roman" style:font-size-complex="9pt"/>
    </style:style>
    <style:style style:name="P106" style:family="paragraph" style:parent-style-name="Standard">
      <style:paragraph-properties style:snap-to-layout-grid="false"/>
      <style:text-properties style:font-name="Times New Roman" fo:font-size="9pt" style:font-size-asian="9pt" style:font-name-complex="Times New Roman"/>
    </style:style>
    <style:style style:name="P107" style:family="paragraph" style:parent-style-name="Standard">
      <style:paragraph-properties fo:text-align="justify" style:justify-single-word="false"/>
      <style:text-properties style:font-name="Times New Roman" fo:font-size="9pt" style:font-size-asian="9pt" style:font-name-complex="Times New Roman"/>
    </style:style>
    <style:style style:name="P108" style:family="paragraph" style:parent-style-name="Standard">
      <style:paragraph-properties fo:text-align="justify" style:justify-single-word="false" style:snap-to-layout-grid="false"/>
      <style:text-properties style:font-name="Times New Roman" fo:font-size="9pt" style:font-size-asian="9pt" style:font-name-complex="Times New Roman" style:font-size-complex="11pt"/>
    </style:style>
    <style:style style:name="P109" style:family="paragraph" style:parent-style-name="Standard">
      <style:paragraph-properties style:snap-to-layout-grid="false"/>
      <style:text-properties style:font-name="Times New Roman" fo:font-size="9pt" style:font-size-asian="9pt" style:font-name-complex="Times New Roman" style:font-size-complex="11pt"/>
    </style:style>
    <style:style style:name="P110" style:family="paragraph" style:parent-style-name="Standard">
      <style:paragraph-properties fo:text-align="center" style:justify-single-word="false" style:snap-to-layout-grid="false"/>
      <style:text-properties style:font-name="Times New Roman" fo:font-size="9pt" style:font-size-asian="9pt" style:font-name-complex="Times New Roman" style:font-size-complex="11pt"/>
    </style:style>
    <style:style style:name="P111" style:family="paragraph" style:parent-style-name="Standard">
      <style:paragraph-properties fo:text-align="center" style:justify-single-word="false"/>
      <style:text-properties style:font-name="Times New Roman" fo:font-size="9pt" style:font-size-asian="9pt" style:font-name-complex="Times New Roman"/>
    </style:style>
    <style:style style:name="P112" style:family="paragraph" style:parent-style-name="Standard">
      <style:paragraph-properties fo:text-align="justify" style:justify-single-word="false"/>
      <style:text-properties style:font-name="Times New Roman" fo:font-size="9pt" style:font-size-asian="9pt" style:font-name-complex="Times New Roman" style:font-size-complex="10pt"/>
    </style:style>
    <style:style style:name="P113"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9pt" style:font-size-asian="9pt" style:font-name-complex="Times New Roman"/>
    </style:style>
    <style:style style:name="P114" style:family="paragraph" style:parent-style-name="Standard">
      <loext:graphic-properties draw:fill="solid" draw:fill-color="#ffffff"/>
      <style:paragraph-properties fo:text-align="center" style:justify-single-word="false" fo:background-color="#ffffff"/>
      <style:text-properties style:font-name="Times New Roman" fo:font-size="9pt" fo:letter-spacing="-0.004cm" style:font-size-asian="9pt" style:font-name-complex="Times New Roman"/>
    </style:style>
    <style:style style:name="P115" style:family="paragraph" style:parent-style-name="Standard">
      <style:text-properties style:font-name="Times New Roman" fo:font-size="9pt" style:font-name-asian="Arial Unicode MS" style:font-size-asian="9pt" style:font-name-complex="Times New Roman" style:font-size-complex="9pt"/>
    </style:style>
    <style:style style:name="P116" style:family="paragraph" style:parent-style-name="Standard">
      <style:paragraph-properties fo:text-align="center" style:justify-single-word="false"/>
      <style:text-properties style:font-name="Times New Roman" fo:font-size="9pt" style:font-name-asian="Arial Unicode MS" style:font-size-asian="9pt" style:font-name-complex="Times New Roman" style:font-size-complex="9pt"/>
    </style:style>
    <style:style style:name="P117" style:family="paragraph" style:parent-style-name="Standard">
      <style:paragraph-properties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9pt" style:font-name-asian="Arial Unicode MS" style:font-size-asian="9pt" style:font-name-complex="Times New Roman" style:font-size-complex="9pt"/>
    </style:style>
    <style:style style:name="P118" style:family="paragraph" style:parent-style-name="Standard">
      <style:paragraph-properties fo:text-align="center" style:justify-single-word="false" style:snap-to-layout-grid="false"/>
      <style:text-properties style:font-name="Times New Roman" fo:font-size="9pt" style:font-name-asian="Arial Unicode MS" style:font-size-asian="9pt" style:font-name-complex="Times New Roman" style:font-size-complex="9pt"/>
    </style:style>
    <style:style style:name="P119" style:family="paragraph" style:parent-style-name="Standard">
      <style:paragraph-properties style:snap-to-layout-grid="false"/>
      <style:text-properties style:font-name="Times New Roman" fo:font-size="9pt" style:font-name-asian="Arial Unicode MS" style:font-size-asian="9pt" style:font-name-complex="Times New Roman" style:font-size-complex="9pt"/>
    </style:style>
    <style:style style:name="P120" style:family="paragraph" style:parent-style-name="Standard">
      <style:paragraph-properties fo:text-align="justify" style:justify-single-word="false"/>
      <style:text-properties style:font-name="Times New Roman" fo:font-size="9pt" style:font-name-asian="Arial Unicode MS" style:font-size-asian="9pt" style:font-name-complex="Times New Roman" style:font-size-complex="9pt"/>
    </style:style>
    <style:style style:name="P121" style:family="paragraph" style:parent-style-name="Standard">
      <style:paragraph-properties fo:text-align="justify" style:justify-single-word="false" style:snap-to-layout-grid="false"/>
      <style:text-properties style:font-name="Times New Roman" fo:font-size="9pt" style:font-name-asian="Arial Unicode MS" style:font-size-asian="9pt" style:font-name-complex="Times New Roman" style:font-size-complex="9pt"/>
    </style:style>
    <style:style style:name="P122" style:family="paragraph" style:parent-style-name="Standard">
      <style:text-properties style:font-name="Times New Roman" fo:font-size="9pt" style:text-underline-style="solid" style:text-underline-width="auto" style:text-underline-color="font-color" style:font-size-asian="9pt" style:font-name-complex="Times New Roman" style:font-size-complex="9pt" style:font-style-complex="italic"/>
    </style:style>
    <style:style style:name="P123" style:family="paragraph" style:parent-style-name="Standard">
      <style:paragraph-properties fo:text-align="center" style:justify-single-word="false"/>
      <style:text-properties style:font-name="Times New Roman" fo:font-size="9pt" style:text-underline-style="solid" style:text-underline-width="auto" style:text-underline-color="font-color" style:font-size-asian="9pt" style:font-name-complex="Times New Roman" style:font-size-complex="9pt" style:font-style-complex="italic"/>
    </style:style>
    <style:style style:name="P124" style:family="paragraph" style:parent-style-name="Standard">
      <style:paragraph-properties style:snap-to-layout-grid="false"/>
      <style:text-properties style:font-name="Times New Roman" fo:font-size="9pt" style:text-underline-style="solid" style:text-underline-width="auto" style:text-underline-color="font-color" style:font-size-asian="9pt" style:font-name-complex="Times New Roman" style:font-size-complex="9pt" style:font-style-complex="italic"/>
    </style:style>
    <style:style style:name="P125" style:family="paragraph" style:parent-style-name="Standard">
      <style:paragraph-properties fo:text-align="end"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style:font-name-complex="Times New Roman"/>
    </style:style>
    <style:style style:name="P126" style:family="paragraph" style:parent-style-name="Standard">
      <style:paragraph-properties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5pt" fo:font-weight="bold" style:font-size-asian="5pt" style:font-weight-asian="bold" style:font-name-complex="Times New Roman" style:font-size-complex="5pt"/>
    </style:style>
    <style:style style:name="P127" style:family="paragraph" style:parent-style-name="Standard">
      <style:text-properties style:font-name="Times New Roman" fo:font-size="7pt" style:font-size-asian="7pt" style:font-name-complex="Times New Roman" style:font-size-complex="7pt"/>
    </style:style>
    <style:style style:name="P128" style:family="paragraph" style:parent-style-name="Standard">
      <style:paragraph-properties style:snap-to-layout-grid="false"/>
      <style:text-properties style:font-name="Times New Roman" fo:font-size="7pt" style:font-size-asian="7pt" style:font-name-complex="Times New Roman" style:font-size-complex="7pt"/>
    </style:style>
    <style:style style:name="P129" style:family="paragraph" style:parent-style-name="Standard">
      <style:paragraph-properties fo:text-align="center" style:justify-single-word="false"/>
      <style:text-properties style:font-name="Times New Roman" fo:font-size="7pt" style:font-size-asian="7pt" style:font-name-complex="Times New Roman" style:font-size-complex="7pt"/>
    </style:style>
    <style:style style:name="P130" style:family="paragraph" style:parent-style-name="Standard">
      <style:paragraph-properties fo:text-align="center" style:justify-single-word="false" style:snap-to-layout-grid="false"/>
      <style:text-properties style:font-name="Times New Roman" fo:font-size="7pt" style:font-size-asian="7pt" style:font-name-complex="Times New Roman" style:font-size-complex="7pt"/>
    </style:style>
    <style:style style:name="P131" style:family="paragraph" style:parent-style-name="Standard">
      <style:paragraph-properties style:snap-to-layout-grid="false"/>
      <style:text-properties style:font-name="Times New Roman" fo:font-size="7pt" fo:font-style="italic" fo:font-weight="bold" style:font-size-asian="7pt" style:font-style-asian="italic" style:font-weight-asian="bold" style:font-name-complex="Times New Roman" style:font-size-complex="7pt"/>
    </style:style>
    <style:style style:name="P132" style:family="paragraph" style:parent-style-name="Standard">
      <style:paragraph-properties fo:text-align="center" style:justify-single-word="false"/>
      <style:text-properties style:font-name="Times New Roman" fo:font-size="6pt" style:font-size-asian="6pt" style:font-name-complex="Times New Roman" style:font-size-complex="6pt"/>
    </style:style>
    <style:style style:name="P133" style:family="paragraph" style:parent-style-name="Standard">
      <style:paragraph-properties fo:text-align="center" style:justify-single-word="false" style:snap-to-layout-grid="false"/>
      <style:text-properties style:font-name="Times New Roman" fo:font-size="6pt" style:font-size-asian="6pt" style:font-name-complex="Times New Roman" style:font-size-complex="6pt"/>
    </style:style>
    <style:style style:name="P134" style:family="paragraph" style:parent-style-name="Standard">
      <style:paragraph-properties fo:text-align="center" style:justify-single-word="false"/>
      <style:text-properties style:font-name="Times New Roman" fo:font-size="8pt" style:font-size-asian="8pt" style:font-name-complex="Times New Roman"/>
    </style:style>
    <style:style style:name="P135" style:family="paragraph" style:parent-style-name="Standard">
      <style:text-properties style:font-name="Times New Roman" fo:font-size="8pt" style:font-size-asian="8pt" style:font-name-complex="Times New Roman" style:font-size-complex="8pt" style:font-style-complex="italic"/>
    </style:style>
    <style:style style:name="P136" style:family="paragraph" style:parent-style-name="Standard">
      <style:paragraph-properties fo:text-align="center" style:justify-single-word="false"/>
      <style:text-properties style:font-name="Times New Roman" fo:font-size="8pt" style:font-size-asian="8pt" style:font-name-complex="Times New Roman" style:font-size-complex="8pt" style:font-style-complex="italic"/>
    </style:style>
    <style:style style:name="P137" style:family="paragraph" style:parent-style-name="Standard">
      <style:paragraph-properties fo:text-align="center" style:justify-single-word="false" style:snap-to-layout-grid="false"/>
      <style:text-properties style:font-name="Times New Roman" fo:font-size="8pt" style:font-size-asian="8pt" style:font-name-complex="Times New Roman" style:font-size-complex="8pt" style:font-style-complex="italic"/>
    </style:style>
    <style:style style:name="P138" style:family="paragraph" style:parent-style-name="Standard">
      <style:text-properties style:font-name="Times New Roman" fo:font-size="8pt" fo:font-weight="bold" style:font-size-asian="8pt" style:font-weight-asian="bold" style:font-name-complex="Times New Roman" style:font-size-complex="8pt" style:font-style-complex="italic" style:font-weight-complex="bold"/>
    </style:style>
    <style:style style:name="P139" style:family="paragraph" style:parent-style-name="Standard">
      <style:paragraph-properties fo:text-align="center" style:justify-single-word="false"/>
      <style:text-properties style:font-name="Times New Roman" fo:font-size="8pt" fo:font-weight="bold" style:font-size-asian="8pt" style:font-weight-asian="bold" style:font-name-complex="Times New Roman" style:font-size-complex="8pt" style:font-style-complex="italic" style:font-weight-complex="bold"/>
    </style:style>
    <style:style style:name="P140" style:family="paragraph" style:parent-style-name="Standard">
      <style:paragraph-properties fo:text-align="center" style:justify-single-word="false" style:snap-to-layout-grid="false"/>
      <style:text-properties style:font-name="Times New Roman" fo:font-size="8pt" fo:font-weight="bold" style:font-size-asian="8pt" style:font-weight-asian="bold" style:font-name-complex="Times New Roman" style:font-size-complex="8pt" style:font-style-complex="italic" style:font-weight-complex="bold"/>
    </style:style>
    <style:style style:name="P141" style:family="paragraph" style:parent-style-name="Standard">
      <style:paragraph-properties fo:text-align="center" style:justify-single-word="false"/>
      <style:text-properties style:font-name="Times New Roman" fo:font-size="8pt" fo:font-weight="bold" style:font-size-asian="8pt" style:font-weight-asian="bold" style:font-name-complex="Times New Roman" style:font-size-complex="8pt" style:font-style-complex="italic"/>
    </style:style>
    <style:style style:name="P142" style:family="paragraph" style:parent-style-name="Standard">
      <style:paragraph-properties fo:text-align="center" style:justify-single-word="false" style:snap-to-layout-grid="false"/>
      <style:text-properties style:font-name="Times New Roman" fo:font-size="8pt" fo:font-weight="bold" style:font-size-asian="8pt" style:font-weight-asian="bold" style:font-name-complex="Times New Roman" style:font-size-complex="8pt" style:font-style-complex="italic"/>
    </style:style>
    <style:style style:name="P143" style:family="paragraph" style:parent-style-name="Standard">
      <style:paragraph-properties fo:text-align="justify" style:justify-single-word="false" style:snap-to-layout-grid="false">
        <style:tab-stops>
          <style:tab-stop style:position="1.588cm"/>
        </style:tab-stops>
      </style:paragraph-properties>
      <style:text-properties style:font-name="Times New Roman" style:font-name-asian="Arial Unicode MS" style:font-name-complex="Times New Roman" style:font-size-complex="12pt"/>
    </style:style>
    <style:style style:name="P144" style:family="paragraph" style:parent-style-name="Standard">
      <style:paragraph-properties fo:text-align="justify" style:justify-single-word="false"/>
    </style:style>
    <style:style style:name="P145" style:family="paragraph" style:parent-style-name="Standard">
      <loext:graphic-properties draw:fill="solid" draw:fill-color="#ffffff"/>
      <style:paragraph-properties fo:text-align="justify" style:justify-single-word="false" fo:background-color="#ffffff"/>
    </style:style>
    <style:style style:name="P146" style:family="paragraph" style:parent-style-name="Standard">
      <style:paragraph-properties fo:text-align="justify" style:justify-single-word="false">
        <style:tab-stops>
          <style:tab-stop style:position="1.588cm"/>
        </style:tab-stops>
      </style:paragraph-properties>
    </style:style>
    <style:style style:name="P147" style:family="paragraph" style:parent-style-name="Standard">
      <style:paragraph-properties fo:text-align="justify" style:justify-single-word="false">
        <style:tab-stops>
          <style:tab-stop style:position="0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48" style:family="paragraph" style:parent-style-name="Standard">
      <loext:graphic-properties draw:fill="solid" draw:fill-color="#ffffff"/>
      <style:paragraph-properties fo:background-color="#ffffff"/>
    </style:style>
    <style:style style:name="P149" style:family="paragraph" style:parent-style-name="Standard">
      <style:paragraph-properties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line-through-style="solid" style:text-line-through-type="single" style:font-name="Times New Roman" fo:font-size="11pt" fo:font-weight="bold" style:font-size-asian="11pt" style:font-weight-asian="bold" style:font-name-complex="Times New Roman" style:font-size-complex="11pt" style:font-style-complex="italic" style:font-weight-complex="bold"/>
    </style:style>
    <style:style style:name="P150" style:family="paragraph" style:parent-style-name="Standard">
      <style:paragraph-properties style:snap-to-layout-grid="false"/>
      <style:text-properties fo:color="#000000" style:font-name="Times New Roman" fo:font-size="10pt" style:font-size-asian="10pt" style:font-name-complex="Times New Roman" style:font-size-complex="10pt"/>
    </style:style>
    <style:style style:name="P151" style:family="paragraph" style:parent-style-name="Standard">
      <style:paragraph-properties style:snap-to-layout-grid="false"/>
      <style:text-properties fo:color="#000000" style:font-name="Times New Roman" fo:font-size="10pt" style:font-size-asian="10pt" style:font-name-complex="Times New Roman"/>
    </style:style>
    <style:style style:name="P152" style:family="paragraph" style:parent-style-name="Standard">
      <style:paragraph-properties style:snap-to-layout-grid="false"/>
      <style:text-properties fo:color="#000000" style:font-name="Times New Roman" fo:font-size="9pt" style:font-size-asian="9pt" style:font-name-complex="Times New Roman"/>
    </style:style>
    <style:style style:name="P153" style:family="paragraph" style:parent-style-name="Standard">
      <style:text-properties fo:color="#000000" fo:font-size="11pt" fo:font-style="italic" style:font-size-asian="11pt" style:font-style-asian="italic" style:font-size-complex="11pt"/>
    </style:style>
    <style:style style:name="P154" style:family="paragraph" style:parent-style-name="Standard">
      <style:paragraph-properties>
        <style:tab-stops>
          <style:tab-stop style:position="4.501cm"/>
        </style:tab-stops>
      </style:paragraph-properties>
    </style:style>
    <style:style style:name="P155" style:family="paragraph" style:parent-style-name="Standard">
      <style:paragraph-properties fo:margin-left="0cm" fo:margin-right="0cm" fo:text-align="center" style:justify-single-word="false" fo:text-indent="-0.63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1pt" style:font-size-asian="11pt" style:font-name-complex="Times New Roman" style:font-size-complex="11pt"/>
    </style:style>
    <style:style style:name="P156" style:family="paragraph" style:parent-style-name="Standard">
      <style:paragraph-properties fo:margin-left="0cm" fo:margin-right="0cm" fo:margin-top="0.353cm" fo:margin-bottom="0.353cm" loext:contextual-spacing="false" fo:text-align="center" style:justify-single-word="false" fo:text-indent="-0.63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57" style:family="paragraph" style:parent-style-name="Standard">
      <style:paragraph-properties fo:margin-left="0cm" fo:margin-right="0cm" fo:margin-top="0.353cm" fo:margin-bottom="0.353cm" loext:contextual-spacing="false" fo:text-align="center" style:justify-single-word="false" fo:text-indent="-0.63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1pt" fo:font-weight="bold" style:font-size-asian="11pt" style:font-weight-asian="bold" style:font-name-complex="Times New Roman" style:font-size-complex="11pt"/>
    </style:style>
    <style:style style:name="P158" style:family="paragraph" style:parent-style-name="Standard">
      <style:paragraph-properties fo:margin-top="0.353cm" fo:margin-bottom="0.353cm" loext:contextual-spacing="false"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1pt" fo:font-weight="bold" style:font-size-asian="11pt" style:font-weight-asian="bold" style:font-name-complex="Times New Roman" style:font-size-complex="11pt"/>
    </style:style>
    <style:style style:name="P159" style:family="paragraph" style:parent-style-name="Standard">
      <style:paragraph-properties fo:margin-top="0.353cm" fo:margin-bottom="0.353cm" loext:contextual-spacing="false" fo:text-align="center" style:justify-single-word="false" fo:break-before="page">
        <style:tab-stops>
          <style:tab-stop style:position="1.905cm"/>
        </style:tab-stops>
      </style:paragraph-properties>
    </style:style>
    <style:style style:name="P160" style:family="paragraph" style:parent-style-name="Standard">
      <style:paragraph-properties fo:margin-left="0cm" fo:margin-right="0cm" fo:text-align="center" style:justify-single-word="false" fo:text-indent="-0.9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1pt" fo:font-weight="bold" style:font-name-asian="Arial Unicode MS" style:font-size-asian="11pt" style:font-weight-asian="bold" style:font-name-complex="Times New Roman" style:font-size-complex="11pt"/>
    </style:style>
    <style:style style:name="P161" style:family="paragraph" style:parent-style-name="Standard">
      <style:paragraph-properties fo:margin-left="0cm" fo:margin-right="0cm" fo:margin-top="0.353cm" fo:margin-bottom="0cm" loext:contextual-spacing="false" fo:text-align="center" style:justify-single-word="false" fo:text-indent="-0.9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1pt" fo:font-weight="bold" style:font-size-asian="11pt" style:font-weight-asian="bold" style:font-name-complex="Times New Roman" style:font-size-complex="11pt"/>
    </style:style>
    <style:style style:name="P162" style:family="paragraph" style:parent-style-name="Standard">
      <style:paragraph-properties fo:margin-left="0cm" fo:margin-right="0cm" fo:margin-top="0.353cm" fo:margin-bottom="0cm" loext:contextual-spacing="false" fo:text-align="center" style:justify-single-word="false" fo:text-indent="-0.951cm" style:auto-text-indent="false" fo:break-before="page">
        <style:tab-stops>
          <style:tab-stop style:position="1.588cm"/>
        </style:tab-stops>
      </style:paragraph-properties>
    </style:style>
    <style:style style:name="P163" style:family="paragraph" style:parent-style-name="Standard">
      <style:paragraph-properties fo:margin-left="0cm" fo:margin-right="0cm" fo:margin-top="0.353cm" fo:margin-bottom="0.353cm" loext:contextual-spacing="false" fo:text-align="center" style:justify-single-word="false" fo:text-indent="-0.951cm" style:auto-text-indent="false">
        <style:tab-stops>
          <style:tab-stop style:position="11.43cm"/>
        </style:tab-stops>
      </style:paragraph-properties>
    </style:style>
    <style:style style:name="P164" style:family="paragraph" style:parent-style-name="Standard">
      <style:paragraph-properties fo:margin-left="0cm" fo:margin-right="0cm" fo:margin-top="0.353cm" fo:margin-bottom="0.353cm" loext:contextual-spacing="false" fo:text-align="center" style:justify-single-word="false" fo:text-indent="-0.9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65" style:family="paragraph" style:parent-style-name="Standard">
      <style:paragraph-properties fo:margin-left="0cm" fo:margin-right="0cm" fo:margin-top="0.353cm" fo:margin-bottom="0.353cm" loext:contextual-spacing="false" fo:text-align="center" style:justify-single-word="false" fo:text-indent="-0.951cm" style:auto-text-indent="false">
        <style:tab-stops>
          <style:tab-stop style:position="1.588cm"/>
        </style:tab-stops>
      </style:paragraph-properties>
      <style:text-properties style:font-name="Times New Roman" fo:font-size="11pt" fo:font-weight="bold" style:font-size-asian="11pt" style:font-weight-asian="bold" style:font-name-complex="Times New Roman" style:font-size-complex="11pt"/>
    </style:style>
    <style:style style:name="P166" style:family="paragraph" style:parent-style-name="Standard">
      <style:paragraph-properties fo:margin-left="0cm" fo:margin-right="0cm" fo:margin-top="0.353cm" fo:margin-bottom="0.353cm" loext:contextual-spacing="false" fo:text-align="center" style:justify-single-word="false" fo:text-indent="-0.951cm" style:auto-text-indent="false" fo:break-before="page">
        <style:tab-stops>
          <style:tab-stop style:position="1.588cm"/>
        </style:tab-stops>
      </style:paragraph-properties>
      <style:text-properties style:font-name="Times New Roman" fo:font-size="11pt" fo:font-weight="bold" style:font-size-asian="11pt" style:font-weight-asian="bold" style:font-name-complex="Times New Roman" style:font-size-complex="11pt"/>
    </style:style>
    <style:style style:name="P167" style:family="paragraph" style:parent-style-name="Standard">
      <style:paragraph-properties fo:margin-left="0cm" fo:margin-right="0cm" fo:margin-top="0cm" fo:margin-bottom="0.353cm" loext:contextual-spacing="false" fo:text-align="center" style:justify-single-word="false" fo:text-indent="-0.951cm" style:auto-text-indent="false">
        <style:tab-stops>
          <style:tab-stop style:position="1.588cm"/>
        </style:tab-stops>
      </style:paragraph-properties>
    </style:style>
    <style:style style:name="P168" style:family="paragraph" style:parent-style-name="Standard">
      <style:paragraph-properties fo:margin-top="0.353cm" fo:margin-bottom="0cm" loext:contextual-spacing="false"/>
      <style:text-properties style:font-name="Times New Roman" fo:font-size="11pt" fo:font-weight="bold" style:font-size-asian="11pt" style:font-weight-asian="bold" style:font-name-complex="Times New Roman" style:font-size-complex="11pt"/>
    </style:style>
    <style:style style:name="P169" style:family="paragraph" style:parent-style-name="Standard">
      <style:paragraph-properties fo:margin-top="0.353cm" fo:margin-bottom="0cm" loext:contextual-spacing="false"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1pt" fo:font-weight="bold" style:font-size-asian="11pt" style:font-weight-asian="bold" style:font-name-complex="Times New Roman" style:font-size-complex="11pt" style:font-weight-complex="bold"/>
    </style:style>
    <style:style style:name="P170" style:family="paragraph" style:parent-style-name="Standard">
      <style:paragraph-properties fo:margin-top="0.353cm" fo:margin-bottom="0cm" loext:contextual-spacing="false" fo:text-align="center" style:justify-single-word="false"/>
      <style:text-properties style:font-name="Times New Roman" fo:font-size="11pt" fo:font-weight="bold" style:font-size-asian="11pt" style:font-weight-asian="bold" style:font-name-complex="Times New Roman" style:font-size-complex="11pt"/>
    </style:style>
    <style:style style:name="P171" style:family="paragraph" style:parent-style-name="Standard">
      <style:paragraph-properties fo:margin-top="0.353cm" fo:margin-bottom="0cm" loext:contextual-spacing="false" fo:text-align="center" style:justify-single-word="false"/>
    </style:style>
    <style:style style:name="P172" style:family="paragraph" style:parent-style-name="Standard">
      <style:paragraph-properties fo:margin-top="0.353cm" fo:margin-bottom="0cm" loext:contextual-spacing="false" fo:text-align="center" style:justify-single-word="false" fo:break-before="page"/>
    </style:style>
    <style:style style:name="P173" style:family="paragraph" style:parent-style-name="Standard">
      <style:paragraph-properties fo:text-align="center" style:justify-single-word="false" fo:break-before="page"/>
      <style:text-properties style:font-name="Times New Roman" fo:font-size="11pt" fo:font-weight="bold" style:font-size-asian="11pt" style:font-weight-asian="bold" style:font-name-complex="Times New Roman" style:font-size-complex="11pt"/>
    </style:style>
    <style:style style:name="P174" style:family="paragraph" style:parent-style-name="Standard">
      <style:paragraph-properties fo:margin-left="0cm" fo:margin-right="0.12cm" fo:text-indent="0cm" style:auto-text-indent="false"/>
    </style:style>
    <style:style style:name="P175" style:family="paragraph" style:parent-style-name="Standard">
      <loext:graphic-properties draw:fill="solid" draw:fill-color="#ffffff"/>
      <style:paragraph-properties fo:margin-left="0cm" fo:margin-right="0cm" fo:text-align="justify" style:justify-single-word="false" fo:text-indent="0.512cm" style:auto-text-indent="false" fo:background-color="#ffffff"/>
    </style:style>
    <style:style style:name="P176" style:family="paragraph" style:parent-style-name="Standard">
      <loext:graphic-properties draw:fill="solid" draw:fill-color="#ffffff"/>
      <style:paragraph-properties fo:margin-left="0cm" fo:margin-right="0cm" fo:text-align="justify" style:justify-single-word="false" fo:text-indent="0.512cm" style:auto-text-indent="false" fo:background-color="#ffffff"/>
      <style:text-properties style:font-name="Times New Roman" fo:font-size="10pt" style:font-size-asian="10pt" style:font-name-complex="Times New Roman"/>
    </style:style>
    <style:style style:name="P177" style:family="paragraph" style:parent-style-name="Standard">
      <style:paragraph-properties fo:margin-top="0.212cm" fo:margin-bottom="0cm" loext:contextual-spacing="false"/>
      <style:text-properties style:font-name="Times New Roman" fo:font-size="9pt" style:font-size-asian="9pt" style:font-name-complex="Times New Roman" style:font-size-complex="9pt"/>
    </style:style>
    <style:style style:name="P178" style:family="paragraph" style:parent-style-name="Standard">
      <style:paragraph-properties fo:margin-top="0.212cm" fo:margin-bottom="0cm" loext:contextual-spacing="false" fo:text-align="center" style:justify-single-word="false" fo:break-befor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79" style:family="paragraph" style:parent-style-name="Standard">
      <style:paragraph-properties fo:margin-left="0cm" fo:margin-right="0cm" fo:text-align="center" style:justify-single-word="false" fo:text-indent="-0.953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0pt" style:font-name-asian="Arial Unicode MS" style:font-size-asian="10pt" style:font-name-complex="Times New Roman"/>
    </style:style>
    <style:style style:name="P180" style:family="paragraph" style:parent-style-name="Standard">
      <style:paragraph-properties fo:margin-left="0cm" fo:margin-right="0cm" fo:margin-top="0.353cm" fo:margin-bottom="0.353cm" loext:contextual-spacing="false" fo:text-align="center" style:justify-single-word="false" fo:text-indent="-0.319cm" style:auto-text-indent="false" fo:break-befor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1pt" fo:font-weight="bold" style:font-size-asian="11pt" style:font-weight-asian="bold" style:font-name-complex="Times New Roman" style:font-size-complex="11pt"/>
    </style:style>
    <style:style style:name="P181" style:family="paragraph" style:parent-style-name="Standard">
      <style:paragraph-properties fo:margin-left="0cm" fo:margin-right="0cm" fo:text-align="center" style:justify-single-word="false" fo:text-indent="-0.319cm" style:auto-text-indent="false"/>
      <style:text-properties style:font-name="Times New Roman" fo:font-size="11pt" fo:font-weight="bold" style:font-size-asian="11pt" style:font-weight-asian="bold" style:font-name-complex="Times New Roman" style:font-size-complex="11pt"/>
    </style:style>
    <style:style style:name="P182" style:family="paragraph" style:parent-style-name="Standard">
      <style:paragraph-properties fo:margin-left="0cm" fo:margin-right="0cm" fo:text-align="center" style:justify-single-word="false" fo:text-indent="-0.319cm" style:auto-text-indent="false"/>
      <style:text-properties style:font-name="Times New Roman" fo:font-size="11pt" fo:font-weight="bold" style:font-size-asian="11pt" style:font-weight-asian="bold" style:font-name-complex="Times New Roman" style:font-size-complex="12pt"/>
    </style:style>
    <style:style style:name="P183" style:family="paragraph" style:parent-style-name="Standard">
      <style:paragraph-properties fo:margin-left="-0.191cm" fo:margin-right="0cm" fo:text-indent="0cm" style:auto-text-indent="false"/>
    </style:style>
    <style:style style:name="P184" style:family="paragraph" style:parent-style-name="Standard">
      <style:paragraph-properties fo:margin-left="-0.191cm" fo:margin-right="0cm" fo:text-indent="0cm" style:auto-text-indent="false"/>
      <style:text-properties style:font-name="Times New Roman" fo:font-size="8pt" style:font-name-asian="Arial Unicode MS" style:font-size-asian="8pt" style:font-name-complex="Times New Roman" style:font-size-complex="8pt"/>
    </style:style>
    <style:style style:name="P185" style:family="paragraph" style:parent-style-name="Standard">
      <style:paragraph-properties fo:margin-left="0.635cm" fo:margin-right="0cm" fo:text-indent="0cm" style:auto-text-indent="false"/>
      <style:text-properties style:font-name="Times New Roman" fo:font-size="9pt" style:font-name-asian="Arial Unicode MS" style:font-size-asian="9pt" style:font-name-complex="Times New Roman" style:font-size-complex="9pt"/>
    </style:style>
    <style:style style:name="P186" style:family="paragraph" style:parent-style-name="Standard">
      <style:paragraph-properties fo:margin-left="0.067cm" fo:margin-right="0cm" fo:text-align="justify" style:justify-single-word="false" fo:text-indent="0cm" style:auto-text-indent="false"/>
    </style:style>
    <style:style style:name="P187" style:family="paragraph" style:parent-style-name="Standard">
      <style:paragraph-properties fo:margin-left="0.067cm" fo:margin-right="0cm" fo:text-align="justify" style:justify-single-word="false" fo:text-indent="0cm" style:auto-text-indent="false"/>
      <style:text-properties style:font-name="Times New Roman" fo:font-size="9pt" style:font-size-asian="9pt" style:font-name-complex="Times New Roman" style:font-size-complex="9pt"/>
    </style:style>
    <style:style style:name="P188" style:family="paragraph" style:parent-style-name="Standard">
      <style:paragraph-properties fo:margin-left="0cm" fo:margin-right="0cm" fo:text-align="justify" style:justify-single-word="false" fo:text-indent="0.127cm" style:auto-text-indent="false" style:text-autospace="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89" style:family="paragraph" style:parent-style-name="Standard">
      <style:paragraph-properties fo:margin-left="0cm" fo:margin-right="0cm" fo:text-align="justify" style:justify-single-word="false" fo:text-indent="0.127cm" style:auto-text-indent="false"/>
      <style:text-properties style:font-name="Times New Roman" fo:font-size="9pt" style:font-name-asian="Arial Unicode MS" style:font-size-asian="9pt" style:font-name-complex="Times New Roman" style:font-size-complex="9pt"/>
    </style:style>
    <style:style style:name="P190" style:family="paragraph" style:parent-style-name="Standard">
      <style:paragraph-properties fo:margin-top="0cm" fo:margin-bottom="0.212cm" loext:contextual-spacing="false" fo:text-align="justify" style:justify-single-word="false"/>
    </style:style>
    <style:style style:name="P191" style:family="paragraph" style:parent-style-name="Standard">
      <style:paragraph-properties fo:margin-top="0cm" fo:margin-bottom="0.212cm" loext:contextual-spacing="false" fo:text-align="center" style:justify-single-word="false"/>
    </style:style>
    <style:style style:name="P192" style:family="paragraph" style:parent-style-name="Standard">
      <style:paragraph-properties fo:margin-top="0cm" fo:margin-bottom="0.212cm" loext:contextual-spacing="false" fo:text-align="center" style:justify-single-word="false"/>
      <style:text-properties style:font-name="Times New Roman" fo:font-size="8pt" style:font-size-asian="8pt" style:font-name-complex="Times New Roman"/>
    </style:style>
    <style:style style:name="P193" style:family="paragraph" style:parent-style-name="Standard">
      <style:paragraph-properties fo:margin-top="0cm" fo:margin-bottom="0.212cm" loext:contextual-spacing="false" fo:text-align="center" style:justify-single-word="false" style:snap-to-layout-grid="false"/>
      <style:text-properties style:font-name="Times New Roman" fo:font-size="8pt" style:font-size-asian="8pt" style:font-name-complex="Times New Roman"/>
    </style:style>
    <style:style style:name="P194" style:family="paragraph" style:parent-style-name="Standard">
      <style:paragraph-properties fo:margin-top="0cm" fo:margin-bottom="0.212cm" loext:contextual-spacing="false" fo:text-align="center" style:justify-single-word="false"/>
      <style:text-properties style:font-name="Times New Roman" fo:font-size="8pt" style:font-size-asian="8pt" style:font-name-complex="Times New Roman" style:font-style-complex="italic"/>
    </style:style>
    <style:style style:name="P195" style:family="paragraph" style:parent-style-name="Standard">
      <style:paragraph-properties fo:margin-top="0cm" fo:margin-bottom="0.212cm" loext:contextual-spacing="false" fo:text-align="center" style:justify-single-word="false" style:snap-to-layout-grid="false"/>
      <style:text-properties style:font-name="Times New Roman" fo:font-size="8pt" style:font-size-asian="8pt" style:font-name-complex="Times New Roman" style:font-size-complex="11pt" style:font-style-complex="italic"/>
    </style:style>
    <style:style style:name="P196" style:family="paragraph" style:parent-style-name="Standard">
      <style:paragraph-properties fo:margin-top="0cm" fo:margin-bottom="0.212cm" loext:contextual-spacing="false" fo:text-align="justify" style:justify-single-word="false" style:snap-to-layout-grid="false"/>
      <style:text-properties style:font-name="Times New Roman" fo:font-size="8pt" style:font-size-asian="8pt" style:font-name-complex="Times New Roman"/>
    </style:style>
    <style:style style:name="P197" style:family="paragraph" style:parent-style-name="Standard">
      <style:paragraph-properties fo:margin-top="0cm" fo:margin-bottom="0.212cm" loext:contextual-spacing="false" fo:text-align="center" style:justify-single-word="false"/>
      <style:text-properties style:font-name="Times New Roman" fo:font-size="10pt" style:font-size-asian="10pt" style:font-name-complex="Times New Roman"/>
    </style:style>
    <style:style style:name="P198" style:family="paragraph" style:parent-style-name="Standard">
      <style:paragraph-properties fo:margin-top="0cm" fo:margin-bottom="0.212cm" loext:contextual-spacing="false" fo:text-align="justify" style:justify-single-word="false"/>
      <style:text-properties style:font-name="Times New Roman" fo:font-size="11pt" style:font-size-asian="11pt" style:font-name-complex="Times New Roman" style:font-size-complex="11pt"/>
    </style:style>
    <style:style style:name="P199" style:family="paragraph" style:parent-style-name="Standard">
      <style:paragraph-properties fo:margin-top="0cm" fo:margin-bottom="0.212cm" loext:contextual-spacing="false" fo:text-align="center" style:justify-single-word="false"/>
      <style:text-properties style:font-name="Times New Roman" fo:font-size="11pt" style:font-size-asian="11pt" style:font-name-complex="Times New Roman" style:font-size-complex="11pt"/>
    </style:style>
    <style:style style:name="P200" style:family="paragraph" style:parent-style-name="Standard">
      <style:paragraph-properties fo:margin-top="0cm" fo:margin-bottom="0.212cm" loext:contextual-spacing="false" fo:text-align="center" style:justify-single-word="false"/>
      <style:text-properties style:font-name="Times New Roman" fo:font-size="11pt" style:font-size-asian="11pt" style:font-name-complex="Times New Roman" style:font-size-complex="11pt" style:font-style-complex="italic"/>
    </style:style>
    <style:style style:name="P201" style:family="paragraph" style:parent-style-name="Standard">
      <style:paragraph-properties fo:margin-top="0cm" fo:margin-bottom="0.212cm" loext:contextual-spacing="false" fo:text-align="justify" style:justify-single-word="false"/>
      <style:text-properties style:font-name="Times New Roman" fo:font-size="11pt" style:font-size-asian="11pt" style:font-name-complex="Times New Roman" style:font-size-complex="11pt" style:font-style-complex="italic"/>
    </style:style>
    <style:style style:name="P202" style:family="paragraph" style:parent-style-name="Standard">
      <style:paragraph-properties fo:margin-left="-0.134cm" fo:margin-right="-0.113cm" fo:text-align="center" style:justify-single-word="false" fo:text-indent="0cm" style:auto-text-indent="false"/>
      <style:text-properties style:font-name="Times New Roman" fo:font-size="6pt" style:font-size-asian="6pt" style:font-name-complex="Times New Roman" style:font-size-complex="6pt"/>
    </style:style>
    <style:style style:name="P203" style:family="paragraph" style:parent-style-name="Standard">
      <style:paragraph-properties fo:margin-left="-0.134cm" fo:margin-right="-0.113cm" fo:text-align="center" style:justify-single-word="false" fo:text-indent="0cm" style:auto-text-indent="false" style:snap-to-layout-grid="false"/>
      <style:text-properties style:font-name="Times New Roman" fo:font-size="6pt" style:font-size-asian="6pt" style:font-name-complex="Times New Roman" style:font-size-complex="6pt"/>
    </style:style>
    <style:style style:name="P204" style:family="paragraph" style:parent-style-name="Standard">
      <style:paragraph-properties fo:margin-left="-0.123cm" fo:margin-right="-0.145cm" fo:text-align="center" style:justify-single-word="false" fo:text-indent="0cm" style:auto-text-indent="false"/>
      <style:text-properties style:font-name="Times New Roman" fo:font-size="6pt" style:font-size-asian="6pt" style:font-name-complex="Times New Roman" style:font-size-complex="6pt"/>
    </style:style>
    <style:style style:name="P205" style:family="paragraph" style:parent-style-name="Standard">
      <style:paragraph-properties fo:margin-left="-0.123cm" fo:margin-right="-0.123cm" fo:text-align="center" style:justify-single-word="false" fo:text-indent="0cm" style:auto-text-indent="false"/>
      <style:text-properties style:font-name="Times New Roman" fo:font-size="6pt" style:font-size-asian="6pt" style:font-name-complex="Times New Roman" style:font-size-complex="6pt"/>
    </style:style>
    <style:style style:name="P206" style:family="paragraph" style:parent-style-name="Standard">
      <style:paragraph-properties fo:margin-left="-0.123cm" fo:margin-right="-0.123cm" fo:text-align="center" style:justify-single-word="false" fo:text-indent="0cm" style:auto-text-indent="false" style:snap-to-layout-grid="false"/>
      <style:text-properties style:font-name="Times New Roman" fo:font-size="6pt" style:font-size-asian="6pt" style:font-name-complex="Times New Roman" style:font-size-complex="6pt"/>
    </style:style>
    <style:style style:name="P207" style:family="paragraph" style:parent-style-name="Standard">
      <style:paragraph-properties fo:margin-left="-0.123cm" fo:margin-right="-0.113cm" fo:text-align="center" style:justify-single-word="false" fo:text-indent="0cm" style:auto-text-indent="false"/>
      <style:text-properties style:font-name="Times New Roman" fo:font-size="6pt" style:font-size-asian="6pt" style:font-name-complex="Times New Roman" style:font-size-complex="6pt"/>
    </style:style>
    <style:style style:name="P208" style:family="paragraph" style:parent-style-name="Standard">
      <style:paragraph-properties fo:margin-left="0cm" fo:margin-right="0cm" fo:margin-top="0cm" fo:margin-bottom="0.212cm" loext:contextual-spacing="false" fo:text-align="justify" style:justify-single-word="false" fo:text-indent="1.249cm" style:auto-text-indent="false"/>
      <style:text-properties style:font-name="Times New Roman" fo:font-style="italic" fo:font-weight="bold" style:font-style-asian="italic" style:font-weight-asian="bold" style:font-name-complex="Times New Roman" style:font-size-complex="12pt"/>
    </style:style>
    <style:style style:name="P209" style:family="paragraph" style:parent-style-name="Standard">
      <style:paragraph-properties fo:margin-left="0cm" fo:margin-right="0cm" fo:text-align="center" style:justify-single-word="false" fo:text-indent="1.27cm" style:auto-text-indent="false" fo:break-before="page"/>
    </style:style>
    <style:style style:name="P210" style:family="paragraph" style:parent-style-name="Standard">
      <style:paragraph-properties fo:margin-left="0cm" fo:margin-right="0cm" fo:text-align="center" style:justify-single-word="false" fo:text-indent="1.27cm" style:auto-text-indent="false"/>
      <style:text-properties style:font-name="Times New Roman" fo:font-size="11pt" fo:font-weight="bold" style:font-size-asian="11pt" style:font-weight-asian="bold" style:font-name-complex="Times New Roman" style:font-size-complex="11pt"/>
    </style:style>
    <style:style style:name="P211" style:family="paragraph" style:parent-style-name="Standard">
      <style:paragraph-properties fo:margin-left="0cm" fo:margin-right="0cm" fo:text-align="justify" style:justify-single-word="false" fo:text-indent="1.27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1pt" fo:font-weight="bold" style:font-size-asian="11pt" style:font-weight-asian="bold" style:font-name-complex="Times New Roman" style:font-size-complex="11pt" style:font-style-complex="italic"/>
    </style:style>
    <style:style style:name="P212" style:family="paragraph" style:parent-style-name="Standard">
      <style:paragraph-properties fo:margin-left="0cm" fo:margin-right="0cm" fo:text-align="justify" style:justify-single-word="false" fo:text-indent="1.27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1pt" style:font-size-asian="11pt" style:font-name-complex="Times New Roman" style:font-size-complex="11pt"/>
    </style:style>
    <style:style style:name="P213" style:family="paragraph" style:parent-style-name="Standard">
      <style:paragraph-properties fo:margin-left="0cm" fo:margin-right="0cm" fo:text-align="justify" style:justify-single-word="false" fo:text-indent="1.27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style:font-name-complex="Times New Roman"/>
    </style:style>
    <style:style style:name="P214" style:family="paragraph" style:parent-style-name="Standard">
      <style:paragraph-properties fo:margin-left="0cm" fo:margin-right="0cm" fo:margin-top="0.212cm" fo:margin-bottom="0.212cm" loext:contextual-spacing="false" fo:text-align="justify" style:justify-single-word="false" fo:text-indent="1.27cm" style:auto-text-indent="false"/>
      <style:text-properties style:font-name="Times New Roman" style:text-underline-style="solid" style:text-underline-width="auto" style:text-underline-color="font-color" fo:font-weight="bold" style:font-weight-asian="bold" style:font-name-complex="Times New Roman"/>
    </style:style>
    <style:style style:name="P215" style:family="paragraph" style:parent-style-name="Standard">
      <style:paragraph-properties fo:margin-left="0cm" fo:margin-right="0cm" fo:margin-top="0cm" fo:margin-bottom="0.212cm" loext:contextual-spacing="false" fo:text-align="justify" style:justify-single-word="false" fo:text-indent="1.27cm" style:auto-text-indent="false"/>
      <style:text-properties style:font-name="Times New Roman" fo:font-size="9pt" style:text-underline-style="solid" style:text-underline-width="auto" style:text-underline-color="font-color" style:font-size-asian="9pt" style:font-name-complex="Times New Roman" style:font-size-complex="9pt" style:font-style-complex="italic"/>
    </style:style>
    <style:style style:name="P216" style:family="paragraph" style:parent-style-name="Standard">
      <style:paragraph-properties fo:margin-left="0cm" fo:margin-right="0cm" fo:margin-top="0cm" fo:margin-bottom="0.212cm" loext:contextual-spacing="false" fo:text-align="justify" style:justify-single-word="false" fo:text-indent="1.27cm" style:auto-text-indent="false"/>
      <style:text-properties style:font-name="Times New Roman" fo:font-size="9pt" style:font-size-asian="9pt" style:font-name-complex="Times New Roman" style:font-size-complex="9pt"/>
    </style:style>
    <style:style style:name="P217" style:family="paragraph" style:parent-style-name="Standard">
      <style:paragraph-properties fo:margin-left="0.296cm" fo:margin-right="0cm" fo:text-align="center" style:justify-single-word="false" fo:text-indent="0cm" style:auto-text-indent="false"/>
      <style:text-properties style:font-name="Times New Roman" fo:font-size="10pt" style:font-size-asian="10pt" style:font-name-complex="Times New Roman"/>
    </style:style>
    <style:style style:name="P218" style:family="paragraph" style:parent-style-name="Standard">
      <style:paragraph-properties fo:margin-left="0.296cm" fo:margin-right="0cm" fo:text-indent="0cm" style:auto-text-indent="false"/>
      <style:text-properties style:font-name="Times New Roman" fo:font-size="10pt" style:font-name-asian="Arial Unicode MS" style:font-size-asian="10pt" style:font-name-complex="Times New Roman"/>
    </style:style>
    <style:style style:name="P219" style:family="paragraph" style:parent-style-name="Standard">
      <style:paragraph-properties fo:margin-left="0.296cm" fo:margin-right="0cm" fo:text-align="center" style:justify-single-word="false" fo:text-indent="0cm" style:auto-text-indent="false"/>
      <style:text-properties style:font-name="Times New Roman" fo:font-size="10pt" style:font-name-asian="Arial Unicode MS" style:font-size-asian="10pt" style:font-name-complex="Times New Roman"/>
    </style:style>
    <style:style style:name="P220" style:family="paragraph" style:parent-style-name="Standard">
      <style:paragraph-properties fo:margin-left="0.296cm" fo:margin-right="0cm" fo:text-indent="0cm" style:auto-text-indent="false" style:snap-to-layout-grid="false"/>
      <style:text-properties style:font-name="Times New Roman" fo:font-size="10pt" style:font-name-asian="Arial Unicode MS" style:font-size-asian="10pt" style:font-name-complex="Times New Roman" style:font-size-complex="12pt"/>
    </style:style>
    <style:style style:name="P221" style:family="paragraph" style:parent-style-name="Standard">
      <style:paragraph-properties fo:margin-left="0.296cm" fo:margin-right="0cm" fo:text-indent="0cm" style:auto-text-indent="false">
        <style:tab-stops>
          <style:tab-stop style:position="1.002cm"/>
        </style:tab-stops>
      </style:paragraph-properties>
    </style:style>
    <style:style style:name="P222" style:family="paragraph" style:parent-style-name="Standard">
      <style:paragraph-properties fo:margin-left="0.296cm" fo:margin-right="0cm" fo:text-indent="0cm" style:auto-text-indent="false">
        <style:tab-stops>
          <style:tab-stop style:position="0.753cm"/>
          <style:tab-stop style:position="1.004cm"/>
        </style:tab-stops>
      </style:paragraph-properties>
    </style:style>
    <style:style style:name="P223" style:family="paragraph" style:parent-style-name="Standard">
      <style:paragraph-properties fo:margin-left="0.002cm" fo:margin-right="0cm" fo:text-indent="0cm" style:auto-text-indent="false">
        <style:tab-stops>
          <style:tab-stop style:position="1.002cm"/>
        </style:tab-stops>
      </style:paragraph-properties>
    </style:style>
    <style:style style:name="P224" style:family="paragraph" style:parent-style-name="Standard" style:list-style-name="WW8Num7">
      <style:paragraph-properties fo:margin-left="0.931cm" fo:margin-right="0cm" fo:text-align="justify" style:justify-single-word="false" fo:text-indent="-0.635cm" style:auto-text-indent="false" style:snap-to-layout-grid="false">
        <style:tab-stops>
          <style:tab-stop style:position="1.588cm"/>
        </style:tab-stops>
      </style:paragraph-properties>
      <style:text-properties style:font-name="Times New Roman" fo:font-size="10pt" style:font-name-asian="Arial Unicode MS" style:font-size-asian="10pt" style:font-name-complex="Times New Roman" style:font-size-complex="12pt"/>
    </style:style>
    <style:style style:name="P225" style:family="paragraph" style:parent-style-name="Standard">
      <style:paragraph-properties fo:margin-left="0.182cm" fo:margin-right="0cm" fo:text-indent="-0.182cm" style:auto-text-indent="false"/>
      <style:text-properties style:font-name="Times New Roman" fo:font-size="10pt" style:font-name-asian="Arial Unicode MS" style:font-size-asian="10pt" style:font-name-complex="Times New Roman"/>
    </style:style>
    <style:style style:name="P226" style:family="paragraph" style:parent-style-name="Standard">
      <style:paragraph-properties fo:margin-left="1.9cm" fo:margin-right="0cm" fo:text-align="center" style:justify-single-word="false" fo:text-indent="-1.9cm" style:auto-text-indent="false"/>
    </style:style>
    <style:style style:name="P227" style:family="paragraph" style:parent-style-name="Standard">
      <style:paragraph-properties fo:margin-left="1.9cm" fo:margin-right="0cm" fo:text-align="center" style:justify-single-word="false" fo:text-indent="-1.9cm" style:auto-text-indent="false"/>
      <style:text-properties style:font-name="Times New Roman" fo:font-size="11pt" fo:font-weight="bold" style:font-size-asian="11pt" style:font-weight-asian="bold" style:font-name-complex="Times New Roman" style:font-size-complex="11pt"/>
    </style:style>
    <style:style style:name="P228" style:family="paragraph" style:parent-style-name="Standard">
      <style:paragraph-properties fo:margin-left="0cm" fo:margin-right="0cm" fo:text-align="center" style:justify-single-word="false" fo:text-indent="1.9cm" style:auto-text-indent="false"/>
      <style:text-properties style:text-line-through-style="solid" style:text-line-through-type="single" style:font-name="Times New Roman" fo:font-size="11pt" fo:font-weight="bold" style:font-size-asian="11pt" style:font-weight-asian="bold" style:font-name-complex="Times New Roman" style:font-size-complex="11pt"/>
    </style:style>
    <style:style style:name="P229" style:family="paragraph" style:parent-style-name="Standard">
      <style:paragraph-properties fo:margin-top="0.106cm" fo:margin-bottom="0.106cm" loext:contextual-spacing="false" fo:text-align="center" style:justify-single-word="false"/>
      <style:text-properties style:font-name="Times New Roman" fo:font-size="10pt" style:font-size-asian="10pt" style:font-name-complex="Times New Roman"/>
    </style:style>
    <style:style style:name="P230" style:family="paragraph" style:parent-style-name="Standard">
      <style:paragraph-properties fo:margin-top="0.106cm" fo:margin-bottom="0.106cm" loext:contextual-spacing="false" fo:text-align="justify" style:justify-single-word="false"/>
      <style:text-properties style:font-name="Times New Roman" fo:font-size="10pt" style:font-size-asian="10pt" style:font-name-complex="Times New Roman"/>
    </style:style>
    <style:style style:name="P231" style:family="paragraph" style:parent-style-name="Standard">
      <style:paragraph-properties fo:margin-top="0.141cm" fo:margin-bottom="0cm" loext:contextual-spacing="false" fo:text-align="justify" style:justify-single-word="false">
        <style:tab-stops>
          <style:tab-stop style:position="6.922cm"/>
        </style:tab-stops>
      </style:paragraph-properties>
    </style:style>
    <style:style style:name="P232" style:family="paragraph" style:parent-style-name="Standard">
      <style:paragraph-properties fo:margin-left="3.725cm" fo:margin-right="0cm" fo:margin-top="0.212cm" fo:margin-bottom="0.212cm" loext:contextual-spacing="false" fo:text-align="justify" style:justify-single-word="false" fo:text-indent="1.27cm" style:auto-text-indent="false"/>
      <style:text-properties style:font-name="Times New Roman" fo:font-size="9.5pt" fo:font-weight="bold" style:font-size-asian="9.5pt" style:font-weight-asian="bold" style:font-name-complex="Times New Roman" style:font-size-complex="9.5pt" style:font-weight-complex="bold"/>
    </style:style>
    <style:style style:name="P233" style:family="paragraph" style:parent-style-name="Standard">
      <style:paragraph-properties fo:margin-top="0.212cm" fo:margin-bottom="0.212cm" loext:contextual-spacing="false" fo:text-align="center" style:justify-single-word="false"/>
      <style:text-properties style:font-name="Times New Roman" fo:font-size="11pt" style:font-size-asian="11pt" style:font-name-complex="Times New Roman" style:font-size-complex="11pt" style:font-style-complex="italic"/>
    </style:style>
    <style:style style:name="P234" style:family="paragraph" style:parent-style-name="Standard">
      <style:paragraph-properties fo:margin-left="1.249cm" fo:margin-right="0cm" fo:text-indent="0cm" style:auto-text-indent="false"/>
    </style:style>
    <style:style style:name="P235" style:family="paragraph" style:parent-style-name="Standard">
      <style:paragraph-properties fo:margin-left="1.249cm" fo:margin-right="0cm" fo:text-indent="0cm" style:auto-text-indent="false"/>
      <style:text-properties style:font-name="Times New Roman" fo:font-size="9pt" style:text-underline-style="solid" style:text-underline-width="auto" style:text-underline-color="font-color" style:font-size-asian="9pt" style:font-name-complex="Times New Roman" style:font-size-complex="9pt" style:font-style-complex="italic"/>
    </style:style>
    <style:style style:name="P236" style:family="paragraph" style:parent-style-name="Standard">
      <style:paragraph-properties fo:margin-left="1.249cm" fo:margin-right="0cm" fo:text-indent="0cm" style:auto-text-indent="false"/>
      <style:text-properties fo:font-size="9pt" style:text-underline-style="solid" style:text-underline-width="auto" style:text-underline-color="font-color" style:font-size-asian="9pt" style:font-size-complex="9pt" style:font-style-complex="italic"/>
    </style:style>
    <style:style style:name="P237" style:family="paragraph" style:parent-style-name="Standard">
      <style:paragraph-properties fo:margin-left="0cm" fo:margin-right="0cm" fo:text-indent="-0.318cm" style:auto-text-indent="false"/>
      <style:text-properties style:font-name="Times New Roman" fo:font-size="11pt" fo:font-weight="bold" style:font-size-asian="11pt" style:font-weight-asian="bold" style:font-name-complex="Times New Roman" style:font-size-complex="11pt"/>
    </style:style>
    <style:style style:name="P238" style:family="paragraph" style:parent-style-name="Standard">
      <style:paragraph-properties fo:margin-left="0cm" fo:margin-right="0cm" fo:text-align="center" style:justify-single-word="false" fo:text-indent="-0.318cm" style:auto-text-indent="false"/>
      <style:text-properties style:font-name="Times New Roman" fo:font-size="11pt" fo:font-weight="bold" style:font-size-asian="11pt" style:font-weight-asian="bold" style:font-name-complex="Times New Roman" style:font-size-complex="11pt"/>
    </style:style>
    <style:style style:name="P239" style:family="paragraph" style:parent-style-name="Standard">
      <style:paragraph-properties fo:margin-left="0cm" fo:margin-right="0cm" fo:text-align="center" style:justify-single-word="false" fo:text-indent="-0.318cm" style:auto-text-indent="false"/>
    </style:style>
    <style:style style:name="P240" style:family="paragraph" style:parent-style-name="Standard">
      <style:paragraph-properties fo:margin-left="0cm" fo:margin-right="0cm" fo:text-indent="0.284cm" style:auto-text-indent="false"/>
      <style:text-properties style:font-name="Times New Roman" fo:font-size="8pt" fo:font-style="italic" fo:font-weight="bold" style:font-size-asian="8pt" style:font-style-asian="italic" style:font-weight-asian="bold" style:font-name-complex="Times New Roman" style:font-style-complex="italic"/>
    </style:style>
    <style:style style:name="P241" style:family="paragraph" style:parent-style-name="Standard" style:master-page-name="Standard">
      <style:paragraph-properties fo:text-align="center" style:justify-single-word="false" style:page-number="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style:font-weight-asian="bold" style:font-size-complex="12pt"/>
    </style:style>
    <style:style style:name="P242" style:family="paragraph" style:parent-style-name="Text_20_body">
      <style:paragraph-properties fo:text-align="justify" style:justify-single-word="false">
        <style:tab-stops>
          <style:tab-stop style:position="1.588cm"/>
          <style:tab-stop style:position="2.54cm"/>
        </style:tab-stops>
      </style:paragraph-properties>
      <style:text-properties style:font-name="Times New Roman" fo:font-size="10pt" style:font-size-asian="10pt" style:font-name-complex="Times New Roman"/>
    </style:style>
    <style:style style:name="P243" style:family="paragraph" style:parent-style-name="Text_20_body" style:list-style-name="WW8Num15">
      <style:paragraph-properties fo:margin-left="0cm" fo:margin-right="0cm" fo:margin-top="0cm" fo:margin-bottom="0.212cm" loext:contextual-spacing="false" fo:text-align="justify" style:justify-single-word="false" fo:text-indent="0cm" style:auto-text-indent="false">
        <style:tab-stops>
          <style:tab-stop style:position="0cm"/>
          <style:tab-stop style:position="0.318cm"/>
          <style:tab-stop style:position="0.376cm"/>
        </style:tab-stops>
      </style:paragraph-properties>
    </style:style>
    <style:style style:name="P244" style:family="paragraph" style:parent-style-name="Text_20_body_20_indent">
      <style:paragraph-properties fo:margin-left="0cm" fo:margin-right="0cm" fo:margin-top="0cm" fo:margin-bottom="0cm" loext:contextual-spacing="false" fo:text-indent="0.127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T1" style:family="text">
      <style:text-properties fo:font-weight="bold" style:font-weight-asian="bold"/>
    </style:style>
    <style:style style:name="T2" style:family="text">
      <style:text-properties fo:font-size="11pt" style:font-size-asian="11pt" style:font-size-complex="11pt"/>
    </style:style>
    <style:style style:name="T3" style:family="text">
      <style:text-properties fo:font-size="11pt" fo:language="tr" fo:country="TR" style:font-size-asian="11pt" style:font-size-complex="11pt"/>
    </style:style>
    <style:style style:name="T4" style:family="text">
      <style:text-properties fo:font-size="11pt" fo:language="tr" fo:country="TR" fo:font-style="italic" style:font-size-asian="11pt" style:font-style-asian="italic" style:font-size-complex="11pt"/>
    </style:style>
    <style:style style:name="T5" style:family="text">
      <style:text-properties style:font-name="Times New Roman" fo:font-size="11pt" fo:font-weight="bold" style:font-size-asian="11pt" style:font-weight-asian="bold" style:font-name-complex="Times New Roman" style:font-size-complex="11pt"/>
    </style:style>
    <style:style style:name="T6" style:family="text">
      <style:text-properties style:font-name="Times New Roman" fo:font-size="11pt" fo:font-weight="bold" style:font-size-asian="11pt" style:font-weight-asian="bold" style:font-name-complex="Times New Roman" style:font-size-complex="11pt" style:font-weight-complex="bold"/>
    </style:style>
    <style:style style:name="T7" style:family="text">
      <style:text-properties style:font-name="Times New Roman" fo:font-size="11pt" fo:font-weight="bold" style:font-size-asian="11pt" style:font-weight-asian="bold" style:font-name-complex="Times New Roman" style:font-size-complex="11pt" style:font-style-complex="italic"/>
    </style:style>
    <style:style style:name="T8" style:family="text">
      <style:text-properties style:font-name="Times New Roman" fo:font-size="11pt" fo:font-weight="bold" style:font-size-asian="11pt" style:font-weight-asian="bold" style:font-name-complex="Times New Roman" style:font-size-complex="11pt" style:font-style-complex="italic" style:font-weight-complex="bold"/>
    </style:style>
    <style:style style:name="T9" style:family="text">
      <style:text-properties style:font-name="Times New Roman" fo:font-size="11pt" fo:font-weight="bold" style:font-size-asian="11pt" style:language-asian="tr" style:country-asian="TR" style:font-weight-asian="bold" style:font-name-complex="Times New Roman" style:font-size-complex="11pt"/>
    </style:style>
    <style:style style:name="T10" style:family="text">
      <style:text-properties style:font-name="Times New Roman" fo:font-size="11pt" fo:font-weight="bold" style:font-name-asian="Arial Unicode MS" style:font-size-asian="11pt" style:font-weight-asian="bold" style:font-name-complex="Times New Roman" style:font-size-complex="11pt"/>
    </style:style>
    <style:style style:name="T11" style:family="text">
      <style:text-properties style:font-name="Times New Roman" fo:font-size="11pt" style:font-size-asian="11pt" style:font-name-complex="Times New Roman" style:font-size-complex="11pt"/>
    </style:style>
    <style:style style:name="T12" style:family="text">
      <style:text-properties style:font-name="Times New Roman" fo:font-size="11pt" style:font-size-asian="11pt" style:font-name-complex="Times New Roman" style:font-size-complex="11pt" style:font-style-complex="italic"/>
    </style:style>
    <style:style style:name="T13" style:family="text">
      <style:text-properties style:font-name="Times New Roman" fo:font-size="11pt" style:text-underline-style="solid" style:text-underline-width="auto" style:text-underline-color="font-color" style:font-size-asian="11pt" style:font-name-complex="Times New Roman" style:font-size-complex="11pt"/>
    </style:style>
    <style:style style:name="T14" style:family="text">
      <style:text-properties style:font-name="Times New Roman" style:font-name-complex="Times New Roman"/>
    </style:style>
    <style:style style:name="T15" style:family="text">
      <style:text-properties style:font-name="Times New Roman" fo:font-weight="bold" style:font-weight-asian="bold" style:font-name-complex="Times New Roman"/>
    </style:style>
    <style:style style:name="T16" style:family="text">
      <style:text-properties style:font-name="Times New Roman" fo:font-size="10pt" style:font-size-asian="10pt" style:font-name-complex="Times New Roman"/>
    </style:style>
    <style:style style:name="T17" style:family="text">
      <style:text-properties style:font-name="Times New Roman" fo:font-size="10pt" style:font-size-asian="10pt" style:font-name-complex="Times New Roman" style:font-weight-complex="bold"/>
    </style:style>
    <style:style style:name="T18" style:family="text">
      <style:text-properties style:font-name="Times New Roman" fo:font-size="10pt" style:font-size-asian="10pt" style:font-name-complex="Times New Roman" style:font-style-complex="italic"/>
    </style:style>
    <style:style style:name="T19" style:family="text">
      <style:text-properties style:font-name="Times New Roman" fo:font-size="10pt" style:font-size-asian="10pt" style:font-name-complex="Times New Roman" style:font-style-complex="italic" style:font-weight-complex="bold"/>
    </style:style>
    <style:style style:name="T20" style:family="text">
      <style:text-properties style:font-name="Times New Roman" fo:font-size="10pt" fo:font-weight="bold" style:font-size-asian="10pt" style:font-weight-asian="bold" style:font-name-complex="Times New Roman"/>
    </style:style>
    <style:style style:name="T21" style:family="text">
      <style:text-properties style:font-name="Times New Roman" fo:font-size="10pt" fo:letter-spacing="-0.004cm" style:font-size-asian="10pt" style:font-name-complex="Times New Roman"/>
    </style:style>
    <style:style style:name="T22" style:family="text">
      <style:text-properties style:font-name="Times New Roman" fo:font-size="10pt" style:font-name-asian="Arial Unicode MS" style:font-size-asian="10pt" style:font-name-complex="Times New Roman"/>
    </style:style>
    <style:style style:name="T23" style:family="text">
      <style:text-properties style:font-name="Times New Roman" fo:font-size="10pt" style:text-underline-style="solid" style:text-underline-width="auto" style:text-underline-color="font-color" style:font-name-asian="Arial Unicode MS" style:font-size-asian="10pt" style:font-name-complex="Times New Roman"/>
    </style:style>
    <style:style style:name="T24" style:family="text">
      <style:text-properties style:font-name="Times New Roman" fo:font-size="9pt" style:font-size-asian="9pt" style:font-name-complex="Times New Roman"/>
    </style:style>
    <style:style style:name="T25" style:family="text">
      <style:text-properties style:font-name="Times New Roman" fo:font-size="9pt" style:font-size-asian="9pt" style:font-name-complex="Times New Roman" style:font-size-complex="9pt"/>
    </style:style>
    <style:style style:name="T26" style:family="text">
      <style:text-properties style:font-name="Times New Roman" fo:font-size="9pt" fo:letter-spacing="-0.004cm" style:font-size-asian="9pt" style:font-name-complex="Times New Roman"/>
    </style:style>
    <style:style style:name="T27" style:family="text">
      <style:text-properties style:font-name="Times New Roman" fo:font-size="9pt" fo:font-weight="bold" style:font-size-asian="9pt" style:font-weight-asian="bold" style:font-name-complex="Times New Roman" style:font-size-complex="9pt"/>
    </style:style>
    <style:style style:name="T28" style:family="text">
      <style:text-properties style:font-name="Times New Roman" fo:font-size="9pt" style:font-name-asian="Arial Unicode MS" style:font-size-asian="9pt" style:font-name-complex="Times New Roman" style:font-size-complex="9pt"/>
    </style:style>
    <style:style style:name="T29" style:family="text">
      <style:text-properties style:font-name="Times New Roman" fo:font-size="9pt" style:text-underline-style="solid" style:text-underline-width="auto" style:text-underline-color="font-color" style:font-size-asian="9pt" style:font-name-complex="Times New Roman" style:font-size-complex="9pt" style:font-style-complex="italic"/>
    </style:style>
    <style:style style:name="T30" style:family="text">
      <style:text-properties style:font-name="Times New Roman" style:font-name-asian="Arial Unicode MS" style:font-name-complex="Times New Roman" style:font-size-complex="12pt"/>
    </style:style>
    <style:style style:name="T31" style:family="text">
      <style:text-properties style:font-name="Times New Roman" fo:font-size="8pt" style:font-size-asian="8pt" style:font-name-complex="Times New Roman"/>
    </style:style>
    <style:style style:name="T32" style:family="text">
      <style:text-properties style:font-name="Times New Roman" fo:font-size="8pt" style:font-size-asian="8pt" style:font-name-complex="Times New Roman" style:font-size-complex="8pt"/>
    </style:style>
    <style:style style:name="T33" style:family="text">
      <style:text-properties style:font-name="Times New Roman" fo:font-size="8pt" style:font-size-asian="8pt" style:font-name-complex="Times New Roman" style:font-size-complex="8pt" style:font-style-complex="italic"/>
    </style:style>
    <style:style style:name="T34" style:family="text">
      <style:text-properties style:font-name="Times New Roman" fo:font-size="8pt" style:font-size-asian="8pt" style:font-name-complex="Times New Roman" style:font-size-complex="8pt" style:font-style-complex="italic" style:font-weight-complex="bold"/>
    </style:style>
    <style:style style:name="T35" style:family="text">
      <style:text-properties style:font-name="Times New Roman" fo:font-size="8pt" style:font-size-asian="8pt" style:font-name-complex="Times New Roman" style:font-size-complex="8pt" style:font-weight-complex="bold"/>
    </style:style>
    <style:style style:name="T36" style:family="text">
      <style:text-properties style:font-name="Times New Roman" fo:font-size="8pt" style:font-size-asian="8pt" style:font-name-complex="Times New Roman" style:font-style-complex="italic"/>
    </style:style>
    <style:style style:name="T37" style:family="text">
      <style:text-properties style:font-name="Times New Roman" fo:font-size="8pt" style:font-name-asian="Arial Unicode MS" style:font-size-asian="8pt" style:font-name-complex="Times New Roman" style:font-size-complex="8pt"/>
    </style:style>
    <style:style style:name="T38" style:family="text">
      <style:text-properties style:font-name="Times New Roman" fo:font-size="8pt" fo:font-weight="bold" style:font-size-asian="8pt" style:font-weight-asian="bold" style:font-name-complex="Times New Roman" style:font-size-complex="8pt" style:font-style-complex="italic"/>
    </style:style>
    <style:style style:name="T39" style:family="text">
      <style:text-properties style:font-name="Times New Roman" fo:font-size="8pt" fo:font-weight="bold" style:font-size-asian="8pt" style:font-weight-asian="bold" style:font-name-complex="Times New Roman" style:font-size-complex="8pt" style:font-style-complex="italic" style:font-weight-complex="bold"/>
    </style:style>
    <style:style style:name="T40" style:family="text">
      <style:text-properties style:font-name="Times New Roman" fo:font-size="8pt" style:text-underline-style="solid" style:text-underline-width="auto" style:text-underline-color="font-color" style:font-size-asian="8pt" style:font-name-complex="Times New Roman" style:font-size-complex="8pt" style:font-style-complex="italic" style:font-weight-complex="bold"/>
    </style:style>
    <style:style style:name="T41" style:family="text">
      <style:text-properties style:font-name="Times New Roman" fo:font-style="italic" fo:font-weight="bold" style:font-style-asian="italic" style:font-weight-asian="bold" style:font-name-complex="Times New Roman" style:font-size-complex="12pt"/>
    </style:style>
    <style:style style:name="T42" style:family="text">
      <style:text-properties style:font-name="Times New Roman" style:text-underline-style="solid" style:text-underline-width="auto" style:text-underline-color="font-color" style:font-name-complex="Times New Roman"/>
    </style:style>
    <style:style style:name="T43" style:family="text">
      <style:text-properties style:font-name="Times New Roman" style:text-underline-style="solid" style:text-underline-width="auto" style:text-underline-color="font-color" fo:font-weight="bold" style:font-weight-asian="bold" style:font-name-complex="Times New Roman"/>
    </style:style>
    <style:style style:name="T44" style:family="text">
      <style:text-properties style:font-name="Times New Roman" fo:font-size="9.5pt" fo:font-weight="bold" style:font-size-asian="9.5pt" style:font-weight-asian="bold" style:font-name-complex="Times New Roman" style:font-size-complex="9.5pt" style:font-weight-complex="bold"/>
    </style:style>
    <style:style style:name="T45" style:family="text">
      <style:text-properties style:font-size-complex="11pt"/>
    </style:style>
    <style:style style:name="T46" style:family="text">
      <style:text-properties fo:font-size="10pt" style:font-size-asian="10pt" style:font-size-complex="10pt"/>
    </style:style>
    <style:style style:name="T47" style:family="text">
      <style:text-properties style:font-weight-complex="bold"/>
    </style:style>
    <style:style style:name="T48" style:family="text">
      <style:text-properties fo:letter-spacing="-0.032cm"/>
    </style:style>
    <style:style style:name="T49" style:family="text">
      <style:text-properties fo:font-size="9pt" style:font-size-asian="9pt" style:font-size-complex="9pt"/>
    </style:style>
    <style:style style:name="T50" style:family="text">
      <style:text-properties fo:font-size="9pt" style:font-size-asian="9pt" style:font-size-complex="11pt"/>
    </style:style>
    <style:style style:name="T51" style:family="text">
      <style:text-properties fo:font-size="9pt" style:font-size-asian="9pt" style:font-size-complex="10pt"/>
    </style:style>
    <style:style style:name="T52" style:family="text">
      <style:text-properties fo:font-size="9pt" style:text-underline-style="solid" style:text-underline-width="auto" style:text-underline-color="font-color" style:font-size-asian="9pt" style:font-size-complex="9pt" style:font-style-complex="italic"/>
    </style:style>
    <style:style style:name="T53" style:family="text">
      <style:text-properties style:font-size-complex="9pt"/>
    </style:style>
    <style:style style:name="T54" style:family="text">
      <style:text-properties style:text-position="sub 58%"/>
    </style:style>
    <style:style style:name="T55" style:family="text">
      <style:text-properties style:text-position="sub 58%" fo:font-size="11pt" style:font-size-asian="11pt" style:font-size-complex="11pt"/>
    </style:style>
    <style:style style:name="T56" style:family="text">
      <style:text-properties style:text-position="sub 58%" style:font-name="Times New Roman" fo:font-size="11pt" style:font-size-asian="11pt" style:font-name-complex="Times New Roman" style:font-size-complex="11pt"/>
    </style:style>
    <style:style style:name="T57" style:family="text">
      <style:text-properties style:text-position="sub 58%" style:font-name="Times New Roman" fo:font-size="11pt" fo:font-weight="bold" style:font-size-asian="11pt" style:font-weight-asian="bold" style:font-name-complex="Times New Roman" style:font-size-complex="11pt"/>
    </style:style>
    <style:style style:name="T58" style:family="text">
      <style:text-properties style:text-position="sub 58%" style:font-name="Times New Roman" fo:font-size="10pt" style:font-size-asian="10pt" style:font-name-complex="Times New Roman"/>
    </style:style>
    <style:style style:name="T59" style:family="text">
      <style:text-properties style:text-position="sub 58%" fo:font-size="9pt" style:font-size-asian="9pt" style:font-size-complex="10pt"/>
    </style:style>
    <style:style style:name="T60" style:family="text">
      <style:text-properties style:text-position="sub 58%" style:font-size-complex="11pt"/>
    </style:style>
    <style:style style:name="T61" style:family="text">
      <style:text-properties fo:color="#000000"/>
    </style:style>
    <style:style style:name="T62" style:family="text">
      <style:text-properties fo:color="#000000" fo:font-size="9pt" fo:font-weight="normal" style:font-size-asian="9pt" style:font-weight-asian="normal"/>
    </style:style>
    <style:style style:name="T63" style:family="text">
      <style:text-properties fo:color="#000000" style:font-name="Times New Roman" fo:font-size="10pt" style:font-size-asian="10pt" style:font-name-complex="Times New Roman"/>
    </style:style>
    <style:style style:name="T64" style:family="text">
      <style:text-properties fo:color="#000000" style:font-name="Times New Roman" fo:font-size="10pt" style:font-size-asian="10pt" style:font-name-complex="Times New Roman" style:font-size-complex="10pt"/>
    </style:style>
    <style:style style:name="T65" style:family="text">
      <style:text-properties fo:color="#000000" style:font-name="Times New Roman" fo:font-size="10pt" style:font-size-asian="10pt" style:font-name-complex="Times New Roman" style:font-size-complex="10pt" style:font-style-complex="italic"/>
    </style:style>
    <style:style style:name="T66" style:family="text">
      <style:text-properties fo:color="#000000" style:font-name="Times New Roman" style:font-name-complex="Times New Roman"/>
    </style:style>
    <style:style style:name="T67" style:family="text">
      <style:text-properties fo:color="#000000" style:font-name="Times New Roman" fo:font-size="9pt" style:font-size-asian="9pt" style:font-name-complex="Times New Roman"/>
    </style:style>
    <style:style style:name="T68" style:family="text">
      <style:text-properties fo:color="#000000" style:font-name="Times New Roman" fo:font-size="9pt" style:font-size-asian="9pt" style:font-name-complex="Times New Roman" style:font-size-complex="10pt"/>
    </style:style>
    <style:style style:name="T69" style:family="text">
      <style:text-properties fo:color="#000000" style:font-name="Times New Roman" fo:font-size="8pt" style:font-size-asian="8pt" style:font-name-complex="Times New Roman" style:font-size-complex="8pt"/>
    </style:style>
    <style:style style:name="T70" style:family="text">
      <style:text-properties fo:color="#000000" style:font-name="Times New Roman" fo:font-size="11pt" style:font-size-asian="11pt" style:font-name-complex="Times New Roman" style:font-size-complex="11pt"/>
    </style:style>
    <style:style style:name="T71" style:family="text">
      <style:text-properties fo:color="#000000" style:font-name="Times New Roman" fo:font-size="11pt" style:font-size-asian="11pt" style:font-name-complex="Times New Roman" style:font-size-complex="11pt" style:font-style-complex="italic"/>
    </style:style>
    <style:style style:name="T72" style:family="text">
      <style:text-properties fo:color="#000000" style:font-size-complex="10pt"/>
    </style:style>
    <style:style style:name="T73" style:family="text">
      <style:text-properties fo:color="#000000" style:text-position="super 58%" style:font-name="Times New Roman" fo:font-size="10pt" style:font-size-asian="10pt" style:font-name-complex="Times New Roman" style:font-size-complex="10pt"/>
    </style:style>
    <style:style style:name="T74" style:family="text">
      <style:text-properties fo:color="#000000" style:text-position="super 58%" style:font-name="Times New Roman" fo:font-size="10pt" style:font-size-asian="10pt" style:font-name-complex="Times New Roman" style:font-size-complex="10pt" style:font-weight-complex="bold"/>
    </style:style>
    <style:style style:name="T75" style:family="text">
      <style:text-properties fo:color="#000000" style:text-position="super 58%" style:font-name="Times New Roman" fo:font-size="10pt" style:font-size-asian="10pt" style:font-name-complex="Times New Roman" style:font-size-complex="10pt" style:font-style-complex="italic"/>
    </style:style>
    <style:style style:name="T76" style:family="text">
      <style:text-properties fo:color="#000000" style:text-position="super 58%" style:font-name="Times New Roman" fo:font-size="9pt" style:font-size-asian="9pt" style:font-name-complex="Times New Roman" style:font-size-complex="10pt"/>
    </style:style>
    <style:style style:name="T77" style:family="text">
      <style:text-properties fo:color="#000000" style:text-position="super 58%" style:font-name="Times New Roman" fo:font-size="8pt" style:font-size-asian="8pt" style:font-name-complex="Times New Roman" style:font-size-complex="8pt"/>
    </style:style>
    <style:style style:name="T78" style:family="text">
      <style:text-properties fo:color="#000000" style:text-position="super 58%" style:font-name="Times New Roman" fo:font-size="11pt" style:font-size-asian="11pt" style:font-name-complex="Times New Roman" style:font-size-complex="11pt"/>
    </style:style>
    <style:style style:name="T79" style:family="text">
      <style:text-properties fo:color="#000000" style:text-position="super 58%" style:font-name="Times New Roman" fo:font-size="11pt" style:font-size-asian="11pt" style:font-name-complex="Times New Roman" style:font-size-complex="11pt" style:font-style-complex="italic"/>
    </style:style>
    <style:style style:name="T80" style:family="text">
      <style:text-properties fo:color="#000000" style:text-position="super 58%" style:font-name="Times New Roman" fo:font-size="11pt" fo:font-weight="bold" style:font-size-asian="11pt" style:font-weight-asian="bold" style:font-name-complex="Times New Roman" style:font-size-complex="11pt" style:font-style-complex="italic"/>
    </style:style>
    <style:style style:name="T81" style:family="text">
      <style:text-properties fo:color="#000000" style:text-position="super 58%" fo:font-size="10pt" style:font-size-asian="10pt" style:font-size-complex="10pt"/>
    </style:style>
    <style:style style:name="T82" style:family="text">
      <style:text-properties fo:color="#000000" style:text-position="super 58%" fo:font-size="10pt" style:font-size-asian="10pt" style:font-size-complex="10pt" style:font-weight-complex="bold"/>
    </style:style>
    <style:style style:name="T83" style:family="text">
      <style:text-properties fo:color="#000000" fo:font-size="10pt" style:font-size-asian="10pt" style:font-size-complex="10pt"/>
    </style:style>
    <style:style style:name="T84" style:family="text">
      <style:text-properties fo:color="#000000" fo:font-size="10pt" style:font-size-asian="10pt" style:font-size-complex="10pt" style:font-weight-complex="bold"/>
    </style:style>
    <style:style style:name="T85" style:family="text">
      <style:text-properties fo:color="#000000" fo:font-size="11pt" fo:font-style="normal" style:font-size-asian="11pt" style:font-style-asian="normal" style:font-size-complex="11pt"/>
    </style:style>
    <style:style style:name="T86" style:family="text">
      <style:text-properties fo:color="#000000" fo:font-style="normal" style:font-style-asian="normal"/>
    </style:style>
    <style:style style:name="T87" style:family="text">
      <style:text-properties fo:color="#000000" fo:font-style="normal" fo:font-weight="normal" style:font-style-asian="normal" style:font-weight-asian="normal"/>
    </style:style>
    <style:style style:name="T88" style:family="text">
      <style:text-properties fo:letter-spacing="-0.004cm"/>
    </style:style>
    <style:style style:name="T89" style:family="text">
      <style:text-properties style:text-position="super 58%"/>
    </style:style>
    <style:style style:name="T90" style:family="text">
      <style:text-properties style:text-position="super 58%" style:font-name="Times New Roman" fo:font-size="11pt" fo:font-weight="bold" style:font-size-asian="11pt" style:font-weight-asian="bold" style:font-name-complex="Times New Roman" style:font-size-complex="11pt"/>
    </style:style>
    <style:style style:name="T91" style:family="text">
      <style:text-properties style:text-position="super 58%" style:font-name="Times New Roman" fo:font-size="11pt" style:font-size-asian="11pt" style:font-name-complex="Times New Roman" style:font-size-complex="11pt"/>
    </style:style>
    <style:style style:name="T92" style:family="text">
      <style:text-properties style:text-position="super 58%" style:font-name="Times New Roman" fo:font-size="11pt" style:font-size-asian="11pt" style:font-name-complex="Times New Roman" style:font-size-complex="11pt" style:font-style-complex="italic"/>
    </style:style>
    <style:style style:name="T93" style:family="text">
      <style:text-properties style:text-position="super 58%" style:font-name="Times New Roman" fo:font-size="9pt" style:font-size-asian="9pt" style:font-name-complex="Times New Roman" style:font-size-complex="9pt"/>
    </style:style>
    <style:style style:name="T94" style:family="text">
      <style:text-properties style:text-position="super 58%" style:font-name="Times New Roman" fo:font-size="9pt" style:font-name-asian="Arial Unicode MS" style:font-size-asian="9pt" style:font-name-complex="Times New Roman" style:font-size-complex="9pt"/>
    </style:style>
    <style:style style:name="T95" style:family="text">
      <style:text-properties style:text-position="super 58%" style:font-name="Times New Roman" style:font-name-asian="Arial Unicode MS" style:font-name-complex="Times New Roman" style:font-size-complex="12pt"/>
    </style:style>
    <style:style style:name="T96" style:family="text">
      <style:text-properties style:text-position="super 58%" style:font-name="Times New Roman" fo:font-size="10pt" style:font-size-asian="10pt" style:font-name-complex="Times New Roman"/>
    </style:style>
    <style:style style:name="T97" style:family="text">
      <style:text-properties style:text-position="super 58%" style:font-name="Times New Roman" fo:font-size="10pt" style:font-size-asian="10pt" style:font-name-complex="Times New Roman" style:font-weight-complex="bold"/>
    </style:style>
    <style:style style:name="T98" style:family="text">
      <style:text-properties style:text-position="super 58%" style:font-name="Times New Roman" fo:font-size="10pt" style:font-size-asian="10pt" style:font-name-complex="Times New Roman" style:font-style-complex="italic"/>
    </style:style>
    <style:style style:name="T99" style:family="text">
      <style:text-properties style:text-position="super 58%" style:font-name="Times New Roman" fo:font-size="10pt" style:font-name-asian="Arial Unicode MS" style:font-size-asian="10pt" style:font-name-complex="Times New Roman"/>
    </style:style>
    <style:style style:name="T100" style:family="text">
      <style:text-properties style:text-position="super 58%" style:font-name="Times New Roman" fo:font-size="8pt" style:font-size-asian="8pt" style:font-name-complex="Times New Roman" style:font-size-complex="8pt" style:font-weight-complex="bold"/>
    </style:style>
    <style:style style:name="T101" style:family="text">
      <style:text-properties style:text-position="super 58%" style:font-name="Times New Roman" fo:font-size="8pt" style:font-size-asian="8pt" style:font-name-complex="Times New Roman" style:font-size-complex="8pt" style:font-style-complex="italic" style:font-weight-complex="bold"/>
    </style:style>
    <style:style style:name="T102" style:family="text">
      <style:text-properties style:text-position="super 58%" style:font-name="Times New Roman" fo:font-size="8pt" style:font-size-asian="8pt" style:font-name-complex="Times New Roman" style:font-size-complex="12pt" style:font-style-complex="italic" style:font-weight-complex="bold"/>
    </style:style>
    <style:style style:name="T103" style:family="text">
      <style:text-properties style:text-position="super 58%" style:font-name="Times New Roman" fo:font-size="8pt" style:font-name-asian="Arial Unicode MS" style:font-size-asian="8pt" style:font-name-complex="Times New Roman" style:font-size-complex="8pt"/>
    </style:style>
    <style:style style:name="T104" style:family="text">
      <style:text-properties style:text-position="super 58%" style:font-name="Times New Roman" fo:font-size="8pt" fo:font-weight="bold" style:font-size-asian="8pt" style:font-weight-asian="bold" style:font-name-complex="Times New Roman" style:font-size-complex="8pt" style:font-style-complex="italic" style:font-weight-complex="bold"/>
    </style:style>
    <style:style style:name="T105" style:family="text">
      <style:text-properties style:text-position="super 58%" style:font-size-complex="11pt"/>
    </style:style>
    <style:style style:name="T106" style:family="text">
      <style:text-properties style:text-position="super 58%" fo:font-size="10pt" style:font-size-asian="10pt" style:font-size-complex="10pt"/>
    </style:style>
    <style:style style:name="T107" style:family="text">
      <style:text-properties style:font-name-asian="Arial Unicode MS"/>
    </style:style>
    <style:style style:name="T108" style:family="text">
      <style:text-properties fo:language="tr" fo:country="TR"/>
    </style:style>
    <style:style style:name="T109" style:family="text">
      <style:text-properties fo:language="tr" fo:country="TR" style:font-name-asian="Arial Unicode MS" style:font-size-complex="12pt"/>
    </style:style>
    <style:style style:name="T110" style:family="text">
      <style:text-properties fo:font-style="italic" style:font-style-asian="italic"/>
    </style:style>
    <style:style style:name="T111" style:family="text">
      <style:text-properties style:font-size-complex="12pt"/>
    </style:style>
    <style:style style:name="T112" style:family="text">
      <style:text-properties style:text-underline-style="solid" style:text-underline-width="auto" style:text-underline-color="font-color"/>
    </style:style>
    <style:style style:name="T113" style:family="text">
      <style:text-properties style:text-underline-style="solid" style:text-underline-width="auto" style:text-underline-color="font-color" style:font-name-asian="Arial Unicode MS"/>
    </style:style>
    <style:style style:name="T114" style:family="text">
      <style:text-properties style:text-line-through-style="solid" style:text-line-through-type="single"/>
    </style:style>
    <style:style style:name="T115" style:family="text">
      <style:text-properties style:text-line-through-style="solid" style:text-line-through-type="single" fo:letter-spacing="normal"/>
    </style:style>
    <style:style style:name="T116" style:family="text">
      <style:text-properties style:text-line-through-style="solid" style:text-line-through-type="single" style:font-name="Times New Roman" fo:font-size="12pt" fo:letter-spacing="normal" style:font-size-asian="12pt" style:font-name-complex="Times New Roman"/>
    </style:style>
    <style:style style:name="T117" style:family="text">
      <style:text-properties style:text-line-through-style="solid" style:text-line-through-type="single" style:font-name="Times New Roman" fo:font-size="10pt" style:font-size-asian="10pt" style:font-name-complex="Times New Roman"/>
    </style:style>
    <style:style style:name="T118" style:family="text">
      <style:text-properties style:text-line-through-style="solid" style:text-line-through-type="single" style:font-name="Times New Roman" fo:font-size="10pt" fo:letter-spacing="normal" style:font-size-asian="10pt" style:font-name-complex="Times New Roman"/>
    </style:style>
    <style:style style:name="T119"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Frame">
      <style:graphic-properties fo:margin-left="0.249cm" fo:margin-right="0.249cm" fo:margin-top="0cm" fo:margin-bottom="0cm" style:wrap="parallel" style:number-wrapped-paragraphs="no-limit"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1">BİNALARIN YANGINDAN KORUNMASI HAKKINDA YÖNETMELİĞİN EKLERİ</text:p>
      <text:p text:style-name="P68"/>
      <text:p text:style-name="P68">Ek-1</text:p>
      <text:p text:style-name="P68">Bina Tehlike Sınıflandırması</text:p>
      <text:p text:style-name="P155"><text:span text:style-name="T1">Ek-1/A <text:s/>Düşük Tehlike Kullanım Alanları</text:span></text:p>
      <table:table table:name="Tablo1" table:style-name="Tablo1">
        <table:table-column table:style-name="Tablo1.A"/>
        <table:table-row table:style-name="Tablo1.1">
          <table:table-cell table:style-name="Tablo1.A1" office:value-type="string">
            <text:p text:style-name="P76">Okullar ve diğer eğitim kurumları (belirli alanları* ), <text:s/>bürolar (belirli alanları* ) , <text:s/>hapishaneler </text:p>
          </table:table-cell>
        </table:table-row>
        <table:table-row table:style-name="Tablo1.1">
          <table:table-cell table:style-name="Tablo1.A1" office:value-type="string">
            <text:p text:style-name="Standard"><text:span text:style-name="T17">* Kullanım alanları, Ek-1.b ve Ek-1.c kapsamına girmeyen alanlar.</text:span></text:p>
          </table:table-cell>
        </table:table-row>
      </table:table>
      <text:p text:style-name="P156"><text:span text:style-name="T5">Ek-1/B </text:span><text:s/>Orta Tehlike Kullanım Alanları</text:p>
      <table:table table:name="Tablo2" table:style-name="Tablo2">
        <table:table-column table:style-name="Tablo2.A"/>
        <table:table-column table:style-name="Tablo2.B"/>
        <table:table-column table:style-name="Tablo2.C"/>
        <table:table-column table:style-name="Tablo2.D"/>
        <table:table-column table:style-name="Tablo2.E"/>
        <table:table-row table:style-name="Tablo2.1">
          <table:table-cell table:style-name="Tablo2.A1" office:value-type="string">
            <text:p text:style-name="P77">KULLANIM</text:p>
            <text:p text:style-name="P77">TÜRÜ</text:p>
          </table:table-cell>
          <table:table-cell table:style-name="Tablo2.A1" office:value-type="string">
            <text:p text:style-name="P78"/>
            <text:p text:style-name="P77">Orta Tehlike -1</text:p>
          </table:table-cell>
          <table:table-cell table:style-name="Tablo2.A1" office:value-type="string">
            <text:p text:style-name="P78"/>
            <text:p text:style-name="P77">Orta Tehlike -2</text:p>
          </table:table-cell>
          <table:table-cell table:style-name="Tablo2.A1" office:value-type="string">
            <text:p text:style-name="P78"/>
            <text:p text:style-name="P77">Orta Tehlike -3</text:p>
          </table:table-cell>
          <table:table-cell table:style-name="Tablo2.E1" office:value-type="string">
            <text:p text:style-name="P78"/>
            <text:p text:style-name="P77">Orta Tehlike -4</text:p>
          </table:table-cell>
        </table:table-row>
        <table:table-row table:style-name="Tablo2.2">
          <table:table-cell table:style-name="Tablo2.A1" office:value-type="string">
            <text:p text:style-name="Standard"><text:span text:style-name="T17">Cam ve seramikler</text:span></text:p>
          </table:table-cell>
          <table:table-cell table:style-name="Tablo2.A1" office:value-type="string">
            <text:p text:style-name="P81"/>
          </table:table-cell>
          <table:table-cell table:style-name="Tablo2.A1" office:value-type="string">
            <text:p text:style-name="P81"/>
          </table:table-cell>
          <table:table-cell table:style-name="Tablo2.A1" office:value-type="string">
            <text:p text:style-name="P81"/>
            <text:p text:style-name="P80">Cam Fabrikaları</text:p>
          </table:table-cell>
          <table:table-cell table:style-name="Tablo2.E1" office:value-type="string">
            <text:p text:style-name="P81"/>
          </table:table-cell>
        </table:table-row>
        <table:table-row table:style-name="Tablo2.3">
          <table:table-cell table:style-name="Tablo2.A1" office:value-type="string">
            <text:p text:style-name="P81"/>
            <text:p text:style-name="P80">Kimyasallar</text:p>
          </table:table-cell>
          <table:table-cell table:style-name="Tablo2.A1" office:value-type="string">
            <text:p text:style-name="P81"/>
            <text:p text:style-name="P80">Çimento İşleri</text:p>
          </table:table-cell>
          <table:table-cell table:style-name="Tablo2.A1" office:value-type="string">
            <text:p text:style-name="Standard"><text:span text:style-name="T17">Fotoğraf laboratuvarları, Fotoğraf film fabrikaları</text:span></text:p>
          </table:table-cell>
          <table:table-cell table:style-name="Tablo2.A1" office:value-type="string">
            <text:p text:style-name="P80">Boyama işlemleri, sabun fabrikaları</text:p>
          </table:table-cell>
          <table:table-cell table:style-name="Tablo2.E1" office:value-type="string">
            <text:p text:style-name="P80">Mum ve balmumu fabrikaları, kibrit fabrikaları, boyahaneler</text:p>
          </table:table-cell>
        </table:table-row>
        <table:table-row table:style-name="Tablo2.4">
          <table:table-cell table:style-name="Tablo2.A1" office:value-type="string">
            <text:p text:style-name="P81"/>
            <text:p text:style-name="P80">Mühendislik</text:p>
          </table:table-cell>
          <table:table-cell table:style-name="Tablo2.A1" office:value-type="string">
            <text:p text:style-name="P80">Metal levha üretimi</text:p>
          </table:table-cell>
          <table:table-cell table:style-name="Tablo2.A1" office:value-type="string">
            <text:p text:style-name="P80">Otomotiv fabrikaları, tamirhaneleri</text:p>
          </table:table-cell>
          <table:table-cell table:style-name="Tablo2.A1" office:value-type="string">
            <text:p text:style-name="P80">Elektronik fabrikaları, buzdolabı ve çamaşır makinesi fabrikaları</text:p>
          </table:table-cell>
          <table:table-cell table:style-name="Tablo2.E1" office:value-type="string">
            <text:p text:style-name="P81"/>
          </table:table-cell>
        </table:table-row>
        <table:table-row table:style-name="Tablo2.5">
          <table:table-cell table:style-name="Tablo2.A1" office:value-type="string">
            <text:p text:style-name="P81"/>
            <text:p text:style-name="Standard"><text:span text:style-name="T17">Yiyecek ve içecekler</text:span></text:p>
          </table:table-cell>
          <table:table-cell table:style-name="Tablo2.A1" office:value-type="string">
            <text:p text:style-name="P80"><text:s/></text:p>
            <text:p text:style-name="P80">Mezbahalar Mandıralar</text:p>
          </table:table-cell>
          <table:table-cell table:style-name="Tablo2.A1" office:value-type="string">
            <text:p text:style-name="Standard"><text:span text:style-name="T17">Fırınlar, bisküvi, çikolata, şekerleme imalathaneleri, bira fabrikaları </text:span></text:p>
          </table:table-cell>
          <table:table-cell table:style-name="Tablo2.A1" office:value-type="string">
            <text:p text:style-name="Standard"><text:span text:style-name="T17">Hayvan yemi fabrikaları, meyve kurutma, suyu çıkarılmış sebze ve çorba fabrikaları, şeker imalathaneleri, tahıl değirmenleri</text:span></text:p>
          </table:table-cell>
          <table:table-cell table:style-name="Tablo2.E1" office:value-type="string">
            <text:p text:style-name="P81"/>
            <text:p text:style-name="P80">Alkol damıtma</text:p>
          </table:table-cell>
        </table:table-row>
        <table:table-row table:style-name="Tablo2.5">
          <table:table-cell table:style-name="Tablo2.A1" office:value-type="string">
            <text:p text:style-name="P81"/>
            <text:p text:style-name="P80">Çeşitli</text:p>
          </table:table-cell>
          <table:table-cell table:style-name="Tablo2.A1" office:value-type="string">
            <text:p text:style-name="P80">Hastaneler, oteller, lokantalar, kütüphaneler (kitap depoları hariç), okullar, bürolar</text:p>
          </table:table-cell>
          <table:table-cell table:style-name="Tablo2.A1" office:value-type="string">
            <text:p text:style-name="Standard"><text:span text:style-name="T17">Fizik laboratuvarları, çamaşırhaneler, otoparklar, müzeler</text:span></text:p>
          </table:table-cell>
          <table:table-cell table:style-name="Tablo2.A1" office:value-type="string">
            <text:p text:style-name="P81"/>
            <text:p text:style-name="P80">Radyo ve televizyon Yayınevleri, tren istasyonları, tesisat odaları</text:p>
            <text:p text:style-name="P80"/>
          </table:table-cell>
          <table:table-cell table:style-name="Tablo2.E1" office:value-type="string">
            <text:p text:style-name="P80">Sinemalar, tiyatrolar, konser salonları, tütün fabrikaları</text:p>
          </table:table-cell>
        </table:table-row>
        <table:table-row table:style-name="Tablo2.7">
          <table:table-cell table:style-name="Tablo2.A1" office:value-type="string">
            <text:p text:style-name="P81"/>
            <text:p text:style-name="P80">Kâğıt</text:p>
          </table:table-cell>
          <table:table-cell table:style-name="Tablo2.A1" office:value-type="string">
            <text:p text:style-name="P81"/>
          </table:table-cell>
          <table:table-cell table:style-name="Tablo2.A1" office:value-type="string">
            <text:p text:style-name="P81"/>
          </table:table-cell>
          <table:table-cell table:style-name="Tablo2.A1" office:value-type="string">
            <text:p text:style-name="Standard"><text:span text:style-name="T17">Cilthaneler, mukavva fabrikaları, kâğıt fabrikaları, baskı işleri ve matbaalar</text:span></text:p>
          </table:table-cell>
          <table:table-cell table:style-name="Tablo2.E1" office:value-type="string">
            <text:p text:style-name="P81"/>
            <text:p text:style-name="P80">Atık kâğıt işletmeleri</text:p>
          </table:table-cell>
        </table:table-row>
        <table:table-row table:style-name="Tablo2.8">
          <table:table-cell table:style-name="Tablo2.A1" office:value-type="string">
            <text:p text:style-name="P81"/>
            <text:p text:style-name="P80">Lastik ve plastik</text:p>
          </table:table-cell>
          <table:table-cell table:style-name="Tablo2.A1" office:value-type="string">
            <text:p text:style-name="P81"/>
          </table:table-cell>
          <table:table-cell table:style-name="Tablo2.A1" office:value-type="string">
            <text:p text:style-name="P81"/>
          </table:table-cell>
          <table:table-cell table:style-name="Tablo2.A1" office:value-type="string">
            <text:p text:style-name="P80">Kablo farikaları, plastik döküm ve plastik eşya (köpük plastik hariç), kauçuk eşya fabrikaları, <text:s text:c="2"/>sentetik lif (akrilik hariç) fabrikaları </text:p>
            <text:p text:style-name="P80">Vulkanize fabrikaları </text:p>
          </table:table-cell>
          <table:table-cell table:style-name="Tablo2.E1" office:value-type="string">
            <text:p text:style-name="P81"/>
            <text:p text:style-name="P80">Halat fabrikaları</text:p>
          </table:table-cell>
        </table:table-row>
        <table:table-row table:style-name="Tablo2.9">
          <table:table-cell table:style-name="Tablo2.A1" office:value-type="string">
            <text:p text:style-name="Standard"><text:span text:style-name="T17">Dükkânlar ve ofisler</text:span></text:p>
          </table:table-cell>
          <table:table-cell table:style-name="Tablo2.A1" office:value-type="string">
            <text:p text:style-name="P80">Bilgisayara veri işleme ofisleri (veri saklama odaları, hariç)</text:p>
          </table:table-cell>
          <table:table-cell table:style-name="Tablo2.A1" office:value-type="string">
            <text:p text:style-name="P81"/>
          </table:table-cell>
          <table:table-cell table:style-name="Tablo2.A1" office:value-type="string">
            <text:p text:style-name="P80">Büyük mağazalar </text:p>
            <text:p text:style-name="P80">Alışveriş merkezleri</text:p>
          </table:table-cell>
          <table:table-cell table:style-name="Tablo2.E1" office:value-type="string">
            <text:p text:style-name="P80">Sergi salonları</text:p>
          </table:table-cell>
        </table:table-row>
        <table:table-row table:style-name="Tablo2.5">
          <table:table-cell table:style-name="Tablo2.A1" office:value-type="string">
            <text:p text:style-name="P81"/>
            <text:p text:style-name="P80"/>
            <text:p text:style-name="P80"/>
            <text:p text:style-name="Standard"><text:span text:style-name="T17">Tekstiller ve konfeksiyon</text:span></text:p>
          </table:table-cell>
          <table:table-cell table:style-name="Tablo2.A1" office:value-type="string">
            <text:p text:style-name="P81"/>
          </table:table-cell>
          <table:table-cell table:style-name="Tablo2.A1" office:value-type="string">
            <text:p text:style-name="P81"/>
            <text:p text:style-name="P80"/>
            <text:p text:style-name="P80"/>
            <text:p text:style-name="P80">Deri eşya fabrikaları</text:p>
          </table:table-cell>
          <table:table-cell table:style-name="Tablo2.A1" office:value-type="string">
            <text:p text:style-name="Standard"><text:span text:style-name="T17">Halı fabrikaları (kauçuk ve köpük plastik hariç), kumaş ve giysi fabrikaları, fiber levha fabrikaları, ayakkabı imalathaneleri, triko (örgü), ev tekstili (bez) fabrikaları, yatak, şilte fabrikaları (köpük plastik hariç), dikim ve dokuma atölyeleri, yün ve yünlü kumaş atölyeleri</text:span></text:p>
          </table:table-cell>
          <table:table-cell table:style-name="Tablo2.E1" office:value-type="string">
            <text:p text:style-name="P81"/>
            <text:p text:style-name="P80"/>
            <text:p text:style-name="P80">Pamuk iplikhanesi, keten <text:s/>ve kenevir hazırlama tesisleri</text:p>
          </table:table-cell>
        </table:table-row>
        <table:table-row table:style-name="Tablo2.11">
          <table:table-cell table:style-name="Tablo2.A1" office:value-type="string">
            <text:p text:style-name="P81"/>
            <text:p text:style-name="P80">Kereste ve tahta</text:p>
          </table:table-cell>
          <table:table-cell table:style-name="Tablo2.A1" office:value-type="string">
            <text:p text:style-name="P81"/>
          </table:table-cell>
          <table:table-cell table:style-name="Tablo2.A1" office:value-type="string">
            <text:p text:style-name="P81"/>
          </table:table-cell>
          <table:table-cell table:style-name="Tablo2.A1" office:value-type="string">
            <text:p text:style-name="Standard"><text:span text:style-name="T17">Ahşap işleri fabrikaları, mobilya fabrikaları (köpük plastikler hariç), mobilya mağazaları, <text:s/>koltuk kanepe vb döşemelerinin (plastik köpük hariç) imalathaneleri</text:span></text:p>
          </table:table-cell>
          <table:table-cell table:style-name="Tablo2.E1" office:value-type="string">
            <text:p text:style-name="Standard"><text:span text:style-name="T17">Odun talaşı fabrikaları, yonga levha fabrikaları, kontrplak levhaları</text:span></text:p>
          </table:table-cell>
        </table:table-row>
        <table:table-row table:style-name="Tablo2.12">
          <table:table-cell table:style-name="Tablo2.E1" table:number-columns-spanned="5" office:value-type="string">
            <text:p text:style-name="P82">Orta tehlike -1 ve orta tehlike -2 <text:s/>kullanım alanlarında boyama işlemi ve benzeri yüksek yangın yüküne sahip alanlar var ise, kullanım alanları orta tehlike-3 olarak değerlendirilir.</text:p>
          </table:table-cell>
          <table:covered-table-cell/>
          <table:covered-table-cell/>
          <table:covered-table-cell/>
          <table:covered-table-cell/>
        </table:table-row>
      </table:table>
      <text:p text:style-name="P85"><text:soft-page-break/></text:p>
      <text:p text:style-name="P157"/>
      <text:p text:style-name="P157"/>
      <text:p text:style-name="P156"><text:span text:style-name="T5">Ek-1/C <text:s/></text:span>Yüksek Tehlike Kullanım Alanları</text:p>
      <table:table table:name="Tablo3" table:style-name="Tablo3">
        <table:table-column table:style-name="Tablo3.A"/>
        <table:table-column table:style-name="Tablo3.B"/>
        <table:table-column table:style-name="Tablo3.C"/>
        <table:table-column table:style-name="Tablo3.D"/>
        <table:table-row table:style-name="Tablo3.1">
          <table:table-cell table:style-name="Tablo3.A1" office:value-type="string">
            <text:p text:style-name="P78"/>
            <text:p text:style-name="P77">Yüksek Tehlike -1</text:p>
          </table:table-cell>
          <table:table-cell table:style-name="Tablo3.A1" office:value-type="string">
            <text:p text:style-name="P78"/>
            <text:p text:style-name="P77">Yüksek Tehlike -2</text:p>
          </table:table-cell>
          <table:table-cell table:style-name="Tablo3.A1" office:value-type="string">
            <text:p text:style-name="P78"/>
            <text:p text:style-name="P77">Yüksek Tehlike -3</text:p>
          </table:table-cell>
          <table:table-cell table:style-name="Tablo3.D1" office:value-type="string">
            <text:p text:style-name="P78"/>
            <text:p text:style-name="P90">Yüksek Tehlike -4</text:p>
          </table:table-cell>
        </table:table-row>
        <table:table-row table:style-name="Tablo3.2">
          <table:table-cell table:style-name="Tablo3.A1" office:value-type="string">
            <text:p text:style-name="P82">Döşemelik kumaş ve muşamba fabrikaları </text:p>
            <text:p text:style-name="Standard"><text:span text:style-name="T16">kumaş ve muşamba yer döşemeleri <text:s/>imalatı</text:span></text:p>
          </table:table-cell>
          <table:table-cell table:style-name="Tablo3.A1" office:value-type="string">
            <text:p text:style-name="P101">Aydınlatma fişeği fabrikaları</text:p>
          </table:table-cell>
          <table:table-cell table:style-name="Tablo3.A1" office:value-type="string">
            <text:p text:style-name="P101">Selüloz nitrat fabrikaları</text:p>
          </table:table-cell>
          <table:table-cell table:style-name="Tablo3.D1" office:value-type="string">
            <text:p text:style-name="P101">Havai fişek fabrikaları</text:p>
          </table:table-cell>
        </table:table-row>
        <table:table-row table:style-name="Tablo3.3">
          <table:table-cell table:style-name="Tablo3.A1" office:value-type="string">
            <text:p text:style-name="Standard"><text:span text:style-name="T16">Boya, renklendirici ( ahşap renklendirici ve koruyucuları-pnoteks) ve vernik imalâtı</text:span></text:p>
          </table:table-cell>
          <table:table-cell table:style-name="Tablo3.A1" office:value-type="string">
            <text:p text:style-name="P144"><text:span text:style-name="T25">Plastik köpük ve sünger imalathaneleri, lastik köpük eşyaları, </text:span></text:p>
          </table:table-cell>
          <table:table-cell table:style-name="Tablo3.A1" office:value-type="string">
            <text:p text:style-name="P102"/>
          </table:table-cell>
          <table:table-cell table:style-name="Tablo3.D1" office:value-type="string">
            <text:p text:style-name="P102"/>
          </table:table-cell>
        </table:table-row>
        <table:table-row table:style-name="Tablo3.4">
          <table:table-cell table:style-name="Tablo3.A1" office:value-type="string">
            <text:p text:style-name="Standard"><text:span text:style-name="T16">Yapay kauçuk, reçine, lamba isi ve terebentin imalatı</text:span></text:p>
          </table:table-cell>
          <table:table-cell table:style-name="Tablo3.A1" office:value-type="string">
            <text:p text:style-name="P101">Katran damıtma</text:p>
          </table:table-cell>
          <table:table-cell table:style-name="Tablo3.A1" office:value-type="string">
            <text:p text:style-name="P102"/>
          </table:table-cell>
          <table:table-cell table:style-name="Tablo3.D1" office:value-type="string">
            <text:p text:style-name="P86"/>
          </table:table-cell>
        </table:table-row>
        <table:table-row table:style-name="Tablo3.5">
          <table:table-cell table:style-name="Tablo3.A1" office:value-type="string">
            <text:p text:style-name="P76">Talaş fabrikaları</text:p>
            <text:p text:style-name="Standard"><text:span text:style-name="T16">Odun yünü imalatı</text:span></text:p>
          </table:table-cell>
          <table:table-cell table:style-name="Tablo3.A1" office:value-type="string">
            <text:p text:style-name="P103">Otobüs ambarı, yüklü kamyonlar ve vagonlar</text:p>
            <text:p text:style-name="P101">Otobüsler, yüksüz kamyonlar ve demiryolu vagonları için depolar</text:p>
          </table:table-cell>
          <table:table-cell table:style-name="Tablo3.A1" office:value-type="string">
            <text:p text:style-name="P102"/>
          </table:table-cell>
          <table:table-cell table:style-name="Tablo3.D1" office:value-type="string">
            <text:p text:style-name="P86"/>
          </table:table-cell>
        </table:table-row>
      </table:table>
      <text:p text:style-name="P161"/>
      <text:p text:style-name="P161"/>
      <text:p text:style-name="P161">Ek-2</text:p>
      <text:p text:style-name="P160">Malzemelerin Yanıcılık Sınıfları</text:p>
      <text:p text:style-name="P163"><text:span text:style-name="T5">Ek-2/A <text:s/>Yapı Malzemeleri İçin Yanıcılık Sınıfları (Döşeme Malzemeleri <text:s/>hariç) <text:s/>(TS EN 13501-1</text:span>’e göre)</text:p>
      <table:table table:name="Tablo4" table:style-name="Tablo4">
        <table:table-column table:style-name="Tablo4.A"/>
        <table:table-column table:style-name="Tablo4.B"/>
        <table:table-column table:style-name="Tablo4.C"/>
        <table:table-row table:style-name="Tablo4.1">
          <table:table-cell table:style-name="Tablo4.A1" office:value-type="string">
            <text:p text:style-name="P46">Yanıcılık Sınıfı</text:p>
          </table:table-cell>
          <table:table-cell table:style-name="Tablo4.A1" office:value-type="string">
            <text:p text:style-name="P46">Tanımı</text:p>
          </table:table-cell>
          <table:table-cell table:style-name="Tablo4.C1" office:value-type="string">
            <text:p text:style-name="P46">Söz konusu sınıfta belirlenmiş yapı malzemeleri</text:p>
          </table:table-cell>
        </table:table-row>
        <table:table-row table:style-name="Tablo4.2">
          <table:table-cell table:style-name="Tablo4.A1" office:value-type="string">
            <text:p text:style-name="P47">A1</text:p>
          </table:table-cell>
          <table:table-cell table:style-name="Tablo4.A1" office:value-type="string">
            <text:p text:style-name="P49"><text:span text:style-name="T49">A1 sınıfı malzemeler, tam gelişmiş yangını da kapsayan yanmanın herhangi bir kademesinde yanmaya katkıda bulunmazlar. Bu sebeple, otomatik olarak bu malzemelerin daha aşağı sınıflar için belirlenen bütün özellikleri yeterince sağladığı kabul edilir.</text:span></text:p>
          </table:table-cell>
          <table:table-cell table:style-name="Tablo4.C1" office:value-type="string">
            <text:p text:style-name="P50">Bkz. EK-2.c</text:p>
          </table:table-cell>
        </table:table-row>
        <table:table-row table:style-name="Tablo4.3">
          <table:table-cell table:style-name="Tablo4.A1" office:value-type="string">
            <text:p text:style-name="P69">A2</text:p>
          </table:table-cell>
          <table:table-cell table:style-name="Tablo4.A1" office:value-type="string">
            <text:p text:style-name="P49"><text:span text:style-name="T49">TS EN 13823’e göre B sınıfı için belirlenen kriterleri sağlar. İlave olarak, tam gelişmiş yangın şartı altında bu malzemeler yangın yükü ve yangın gelişmesine önemli ölçüde katkıda bulunmamalıdır.</text:span></text:p>
          </table:table-cell>
          <table:table-cell table:style-name="Tablo4.C1" office:value-type="string">
            <text:p text:style-name="P51"/>
          </table:table-cell>
        </table:table-row>
        <table:table-row table:style-name="Tablo4.4">
          <table:table-cell table:style-name="Tablo4.A1" office:value-type="string">
            <text:p text:style-name="P47">B</text:p>
          </table:table-cell>
          <table:table-cell table:style-name="Tablo4.A1" office:value-type="string">
            <text:p text:style-name="P49"><text:span text:style-name="T49">C sınıfı için belirlenen kriterlere ilave olarak daha ağır şartları sağlar. </text:span></text:p>
          </table:table-cell>
          <table:table-cell table:style-name="Tablo4.C1" office:value-type="string">
            <text:p text:style-name="P51"/>
          </table:table-cell>
        </table:table-row>
        <table:table-row table:style-name="Tablo4.5">
          <table:table-cell table:style-name="Tablo4.A1" office:value-type="string">
            <text:p text:style-name="P47">C</text:p>
          </table:table-cell>
          <table:table-cell table:style-name="Tablo4.A1" office:value-type="string">
            <text:p text:style-name="P49"><text:span text:style-name="T49">D sınıfı için belirlenen kriterlere ilave olarak daha ağır şartları sağlar. Ayrıca tek alev başlıkla yapılan termal atak karşısında yanal alev yayılması sınırlı bir oranda kalmalıdır.</text:span></text:p>
          </table:table-cell>
          <table:table-cell table:style-name="Tablo4.C1" office:value-type="string">
            <text:p text:style-name="P51"/>
          </table:table-cell>
        </table:table-row>
        <table:table-row table:style-name="Tablo4.6">
          <table:table-cell table:style-name="Tablo4.A1" office:value-type="string">
            <text:p text:style-name="P47">D</text:p>
          </table:table-cell>
          <table:table-cell table:style-name="Tablo4.A1" office:value-type="string">
            <text:p text:style-name="P49"><text:span text:style-name="T49">E Sınıfı kriterlerini sağlayan ve önemli ölçüde alev yayılması olmayan küçük bir alev atağı karşısında uzun bir süre direnç gösteren malzemeler. İlave olarak, yeterince tutulmuş ve sınırlı ısı açığa çıkaran tek yanan cisimle yapılan ısıl atak şartlarına dayanıklı olmalıdır. </text:span></text:p>
          </table:table-cell>
          <table:table-cell table:style-name="Tablo4.C1" office:value-type="string">
            <text:p text:style-name="P51"/>
          </table:table-cell>
        </table:table-row>
        <table:table-row table:style-name="Tablo4.7">
          <table:table-cell table:style-name="Tablo4.A1" office:value-type="string">
            <text:p text:style-name="P47">E</text:p>
          </table:table-cell>
          <table:table-cell table:style-name="Tablo4.A1" office:value-type="string">
            <text:p text:style-name="P49"><text:span text:style-name="T49">Önemli ölçüde alev yayılması olmayan küçük bir alev atağı karşısında kısa bir süre direnç gösteren malzemeler.</text:span></text:p>
          </table:table-cell>
          <table:table-cell table:style-name="Tablo4.C1" office:value-type="string">
            <text:p text:style-name="P51"/>
          </table:table-cell>
        </table:table-row>
        <table:table-row table:style-name="Tablo4.8">
          <table:table-cell table:style-name="Tablo4.A1" office:value-type="string">
            <text:p text:style-name="P47">F</text:p>
          </table:table-cell>
          <table:table-cell table:style-name="Tablo4.A1" office:value-type="string">
            <text:p text:style-name="P52">Yangın performansı tayin edilmemiş ve A1, A2, B, C, D, E sınıflarından biri olarak sınıflandırılmayan malzemeler.</text:p>
          </table:table-cell>
          <table:table-cell table:style-name="Tablo4.C1" office:value-type="string">
            <text:p text:style-name="P51"/>
          </table:table-cell>
        </table:table-row>
        <table:table-row table:style-name="Tablo4.9">
          <table:table-cell table:style-name="Tablo4.A9" table:number-columns-spanned="3" office:value-type="string">
            <text:p text:style-name="P55"><text:span text:style-name="T2">Duman Oluşumu İçin İlave Sınıflandırmalar</text:span></text:p>
          </table:table-cell>
          <table:covered-table-cell/>
          <table:covered-table-cell/>
        </table:table-row>
        <table:table-row table:style-name="Tablo4.10">
          <table:table-cell table:style-name="Tablo4.A10" office:value-type="string">
            <text:p text:style-name="P47">s3</text:p>
          </table:table-cell>
          <table:table-cell table:style-name="Tablo4.C1" table:number-columns-spanned="2" office:value-type="string">
            <text:p text:style-name="P54">Duman üretimi açısından herhangi sınırlama olmayan </text:p>
          </table:table-cell>
          <table:covered-table-cell/>
        </table:table-row>
        <table:table-row table:style-name="Tablo4.10">
          <table:table-cell table:style-name="Tablo4.A10" office:value-type="string">
            <text:p text:style-name="P47">s2</text:p>
          </table:table-cell>
          <table:table-cell table:style-name="Tablo4.C1" table:number-columns-spanned="2" office:value-type="string">
            <text:p text:style-name="P53">Duman üretiminin artış hızı yanında toplam duman üretimi de sınırlandırılmış olan </text:p>
          </table:table-cell>
          <table:covered-table-cell/>
        </table:table-row>
        <table:table-row table:style-name="Tablo4.12">
          <table:table-cell table:style-name="Tablo4.A10" office:value-type="string">
            <text:p text:style-name="P47">s1</text:p>
          </table:table-cell>
          <table:table-cell table:style-name="Tablo4.C1" table:number-columns-spanned="2" office:value-type="string">
            <text:p text:style-name="P53">s2’den daha ağır kriterleri sağlayan <text:s/></text:p>
          </table:table-cell>
          <table:covered-table-cell/>
        </table:table-row>
        <table:table-row table:style-name="Tablo4.13">
          <table:table-cell table:style-name="Tablo4.A9" table:number-columns-spanned="3" office:value-type="string">
            <text:p text:style-name="P56"><text:span text:style-name="T2">Yanma Damlaları/Tanecikleri İçin İlave Sınıflandırmalar</text:span></text:p>
          </table:table-cell>
          <table:covered-table-cell/>
          <table:covered-table-cell/>
        </table:table-row>
        <table:table-row table:style-name="Tablo4.14">
          <table:table-cell table:style-name="Tablo4.A10" office:value-type="string">
            <text:p text:style-name="P47">d2</text:p>
          </table:table-cell>
          <table:table-cell table:style-name="Tablo4.C1" table:number-columns-spanned="2" office:value-type="string">
            <text:p text:style-name="P53">Sınırlama yok</text:p>
          </table:table-cell>
          <table:covered-table-cell/>
        </table:table-row>
        <table:table-row table:style-name="Tablo4.15">
          <table:table-cell table:style-name="Tablo4.A10" office:value-type="string">
            <text:p text:style-name="P47">d1</text:p>
          </table:table-cell>
          <table:table-cell table:style-name="Tablo4.C1" table:number-columns-spanned="2" office:value-type="string">
            <text:p text:style-name="P53">Belirlenen bir süreden daha uzun sürede yanma damlaları/tanecikleri olmamalı</text:p>
          </table:table-cell>
          <table:covered-table-cell/>
        </table:table-row>
        <table:table-row table:style-name="Tablo4.16">
          <table:table-cell table:style-name="Tablo4.A10" office:value-type="string">
            <text:p text:style-name="P47">d0</text:p>
          </table:table-cell>
          <table:table-cell table:style-name="Tablo4.C1" table:number-columns-spanned="2" office:value-type="string">
            <text:p text:style-name="P53">Yanma damlaları/tanecikleri oluşmamalı</text:p>
          </table:table-cell>
          <table:covered-table-cell/>
        </table:table-row>
      </table:table>
      <text:p text:style-name="P165"/>
      <text:p text:style-name="P166"/>
      <text:p text:style-name="P165"/>
      <text:p text:style-name="P165"/>
      <text:p text:style-name="P165"/>
      <text:p text:style-name="P165">Ek-2/B Döşeme Malzemeleri İçin Yanıcılık Sınıfları (TS EN 13501-1’e göre)</text:p>
      <table:table table:name="Tablo5" table:style-name="Tablo5">
        <table:table-column table:style-name="Tablo5.A"/>
        <table:table-column table:style-name="Tablo5.B"/>
        <table:table-row table:style-name="Tablo5.1">
          <table:table-cell table:style-name="Tablo5.A1" office:value-type="string">
            <text:p text:style-name="P46">Yanıcılık Sınıfı</text:p>
          </table:table-cell>
          <table:table-cell table:style-name="Tablo5.B1" office:value-type="string">
            <text:p text:style-name="P57">Tanımı</text:p>
          </table:table-cell>
        </table:table-row>
        <table:table-row table:style-name="Tablo5.2">
          <table:table-cell table:style-name="Tablo5.A1" office:value-type="string">
            <text:p text:style-name="P44"><text:span text:style-name="T2">A1</text:span><text:span text:style-name="T55">fl</text:span></text:p>
          </table:table-cell>
          <table:table-cell table:style-name="Tablo5.B1" office:value-type="string">
            <text:p text:style-name="P59"><text:span text:style-name="T51">A1 sınıfı malzemeler, tam gelişmiş yangını da kapsayan yanmanın herhangi bir kademesinde yanmaya katkıda bulunmaz. Bu sebeple, otomatik olarak bu malzemelerin daha aşağı sınıflar için belirlenen bütün özellikleri yeterince sağladığı kabûl edilir. </text:span></text:p>
          </table:table-cell>
        </table:table-row>
        <table:table-row table:style-name="Tablo5.3">
          <table:table-cell table:style-name="Tablo5.A1" office:value-type="string">
            <text:p text:style-name="P64"><text:span text:style-name="T11">A2</text:span><text:span text:style-name="T56">fl</text:span></text:p>
          </table:table-cell>
          <table:table-cell table:style-name="Tablo5.B1" office:value-type="string">
            <text:p text:style-name="P59"><text:span text:style-name="T51">Isı akısı ile ilgili olarak sınıf B</text:span><text:span text:style-name="T59">fl</text:span><text:span text:style-name="T51"> için belirlenen özellikler için yeterlidir. İlave olarak, tam gelişmiş bir yangın şartı altında, bu malzemeler yangın yükü ve yangın gelişmesine önemli ölçüde katkıda bulunmamalıdır.</text:span></text:p>
          </table:table-cell>
        </table:table-row>
        <table:table-row table:style-name="Tablo5.4">
          <table:table-cell table:style-name="Tablo5.A1" office:value-type="string">
            <text:p text:style-name="P44"><text:span text:style-name="T2">B</text:span><text:span text:style-name="T55">fl</text:span></text:p>
          </table:table-cell>
          <table:table-cell table:style-name="Tablo5.B1" office:value-type="string">
            <text:p text:style-name="P59"><text:span text:style-name="T51">Sınıf C</text:span><text:span text:style-name="T59">fl</text:span><text:span text:style-name="T51"> olarak, fakat daha ağır şartlar.</text:span></text:p>
          </table:table-cell>
        </table:table-row>
        <table:table-row table:style-name="Tablo5.1">
          <table:table-cell table:style-name="Tablo5.A1" office:value-type="string">
            <text:p text:style-name="P44"><text:span text:style-name="T2">C</text:span><text:span text:style-name="T55">fl</text:span></text:p>
          </table:table-cell>
          <table:table-cell table:style-name="Tablo5.B1" office:value-type="string">
            <text:p text:style-name="P58"><text:span text:style-name="T51">Sınıf D</text:span><text:span text:style-name="T59">fl</text:span><text:span text:style-name="T51"> olarak, fakat daha ağır şartlar. </text:span></text:p>
          </table:table-cell>
        </table:table-row>
        <table:table-row table:style-name="Tablo5.1">
          <table:table-cell table:style-name="Tablo5.A1" office:value-type="string">
            <text:p text:style-name="P44"><text:span text:style-name="T2">D</text:span><text:span text:style-name="T55">fl</text:span></text:p>
          </table:table-cell>
          <table:table-cell table:style-name="Tablo5.B1" office:value-type="string">
            <text:p text:style-name="P58"><text:span text:style-name="T51">Sınıf E</text:span><text:span text:style-name="T59">fl</text:span><text:span text:style-name="T51"> için yeterli ve ilave olarak bir ısı akısı atağına belirli bir süre dayanıklı olan malzemeler. </text:span></text:p>
          </table:table-cell>
        </table:table-row>
        <table:table-row table:style-name="Tablo5.1">
          <table:table-cell table:style-name="Tablo5.A1" office:value-type="string">
            <text:p text:style-name="P44"><text:span text:style-name="T2">E</text:span><text:span text:style-name="T55">fl</text:span></text:p>
          </table:table-cell>
          <table:table-cell table:style-name="Tablo5.B1" office:value-type="string">
            <text:p text:style-name="P60">Küçük bir aleve dayanıklı olan malzemeler.</text:p>
          </table:table-cell>
        </table:table-row>
        <table:table-row table:style-name="Tablo5.1">
          <table:table-cell table:style-name="Tablo5.A1" office:value-type="string">
            <text:p text:style-name="P44"><text:span text:style-name="T2">F</text:span><text:span text:style-name="T55">fl</text:span></text:p>
          </table:table-cell>
          <table:table-cell table:style-name="Tablo5.B1" office:value-type="string">
            <text:p text:style-name="P59"><text:span text:style-name="T51">Yangın performansı tayin edilmemiş ve A1</text:span><text:span text:style-name="T59">fl</text:span><text:span text:style-name="T51">, A2</text:span><text:span text:style-name="T59">fl</text:span><text:span text:style-name="T51">, B</text:span><text:span text:style-name="T59">fl</text:span><text:span text:style-name="T51">, C</text:span><text:span text:style-name="T59">fl</text:span><text:span text:style-name="T51">, D</text:span><text:span text:style-name="T59">fl</text:span><text:span text:style-name="T51">, E</text:span><text:span text:style-name="T59">fl</text:span><text:span text:style-name="T51"> sınıflarından biri olarak sınıflandırılmayan malzemeler.</text:span></text:p>
          </table:table-cell>
        </table:table-row>
        <table:table-row table:style-name="Tablo5.9">
          <table:table-cell table:style-name="Tablo5.A9" table:number-columns-spanned="2" office:value-type="string">
            <text:p text:style-name="P174"><text:span text:style-name="T20">Duman oluşumu için ilave sınıflandırmalar</text:span></text:p>
          </table:table-cell>
          <table:covered-table-cell/>
        </table:table-row>
        <table:table-row table:style-name="Tablo5.10">
          <table:table-cell table:style-name="Tablo5.A10" office:value-type="string">
            <text:p text:style-name="P48">s2</text:p>
          </table:table-cell>
          <table:table-cell table:style-name="Tablo5.B1" office:value-type="string">
            <text:p text:style-name="P60">Sınırlama yok.</text:p>
          </table:table-cell>
        </table:table-row>
        <table:table-row table:style-name="Tablo5.10">
          <table:table-cell table:style-name="Tablo5.A10" office:value-type="string">
            <text:p text:style-name="P48">s1</text:p>
          </table:table-cell>
          <table:table-cell table:style-name="Tablo5.B1" office:value-type="string">
            <text:p text:style-name="P60">Toplam duman oluşumu sınırlandırılmış.</text:p>
          </table:table-cell>
        </table:table-row>
      </table:table>
      <text:h text:style-name="P40" text:outline-level="5"/>
      <text:p text:style-name="P162"><text:span text:style-name="T5">Ek-2/C Yanıcılık Sınıfı A1 Olan Yapı Malzemeleri </text:span></text:p>
      <text:p text:style-name="P167"><text:span text:style-name="T5">(Test edilmeye gerek olmadan yanıcılık sınıfı A1 ve A1</text:span><text:span text:style-name="T57">fl</text:span> olarak değerlendirilen malzemeler)</text:p>
      <table:table table:name="Tablo6" table:style-name="Tablo6">
        <table:table-column table:style-name="Tablo6.A"/>
        <table:table-column table:style-name="Tablo6.B"/>
        <table:table-row table:style-name="Tablo6.1">
          <table:table-cell table:style-name="Tablo6.A1" office:value-type="string">
            <text:p text:style-name="P114">Malzeme</text:p>
          </table:table-cell>
          <table:table-cell table:style-name="Tablo6.B1" office:value-type="string">
            <text:p text:style-name="P114">Notlar</text:p>
          </table:table-cell>
        </table:table-row>
        <table:table-row table:style-name="Tablo6.2">
          <table:table-cell table:style-name="Tablo6.A2" office:value-type="string">
            <text:p text:style-name="P145"><text:span text:style-name="T21">Genleşmiş kil, genleşmiş perlit ve genleşmiş vermikülit, mineral yün, selüler cam</text:span></text:p>
          </table:table-cell>
          <table:table-cell table:style-name="Tablo6.B2" office:value-type="string">
            <text:p text:style-name="P91"/>
          </table:table-cell>
        </table:table-row>
        <table:table-row table:style-name="Tablo6.3">
          <table:table-cell table:style-name="Tablo6.A1" office:value-type="string">
            <text:p text:style-name="P92">Beton</text:p>
          </table:table-cell>
          <table:table-cell table:style-name="Tablo6.B1" office:value-type="string">
            <text:p text:style-name="P93">Hazır karıştırılmış beton ve prekast betonarme öngerilmeli ve ön sıkıştırmalı malzemeler</text:p>
          </table:table-cell>
        </table:table-row>
        <table:table-row table:style-name="Tablo6.4">
          <table:table-cell table:style-name="Tablo6.A2" office:value-type="string">
            <text:p text:style-name="P93">Beton (integral ısı yalıtımlı olan agregalar hariç yoğun ve hafif )</text:p>
            <text:p text:style-name="P92"/>
            <text:p text:style-name="P148"><text:span text:style-name="T21">mineral agregalar)</text:span></text:p>
          </table:table-cell>
          <table:table-cell table:style-name="Tablo6.B2" office:value-type="string">
            <text:p text:style-name="P145"><text:span text:style-name="T21">Katkı maddeleri ve ilaveler (örneğin: PFA), pigmetler ve diğer malzemeleri içerebilir. Prekast birimleri de kapsar.</text:span></text:p>
          </table:table-cell>
        </table:table-row>
        <table:table-row table:style-name="Tablo6.5">
          <table:table-cell table:style-name="Tablo6.A2" office:value-type="string">
            <text:p text:style-name="P92">Gaz (gözenekli) beton üniteler </text:p>
          </table:table-cell>
          <table:table-cell table:style-name="Tablo6.B2" office:value-type="string">
            <text:p text:style-name="P93">Çimento ve/veya kireç gibi su bazlı bağlayıcıların ince maddeler (silisli maddeler, PFA, uçucu fırın cürufu) ve gözenek üreten maddeler ile birleşmesiyle üretilen birimler. Prekast birimleri de <text:s/>kapsar.</text:p>
          </table:table-cell>
        </table:table-row>
        <table:table-row table:style-name="Tablo6.6">
          <table:table-cell table:style-name="Tablo6.A2" office:value-type="string">
            <text:p text:style-name="P145"><text:span text:style-name="T21">Çimento, elyaflı (telcikli) çimento ve kireç, yüksek fırın cürufu/toz uçucu kül (PFA) ve mineral agregalar</text:span></text:p>
          </table:table-cell>
          <table:table-cell table:style-name="Tablo6.B2" office:value-type="string">
            <text:p text:style-name="P91"/>
          </table:table-cell>
        </table:table-row>
        <table:table-row table:style-name="Tablo6.7">
          <table:table-cell table:style-name="Tablo6.A2" office:value-type="string">
            <text:p text:style-name="P145"><text:span text:style-name="T21">Demir, çelik ve paslanmaz çelik</text:span><text:span text:style-name="T16">, </text:span><text:span text:style-name="T21">bakır ve bakır alaşımları</text:span><text:span text:style-name="T16"> ,</text:span><text:span text:style-name="T21"> çinko ve çinko alaşımları,</text:span><text:span text:style-name="T16"> </text:span><text:span text:style-name="T21">alüminyum ve alüminyum alaşımları, kurşun</text:span></text:p>
          </table:table-cell>
          <table:table-cell table:style-name="Tablo6.B2" office:value-type="string">
            <text:p text:style-name="P92">Tamamen ayrı bir formda olmamak üzere (şekilsiz)</text:p>
          </table:table-cell>
        </table:table-row>
        <table:table-row table:style-name="Tablo6.8">
          <table:table-cell table:style-name="Tablo6.A2" office:value-type="string">
            <text:p text:style-name="P91"/>
            <text:p text:style-name="P92"/>
            <text:p text:style-name="P92">Alçı ve alçı bazlı sıvalar</text:p>
          </table:table-cell>
          <table:table-cell table:style-name="Tablo6.B2" office:value-type="string">
            <text:p text:style-name="P93">Katkı maddeleri (geciktiriciler, dolgu maddeleri, lifler, pigmentler, hidrate olmuş kireç, hava ve su tutucular ve plastikleştiriciler), yoğun agrega (örneğin: doğal veya kırma kum) veya hafif agregalar (örneğin: perlit veya vermikulit) içerebilir.</text:p>
          </table:table-cell>
        </table:table-row>
        <table:table-row table:style-name="Tablo6.9">
          <table:table-cell table:style-name="Tablo6.A2" office:value-type="string">
            <text:p text:style-name="P91"/>
            <text:p text:style-name="P92">İnorganik bağlayıcı elemanları olan harçlar</text:p>
          </table:table-cell>
          <table:table-cell table:style-name="Tablo6.B2" office:value-type="string">
            <text:p text:style-name="P93">Düzeltme/sıvama harçları ve bir veya birden fazla inorganik bağlayıcıya dayanan şaplar, örneğin: çimento, kireç, duvar çimentosu ve alçı.</text:p>
          </table:table-cell>
        </table:table-row>
        <table:table-row table:style-name="Tablo6.10">
          <table:table-cell table:style-name="Tablo6.A2" office:value-type="string">
            <text:p text:style-name="P91"/>
            <text:p text:style-name="P92">Killi malzemeler</text:p>
          </table:table-cell>
          <table:table-cell table:style-name="Tablo6.B2" office:value-type="string">
            <text:p text:style-name="P93">Kilden ve kum, yakıt veya diğer katkı maddeleri içeren veya içermeyen diğer killi maddelerden yapılmış birimleri, tuğlaları, karoları, döşeme karoları ve şömine birimlerini (örneğin: baca tuğlaları) kapsar.</text:p>
          </table:table-cell>
        </table:table-row>
        <table:table-row table:style-name="Tablo6.11">
          <table:table-cell table:style-name="Tablo6.A2" office:value-type="string">
            <text:p text:style-name="P91"/>
            <text:p text:style-name="P92">Kalsiyum silikat birimler</text:p>
          </table:table-cell>
          <table:table-cell table:style-name="Tablo6.B2" office:value-type="string">
            <text:p text:style-name="P145"><text:span text:style-name="T21">Kireç ve doğal silisli maddelerden (kum, silisli çakıl veya kaya veya bunlardan yapılmış karışımlar) yapılmış birimler, renklendirici pigmentler içerebilir.</text:span></text:p>
          </table:table-cell>
        </table:table-row>
        <table:table-row table:style-name="Tablo6.12">
          <table:table-cell table:style-name="Tablo6.A2" office:value-type="string">
            <text:p text:style-name="P148"><text:span text:style-name="T21">Doğaltaş ve arduvaz birimler</text:span></text:p>
          </table:table-cell>
          <table:table-cell table:style-name="Tablo6.B2" office:value-type="string">
            <text:p text:style-name="P145"><text:span text:style-name="T21">Doğal taşlardan (magmatik, tortul veya metamorfik kayalar) veya arduvazlardan elde edilmiş işlenmiş veya işlenmemiş elemanlar.</text:span></text:p>
          </table:table-cell>
        </table:table-row>
        <table:table-row table:style-name="Tablo6.13">
          <table:table-cell table:style-name="Tablo6.A2" office:value-type="string">
            <text:p text:style-name="P91"/>
            <text:p text:style-name="P92">Alçı birimler</text:p>
          </table:table-cell>
          <table:table-cell table:style-name="Tablo6.B2" office:value-type="string">
            <text:p text:style-name="P93">Agregalar, doldurucular, lifler ve diğer katkı maddeleriyle birleşen ve pigmentlerle renklendirilebilen kalsiyum sülfat ve sudan oluşan birimleri ve blokları kapsar.</text:p>
          </table:table-cell>
        </table:table-row>
        <table:table-row table:style-name="Tablo6.14">
          <table:table-cell table:style-name="Tablo6.A2" office:value-type="string">
            <text:p text:style-name="P92">Çimento mozaik</text:p>
          </table:table-cell>
          <table:table-cell table:style-name="Tablo6.B2" office:value-type="string">
            <text:p text:style-name="P92">Karo mozaikleri ve yerinde dökme yer döşemelerini kapsar.</text:p>
          </table:table-cell>
        </table:table-row>
        <table:table-row table:style-name="Tablo6.15">
          <table:table-cell table:style-name="Tablo6.A2" office:value-type="string">
            <text:p text:style-name="P92">Cam</text:p>
          </table:table-cell>
          <table:table-cell table:style-name="Tablo6.B2" office:value-type="string">
            <text:p text:style-name="P93">Isı ile güçlendirilmiş, kimyasal olarak katılaştırılmış, lamine ve telli cam.</text:p>
          </table:table-cell>
        </table:table-row>
        <table:table-row table:style-name="Tablo6.16">
          <table:table-cell table:style-name="Tablo6.A2" office:value-type="string">
            <text:p text:style-name="P92">Cam seramik</text:p>
          </table:table-cell>
          <table:table-cell table:style-name="Tablo6.B2" office:value-type="string">
            <text:p text:style-name="P145"><text:span text:style-name="T21">Billur ve artık cam içeren cam seramikler.</text:span></text:p>
          </table:table-cell>
        </table:table-row>
        <table:table-row table:style-name="Tablo6.17">
          <table:table-cell table:style-name="Tablo6.A17" office:value-type="string">
            <text:p text:style-name="P92">Seramik</text:p>
            <text:p text:style-name="P92"/>
          </table:table-cell>
          <table:table-cell table:style-name="Tablo6.B17" office:value-type="string">
            <text:p text:style-name="P93">Toz preslenmiş ve kalıptan çıkarılmış malzemeleri kapsar, sırlanmış veya sırlanmamış.</text:p>
          </table:table-cell>
        </table:table-row>
        <table:table-row table:style-name="Tablo6.18">
          <table:table-cell table:style-name="Tablo6.A18" table:number-columns-spanned="2" office:value-type="string">
            <text:p text:style-name="P83">Genel Notlar</text:p>
            <text:p text:style-name="P175"><text:span text:style-name="T16">Malzemeler eğer test edilmeden A1 ve A1</text:span><text:span text:style-name="T58">fl</text:span><text:span text:style-name="T16"> sınıfı olarak değerlendiriliyor ise, yukarıdaki malzemelerden sadece bir veya birkaçından oluşmalıdır. Yukarıdaki malzemelerden bir veya birkaçı yapıştırılarak elde edilen malzemeler de, yapıştırıcı madde ağırlık veya hacim olarak (hangisi daha düşük değerde ise) % 0.l' i geçmediği taktirde, A1 ve A1</text:span><text:span text:style-name="T58">fl</text:span><text:span text:style-name="T16"> sınıfı olarak kabul edilirler.</text:span></text:p>
            <text:p text:style-name="P175"><text:span text:style-name="T16">Bir veya birden fazla organik katmanı olan, veya homojen olarak dağılmayan (yapıştırıcı dışında) organik madde içeren, panel malzemeler (örn: izolasyon malzemeleri) listenin dışında bırakılmıştır.</text:span></text:p>
            <text:p text:style-name="P175"><text:span text:style-name="T16">Yukarıdaki malzemelerden birinin inorganik bir katman ile kaplanması ile oluşan malzemeler (örn: kaplanmış metal malzemeler) de test edilmeksizin A1 ve A1</text:span><text:span text:style-name="T58">fl</text:span><text:span text:style-name="T16"> sınıfı olarak kabul edilebilir.</text:span></text:p>
            <text:p text:style-name="P176">Tablodaki malzemelerden hiçbirisinin, bünyesinde ağırlık veya hacim olarak (hangisi daha düşük değerde ise), % 1.0’dan fazla homojen dağılımlı organik madde içermesine izin verilmez.</text:p>
            <text:p text:style-name="P100"/>
          </table:table-cell>
          <table:covered-table-cell/>
        </table:table-row>
      </table:table>
      <text:p text:style-name="P87"/>
      <text:p text:style-name="P87"/>
      <text:p text:style-name="P159"><text:span text:style-name="T5">Ek-2/Ç Yapı Malzemelerinin TS EN 13501-1’e göre yanıcılık sınıfları</text:span></text:p>
      <text:p text:style-name="P64"><text:span text:style-name="T90">Döşemeler Dışındaki Yapı Malzemeleri İçin Yanıcılık Sınıfları </text:span>(1)</text:p>
      <table:table table:name="Tablo7" table:style-name="Tablo7">
        <table:table-column table:style-name="Tablo7.A"/>
        <table:table-column table:style-name="Tablo7.B"/>
        <table:table-row table:style-name="Tablo7.1">
          <table:table-cell table:style-name="Tablo7.A1" office:value-type="string">
            <text:p text:style-name="P100">Malzemenin Yanıcılık Özelliği</text:p>
          </table:table-cell>
          <table:table-cell table:style-name="Tablo7.B1" office:value-type="string">
            <text:p text:style-name="P64"><text:span text:style-name="T11">TS EN 13501-1</text:span><text:span text:style-name="T91">(2)</text:span></text:p>
          </table:table-cell>
        </table:table-row>
        <table:table-row table:style-name="Tablo7.1">
          <table:table-cell table:style-name="Tablo7.A2" office:value-type="string">
            <text:p text:style-name="Standard"><text:span text:style-name="T24">Hiç Yanmaz</text:span></text:p>
          </table:table-cell>
          <table:table-cell table:style-name="Tablo7.B2" office:value-type="string">
            <text:p text:style-name="P69">A1</text:p>
          </table:table-cell>
        </table:table-row>
        <table:table-row table:style-name="Tablo7.1">
          <table:table-cell table:style-name="Tablo7.A2" office:value-type="string">
            <text:p text:style-name="P107">Zor Yanıcı</text:p>
          </table:table-cell>
          <table:table-cell table:style-name="Tablo7.B2" office:value-type="string">
            <text:p text:style-name="P69">A2 - s1, d0</text:p>
          </table:table-cell>
        </table:table-row>
        <table:table-row table:style-name="Tablo7.4">
          <table:table-cell table:style-name="Tablo7.A4" table:number-rows-spanned="3" office:value-type="string">
            <text:p text:style-name="P108"/>
            <text:p text:style-name="P107"/>
            <text:p text:style-name="P107">Zor Alevlenici</text:p>
            <text:p text:style-name="P107"/>
            <text:p text:style-name="P107"/>
          </table:table-cell>
          <table:table-cell table:style-name="Tablo7.B4" office:value-type="string">
            <text:p text:style-name="P69">B, C - s1, d0</text:p>
          </table:table-cell>
        </table:table-row>
        <table:table-row table:style-name="Tablo7.5">
          <table:covered-table-cell/>
          <table:table-cell table:style-name="Tablo7.B5" office:value-type="string">
            <text:p text:style-name="P69">A2 - s2, d0</text:p>
            <text:p text:style-name="P69">A2, B, C - s3, d0</text:p>
          </table:table-cell>
        </table:table-row>
        <table:table-row table:style-name="Tablo7.6">
          <table:covered-table-cell/>
          <table:table-cell table:style-name="Tablo7.B5" office:value-type="string">
            <text:p text:style-name="P69">A2, B,C - s1, d1</text:p>
            <text:p text:style-name="P69">A2, B,C - s1, d2</text:p>
          </table:table-cell>
        </table:table-row>
        <table:table-row table:style-name="Tablo7.7">
          <table:table-cell table:style-name="Tablo7.A7" office:value-type="string">
            <text:p text:style-name="P107">(en az)</text:p>
          </table:table-cell>
          <table:table-cell table:style-name="Tablo7.B7" office:value-type="string">
            <text:p text:style-name="P69">A2, B, C – s3, d2</text:p>
          </table:table-cell>
        </table:table-row>
        <table:table-row table:style-name="Tablo7.8">
          <table:table-cell table:style-name="Tablo7.A4" table:number-rows-spanned="2" office:value-type="string">
            <text:p text:style-name="P108"/>
            <text:p text:style-name="P107"/>
            <text:p text:style-name="P107"/>
            <text:p text:style-name="P107"/>
            <text:p text:style-name="P107">Normal Alevlenici</text:p>
          </table:table-cell>
          <table:table-cell table:style-name="Tablo7.B4" office:value-type="string">
            <text:p text:style-name="P69">D - s1, d0</text:p>
            <text:p text:style-name="P69">D - s2, d0</text:p>
            <text:p text:style-name="P69">D - s3, d0</text:p>
            <text:p text:style-name="P69">E</text:p>
          </table:table-cell>
        </table:table-row>
        <table:table-row table:style-name="Tablo7.9">
          <table:covered-table-cell/>
          <table:table-cell table:style-name="Tablo7.B5" office:value-type="string">
            <text:p text:style-name="P69">D - s1, d2</text:p>
            <text:p text:style-name="P69">D - s2, d2</text:p>
            <text:p text:style-name="P69">D - s3, d2</text:p>
          </table:table-cell>
        </table:table-row>
        <table:table-row table:style-name="Tablo7.10">
          <table:table-cell table:style-name="Tablo7.A7" office:value-type="string">
            <text:p text:style-name="P144"><text:span text:style-name="T24">(en az)</text:span></text:p>
          </table:table-cell>
          <table:table-cell table:style-name="Tablo7.B7" office:value-type="string">
            <text:p text:style-name="P69">E - d2</text:p>
          </table:table-cell>
        </table:table-row>
        <table:table-row table:style-name="Tablo7.1">
          <table:table-cell table:style-name="Tablo7.A2" office:value-type="string">
            <text:p text:style-name="P107">Kolay Alevlenici</text:p>
          </table:table-cell>
          <table:table-cell table:style-name="Tablo7.B11" office:value-type="string">
            <text:p text:style-name="P69">F</text:p>
          </table:table-cell>
        </table:table-row>
        <table:table-row table:style-name="Tablo7.1">
          <table:table-cell table:style-name="Tablo7.A1" office:value-type="string">
            <text:p text:style-name="P110"/>
            <text:p text:style-name="P111"/>
            <text:p text:style-name="P111"/>
            <text:p text:style-name="P111">Malzemenin Yanıcılık Özelliği</text:p>
          </table:table-cell>
          <table:table-cell table:style-name="Tablo7.B1" office:value-type="string">
            <text:p text:style-name="P64"><text:span text:style-name="T11">TS EN 13501-1’e göre</text:span><text:span text:style-name="T91"> (2)</text:span></text:p>
          </table:table-cell>
        </table:table-row>
        <table:table-row table:style-name="Tablo7.1">
          <table:table-cell table:style-name="Tablo7.A2" office:value-type="string">
            <text:p text:style-name="P100">Hiç Yanmaz</text:p>
          </table:table-cell>
          <table:table-cell table:style-name="Tablo7.B11" office:value-type="string">
            <text:p text:style-name="P64"><text:span text:style-name="T11">A1</text:span><text:span text:style-name="T56">fl</text:span></text:p>
          </table:table-cell>
        </table:table-row>
        <table:table-row table:style-name="Tablo7.1">
          <table:table-cell table:style-name="Tablo7.A2" office:value-type="string">
            <text:p text:style-name="P107">Zor Yanıcı</text:p>
          </table:table-cell>
          <table:table-cell table:style-name="Tablo7.B11" office:value-type="string">
            <text:p text:style-name="P64"><text:span text:style-name="T11">A2</text:span><text:span text:style-name="T56">fl </text:span><text:span text:style-name="T11">- s1</text:span></text:p>
          </table:table-cell>
        </table:table-row>
        <table:table-row table:style-name="Tablo7.15">
          <table:table-cell table:style-name="Tablo7.A4" office:value-type="string">
            <text:p text:style-name="P107">Zor Alevlenici</text:p>
          </table:table-cell>
          <table:table-cell table:style-name="Tablo7.B4" office:value-type="string">
            <text:p text:style-name="P64"><text:span text:style-name="T11">B</text:span><text:span text:style-name="T56">fl </text:span><text:span text:style-name="T11">- s1</text:span></text:p>
          </table:table-cell>
        </table:table-row>
        <table:table-row table:style-name="Tablo7.16">
          <table:table-cell table:style-name="Tablo7.A7" office:value-type="string">
            <text:p text:style-name="P107">(en az)</text:p>
          </table:table-cell>
          <table:table-cell table:style-name="Tablo7.B7" office:value-type="string">
            <text:p text:style-name="P64"><text:span text:style-name="T11">C</text:span><text:span text:style-name="T56">fl </text:span><text:span text:style-name="T11">- s1</text:span></text:p>
          </table:table-cell>
        </table:table-row>
        <table:table-row table:style-name="Tablo7.17">
          <table:table-cell table:style-name="Tablo7.A4" office:value-type="string">
            <text:p text:style-name="P108"/>
            <text:p text:style-name="P107"/>
            <text:p text:style-name="P107"/>
            <text:p text:style-name="P107">Normal Alevlenici</text:p>
          </table:table-cell>
          <table:table-cell table:style-name="Tablo7.B4" office:value-type="string">
            <text:p text:style-name="P64"><text:span text:style-name="T11">A2</text:span><text:span text:style-name="T56">fl </text:span><text:span text:style-name="T11">- s2</text:span></text:p>
            <text:p text:style-name="P64"><text:span text:style-name="T11">B</text:span><text:span text:style-name="T56">fl </text:span><text:span text:style-name="T11">- s2</text:span></text:p>
            <text:p text:style-name="P64"><text:span text:style-name="T11">C</text:span><text:span text:style-name="T56">fl </text:span><text:span text:style-name="T11">- s2</text:span></text:p>
            <text:p text:style-name="P64"><text:span text:style-name="T11">D</text:span><text:span text:style-name="T56">fl </text:span><text:span text:style-name="T11">- s1</text:span></text:p>
            <text:p text:style-name="P64"><text:span text:style-name="T11">D</text:span><text:span text:style-name="T56">fl </text:span><text:span text:style-name="T11">- s2</text:span></text:p>
          </table:table-cell>
        </table:table-row>
        <table:table-row table:style-name="Tablo7.17">
          <table:table-cell table:style-name="Tablo7.A7" office:value-type="string">
            <text:p text:style-name="P107">(en az)</text:p>
          </table:table-cell>
          <table:table-cell table:style-name="Tablo7.B7" office:value-type="string">
            <text:p text:style-name="P64"><text:span text:style-name="T11">E</text:span><text:span text:style-name="T56">fl</text:span></text:p>
          </table:table-cell>
        </table:table-row>
        <table:table-row table:style-name="Tablo7.1">
          <table:table-cell table:style-name="Tablo7.A2" office:value-type="string">
            <text:p text:style-name="Standard"><text:span text:style-name="T24">Kolay Alevlenici</text:span></text:p>
          </table:table-cell>
          <table:table-cell table:style-name="Tablo7.B2" office:value-type="string">
            <text:p text:style-name="P64"><text:span text:style-name="T11">F</text:span><text:span text:style-name="T56">fl</text:span></text:p>
          </table:table-cell>
        </table:table-row>
        <table:table-row table:style-name="Tablo7.20">
          <table:table-cell table:style-name="Tablo7.B5" table:number-columns-spanned="2" office:value-type="string">
            <text:p text:style-name="P49"><text:span text:style-name="T106">(1) </text:span><text:span text:style-name="T46">Bu tablolar, TS EN 13501-1’e göre malzemelerin yanıcılık sınıflarını göstermektedir. TS 1263’de verilmiş olan yanıcılık sınıflarına sahip yapı malzemelerinin, TS EN 13501-1’de verilen yanıcılık sınıflarına denkliği için, söz konusu yapı malzemelerinin TSE EN 13501-1’de belirtilmiş olan ilgili sınıfa ait test standardları şartlarını sağlaması gerekir.</text:span></text:p>
            <text:p text:style-name="P45"><text:span text:style-name="T106">(2)</text:span><text:span text:style-name="T46"> Yapı Malzemeleri Yönetmeliği (89/106/EEC) kapsamında, ilgili AB komisyonu kararları ile ortaya konulmuş, uyumlaştırılmış standardlara tâbi yapı malzemelerinin uyacakları Avrupa Sınıflarıdır.</text:span></text:p>
            <text:p text:style-name="P112"/>
          </table:table-cell>
          <table:covered-table-cell/>
        </table:table-row>
      </table:table>
      <text:p text:style-name="P113"/>
      <text:p text:style-name="P32">Ek-3</text:p>
      <text:p text:style-name="P29">Yangına Dayanım (Direnç) Sembolleri ve Süreleri</text:p>
      <text:p text:style-name="P158"><text:span text:style-name="T107">Ek-3/A Yapı Elemanlarının Yangına Dayanım (Direnç) Sembolleri</text:span></text:p>
      <table:table table:name="Tablo8" table:style-name="Tablo8">
        <table:table-column table:style-name="Tablo8.A"/>
        <table:table-column table:style-name="Tablo8.B"/>
        <table:table-row table:style-name="Tablo8.1">
          <table:table-cell table:style-name="Tablo8.A1" office:value-type="string">
            <text:p text:style-name="P111">R</text:p>
          </table:table-cell>
          <table:table-cell table:style-name="Tablo8.B1" office:value-type="string">
            <text:p text:style-name="P76">Yük taşıma kapasitesi</text:p>
          </table:table-cell>
        </table:table-row>
        <table:table-row table:style-name="Tablo8.1">
          <table:table-cell table:style-name="Tablo8.A1" office:value-type="string">
            <text:p text:style-name="P111">E</text:p>
          </table:table-cell>
          <table:table-cell table:style-name="Tablo8.B1" office:value-type="string">
            <text:p text:style-name="P76">Bütünlük</text:p>
          </table:table-cell>
        </table:table-row>
        <table:table-row table:style-name="Tablo8.1">
          <table:table-cell table:style-name="Tablo8.A1" office:value-type="string">
            <text:p text:style-name="P111">I</text:p>
          </table:table-cell>
          <table:table-cell table:style-name="Tablo8.B1" office:value-type="string">
            <text:p text:style-name="P76">Yalıtım</text:p>
          </table:table-cell>
        </table:table-row>
        <table:table-row table:style-name="Tablo8.1">
          <table:table-cell table:style-name="Tablo8.A1" office:value-type="string">
            <text:p text:style-name="P111">W</text:p>
          </table:table-cell>
          <table:table-cell table:style-name="Tablo8.B1" office:value-type="string">
            <text:p text:style-name="P76">Işınım yayma</text:p>
          </table:table-cell>
        </table:table-row>
        <table:table-row table:style-name="Tablo8.1">
          <table:table-cell table:style-name="Tablo8.A1" office:value-type="string">
            <text:p text:style-name="P111">M</text:p>
          </table:table-cell>
          <table:table-cell table:style-name="Tablo8.B1" office:value-type="string">
            <text:p text:style-name="P76">Mekanik dayanım</text:p>
          </table:table-cell>
        </table:table-row>
        <table:table-row table:style-name="Tablo8.1">
          <table:table-cell table:style-name="Tablo8.A1" office:value-type="string">
            <text:p text:style-name="P111">C</text:p>
          </table:table-cell>
          <table:table-cell table:style-name="Tablo8.B1" office:value-type="string">
            <text:p text:style-name="P76">Kendiliğinden kapanma</text:p>
          </table:table-cell>
        </table:table-row>
        <table:table-row table:style-name="Tablo8.1">
          <table:table-cell table:style-name="Tablo8.A1" office:value-type="string">
            <text:p text:style-name="P111">S</text:p>
          </table:table-cell>
          <table:table-cell table:style-name="Tablo8.B1" office:value-type="string">
            <text:p text:style-name="P76">Duman sızıntısı</text:p>
          </table:table-cell>
        </table:table-row>
        <table:table-row table:style-name="Tablo8.1">
          <table:table-cell table:style-name="Tablo8.A1" office:value-type="string">
            <text:p text:style-name="P111">P veya PH</text:p>
          </table:table-cell>
          <table:table-cell table:style-name="Tablo8.B1" office:value-type="string">
            <text:p text:style-name="P76">Gücün sürekliliği veya sinyal verilmesi (alarm)</text:p>
          </table:table-cell>
        </table:table-row>
        <table:table-row table:style-name="Tablo8.1">
          <table:table-cell table:style-name="Tablo8.A1" office:value-type="string">
            <text:p text:style-name="P111">G</text:p>
          </table:table-cell>
          <table:table-cell table:style-name="Tablo8.B1" office:value-type="string">
            <text:p text:style-name="P76">İsli yangın direnci</text:p>
          </table:table-cell>
        </table:table-row>
        <table:table-row table:style-name="Tablo8.1">
          <table:table-cell table:style-name="Tablo8.A1" office:value-type="string">
            <text:p text:style-name="P111">K</text:p>
          </table:table-cell>
          <table:table-cell table:style-name="Tablo8.B1" office:value-type="string">
            <text:p text:style-name="P76">Yangın karşı koruma yeteneği</text:p>
          </table:table-cell>
        </table:table-row>
        <table:table-row table:style-name="Tablo8.1">
          <table:table-cell table:style-name="Tablo8.A1" office:value-type="string">
            <text:p text:style-name="P111">D</text:p>
          </table:table-cell>
          <table:table-cell table:style-name="Tablo8.B1" office:value-type="string">
            <text:p text:style-name="P76">Sabit sıcaklık altında dayanıklılık süresi</text:p>
          </table:table-cell>
        </table:table-row>
        <table:table-row table:style-name="Tablo8.1">
          <table:table-cell table:style-name="Tablo8.A1" office:value-type="string">
            <text:p text:style-name="P111">DH</text:p>
          </table:table-cell>
          <table:table-cell table:style-name="Tablo8.B1" office:value-type="string">
            <text:p text:style-name="Standard"><text:span text:style-name="T16">Standard zaman-sıcaklık eğrisi altında dayanıklılık süresi</text:span></text:p>
          </table:table-cell>
        </table:table-row>
        <table:table-row table:style-name="Tablo8.1">
          <table:table-cell table:style-name="Tablo8.A1" office:value-type="string">
            <text:p text:style-name="P111">F</text:p>
          </table:table-cell>
          <table:table-cell table:style-name="Tablo8.B1" office:value-type="string">
            <text:p text:style-name="P76">Güçlendirilmiş duman ve ısı havalandırıcılarının işlerliği</text:p>
          </table:table-cell>
        </table:table-row>
        <table:table-row table:style-name="Tablo8.1">
          <table:table-cell table:style-name="Tablo8.A1" office:value-type="string">
            <text:p text:style-name="P111">B</text:p>
          </table:table-cell>
          <table:table-cell table:style-name="Tablo8.B1" office:value-type="string">
            <text:p text:style-name="P76">Doğal, duman ve ısı havalandırıcılarının işlerliği</text:p>
          </table:table-cell>
        </table:table-row>
      </table:table>
      <text:p text:style-name="P113"/>
      <text:p text:style-name="P164"><text:span text:style-name="T10">Ek-3/B</text:span> <text:s/>Yapı Elemanlarının Yangına <text:s/>Dayanım (Direnç) Süreleri</text:p>
      <table:table table:name="Tablo9" table:style-name="Tablo9">
        <table:table-column table:style-name="Tablo9.A"/>
        <table:table-column table:style-name="Tablo9.B"/>
        <table:table-column table:style-name="Tablo9.C"/>
        <table:table-column table:style-name="Tablo9.D"/>
        <table:table-row table:style-name="Tablo9.1">
          <table:table-cell table:style-name="Tablo9.A1" office:value-type="string">
            <text:p text:style-name="P96"/>
          </table:table-cell>
          <table:table-cell table:style-name="Tablo9.A1" office:value-type="string">
            <text:p text:style-name="P116">Yapı Elemanı</text:p>
          </table:table-cell>
          <table:table-cell table:style-name="Tablo9.A1" office:value-type="string">
            <text:p text:style-name="P117">Yangın Dayanım Süresi (dak)</text:p>
          </table:table-cell>
          <table:table-cell table:style-name="Tablo9.D1" office:value-type="string">
            <text:p text:style-name="P117">Etkilenen Yüzey</text:p>
          </table:table-cell>
        </table:table-row>
        <table:table-row table:style-name="Tablo9.1">
          <table:table-cell table:style-name="Tablo9.A1" office:value-type="string">
            <text:p text:style-name="P104">1.</text:p>
          </table:table-cell>
          <table:table-cell table:style-name="Tablo9.A1" office:value-type="string">
            <text:p text:style-name="P105">Taşıyıcı Sistem (çerçeve, kiriş veya kolon)</text:p>
          </table:table-cell>
          <table:table-cell table:style-name="Tablo9.A1" office:value-type="string">
            <text:p text:style-name="P105">R <text:s text:c="2"/>Bkz. EK-3c</text:p>
          </table:table-cell>
          <table:table-cell table:style-name="Tablo9.D1" office:value-type="string">
            <text:p text:style-name="P105">Etkilenen yüzeyler</text:p>
          </table:table-cell>
        </table:table-row>
        <table:table-row table:style-name="Tablo9.1">
          <table:table-cell table:style-name="Tablo9.A1" office:value-type="string">
            <text:p text:style-name="P104">2.</text:p>
          </table:table-cell>
          <table:table-cell table:style-name="Tablo9.A1" office:value-type="string">
            <text:p text:style-name="P101">Yük Taşıyıcı Duvar <text:s/>(aşağıdaki maddelerde de açıklanmayan duvar)</text:p>
          </table:table-cell>
          <table:table-cell table:style-name="Tablo9.A1" office:value-type="string">
            <text:p text:style-name="P101">R <text:s text:c="2"/>Bkz. EK-3c</text:p>
          </table:table-cell>
          <table:table-cell table:style-name="Tablo9.D1" office:value-type="string">
            <text:p text:style-name="P101">Ayrı ayrı her bir yüzey</text:p>
          </table:table-cell>
        </table:table-row>
        <table:table-row table:style-name="Tablo9.1">
          <table:table-cell table:style-name="Tablo9.A1" office:value-type="string">
            <text:p text:style-name="P104">3.</text:p>
          </table:table-cell>
          <table:table-cell table:style-name="Tablo9.A1" office:value-type="string">
            <text:p text:style-name="P105">Döşemeler</text:p>
          </table:table-cell>
          <table:table-cell table:style-name="Tablo9.A1" office:value-type="string">
            <text:p text:style-name="P119"/>
          </table:table-cell>
          <table:table-cell table:style-name="Tablo9.D1" office:value-type="string">
            <text:p text:style-name="P98"/>
          </table:table-cell>
        </table:table-row>
        <table:table-row table:style-name="Tablo9.1">
          <table:table-cell table:style-name="Tablo9.A1" table:number-rows-spanned="4" office:value-type="string">
            <text:p text:style-name="P96"/>
          </table:table-cell>
          <table:table-cell table:style-name="Tablo9.A1" office:value-type="string">
            <text:p text:style-name="Standard"><text:span text:style-name="T25">a) İki katlı konutun ikinci katında (garaj veya bodrum kat üstü hariç)</text:span></text:p>
          </table:table-cell>
          <table:table-cell table:style-name="Tablo9.A1" office:value-type="string">
            <text:p text:style-name="P101">REI 30 </text:p>
          </table:table-cell>
          <table:table-cell table:style-name="Tablo9.D5" table:number-rows-spanned="4" office:value-type="string">
            <text:p text:style-name="P105">Alt yüzeyden</text:p>
          </table:table-cell>
        </table:table-row>
        <table:table-row table:style-name="Tablo9.1">
          <table:covered-table-cell/>
          <table:table-cell table:style-name="Tablo9.A1" office:value-type="string">
            <text:p text:style-name="Standard"><text:span text:style-name="T25">b) Bir dükkân ve üstündeki kat arasında</text:span></text:p>
          </table:table-cell>
          <table:table-cell table:style-name="Tablo9.A1" office:value-type="string">
            <text:p text:style-name="P101">REI 60 veya Bkz. EK-3c (hangisi daha büyükse)</text:p>
          </table:table-cell>
          <table:covered-table-cell/>
        </table:table-row>
        <table:table-row table:style-name="Tablo9.1">
          <table:covered-table-cell/>
          <table:table-cell table:style-name="Tablo9.A1" office:value-type="string">
            <text:p text:style-name="P101">c) Kompartıman döşemeleri <text:s/>dahil her türlü diğer döşemeler</text:p>
          </table:table-cell>
          <table:table-cell table:style-name="Tablo9.A1" office:value-type="string">
            <text:p text:style-name="P101">REI Bkz. EK-3c</text:p>
          </table:table-cell>
          <table:covered-table-cell/>
        </table:table-row>
        <table:table-row table:style-name="Tablo9.1">
          <table:covered-table-cell/>
          <table:table-cell table:style-name="Tablo9.A1" office:value-type="string">
            <text:p text:style-name="P105">d) Bodrum kat ile zemin kat arası döşeme</text:p>
          </table:table-cell>
          <table:table-cell table:style-name="Tablo9.A1" office:value-type="string">
            <text:p text:style-name="Standard"><text:span text:style-name="T25">REI 90 veya Bkz. EK-3c (hangisi daha büyükse)</text:span></text:p>
          </table:table-cell>
          <table:covered-table-cell/>
        </table:table-row>
        <table:table-row table:style-name="Tablo9.1">
          <table:table-cell table:style-name="Tablo9.A1" office:value-type="string">
            <text:p text:style-name="P104">4.</text:p>
          </table:table-cell>
          <table:table-cell table:style-name="Tablo9.A1" office:value-type="string">
            <text:p text:style-name="P105">Çatılar</text:p>
          </table:table-cell>
          <table:table-cell table:style-name="Tablo9.A1" office:value-type="string">
            <text:p text:style-name="P96"/>
          </table:table-cell>
          <table:table-cell table:style-name="Tablo9.D1" office:value-type="string">
            <text:p text:style-name="P96"/>
          </table:table-cell>
        </table:table-row>
        <table:table-row table:style-name="Tablo9.1">
          <table:table-cell table:style-name="Tablo9.A1" table:number-rows-spanned="3" office:value-type="string">
            <text:p text:style-name="P96"/>
          </table:table-cell>
          <table:table-cell table:style-name="Tablo9.A1" office:value-type="string">
            <text:p text:style-name="P101">a) Kaçış yolu teşkil eden her bölüm</text:p>
          </table:table-cell>
          <table:table-cell table:style-name="Tablo9.A1" office:value-type="string">
            <text:p text:style-name="P101">REI 30</text:p>
          </table:table-cell>
          <table:table-cell table:style-name="Tablo9.D1" table:number-rows-spanned="2" office:value-type="string">
            <text:p text:style-name="P105">Alt yüzeyden</text:p>
          </table:table-cell>
        </table:table-row>
        <table:table-row table:style-name="Tablo9.1">
          <table:covered-table-cell/>
          <table:table-cell table:style-name="Tablo9.A1" office:value-type="string">
            <text:p text:style-name="P101">b) Döşeme görevi yapan her türlü çatı</text:p>
          </table:table-cell>
          <table:table-cell table:style-name="Tablo9.A1" office:value-type="string">
            <text:p text:style-name="P101">REI Bkz. EK-3c</text:p>
          </table:table-cell>
          <table:covered-table-cell/>
        </table:table-row>
        <table:table-row table:style-name="Tablo9.1">
          <table:covered-table-cell/>
          <table:table-cell table:style-name="Tablo9.A1" office:value-type="string">
            <text:p text:style-name="P101">c) Dıştan yangına maruz kalan çatılar (yük taşıyıcı değil)</text:p>
          </table:table-cell>
          <table:table-cell table:style-name="Tablo9.A1" office:value-type="string">
            <text:p text:style-name="P177">EI Bkz. EK-3c</text:p>
          </table:table-cell>
          <table:table-cell table:style-name="Tablo9.D1" office:value-type="string">
            <text:p text:style-name="Standard"><text:span text:style-name="T25">Dış yüzeyden</text:span></text:p>
          </table:table-cell>
        </table:table-row>
        <table:table-row table:style-name="Tablo9.1">
          <table:table-cell table:style-name="Tablo9.A1" office:value-type="string">
            <text:p text:style-name="P101">5.</text:p>
          </table:table-cell>
          <table:table-cell table:style-name="Tablo9.A1" office:value-type="string">
            <text:p text:style-name="P101">Dış Duvarlar</text:p>
          </table:table-cell>
          <table:table-cell table:style-name="Tablo9.A1" office:value-type="string">
            <text:p text:style-name="P98"/>
          </table:table-cell>
          <table:table-cell table:style-name="Tablo9.D1" office:value-type="string">
            <text:p text:style-name="P96"/>
          </table:table-cell>
        </table:table-row>
        <table:table-row table:style-name="Tablo9.1">
          <table:table-cell table:style-name="Tablo9.A1" table:number-rows-spanned="2" office:value-type="string">
            <text:p text:style-name="P96"/>
          </table:table-cell>
          <table:table-cell table:style-name="Tablo9.A1" office:value-type="string">
            <text:p text:style-name="Standard"><text:span text:style-name="T25">a) <text:s/>Parsel sınırın herhangi bir noktasına 2 m.’den daha yakın her bölüm</text:span></text:p>
          </table:table-cell>
          <table:table-cell table:style-name="Tablo9.A1" office:value-type="string">
            <text:p text:style-name="P101">REI <text:s/>Bkz. EK-3c</text:p>
          </table:table-cell>
          <table:table-cell table:style-name="Tablo9.D1" office:value-type="string">
            <text:p text:style-name="P101">Ayrı ayrı her bir yüzey</text:p>
          </table:table-cell>
        </table:table-row>
        <table:table-row table:style-name="Tablo9.1">
          <table:covered-table-cell/>
          <table:table-cell table:style-name="Tablo9.A1" office:value-type="string">
            <text:p text:style-name="Standard"><text:span text:style-name="T25">b) Parsel sınırdan 2 m. veya daha uzak olan her bölüm </text:span></text:p>
          </table:table-cell>
          <table:table-cell table:style-name="Tablo9.A1" office:value-type="string">
            <text:p text:style-name="P101">REI <text:s/>Bkz. EK-3c</text:p>
          </table:table-cell>
          <table:table-cell table:style-name="Tablo9.D1" office:value-type="string">
            <text:p text:style-name="P101">Binanın iç yüzeyden</text:p>
          </table:table-cell>
        </table:table-row>
        <table:table-row table:style-name="Tablo9.1">
          <table:table-cell table:style-name="Tablo9.A1" office:value-type="string">
            <text:p text:style-name="P104">6.</text:p>
          </table:table-cell>
          <table:table-cell table:style-name="Tablo9.A1" office:value-type="string">
            <text:p text:style-name="P101">Yangın Kompartıman Duvarları</text:p>
            <text:p text:style-name="P101">(Bina içindeki farklı kullanım <text:s/>işlevlerini birbirinden ayıranlar)</text:p>
          </table:table-cell>
          <table:table-cell table:style-name="Tablo9.A1" office:value-type="string">
            <text:p text:style-name="P105">REI 60 veya Bkz. EK-3c (hangisi daha büyükse)</text:p>
          </table:table-cell>
          <table:table-cell table:style-name="Tablo9.D1" office:value-type="string">
            <text:p text:style-name="P105">Ayrı ayrı her bir yüzey</text:p>
          </table:table-cell>
        </table:table-row>
        <table:table-row table:style-name="Tablo9.1">
          <table:table-cell table:style-name="Tablo9.A1" office:value-type="string">
            <text:p text:style-name="P101">7.</text:p>
          </table:table-cell>
          <table:table-cell table:style-name="Tablo9.A1" office:value-type="string">
            <text:p text:style-name="Standard"><text:span text:style-name="T25">Yangın Kompartıman Duvarları (6 numarada belirtilenler dışındakiler)</text:span></text:p>
          </table:table-cell>
          <table:table-cell table:style-name="Tablo9.A1" office:value-type="string">
            <text:p text:style-name="P101">REI <text:s/>Bkz. EK-3c</text:p>
          </table:table-cell>
          <table:table-cell table:style-name="Tablo9.D1" office:value-type="string">
            <text:p text:style-name="P101">Ayrı ayrı her bir yüzey</text:p>
          </table:table-cell>
        </table:table-row>
        <table:table-row table:style-name="Tablo9.1">
          <table:table-cell table:style-name="Tablo9.A1" office:value-type="string">
            <text:p text:style-name="P101">8.</text:p>
          </table:table-cell>
          <table:table-cell table:style-name="Tablo9.A1" office:value-type="string">
            <text:p text:style-name="P101">Korunumlu Şaftlar </text:p>
            <text:p text:style-name="Standard"><text:span text:style-name="T25">(korunumlu yangın merdiveni yuvaları ve acil durum asansör kuyuları hariç)</text:span></text:p>
          </table:table-cell>
          <table:table-cell table:style-name="Tablo9.A1" office:value-type="string">
            <text:p text:style-name="P102"/>
            <text:p text:style-name="P101">REI <text:s/>120</text:p>
          </table:table-cell>
          <table:table-cell table:style-name="Tablo9.D1" office:value-type="string">
            <text:p text:style-name="P102"/>
            <text:p text:style-name="P101">Ayrı ayrı her bir yüzey</text:p>
          </table:table-cell>
        </table:table-row>
        <table:table-row table:style-name="Tablo9.1">
          <table:table-cell table:style-name="Tablo9.A1" office:value-type="string">
            <text:p text:style-name="P101">9.</text:p>
          </table:table-cell>
          <table:table-cell table:style-name="Tablo9.A1" office:value-type="string">
            <text:p text:style-name="Standard"><text:span text:style-name="T25">Korunumlu Yangın Merdiveni Yuvaları, Acil Durum Asansörü Kuyuları ve Yangın Güvenlik Holü</text:span></text:p>
          </table:table-cell>
          <table:table-cell table:style-name="Tablo9.A1" office:value-type="string">
            <text:p text:style-name="P98"/>
          </table:table-cell>
          <table:table-cell table:style-name="Tablo9.D1" office:value-type="string">
            <text:p text:style-name="P96"/>
          </table:table-cell>
        </table:table-row>
        <table:table-row table:style-name="Tablo9.1">
          <table:table-cell table:style-name="Tablo9.A1" office:value-type="string">
            <text:p text:style-name="P96"/>
          </table:table-cell>
          <table:table-cell table:style-name="Tablo9.A1" office:value-type="string">
            <text:p text:style-name="P101">a) Binanın geri kalanından ayıran duvar</text:p>
          </table:table-cell>
          <table:table-cell table:style-name="Tablo9.A1" office:value-type="string">
            <text:p text:style-name="P101">REI 120</text:p>
          </table:table-cell>
          <table:table-cell table:style-name="Tablo9.D1" office:value-type="string">
            <text:p text:style-name="P101">Binaya bakan yüzey</text:p>
          </table:table-cell>
        </table:table-row>
        <table:table-row table:style-name="Tablo9.1">
          <table:table-cell table:style-name="Tablo9.A1" office:value-type="string">
            <text:p text:style-name="P98"/>
          </table:table-cell>
          <table:table-cell table:style-name="Tablo9.A1" office:value-type="string">
            <text:p text:style-name="Standard"><text:span text:style-name="T25">b) Yangın merdiveni yuvası, acil durum asansör kuyusu ve yangın güvenlik holünü birbirinden ayıran duvar</text:span></text:p>
          </table:table-cell>
          <table:table-cell table:style-name="Tablo9.A1" office:value-type="string">
            <text:p text:style-name="P101">REI 60</text:p>
          </table:table-cell>
          <table:table-cell table:style-name="Tablo9.D1" office:value-type="string">
            <text:p text:style-name="P101">Ayrı ayrı her bir yüzey</text:p>
          </table:table-cell>
        </table:table-row>
        <table:table-row table:style-name="Tablo9.1">
          <table:table-cell table:style-name="Tablo9.A1" office:value-type="string">
            <text:p text:style-name="P101">10.</text:p>
          </table:table-cell>
          <table:table-cell table:style-name="Tablo9.A1" office:value-type="string">
            <text:p text:style-name="P101">Yangın Kesici</text:p>
          </table:table-cell>
          <table:table-cell table:style-name="Tablo9.A1" office:value-type="string">
            <text:p text:style-name="P101">EI 30 </text:p>
          </table:table-cell>
          <table:table-cell table:style-name="Tablo9.D1" office:value-type="string">
            <text:p text:style-name="P101">Ayrı ayrı her bir yüzey</text:p>
          </table:table-cell>
        </table:table-row>
        <table:table-row table:style-name="Tablo9.1">
          <table:table-cell table:style-name="Tablo9.A1" office:value-type="string">
            <text:p text:style-name="P101">11.</text:p>
          </table:table-cell>
          <table:table-cell table:style-name="Tablo9.A1" office:value-type="string">
            <text:p text:style-name="P101">Asma Tavan</text:p>
          </table:table-cell>
          <table:table-cell table:style-name="Tablo9.A1" office:value-type="string">
            <text:p text:style-name="P101">EI 30</text:p>
          </table:table-cell>
          <table:table-cell table:style-name="Tablo9.D1" office:value-type="string">
            <text:p text:style-name="Standard"><text:span text:style-name="T25">Alt taraftan</text:span></text:p>
          </table:table-cell>
        </table:table-row>
      </table:table>
      <text:p text:style-name="P179"/>
      <text:p text:style-name="P180"><text:span text:style-name="T107">Ek-3/C Bina Kullanım Sınıflarına Göre Yangına Dayanım (Direnç) Süreleri</text:span></text:p>
      <table:table table:name="Tablo10" table:style-name="Tablo10">
        <table:table-column table:style-name="Tablo10.A"/>
        <table:table-column table:style-name="Tablo10.B"/>
        <table:table-column table:style-name="Tablo10.C"/>
        <table:table-column table:style-name="Tablo10.D"/>
        <table:table-column table:style-name="Tablo10.E"/>
        <table:table-column table:style-name="Tablo10.F"/>
        <table:table-column table:style-name="Tablo10.G"/>
        <table:table-column table:style-name="Tablo10.H"/>
        <table:table-column table:style-name="Tablo10.I"/>
        <table:table-column table:style-name="Tablo10.J"/>
        <table:table-row table:style-name="Tablo10.1">
          <table:table-cell table:style-name="Tablo10.A1" table:number-rows-spanned="3" table:number-columns-spanned="4" office:value-type="string">
            <text:p text:style-name="P118"/>
            <text:p text:style-name="P116">Bina Kullanım Sınıfları</text:p>
          </table:table-cell>
          <table:covered-table-cell/>
          <table:covered-table-cell/>
          <table:covered-table-cell/>
          <table:table-cell table:style-name="Tablo10.E1" table:number-columns-spanned="6" office:value-type="string">
            <text:p text:style-name="P116">Yapı Elemanlarının Yangına Dayanım Süreleri (dak)</text:p>
          </table:table-cell>
          <table:covered-table-cell/>
          <table:covered-table-cell/>
          <table:covered-table-cell/>
          <table:covered-table-cell/>
          <table:covered-table-cell/>
        </table:table-row>
        <table:table-row table:style-name="Tablo10.1">
          <table:covered-table-cell/>
          <table:covered-table-cell/>
          <table:covered-table-cell/>
          <table:covered-table-cell/>
          <table:table-cell table:style-name="Tablo10.A1" table:number-columns-spanned="2" office:value-type="string">
            <text:p text:style-name="P64"><text:span text:style-name="T28">Bodrum Katlar</text:span><text:span text:style-name="T94">(1)</text:span></text:p>
            <text:p text:style-name="P64"><text:span text:style-name="T28">(</text:span><text:span text:style-name="T37">üstündeki döşeme dahil)</text:span></text:p>
          </table:table-cell>
          <table:covered-table-cell/>
          <table:table-cell table:style-name="Tablo10.E1" table:number-columns-spanned="4" office:value-type="string">
            <text:p text:style-name="P118"/>
            <text:p text:style-name="P116">Giriş veya Üst Katlar</text:p>
          </table:table-cell>
          <table:covered-table-cell/>
          <table:covered-table-cell/>
          <table:covered-table-cell/>
        </table:table-row>
        <table:table-row table:style-name="Tablo10.1">
          <table:covered-table-cell/>
          <table:covered-table-cell/>
          <table:covered-table-cell/>
          <table:covered-table-cell/>
          <table:table-cell table:style-name="Tablo10.A1" table:number-columns-spanned="2" office:value-type="string">
            <text:p text:style-name="P64"><text:span text:style-name="T28">Bodrum Kat(ların) Derinliği*(m)</text:span></text:p>
          </table:table-cell>
          <table:covered-table-cell/>
          <table:table-cell table:style-name="Tablo10.E1" table:number-columns-spanned="4" office:value-type="string">
            <text:p text:style-name="P116">Bina Yüksekliği (m)</text:p>
          </table:table-cell>
          <table:covered-table-cell/>
          <table:covered-table-cell/>
          <table:covered-table-cell/>
        </table:table-row>
        <table:table-row table:style-name="Tablo10.4">
          <table:table-cell table:style-name="Tablo10.A1" table:number-columns-spanned="4" office:value-type="string">
            <text:p text:style-name="P119"/>
          </table:table-cell>
          <table:covered-table-cell/>
          <table:covered-table-cell/>
          <table:covered-table-cell/>
          <table:table-cell table:style-name="Tablo10.A1" office:value-type="string">
            <text:p text:style-name="P116">10 m’den fazla</text:p>
          </table:table-cell>
          <table:table-cell table:style-name="Tablo10.A1" office:value-type="string">
            <text:p text:style-name="P116">10 m’den az</text:p>
          </table:table-cell>
          <table:table-cell table:style-name="Tablo10.A1" office:value-type="string">
            <text:p text:style-name="P116">5 m’den az</text:p>
          </table:table-cell>
          <table:table-cell table:style-name="Tablo10.A1" office:value-type="string">
            <text:p text:style-name="P116">21,50 m’den az</text:p>
          </table:table-cell>
          <table:table-cell table:style-name="Tablo10.A1" office:value-type="string">
            <text:p text:style-name="P116">30,50 m’den az</text:p>
          </table:table-cell>
          <table:table-cell table:style-name="Tablo10.E1" office:value-type="string">
            <text:p text:style-name="P116">30,50 m’den fazla</text:p>
          </table:table-cell>
        </table:table-row>
        <table:table-row table:style-name="Tablo10.5">
          <table:table-cell table:style-name="Tablo10.A5" table:number-rows-spanned="2" table:number-columns-spanned="3" office:value-type="string">
            <text:p text:style-name="P115">1. Konutlar</text:p>
          </table:table-cell>
          <table:covered-table-cell/>
          <table:covered-table-cell/>
          <table:table-cell table:style-name="Tablo10.D5" office:value-type="string">
            <text:p text:style-name="P184">a) Bir ve İki Ailelik Evler</text:p>
          </table:table-cell>
          <table:table-cell table:style-name="Tablo10.A5" office:value-type="string">
            <text:p text:style-name="P116">---</text:p>
          </table:table-cell>
          <table:table-cell table:style-name="Tablo10.A5" office:value-type="string">
            <text:p text:style-name="P64"><text:span text:style-name="T28">30</text:span><text:span text:style-name="T94">(2)</text:span></text:p>
          </table:table-cell>
          <table:table-cell table:style-name="Tablo10.A5" office:value-type="string">
            <text:p text:style-name="P116">30</text:p>
          </table:table-cell>
          <table:table-cell table:style-name="Tablo10.A5" office:value-type="string">
            <text:p text:style-name="P116">60</text:p>
          </table:table-cell>
          <table:table-cell table:style-name="Tablo10.A5" office:value-type="string">
            <text:p text:style-name="P116">---</text:p>
          </table:table-cell>
          <table:table-cell table:style-name="Tablo10.J5" office:value-type="string">
            <text:p text:style-name="P116">---</text:p>
          </table:table-cell>
        </table:table-row>
        <table:table-row table:style-name="Tablo10.5">
          <table:covered-table-cell/>
          <table:covered-table-cell/>
          <table:covered-table-cell/>
          <table:table-cell table:style-name="Tablo10.D5" office:value-type="string">
            <text:p text:style-name="P183"><text:span text:style-name="T37">b) Apartman lar</text:span></text:p>
          </table:table-cell>
          <table:table-cell table:style-name="Tablo10.A5" office:value-type="string">
            <text:p text:style-name="P116">90</text:p>
          </table:table-cell>
          <table:table-cell table:style-name="Tablo10.A5" office:value-type="string">
            <text:p text:style-name="P116">60</text:p>
          </table:table-cell>
          <table:table-cell table:style-name="Tablo10.A5" office:value-type="string">
            <text:p text:style-name="P64"><text:span text:style-name="T28">30</text:span><text:span text:style-name="T94">(2)</text:span></text:p>
          </table:table-cell>
          <table:table-cell table:style-name="Tablo10.A5" office:value-type="string">
            <text:p text:style-name="P116">60</text:p>
          </table:table-cell>
          <table:table-cell table:style-name="Tablo10.A5" office:value-type="string">
            <text:p text:style-name="P116">90</text:p>
          </table:table-cell>
          <table:table-cell table:style-name="Tablo10.J5" office:value-type="string">
            <text:p text:style-name="P116">120</text:p>
          </table:table-cell>
        </table:table-row>
        <table:table-row table:style-name="Tablo10.5">
          <table:table-cell table:style-name="Tablo10.A7" table:number-columns-spanned="4" office:value-type="string">
            <text:p text:style-name="P115">2. Konaklama Amaçlı Binalar</text:p>
          </table:table-cell>
          <table:covered-table-cell/>
          <table:covered-table-cell/>
          <table:covered-table-cell/>
          <table:table-cell table:style-name="Tablo10.A7" office:value-type="string">
            <text:p text:style-name="P118"/>
          </table:table-cell>
          <table:table-cell table:style-name="Tablo10.A7" office:value-type="string">
            <text:p text:style-name="P118"/>
          </table:table-cell>
          <table:table-cell table:style-name="Tablo10.A7" office:value-type="string">
            <text:p text:style-name="P118"/>
          </table:table-cell>
          <table:table-cell table:style-name="Tablo10.A7" office:value-type="string">
            <text:p text:style-name="P118"/>
          </table:table-cell>
          <table:table-cell table:style-name="Tablo10.A7" office:value-type="string">
            <text:p text:style-name="P118"/>
          </table:table-cell>
          <table:table-cell table:style-name="Tablo10.J7" office:value-type="string">
            <text:p text:style-name="P118"/>
          </table:table-cell>
        </table:table-row>
        <table:table-row table:style-name="Tablo10.5">
          <table:table-cell table:style-name="Tablo10.A8" table:number-columns-spanned="4" office:value-type="string">
            <text:p text:style-name="P185">- yağmurlama sistemi yok</text:p>
          </table:table-cell>
          <table:covered-table-cell/>
          <table:covered-table-cell/>
          <table:covered-table-cell/>
          <table:table-cell table:style-name="Tablo10.A8" office:value-type="string">
            <text:p text:style-name="P116">90</text:p>
          </table:table-cell>
          <table:table-cell table:style-name="Tablo10.A8" office:value-type="string">
            <text:p text:style-name="P116">60</text:p>
          </table:table-cell>
          <table:table-cell table:style-name="Tablo10.A8" office:value-type="string">
            <text:p text:style-name="P116">60</text:p>
          </table:table-cell>
          <table:table-cell table:style-name="Tablo10.A8" office:value-type="string">
            <text:p text:style-name="P116">60</text:p>
          </table:table-cell>
          <table:table-cell table:style-name="Tablo10.A8" office:value-type="string">
            <text:p text:style-name="P116">90</text:p>
          </table:table-cell>
          <table:table-cell table:style-name="Tablo10.J8" office:value-type="string">
            <text:p text:style-name="P116">İzin verilmez</text:p>
          </table:table-cell>
        </table:table-row>
        <table:table-row table:style-name="Tablo10.5">
          <table:table-cell table:style-name="Tablo10.A9" table:number-columns-spanned="4" office:value-type="string">
            <text:p text:style-name="P185">- yağmurlama sistemli</text:p>
          </table:table-cell>
          <table:covered-table-cell/>
          <table:covered-table-cell/>
          <table:covered-table-cell/>
          <table:table-cell table:style-name="Tablo10.A9" office:value-type="string">
            <text:p text:style-name="P116">60</text:p>
          </table:table-cell>
          <table:table-cell table:style-name="Tablo10.A9" office:value-type="string">
            <text:p text:style-name="P116">60</text:p>
          </table:table-cell>
          <table:table-cell table:style-name="Tablo10.A9" office:value-type="string">
            <text:p text:style-name="P64"><text:span text:style-name="T28">30</text:span><text:span text:style-name="T94">(2)</text:span></text:p>
          </table:table-cell>
          <table:table-cell table:style-name="Tablo10.A9" office:value-type="string">
            <text:p text:style-name="P116">60</text:p>
          </table:table-cell>
          <table:table-cell table:style-name="Tablo10.A9" office:value-type="string">
            <text:p text:style-name="P116">60</text:p>
          </table:table-cell>
          <table:table-cell table:style-name="Tablo10.J9" office:value-type="string">
            <text:p text:style-name="P64"><text:span text:style-name="T28">120</text:span><text:span text:style-name="T94">(3)</text:span></text:p>
          </table:table-cell>
        </table:table-row>
        <table:table-row table:style-name="Tablo10.5">
          <table:table-cell table:style-name="Tablo10.A7" table:number-columns-spanned="4" office:value-type="string">
            <text:p text:style-name="Standard"><text:span text:style-name="T28">3. Kurumsal Binalar</text:span></text:p>
          </table:table-cell>
          <table:covered-table-cell/>
          <table:covered-table-cell/>
          <table:covered-table-cell/>
          <table:table-cell table:style-name="Tablo10.A7" office:value-type="string">
            <text:p text:style-name="P116">90</text:p>
          </table:table-cell>
          <table:table-cell table:style-name="Tablo10.A7" office:value-type="string">
            <text:p text:style-name="P116">60</text:p>
          </table:table-cell>
          <table:table-cell table:style-name="Tablo10.A7" office:value-type="string">
            <text:p text:style-name="P64"><text:span text:style-name="T28">30</text:span><text:span text:style-name="T94">(2)</text:span></text:p>
          </table:table-cell>
          <table:table-cell table:style-name="Tablo10.A7" office:value-type="string">
            <text:p text:style-name="P116">60</text:p>
          </table:table-cell>
          <table:table-cell table:style-name="Tablo10.A7" office:value-type="string">
            <text:p text:style-name="P116">90</text:p>
          </table:table-cell>
          <table:table-cell table:style-name="Tablo10.J7" office:value-type="string">
            <text:p text:style-name="P64"><text:span text:style-name="T28">120</text:span><text:span text:style-name="T94">(3)</text:span></text:p>
          </table:table-cell>
        </table:table-row>
        <table:table-row table:style-name="Tablo10.5">
          <table:table-cell table:style-name="Tablo10.A7" table:number-columns-spanned="4" office:value-type="string">
            <text:p text:style-name="P115">4. Büro Binaları</text:p>
          </table:table-cell>
          <table:covered-table-cell/>
          <table:covered-table-cell/>
          <table:covered-table-cell/>
          <table:table-cell table:style-name="Tablo10.A7" office:value-type="string">
            <text:p text:style-name="P118"/>
          </table:table-cell>
          <table:table-cell table:style-name="Tablo10.A7" office:value-type="string">
            <text:p text:style-name="P118"/>
          </table:table-cell>
          <table:table-cell table:style-name="Tablo10.A7" office:value-type="string">
            <text:p text:style-name="P118"/>
          </table:table-cell>
          <table:table-cell table:style-name="Tablo10.A7" office:value-type="string">
            <text:p text:style-name="P118"/>
          </table:table-cell>
          <table:table-cell table:style-name="Tablo10.A7" office:value-type="string">
            <text:p text:style-name="P118"/>
          </table:table-cell>
          <table:table-cell table:style-name="Tablo10.J7" office:value-type="string">
            <text:p text:style-name="P118"/>
          </table:table-cell>
        </table:table-row>
        <table:table-row table:style-name="Tablo10.5">
          <table:table-cell table:style-name="Tablo10.A8" office:value-type="string">
            <text:p text:style-name="P119"/>
          </table:table-cell>
          <table:table-cell table:style-name="Tablo10.B12" table:number-columns-spanned="3" office:value-type="string">
            <text:p text:style-name="P115">- yağmurlama sistemi yok</text:p>
          </table:table-cell>
          <table:covered-table-cell/>
          <table:covered-table-cell/>
          <table:table-cell table:style-name="Tablo10.A8" office:value-type="string">
            <text:p text:style-name="P116">90</text:p>
          </table:table-cell>
          <table:table-cell table:style-name="Tablo10.A8" office:value-type="string">
            <text:p text:style-name="P116">60</text:p>
          </table:table-cell>
          <table:table-cell table:style-name="Tablo10.A8" office:value-type="string">
            <text:p text:style-name="P64"><text:span text:style-name="T28">30</text:span><text:span text:style-name="T94">(2)</text:span></text:p>
          </table:table-cell>
          <table:table-cell table:style-name="Tablo10.A8" office:value-type="string">
            <text:p text:style-name="P116">60</text:p>
          </table:table-cell>
          <table:table-cell table:style-name="Tablo10.A8" office:value-type="string">
            <text:p text:style-name="P116">90</text:p>
          </table:table-cell>
          <table:table-cell table:style-name="Tablo10.J8" office:value-type="string">
            <text:p text:style-name="P116">İzin verilmez</text:p>
          </table:table-cell>
        </table:table-row>
        <table:table-row table:style-name="Tablo10.5">
          <table:table-cell table:style-name="Tablo10.A9" office:value-type="string">
            <text:p text:style-name="P119"/>
          </table:table-cell>
          <table:table-cell table:style-name="Tablo10.B13" table:number-columns-spanned="3" office:value-type="string">
            <text:p text:style-name="P115">- yağmurlama sistemli</text:p>
          </table:table-cell>
          <table:covered-table-cell/>
          <table:covered-table-cell/>
          <table:table-cell table:style-name="Tablo10.A9" office:value-type="string">
            <text:p text:style-name="P116">60</text:p>
          </table:table-cell>
          <table:table-cell table:style-name="Tablo10.A9" office:value-type="string">
            <text:p text:style-name="P64"><text:span text:style-name="T28">60</text:span></text:p>
          </table:table-cell>
          <table:table-cell table:style-name="Tablo10.A9" office:value-type="string">
            <text:p text:style-name="P64"><text:span text:style-name="T28">30</text:span><text:span text:style-name="T94">(2)</text:span></text:p>
          </table:table-cell>
          <table:table-cell table:style-name="Tablo10.A9" office:value-type="string">
            <text:p text:style-name="P64"><text:span text:style-name="T28">30</text:span><text:span text:style-name="T94">(2)</text:span></text:p>
          </table:table-cell>
          <table:table-cell table:style-name="Tablo10.A9" office:value-type="string">
            <text:p text:style-name="P116">60</text:p>
          </table:table-cell>
          <table:table-cell table:style-name="Tablo10.J9" office:value-type="string">
            <text:p text:style-name="P64"><text:span text:style-name="T28">120</text:span><text:span text:style-name="T94">(3)</text:span></text:p>
          </table:table-cell>
        </table:table-row>
        <table:table-row table:style-name="Tablo10.5">
          <table:table-cell table:style-name="Tablo10.A7" table:number-columns-spanned="4" office:value-type="string">
            <text:p text:style-name="P115">5. Ticaret Amaçlı Binalar</text:p>
          </table:table-cell>
          <table:covered-table-cell/>
          <table:covered-table-cell/>
          <table:covered-table-cell/>
          <table:table-cell table:style-name="Tablo10.A7" office:value-type="string">
            <text:p text:style-name="P118"/>
          </table:table-cell>
          <table:table-cell table:style-name="Tablo10.A7" office:value-type="string">
            <text:p text:style-name="P118"/>
          </table:table-cell>
          <table:table-cell table:style-name="Tablo10.A7" office:value-type="string">
            <text:p text:style-name="P118"/>
          </table:table-cell>
          <table:table-cell table:style-name="Tablo10.A7" office:value-type="string">
            <text:p text:style-name="P118"/>
          </table:table-cell>
          <table:table-cell table:style-name="Tablo10.A7" office:value-type="string">
            <text:p text:style-name="P118"/>
          </table:table-cell>
          <table:table-cell table:style-name="Tablo10.J7" office:value-type="string">
            <text:p text:style-name="P118"/>
          </table:table-cell>
        </table:table-row>
        <table:table-row table:style-name="Tablo10.5">
          <table:table-cell table:style-name="Tablo10.A8" office:value-type="string">
            <text:p text:style-name="P119"/>
          </table:table-cell>
          <table:table-cell table:style-name="Tablo10.B12" table:number-columns-spanned="3" office:value-type="string">
            <text:p text:style-name="P115">- yağmurlama sistemi yok</text:p>
          </table:table-cell>
          <table:covered-table-cell/>
          <table:covered-table-cell/>
          <table:table-cell table:style-name="Tablo10.A8" office:value-type="string">
            <text:p text:style-name="P116">90</text:p>
          </table:table-cell>
          <table:table-cell table:style-name="Tablo10.A8" office:value-type="string">
            <text:p text:style-name="P116">60</text:p>
          </table:table-cell>
          <table:table-cell table:style-name="Tablo10.A8" office:value-type="string">
            <text:p text:style-name="P116">60</text:p>
          </table:table-cell>
          <table:table-cell table:style-name="Tablo10.A8" office:value-type="string">
            <text:p text:style-name="P116">60</text:p>
          </table:table-cell>
          <table:table-cell table:style-name="Tablo10.A8" office:value-type="string">
            <text:p text:style-name="P116">90</text:p>
          </table:table-cell>
          <table:table-cell table:style-name="Tablo10.J8" office:value-type="string">
            <text:p text:style-name="P116">İzin verilmez</text:p>
          </table:table-cell>
        </table:table-row>
        <table:table-row table:style-name="Tablo10.5">
          <table:table-cell table:style-name="Tablo10.A9" office:value-type="string">
            <text:p text:style-name="P119"/>
          </table:table-cell>
          <table:table-cell table:style-name="Tablo10.B13" table:number-columns-spanned="3" office:value-type="string">
            <text:p text:style-name="P115">- yağmurlama sistemli</text:p>
          </table:table-cell>
          <table:covered-table-cell/>
          <table:covered-table-cell/>
          <table:table-cell table:style-name="Tablo10.A9" office:value-type="string">
            <text:p text:style-name="P116">60</text:p>
          </table:table-cell>
          <table:table-cell table:style-name="Tablo10.A9" office:value-type="string">
            <text:p text:style-name="P116">60</text:p>
          </table:table-cell>
          <table:table-cell table:style-name="Tablo10.A9" office:value-type="string">
            <text:p text:style-name="P64"><text:span text:style-name="T28">30</text:span><text:span text:style-name="T94">(2)</text:span></text:p>
          </table:table-cell>
          <table:table-cell table:style-name="Tablo10.A9" office:value-type="string">
            <text:p text:style-name="P64"><text:span text:style-name="T28">30</text:span><text:span text:style-name="T94">(2)</text:span></text:p>
          </table:table-cell>
          <table:table-cell table:style-name="Tablo10.A9" office:value-type="string">
            <text:p text:style-name="P116">60</text:p>
          </table:table-cell>
          <table:table-cell table:style-name="Tablo10.J9" office:value-type="string">
            <text:p text:style-name="P64"><text:span text:style-name="T28">120</text:span><text:span text:style-name="T94">(3)</text:span></text:p>
          </table:table-cell>
        </table:table-row>
        <table:table-row table:style-name="Tablo10.5">
          <table:table-cell table:style-name="Tablo10.A7" table:number-columns-spanned="4" office:value-type="string">
            <text:p text:style-name="Standard"><text:span text:style-name="T28">6. Endüstriyel Yapılar</text:span></text:p>
          </table:table-cell>
          <table:covered-table-cell/>
          <table:covered-table-cell/>
          <table:covered-table-cell/>
          <table:table-cell table:style-name="Tablo10.A7" office:value-type="string">
            <text:p text:style-name="P118"/>
          </table:table-cell>
          <table:table-cell table:style-name="Tablo10.A7" office:value-type="string">
            <text:p text:style-name="P118"/>
          </table:table-cell>
          <table:table-cell table:style-name="Tablo10.A7" office:value-type="string">
            <text:p text:style-name="P118"/>
          </table:table-cell>
          <table:table-cell table:style-name="Tablo10.A7" office:value-type="string">
            <text:p text:style-name="P118"/>
          </table:table-cell>
          <table:table-cell table:style-name="Tablo10.A7" office:value-type="string">
            <text:p text:style-name="P118"/>
          </table:table-cell>
          <table:table-cell table:style-name="Tablo10.J7" office:value-type="string">
            <text:p text:style-name="P118"/>
          </table:table-cell>
        </table:table-row>
        <table:table-row table:style-name="Tablo10.5">
          <table:table-cell table:style-name="Tablo10.A8" office:value-type="string">
            <text:p text:style-name="P119"/>
          </table:table-cell>
          <table:table-cell table:style-name="Tablo10.B12" table:number-columns-spanned="3" office:value-type="string">
            <text:p text:style-name="P115">- yağmurlama sistemi yok</text:p>
          </table:table-cell>
          <table:covered-table-cell/>
          <table:covered-table-cell/>
          <table:table-cell table:style-name="Tablo10.A8" office:value-type="string">
            <text:p text:style-name="P116">120</text:p>
          </table:table-cell>
          <table:table-cell table:style-name="Tablo10.A8" office:value-type="string">
            <text:p text:style-name="P116">90</text:p>
          </table:table-cell>
          <table:table-cell table:style-name="Tablo10.A8" office:value-type="string">
            <text:p text:style-name="P116">60</text:p>
          </table:table-cell>
          <table:table-cell table:style-name="Tablo10.A8" office:value-type="string">
            <text:p text:style-name="P116">90</text:p>
          </table:table-cell>
          <table:table-cell table:style-name="Tablo10.A8" office:value-type="string">
            <text:p text:style-name="P116">120</text:p>
          </table:table-cell>
          <table:table-cell table:style-name="Tablo10.J8" office:value-type="string">
            <text:p text:style-name="P116">İzin verilmez</text:p>
          </table:table-cell>
        </table:table-row>
        <table:table-row table:style-name="Tablo10.5">
          <table:table-cell table:style-name="Tablo10.A9" office:value-type="string">
            <text:p text:style-name="P119"/>
          </table:table-cell>
          <table:table-cell table:style-name="Tablo10.B13" table:number-columns-spanned="3" office:value-type="string">
            <text:p text:style-name="P115">- yağmurlama sistemli </text:p>
          </table:table-cell>
          <table:covered-table-cell/>
          <table:covered-table-cell/>
          <table:table-cell table:style-name="Tablo10.A9" office:value-type="string">
            <text:p text:style-name="P116">90</text:p>
          </table:table-cell>
          <table:table-cell table:style-name="Tablo10.A9" office:value-type="string">
            <text:p text:style-name="P116">60</text:p>
          </table:table-cell>
          <table:table-cell table:style-name="Tablo10.A9" office:value-type="string">
            <text:p text:style-name="P64"><text:span text:style-name="T28">30</text:span><text:span text:style-name="T94">(2)</text:span></text:p>
          </table:table-cell>
          <table:table-cell table:style-name="Tablo10.A9" office:value-type="string">
            <text:p text:style-name="P116">60</text:p>
          </table:table-cell>
          <table:table-cell table:style-name="Tablo10.A9" office:value-type="string">
            <text:p text:style-name="P116">90</text:p>
          </table:table-cell>
          <table:table-cell table:style-name="Tablo10.J9" office:value-type="string">
            <text:p text:style-name="P64"><text:span text:style-name="T28">120</text:span><text:span text:style-name="T94">(3)</text:span></text:p>
          </table:table-cell>
        </table:table-row>
        <table:table-row table:style-name="Tablo10.20">
          <table:table-cell table:style-name="Tablo10.A7" table:number-columns-spanned="4" office:value-type="string">
            <text:p text:style-name="P115">7. Toplanma Amaçlı Binalar</text:p>
          </table:table-cell>
          <table:covered-table-cell/>
          <table:covered-table-cell/>
          <table:covered-table-cell/>
          <table:table-cell table:style-name="Tablo10.A7" office:value-type="string">
            <text:p text:style-name="P118"/>
          </table:table-cell>
          <table:table-cell table:style-name="Tablo10.A7" office:value-type="string">
            <text:p text:style-name="P118"/>
          </table:table-cell>
          <table:table-cell table:style-name="Tablo10.A7" office:value-type="string">
            <text:p text:style-name="P118"/>
          </table:table-cell>
          <table:table-cell table:style-name="Tablo10.A7" office:value-type="string">
            <text:p text:style-name="P118"/>
          </table:table-cell>
          <table:table-cell table:style-name="Tablo10.A7" office:value-type="string">
            <text:p text:style-name="P118"/>
          </table:table-cell>
          <table:table-cell table:style-name="Tablo10.J7" office:value-type="string">
            <text:p text:style-name="P118"/>
          </table:table-cell>
        </table:table-row>
        <table:table-row table:style-name="Tablo10.5">
          <table:table-cell table:style-name="Tablo10.A8" office:value-type="string">
            <text:p text:style-name="P119"/>
          </table:table-cell>
          <table:table-cell table:style-name="Tablo10.B12" table:number-columns-spanned="3" office:value-type="string">
            <text:p text:style-name="P115">- yağmurlama sistemi yok</text:p>
          </table:table-cell>
          <table:covered-table-cell/>
          <table:covered-table-cell/>
          <table:table-cell table:style-name="Tablo10.A8" office:value-type="string">
            <text:p text:style-name="P116">90</text:p>
          </table:table-cell>
          <table:table-cell table:style-name="Tablo10.A8" office:value-type="string">
            <text:p text:style-name="P116">60</text:p>
          </table:table-cell>
          <table:table-cell table:style-name="Tablo10.A8" office:value-type="string">
            <text:p text:style-name="P116">60</text:p>
          </table:table-cell>
          <table:table-cell table:style-name="Tablo10.A8" office:value-type="string">
            <text:p text:style-name="P116">60</text:p>
          </table:table-cell>
          <table:table-cell table:style-name="Tablo10.A8" office:value-type="string">
            <text:p text:style-name="P116">90</text:p>
          </table:table-cell>
          <table:table-cell table:style-name="Tablo10.J8" office:value-type="string">
            <text:p text:style-name="P116">İzin verilmez</text:p>
          </table:table-cell>
        </table:table-row>
        <table:table-row table:style-name="Tablo10.5">
          <table:table-cell table:style-name="Tablo10.A9" office:value-type="string">
            <text:p text:style-name="P119"/>
          </table:table-cell>
          <table:table-cell table:style-name="Tablo10.B13" table:number-columns-spanned="3" office:value-type="string">
            <text:p text:style-name="P115">- yağmurlama sistemli</text:p>
          </table:table-cell>
          <table:covered-table-cell/>
          <table:covered-table-cell/>
          <table:table-cell table:style-name="Tablo10.A9" office:value-type="string">
            <text:p text:style-name="P116">60</text:p>
          </table:table-cell>
          <table:table-cell table:style-name="Tablo10.A9" office:value-type="string">
            <text:p text:style-name="P116">60</text:p>
          </table:table-cell>
          <table:table-cell table:style-name="Tablo10.A9" office:value-type="string">
            <text:p text:style-name="P64"><text:span text:style-name="T28">30</text:span><text:span text:style-name="T94">(2)</text:span></text:p>
          </table:table-cell>
          <table:table-cell table:style-name="Tablo10.A9" office:value-type="string">
            <text:p text:style-name="P116">60</text:p>
          </table:table-cell>
          <table:table-cell table:style-name="Tablo10.A9" office:value-type="string">
            <text:p text:style-name="P116">60</text:p>
          </table:table-cell>
          <table:table-cell table:style-name="Tablo10.J9" office:value-type="string">
            <text:p text:style-name="P64"><text:span text:style-name="T28">120</text:span><text:span text:style-name="T94">(3)</text:span></text:p>
          </table:table-cell>
        </table:table-row>
        <table:table-row table:style-name="Tablo10.5">
          <table:table-cell table:style-name="Tablo10.A7" table:number-columns-spanned="4" office:value-type="string">
            <text:p text:style-name="P115">8. Depolama Amaçlı Tesisler</text:p>
          </table:table-cell>
          <table:covered-table-cell/>
          <table:covered-table-cell/>
          <table:covered-table-cell/>
          <table:table-cell table:style-name="Tablo10.A7" office:value-type="string">
            <text:p text:style-name="P118"/>
          </table:table-cell>
          <table:table-cell table:style-name="Tablo10.A7" office:value-type="string">
            <text:p text:style-name="P118"/>
          </table:table-cell>
          <table:table-cell table:style-name="Tablo10.A7" office:value-type="string">
            <text:p text:style-name="P118"/>
          </table:table-cell>
          <table:table-cell table:style-name="Tablo10.A7" office:value-type="string">
            <text:p text:style-name="P118"/>
          </table:table-cell>
          <table:table-cell table:style-name="Tablo10.A7" office:value-type="string">
            <text:p text:style-name="P118"/>
          </table:table-cell>
          <table:table-cell table:style-name="Tablo10.J7" office:value-type="string">
            <text:p text:style-name="P118"/>
          </table:table-cell>
        </table:table-row>
        <table:table-row table:style-name="Tablo10.5">
          <table:table-cell table:style-name="Tablo10.A8" table:number-columns-spanned="2" office:value-type="string">
            <text:p text:style-name="P115">a)</text:p>
          </table:table-cell>
          <table:covered-table-cell/>
          <table:table-cell table:style-name="Tablo10.B12" table:number-columns-spanned="2" office:value-type="string">
            <text:p text:style-name="P115">Depolar</text:p>
          </table:table-cell>
          <table:covered-table-cell/>
          <table:table-cell table:style-name="Tablo10.A8" office:value-type="string">
            <text:p text:style-name="P118"/>
          </table:table-cell>
          <table:table-cell table:style-name="Tablo10.A8" office:value-type="string">
            <text:p text:style-name="P118"/>
          </table:table-cell>
          <table:table-cell table:style-name="Tablo10.A8" office:value-type="string">
            <text:p text:style-name="P118"/>
          </table:table-cell>
          <table:table-cell table:style-name="Tablo10.A8" office:value-type="string">
            <text:p text:style-name="P118"/>
          </table:table-cell>
          <table:table-cell table:style-name="Tablo10.A8" office:value-type="string">
            <text:p text:style-name="P118"/>
          </table:table-cell>
          <table:table-cell table:style-name="Tablo10.J8" office:value-type="string">
            <text:p text:style-name="P118"/>
          </table:table-cell>
        </table:table-row>
        <table:table-row table:style-name="Tablo10.5">
          <table:table-cell table:style-name="Tablo10.A8" table:number-columns-spanned="2" office:value-type="string">
            <text:p text:style-name="P119"/>
          </table:table-cell>
          <table:covered-table-cell/>
          <table:table-cell table:style-name="Tablo10.B12" table:number-columns-spanned="2" office:value-type="string">
            <text:p text:style-name="Standard"><text:span text:style-name="T28">- yağmurlama sistemi yok</text:span></text:p>
          </table:table-cell>
          <table:covered-table-cell/>
          <table:table-cell table:style-name="Tablo10.A8" office:value-type="string">
            <text:p text:style-name="P116">120</text:p>
          </table:table-cell>
          <table:table-cell table:style-name="Tablo10.A8" office:value-type="string">
            <text:p text:style-name="P116">90</text:p>
          </table:table-cell>
          <table:table-cell table:style-name="Tablo10.A8" office:value-type="string">
            <text:p text:style-name="P116">60</text:p>
          </table:table-cell>
          <table:table-cell table:style-name="Tablo10.A8" office:value-type="string">
            <text:p text:style-name="P116">90</text:p>
          </table:table-cell>
          <table:table-cell table:style-name="Tablo10.A8" office:value-type="string">
            <text:p text:style-name="P116">120</text:p>
          </table:table-cell>
          <table:table-cell table:style-name="Tablo10.J8" office:value-type="string">
            <text:p text:style-name="P116">İzin verilmez</text:p>
          </table:table-cell>
        </table:table-row>
        <table:table-row table:style-name="Tablo10.5">
          <table:table-cell table:style-name="Tablo10.A9" table:number-columns-spanned="2" office:value-type="string">
            <text:p text:style-name="P119"/>
          </table:table-cell>
          <table:covered-table-cell/>
          <table:table-cell table:style-name="Tablo10.B13" table:number-columns-spanned="2" office:value-type="string">
            <text:p text:style-name="P115">- yağmurlama sistemli</text:p>
          </table:table-cell>
          <table:covered-table-cell/>
          <table:table-cell table:style-name="Tablo10.A9" office:value-type="string">
            <text:p text:style-name="P116">90</text:p>
          </table:table-cell>
          <table:table-cell table:style-name="Tablo10.A9" office:value-type="string">
            <text:p text:style-name="P116">60</text:p>
          </table:table-cell>
          <table:table-cell table:style-name="Tablo10.A9" office:value-type="string">
            <text:p text:style-name="P64"><text:span text:style-name="T28">30</text:span><text:span text:style-name="T94">(2)</text:span></text:p>
          </table:table-cell>
          <table:table-cell table:style-name="Tablo10.A9" office:value-type="string">
            <text:p text:style-name="P116">60</text:p>
          </table:table-cell>
          <table:table-cell table:style-name="Tablo10.A9" office:value-type="string">
            <text:p text:style-name="P116">90</text:p>
          </table:table-cell>
          <table:table-cell table:style-name="Tablo10.J9" office:value-type="string">
            <text:p text:style-name="P64"><text:span text:style-name="T28">120</text:span><text:span text:style-name="T94">(3)</text:span></text:p>
          </table:table-cell>
        </table:table-row>
        <table:table-row table:style-name="Tablo10.5">
          <table:table-cell table:style-name="Tablo10.A7" table:number-columns-spanned="2" office:value-type="string">
            <text:p text:style-name="P115">b)</text:p>
          </table:table-cell>
          <table:covered-table-cell/>
          <table:table-cell table:style-name="Tablo10.C27" table:number-columns-spanned="2" office:value-type="string">
            <text:p text:style-name="P115">Otopark</text:p>
          </table:table-cell>
          <table:covered-table-cell/>
          <table:table-cell table:style-name="Tablo10.A7" office:value-type="string">
            <text:p text:style-name="P118"/>
          </table:table-cell>
          <table:table-cell table:style-name="Tablo10.A7" office:value-type="string">
            <text:p text:style-name="P118"/>
          </table:table-cell>
          <table:table-cell table:style-name="Tablo10.A7" office:value-type="string">
            <text:p text:style-name="P118"/>
          </table:table-cell>
          <table:table-cell table:style-name="Tablo10.A7" office:value-type="string">
            <text:p text:style-name="P118"/>
          </table:table-cell>
          <table:table-cell table:style-name="Tablo10.A7" office:value-type="string">
            <text:p text:style-name="P118"/>
          </table:table-cell>
          <table:table-cell table:style-name="Tablo10.J7" office:value-type="string">
            <text:p text:style-name="P118"/>
          </table:table-cell>
        </table:table-row>
        <table:table-row table:style-name="Tablo10.5">
          <table:table-cell table:style-name="Tablo10.A8" table:number-columns-spanned="2" office:value-type="string">
            <text:p text:style-name="P119"/>
          </table:table-cell>
          <table:covered-table-cell/>
          <table:table-cell table:style-name="Tablo10.B12" table:number-columns-spanned="2" office:value-type="string">
            <text:p text:style-name="P115">- açık otoparklar</text:p>
          </table:table-cell>
          <table:covered-table-cell/>
          <table:table-cell table:style-name="Tablo10.A8" office:value-type="string">
            <text:p text:style-name="P116">---</text:p>
          </table:table-cell>
          <table:table-cell table:style-name="Tablo10.A8" office:value-type="string">
            <text:p text:style-name="P116">---</text:p>
          </table:table-cell>
          <table:table-cell table:style-name="Tablo10.A8" office:value-type="string">
            <text:p text:style-name="P64"><text:span text:style-name="T28">15</text:span><text:span text:style-name="T94">(2) (4)</text:span></text:p>
          </table:table-cell>
          <table:table-cell table:style-name="Tablo10.A8" office:value-type="string">
            <text:p text:style-name="P64"><text:span text:style-name="T28">15</text:span><text:span text:style-name="T94">(2) (4)</text:span></text:p>
          </table:table-cell>
          <table:table-cell table:style-name="Tablo10.A8" office:value-type="string">
            <text:p text:style-name="P64"><text:span text:style-name="T28">15</text:span><text:span text:style-name="T94">(2) (4)</text:span></text:p>
          </table:table-cell>
          <table:table-cell table:style-name="Tablo10.J8" office:value-type="string">
            <text:p text:style-name="P116">60</text:p>
          </table:table-cell>
        </table:table-row>
        <table:table-row table:style-name="Tablo10.5">
          <table:table-cell table:style-name="Tablo10.A9" table:number-columns-spanned="2" office:value-type="string">
            <text:p text:style-name="P119"/>
          </table:table-cell>
          <table:covered-table-cell/>
          <table:table-cell table:style-name="Tablo10.B13" table:number-columns-spanned="2" office:value-type="string">
            <text:p text:style-name="P115">- diğer otoparklar</text:p>
          </table:table-cell>
          <table:covered-table-cell/>
          <table:table-cell table:style-name="Tablo10.A9" office:value-type="string">
            <text:p text:style-name="P116">90</text:p>
          </table:table-cell>
          <table:table-cell table:style-name="Tablo10.A9" office:value-type="string">
            <text:p text:style-name="P116">60</text:p>
          </table:table-cell>
          <table:table-cell table:style-name="Tablo10.A9" office:value-type="string">
            <text:p text:style-name="P64"><text:span text:style-name="T28">30</text:span><text:span text:style-name="T94">(2)</text:span></text:p>
          </table:table-cell>
          <table:table-cell table:style-name="Tablo10.A9" office:value-type="string">
            <text:p text:style-name="P116">60</text:p>
          </table:table-cell>
          <table:table-cell table:style-name="Tablo10.A9" office:value-type="string">
            <text:p text:style-name="P116">90</text:p>
          </table:table-cell>
          <table:table-cell table:style-name="Tablo10.J9" office:value-type="string">
            <text:p text:style-name="P64"><text:span text:style-name="T28">120</text:span><text:span text:style-name="T94">(3)</text:span></text:p>
          </table:table-cell>
        </table:table-row>
        <table:table-row table:style-name="Tablo10.30">
          <table:table-cell table:style-name="Tablo10.A30" table:number-columns-spanned="10" office:value-type="string">
            <text:p text:style-name="P187">* Binanın en alt bodrum kat döşemesi ile zemin kat döşemesi arasındaki mesafe.</text:p>
            <text:p text:style-name="P186"><text:span text:style-name="T93">(1)</text:span><text:span text:style-name="T25"> Bir bodrumun üstündeki döşeme (veya birden fazla bodrum var ise, en üstteki bodrumun üstündeki döşeme), eğer giriş ve üst katlar için olan yangına dayanım süreleri daha fazla ise o hükümleri sağlamalıdır.</text:span></text:p>
            <text:p text:style-name="P186"><text:span text:style-name="T99">(2)</text:span><text:span text:style-name="T25"> Binaları ayıran yangın kompartıman duvarları için en az 60 dakikaya yükseltilir.</text:span></text:p>
            <text:p text:style-name="P186"><text:span text:style-name="T99">(3)</text:span><text:span text:style-name="T25"> Taşıyıcı sistemin bir bölümünü teşkil etmeyen elemanlar için 90 dakikaya düşürülebilir.</text:span></text:p>
            <text:p text:style-name="P186"><text:span text:style-name="T99">(4)</text:span><text:span text:style-name="T25"> Acil kaçışı oluşturan elemanlar için 30 dakikaya yükseltilir.</text:span></text:p>
          </table:table-cell>
          <table:covered-table-cell/>
          <table:covered-table-cell/>
          <table:covered-table-cell/>
          <table:covered-table-cell/>
          <table:covered-table-cell/>
          <table:covered-table-cell/>
          <table:covered-table-cell/>
          <table:covered-table-cell/>
          <table:covered-table-cell/>
        </table:table-row>
      </table:table>
      <text:p text:style-name="P113"/>
      <text:p text:style-name="P169"/>
      <text:p text:style-name="P169"/>
      <text:p text:style-name="P178"><text:span text:style-name="T6">Ek-4 <text:s/>Binalarda En Fazla </text:span><text:span text:style-name="T8">Kompartıman Alanları</text:span></text:p>
      <text:p text:style-name="P149"/>
      <table:table table:name="Tablo11" table:style-name="Tablo11">
        <table:table-column table:style-name="Tablo11.A"/>
        <table:table-column table:style-name="Tablo11.B"/>
        <table:table-column table:style-name="Tablo11.C"/>
        <table:table-column table:style-name="Tablo11.D"/>
        <table:table-row table:style-name="Tablo11.1">
          <table:table-cell table:style-name="Tablo11.A1" table:number-columns-spanned="3" office:value-type="string">
            <text:p text:style-name="P8">Bina kullanım sınıfları</text:p>
          </table:table-cell>
          <table:covered-table-cell/>
          <table:covered-table-cell/>
          <table:table-cell table:style-name="Tablo11.D1" office:value-type="string">
            <text:p text:style-name="P9">En fazla kompartıman alanı (m2)</text:p>
          </table:table-cell>
        </table:table-row>
        <table:table-row table:style-name="Tablo11.2">
          <table:table-cell table:style-name="Tablo11.A2" office:value-type="string">
            <text:p text:style-name="P10">1</text:p>
          </table:table-cell>
          <table:table-cell table:style-name="Tablo11.A2" table:number-columns-spanned="2" office:value-type="string">
            <text:p text:style-name="P13">Konutlar</text:p>
          </table:table-cell>
          <table:covered-table-cell/>
          <table:table-cell table:style-name="Tablo11.D2" office:value-type="string">
            <text:p text:style-name="P12">sınırsız</text:p>
          </table:table-cell>
        </table:table-row>
        <table:table-row table:style-name="Tablo11.3">
          <table:table-cell table:style-name="Tablo11.A3" office:value-type="string">
            <text:p text:style-name="P10">2</text:p>
          </table:table-cell>
          <table:table-cell table:style-name="Tablo11.A3" table:number-columns-spanned="2" office:value-type="string">
            <text:p text:style-name="P13">Konaklama</text:p>
          </table:table-cell>
          <table:covered-table-cell/>
          <table:table-cell table:style-name="Tablo11.D3" office:value-type="string">
            <text:p text:style-name="P24"><text:span text:style-name="T64">4000 </text:span><text:span text:style-name="T73">(1)</text:span></text:p>
          </table:table-cell>
        </table:table-row>
        <table:table-row table:style-name="Tablo11.3">
          <table:table-cell table:style-name="Tablo11.A3" table:number-rows-spanned="2" office:value-type="string">
            <text:p text:style-name="P10">3</text:p>
          </table:table-cell>
          <table:table-cell table:style-name="Tablo11.A3" table:number-rows-spanned="2" office:value-type="string">
            <text:p text:style-name="P6"><text:span text:style-name="T68">Kurumsal Binalar</text:span></text:p>
          </table:table-cell>
          <table:table-cell table:style-name="Tablo11.C4" office:value-type="string">
            <text:p text:style-name="P6"><text:span text:style-name="T68">Sağlık hizmeti amaçlı binalar</text:span><text:span text:style-name="T67"> </text:span></text:p>
          </table:table-cell>
          <table:table-cell table:style-name="Tablo11.D3" office:value-type="string">
            <text:p text:style-name="P24"><text:span text:style-name="T64">1500 </text:span><text:span text:style-name="T73">(1)</text:span></text:p>
          </table:table-cell>
        </table:table-row>
        <table:table-row table:style-name="Tablo11.5">
          <table:covered-table-cell/>
          <table:covered-table-cell/>
          <table:table-cell table:style-name="Tablo11.C5" office:value-type="string">
            <text:p text:style-name="P6"><text:span text:style-name="T68">Eğitim tesisleri</text:span></text:p>
          </table:table-cell>
          <table:table-cell table:style-name="Tablo11.D5" office:value-type="string">
            <text:p text:style-name="P24"><text:span text:style-name="T64">6000 </text:span><text:span text:style-name="T73">(1)</text:span></text:p>
          </table:table-cell>
        </table:table-row>
        <table:table-row table:style-name="Tablo11.6">
          <table:table-cell table:style-name="Tablo11.C5" office:value-type="string">
            <text:p text:style-name="P10">4</text:p>
          </table:table-cell>
          <table:table-cell table:style-name="Tablo11.C5" table:number-columns-spanned="2" office:value-type="string">
            <text:p text:style-name="P13">Büro Binaları</text:p>
          </table:table-cell>
          <table:covered-table-cell/>
          <table:table-cell table:style-name="Tablo11.D5" office:value-type="string">
            <text:p text:style-name="P24"><text:span text:style-name="T64">8000 </text:span><text:span text:style-name="T73">(1)</text:span></text:p>
          </table:table-cell>
        </table:table-row>
        <table:table-row table:style-name="Tablo11.7">
          <table:table-cell table:style-name="Tablo11.A7" office:value-type="string">
            <text:p text:style-name="P10">5</text:p>
          </table:table-cell>
          <table:table-cell table:style-name="Tablo11.A7" table:number-columns-spanned="2" office:value-type="string">
            <text:p text:style-name="P6"><text:span text:style-name="T68">Ticaret Amaçlı Binalar </text:span><text:span text:style-name="T76">(4)</text:span><text:span text:style-name="T68"> </text:span></text:p>
          </table:table-cell>
          <table:covered-table-cell/>
          <table:table-cell table:style-name="Tablo11.D5" office:value-type="string">
            <text:p text:style-name="P24"><text:span text:style-name="T64">2000 </text:span><text:span text:style-name="T74">(2)</text:span></text:p>
          </table:table-cell>
        </table:table-row>
        <table:table-row table:style-name="Tablo11.8">
          <table:table-cell table:style-name="Tablo11.A2" table:number-rows-spanned="4" office:value-type="string">
            <text:p text:style-name="P10">6</text:p>
          </table:table-cell>
          <table:table-cell table:style-name="Tablo11.A2" table:number-rows-spanned="4" office:value-type="string">
            <text:p text:style-name="P13">Toplanma Amaçlı Binalar <text:s/></text:p>
          </table:table-cell>
          <table:table-cell table:style-name="Tablo11.C8" office:value-type="string">
            <text:p text:style-name="P13">Yeme içme</text:p>
          </table:table-cell>
          <table:table-cell table:style-name="Tablo11.D8" table:number-rows-spanned="3" office:value-type="string">
            <text:p text:style-name="P24"><text:span text:style-name="T64">4000 </text:span><text:span text:style-name="T73">(1)</text:span></text:p>
          </table:table-cell>
        </table:table-row>
        <table:table-row table:style-name="Tablo11.9">
          <table:covered-table-cell/>
          <table:covered-table-cell/>
          <table:table-cell table:style-name="Tablo11.A3" office:value-type="string">
            <text:p text:style-name="P13">Eğlence</text:p>
          </table:table-cell>
          <table:covered-table-cell/>
        </table:table-row>
        <table:table-row table:style-name="Tablo11.9">
          <table:covered-table-cell/>
          <table:covered-table-cell/>
          <table:table-cell table:style-name="Tablo11.A3" office:value-type="string">
            <text:p text:style-name="P13">Müzeler ve sergi yerleri</text:p>
          </table:table-cell>
          <table:covered-table-cell/>
        </table:table-row>
        <table:table-row table:style-name="Tablo11.11">
          <table:covered-table-cell/>
          <table:covered-table-cell/>
          <table:table-cell table:style-name="Tablo11.C11" office:value-type="string">
            <text:p text:style-name="P13">Diğer toplanma amaçlı binalar</text:p>
          </table:table-cell>
          <table:table-cell table:style-name="Tablo11.D8" office:value-type="string">
            <text:p text:style-name="P24"><text:span text:style-name="T64">6000 </text:span><text:span text:style-name="T73">(1)</text:span></text:p>
          </table:table-cell>
        </table:table-row>
        <table:table-row table:style-name="Tablo11.12">
          <table:table-cell table:style-name="Tablo11.A12" table:number-rows-spanned="2" office:value-type="string">
            <text:p text:style-name="P10">7</text:p>
          </table:table-cell>
          <table:table-cell table:style-name="Tablo11.A12" table:number-rows-spanned="2" office:value-type="string">
            <text:p text:style-name="P6"><text:span text:style-name="T68">Endüstriyel Yapılar </text:span></text:p>
          </table:table-cell>
          <table:table-cell table:style-name="Tablo11.A12" office:value-type="string">
            <text:p text:style-name="P13">Orta Tehlike-3 ve üstü (Bkz. Ek 1)</text:p>
          </table:table-cell>
          <table:table-cell table:style-name="Tablo11.D12" office:value-type="string">
            <text:p text:style-name="P24"><text:span text:style-name="T64">6000 </text:span><text:span text:style-name="T73">(1)</text:span></text:p>
          </table:table-cell>
        </table:table-row>
        <table:table-row table:style-name="Tablo11.13">
          <table:covered-table-cell/>
          <table:covered-table-cell/>
          <table:table-cell table:style-name="Tablo11.A12" office:value-type="string">
            <text:p text:style-name="P13">Orta Tehlike-1 ve Orta Tehlike-2 (Bkz. Ek 1)</text:p>
          </table:table-cell>
          <table:table-cell table:style-name="Tablo11.D12" office:value-type="string">
            <text:p text:style-name="P24"><text:span text:style-name="T64">15000</text:span><text:span text:style-name="T73">(3)</text:span></text:p>
          </table:table-cell>
        </table:table-row>
        <table:table-row table:style-name="Tablo11.11">
          <table:table-cell table:style-name="Tablo11.A14" table:number-rows-spanned="3" office:value-type="string">
            <text:p text:style-name="P10">8</text:p>
          </table:table-cell>
          <table:table-cell table:style-name="Tablo11.A12" table:number-rows-spanned="2" office:value-type="string">
            <text:p text:style-name="P13">a) Depolar </text:p>
            <text:p text:style-name="P13"/>
          </table:table-cell>
          <table:table-cell table:style-name="Tablo11.A12" office:value-type="string">
            <text:p text:style-name="P13">Orta Tehlike-3 ve üstü (Bkz. Ek 1)</text:p>
          </table:table-cell>
          <table:table-cell table:style-name="Tablo11.D12" office:value-type="string">
            <text:p text:style-name="P24"><text:span text:style-name="T64">1000 </text:span><text:span text:style-name="T73">(3)</text:span></text:p>
          </table:table-cell>
        </table:table-row>
        <table:table-row table:style-name="Tablo11.12">
          <table:covered-table-cell/>
          <table:covered-table-cell/>
          <table:table-cell table:style-name="Tablo11.A12" office:value-type="string">
            <text:p text:style-name="P13">Orta Tehlike-1 ve Orta Tehlike-2 (Bkz. Ek 1)</text:p>
          </table:table-cell>
          <table:table-cell table:style-name="Tablo11.D12" office:value-type="string">
            <text:p text:style-name="P24"><text:span text:style-name="T64">5000 </text:span><text:span text:style-name="T73">(3)</text:span></text:p>
          </table:table-cell>
        </table:table-row>
        <table:table-row table:style-name="Tablo11.16">
          <table:covered-table-cell/>
          <table:table-cell table:style-name="Tablo11.C4" table:number-columns-spanned="2" office:value-type="string">
            <text:p text:style-name="P6"><text:span text:style-name="T68">b) Kapalı Otoparklar</text:span></text:p>
          </table:table-cell>
          <table:covered-table-cell/>
          <table:table-cell table:style-name="Tablo11.D3" office:value-type="string">
            <text:p text:style-name="P12">Sınırlama yok</text:p>
          </table:table-cell>
        </table:table-row>
        <table:table-row table:style-name="Tablo11.2">
          <table:table-cell table:style-name="Tablo11.D8" table:number-columns-spanned="4" office:value-type="string">
            <text:p text:style-name="P88">Not :</text:p>
            <text:p text:style-name="P188"><text:span text:style-name="T96">(1)</text:span><text:span text:style-name="T16"> Binalarda uygun yangın kontrol sistemleri (otomatik algılama, yağmurlama sistemi ve duman tahliye sistemi vb.) yapılmış ise, kompartıman alanı 2 katına çıkarılabilir.</text:span></text:p>
            <text:p text:style-name="P188"><text:span text:style-name="T97">(2)</text:span><text:span text:style-name="T17"> </text:span><text:span text:style-name="T16">Binalarda</text:span><text:span text:style-name="T17"> uygun yangın kontrol sistemleri (otomatik algılama, yağmurlama sistemi ve duman tahliye sistemi vb.) yapılmış ise, kompartıman alanı sınırsızdır. </text:span></text:p>
            <text:p text:style-name="P244"><text:span text:style-name="T82">(3)</text:span><text:span text:style-name="T84"> Bina tek katlı ise sınırlama yoktur. Bina birden fazla katlı ve yağmurlama sistemi var ise, kompartıman alanları 2 katına</text:span><text:span text:style-name="T83"> çıkarılabilir.</text:span></text:p>
            <text:p text:style-name="P244"><text:span text:style-name="T81">(4) <text:s/></text:span><text:span text:style-name="T83">Sebze ve meyve halleri, balık halleri, et borsaları, metal yedek parça bulunan yerler ile benzeri yerler hariç.</text:span></text:p>
            <text:p text:style-name="P12"/>
          </table:table-cell>
          <table:covered-table-cell/>
          <table:covered-table-cell/>
          <table:covered-table-cell/>
        </table:table-row>
      </table:table>
      <text:p text:style-name="P125"/>
      <text:p text:style-name="P65"><text:span text:style-name="T15">Ek-5/A <text:s/></text:span><text:span text:style-name="T5">Kullanıcı Yükü Katsayısı Tablosu</text:span></text:p>
      <text:p text:style-name="P126"/>
      <table:table table:name="Tablo12" table:style-name="Tablo12">
        <table:table-column table:style-name="Tablo12.A"/>
        <table:table-column table:style-name="Tablo12.B"/>
        <table:table-column table:style-name="Tablo12.C"/>
        <table:table-column table:style-name="Tablo12.D"/>
        <table:table-row table:style-name="Tablo12.1">
          <table:table-cell table:style-name="Tablo12.A1" office:value-type="string">
            <text:p text:style-name="P119"/>
          </table:table-cell>
          <table:table-cell table:style-name="Tablo12.A1" table:number-columns-spanned="2" office:value-type="string">
            <text:p text:style-name="P94">Kullanım Alanı</text:p>
          </table:table-cell>
          <table:covered-table-cell/>
          <table:table-cell table:style-name="Tablo12.D1" office:value-type="string">
            <text:p text:style-name="P64"><text:span text:style-name="T22">m</text:span><text:span text:style-name="T99">2</text:span><text:span text:style-name="T22">/kişi</text:span></text:p>
          </table:table-cell>
        </table:table-row>
        <table:table-row table:style-name="Tablo12.2">
          <table:table-cell table:style-name="Tablo12.A1" office:value-type="string">
            <text:p text:style-name="P115">1</text:p>
          </table:table-cell>
          <table:table-cell table:style-name="Tablo12.A1" table:number-columns-spanned="2" office:value-type="string">
            <text:p text:style-name="P120">Konferans salonu, çok amaçlı salonlar (balo vs), lokanta, kantin, bekleme salonları, konser salonları, sinema ve tiyatro salonları, topluma açık stüdyo, düğün salonu vb.</text:p>
          </table:table-cell>
          <table:covered-table-cell/>
          <table:table-cell table:style-name="Tablo12.D1" office:value-type="string">
            <text:p text:style-name="P118"/>
            <text:p text:style-name="P116">1.5</text:p>
          </table:table-cell>
        </table:table-row>
        <table:table-row table:style-name="Tablo12.3">
          <table:table-cell table:style-name="Tablo12.A1" table:number-rows-spanned="2" office:value-type="string">
            <text:p text:style-name="P115">2</text:p>
          </table:table-cell>
          <table:table-cell table:style-name="Tablo12.A1" table:number-rows-spanned="2" office:value-type="string">
            <text:p text:style-name="P115">Dans salonları, bar, gece kulüpleri ve benzeri yerler </text:p>
          </table:table-cell>
          <table:table-cell table:style-name="Tablo12.A1" office:value-type="string">
            <text:p text:style-name="P189">Oturulan kısımları için</text:p>
          </table:table-cell>
          <table:table-cell table:style-name="Tablo12.D1" office:value-type="string">
            <text:p text:style-name="P116">1.0</text:p>
          </table:table-cell>
        </table:table-row>
        <table:table-row table:style-name="Tablo12.4">
          <table:covered-table-cell/>
          <table:covered-table-cell/>
          <table:table-cell table:style-name="Tablo12.A1" office:value-type="string">
            <text:p text:style-name="P189">Ayakta durulan kısımları için</text:p>
          </table:table-cell>
          <table:table-cell table:style-name="Tablo12.D1" office:value-type="string">
            <text:p text:style-name="P116">0.5</text:p>
          </table:table-cell>
        </table:table-row>
        <table:table-row table:style-name="Tablo12.1">
          <table:table-cell table:style-name="Tablo12.A1" office:value-type="string">
            <text:p text:style-name="P115">3</text:p>
          </table:table-cell>
          <table:table-cell table:style-name="Tablo12.A1" table:number-columns-spanned="2" office:value-type="string">
            <text:p text:style-name="P120">Sergi alanları, stüdyolar (film, radyo, televizyon, kayıt)</text:p>
          </table:table-cell>
          <table:covered-table-cell/>
          <table:table-cell table:style-name="Tablo12.D1" office:value-type="string">
            <text:p text:style-name="P116">1.5</text:p>
          </table:table-cell>
        </table:table-row>
        <table:table-row table:style-name="Tablo12.1">
          <table:table-cell table:style-name="Tablo12.A1" office:value-type="string">
            <text:p text:style-name="P115">4</text:p>
          </table:table-cell>
          <table:table-cell table:style-name="Tablo12.A1" table:number-columns-spanned="2" office:value-type="string">
            <text:p text:style-name="P120">Terminallerin yolcu geliş gidiş bekleme salonları </text:p>
          </table:table-cell>
          <table:covered-table-cell/>
          <table:table-cell table:style-name="Tablo12.D1" office:value-type="string">
            <text:p text:style-name="P116">3</text:p>
          </table:table-cell>
        </table:table-row>
        <table:table-row table:style-name="Tablo12.1">
          <table:table-cell table:style-name="Tablo12.A1" office:value-type="string">
            <text:p text:style-name="P115">5</text:p>
          </table:table-cell>
          <table:table-cell table:style-name="Tablo12.A1" table:number-columns-spanned="2" office:value-type="string">
            <text:p text:style-name="P120">Derslikler, bilgisayar odaları, seminer salonları</text:p>
          </table:table-cell>
          <table:covered-table-cell/>
          <table:table-cell table:style-name="Tablo12.D1" office:value-type="string">
            <text:p text:style-name="P116">1.5</text:p>
          </table:table-cell>
        </table:table-row>
        <table:table-row table:style-name="Tablo12.1">
          <table:table-cell table:style-name="Tablo12.A1" office:value-type="string">
            <text:p text:style-name="P115">6</text:p>
          </table:table-cell>
          <table:table-cell table:style-name="Tablo12.A1" table:number-columns-spanned="2" office:value-type="string">
            <text:p text:style-name="P120">Resepsiyon alanları, bekleme alanları, <text:s/>atrium zemini</text:p>
          </table:table-cell>
          <table:covered-table-cell/>
          <table:table-cell table:style-name="Tablo12.D1" office:value-type="string">
            <text:p text:style-name="P116">3</text:p>
          </table:table-cell>
        </table:table-row>
        <table:table-row table:style-name="Tablo12.1">
          <table:table-cell table:style-name="Tablo12.A1" office:value-type="string">
            <text:p text:style-name="P115">7</text:p>
          </table:table-cell>
          <table:table-cell table:style-name="Tablo12.A1" table:number-columns-spanned="2" office:value-type="string">
            <text:p text:style-name="P144"><text:span text:style-name="T28">Çok amaçlı spor tesisleri</text:span></text:p>
          </table:table-cell>
          <table:covered-table-cell/>
          <table:table-cell table:style-name="Tablo12.D1" office:value-type="string">
            <text:p text:style-name="P116">3</text:p>
          </table:table-cell>
        </table:table-row>
        <table:table-row table:style-name="Tablo12.1">
          <table:table-cell table:style-name="Tablo12.A1" office:value-type="string">
            <text:p text:style-name="P115">8</text:p>
          </table:table-cell>
          <table:table-cell table:style-name="Tablo12.A1" table:number-columns-spanned="2" office:value-type="string">
            <text:p text:style-name="P144"><text:span text:style-name="T28">Süpermarketler, mağazalar, dükkânlar</text:span></text:p>
          </table:table-cell>
          <table:covered-table-cell/>
          <table:table-cell table:style-name="Tablo12.D1" office:value-type="string">
            <text:p text:style-name="P116">5</text:p>
          </table:table-cell>
        </table:table-row>
        <table:table-row table:style-name="Tablo12.1">
          <table:table-cell table:style-name="Tablo12.A1" office:value-type="string">
            <text:p text:style-name="P115">9</text:p>
          </table:table-cell>
          <table:table-cell table:style-name="Tablo12.A1" table:number-columns-spanned="2" office:value-type="string">
            <text:p text:style-name="P120">Sanat galerileri, müzeler, atölyeler</text:p>
          </table:table-cell>
          <table:covered-table-cell/>
          <table:table-cell table:style-name="Tablo12.D1" office:value-type="string">
            <text:p text:style-name="P116">5</text:p>
          </table:table-cell>
        </table:table-row>
        <table:table-row table:style-name="Tablo12.1">
          <table:table-cell table:style-name="Tablo12.A1" office:value-type="string">
            <text:p text:style-name="P115">10</text:p>
          </table:table-cell>
          <table:table-cell table:style-name="Tablo12.A1" table:number-columns-spanned="2" office:value-type="string">
            <text:p text:style-name="P120">Fitnes merkezleri, aerobik salonları, okuma salonları</text:p>
          </table:table-cell>
          <table:covered-table-cell/>
          <table:table-cell table:style-name="Tablo12.D1" office:value-type="string">
            <text:p text:style-name="P116">5</text:p>
          </table:table-cell>
        </table:table-row>
        <table:table-row table:style-name="Tablo12.1">
          <table:table-cell table:style-name="Tablo12.A1" office:value-type="string">
            <text:p text:style-name="P115">11</text:p>
          </table:table-cell>
          <table:table-cell table:style-name="Tablo12.A1" table:number-columns-spanned="2" office:value-type="string">
            <text:p text:style-name="P120">Ofisler, dernek merkezleri, halk kütüphaneleri</text:p>
          </table:table-cell>
          <table:covered-table-cell/>
          <table:table-cell table:style-name="Tablo12.D1" office:value-type="string">
            <text:p text:style-name="P116">10</text:p>
          </table:table-cell>
        </table:table-row>
        <table:table-row table:style-name="Tablo12.1">
          <table:table-cell table:style-name="Tablo12.A1" office:value-type="string">
            <text:p text:style-name="P115">12</text:p>
          </table:table-cell>
          <table:table-cell table:style-name="Tablo12.A1" table:number-columns-spanned="2" office:value-type="string">
            <text:p text:style-name="P120">Öğrenci yatak odaları</text:p>
          </table:table-cell>
          <table:covered-table-cell/>
          <table:table-cell table:style-name="Tablo12.D1" office:value-type="string">
            <text:p text:style-name="P116">10</text:p>
          </table:table-cell>
        </table:table-row>
        <table:table-row table:style-name="Tablo12.1">
          <table:table-cell table:style-name="Tablo12.A1" office:value-type="string">
            <text:p text:style-name="P115">13</text:p>
          </table:table-cell>
          <table:table-cell table:style-name="Tablo12.A1" table:number-columns-spanned="2" office:value-type="string">
            <text:p text:style-name="P120">Paketleme yerleri, fabrika üretim alanları</text:p>
          </table:table-cell>
          <table:covered-table-cell/>
          <table:table-cell table:style-name="Tablo12.D1" office:value-type="string">
            <text:p text:style-name="P116">10</text:p>
          </table:table-cell>
        </table:table-row>
        <table:table-row table:style-name="Tablo12.1">
          <table:table-cell table:style-name="Tablo12.A1" office:value-type="string">
            <text:p text:style-name="P115">14</text:p>
          </table:table-cell>
          <table:table-cell table:style-name="Tablo12.A1" table:number-columns-spanned="2" office:value-type="string">
            <text:p text:style-name="P120">Hastane yatak odaları, hemşire odaları</text:p>
          </table:table-cell>
          <table:covered-table-cell/>
          <table:table-cell table:style-name="Tablo12.D1" office:value-type="string">
            <text:p text:style-name="P64"><text:span text:style-name="T28">20</text:span></text:p>
          </table:table-cell>
        </table:table-row>
        <table:table-row table:style-name="Tablo12.1">
          <table:table-cell table:style-name="Tablo12.A1" office:value-type="string">
            <text:p text:style-name="P115">15</text:p>
          </table:table-cell>
          <table:table-cell table:style-name="Tablo12.A1" table:number-columns-spanned="2" office:value-type="string">
            <text:p text:style-name="P120">Mutfaklar, çamaşırhaneler</text:p>
          </table:table-cell>
          <table:covered-table-cell/>
          <table:table-cell table:style-name="Tablo12.D1" office:value-type="string">
            <text:p text:style-name="P116">10</text:p>
          </table:table-cell>
        </table:table-row>
        <table:table-row table:style-name="Tablo12.1">
          <table:table-cell table:style-name="Tablo12.A1" office:value-type="string">
            <text:p text:style-name="P115">16</text:p>
          </table:table-cell>
          <table:table-cell table:style-name="Tablo12.A1" table:number-columns-spanned="2" office:value-type="string">
            <text:p text:style-name="P120">Otel yatak odaları </text:p>
          </table:table-cell>
          <table:covered-table-cell/>
          <table:table-cell table:style-name="Tablo12.D1" office:value-type="string">
            <text:p text:style-name="P64"><text:span text:style-name="T28">20</text:span></text:p>
          </table:table-cell>
        </table:table-row>
        <table:table-row table:style-name="Tablo12.1">
          <table:table-cell table:style-name="Tablo12.A1" office:value-type="string">
            <text:p text:style-name="P115">17</text:p>
          </table:table-cell>
          <table:table-cell table:style-name="Tablo12.A1" table:number-columns-spanned="2" office:value-type="string">
            <text:p text:style-name="P120">Hastane laboratuarları, eczaneler</text:p>
          </table:table-cell>
          <table:covered-table-cell/>
          <table:table-cell table:style-name="Tablo12.D1" office:value-type="string">
            <text:p text:style-name="P116">20</text:p>
          </table:table-cell>
        </table:table-row>
        <table:table-row table:style-name="Tablo12.1">
          <table:table-cell table:style-name="Tablo12.A1" office:value-type="string">
            <text:p text:style-name="P115">18</text:p>
          </table:table-cell>
          <table:table-cell table:style-name="Tablo12.A1" table:number-columns-spanned="2" office:value-type="string">
            <text:p text:style-name="P120">Muayenehane, öğrenci laboratuarları</text:p>
          </table:table-cell>
          <table:covered-table-cell/>
          <table:table-cell table:style-name="Tablo12.D1" office:value-type="string">
            <text:p text:style-name="P116">5</text:p>
          </table:table-cell>
        </table:table-row>
        <table:table-row table:style-name="Tablo12.1">
          <table:table-cell table:style-name="Tablo12.A1" office:value-type="string">
            <text:p text:style-name="P115">19</text:p>
          </table:table-cell>
          <table:table-cell table:style-name="Tablo12.A1" table:number-columns-spanned="2" office:value-type="string">
            <text:p text:style-name="P144"><text:span text:style-name="T28">Depolar, ambarlar, makina daireleri</text:span></text:p>
          </table:table-cell>
          <table:covered-table-cell/>
          <table:table-cell table:style-name="Tablo12.D1" office:value-type="string">
            <text:p text:style-name="P116">30</text:p>
          </table:table-cell>
        </table:table-row>
        <table:table-row table:style-name="Tablo12.1">
          <table:table-cell table:style-name="Tablo12.A1" office:value-type="string">
            <text:p text:style-name="P115">20</text:p>
          </table:table-cell>
          <table:table-cell table:style-name="Tablo12.A1" table:number-columns-spanned="2" office:value-type="string">
            <text:p text:style-name="P120">Otoparklar </text:p>
          </table:table-cell>
          <table:covered-table-cell/>
          <table:table-cell table:style-name="Tablo12.D1" office:value-type="string">
            <text:p text:style-name="P116">30</text:p>
          </table:table-cell>
        </table:table-row>
        <table:table-row table:style-name="Tablo12.23">
          <table:table-cell table:style-name="Tablo12.A23" table:number-columns-spanned="4" office:value-type="string">
            <text:p text:style-name="P190"><text:span text:style-name="T22">Kullanıcı yükü; gerekli kaçış ve panik hesaplarında kullanılmak üzere 1, 2, 3 ve 4. satırlarda yeralan kullanım alanlarında net alana, diğer satırlarda yeralan kullanım alanları için brüt alana göre hesaplanır. Kişi sayısı belirli olan mahallerde, yukarıdaki değerlere göre hesaplanan değerden az olmamak üzere, belirtilen kişi sayısı esas alınır.</text:span></text:p>
          </table:table-cell>
          <table:covered-table-cell/>
          <table:covered-table-cell/>
          <table:covered-table-cell/>
        </table:table-row>
      </table:table>
      <text:h text:style-name="P39" text:outline-level="4"><text:soft-page-break/></text:h>
      <text:h text:style-name="P39" text:outline-level="4"/>
      <text:h text:style-name="P39" text:outline-level="4"/>
      <text:h text:style-name="P39" text:outline-level="4"/>
      <text:h text:style-name="P38" text:outline-level="4"><text:span text:style-name="T108">Ek-5/B </text:span><text:span text:style-name="T3">Çıkışlara Götüren En Uzun Kaçış Uzaklıkları ve Birim Genişlikleri</text:span></text:h>
      <text:p text:style-name="P66"/>
      <table:table table:name="Tablo13" table:style-name="Tablo13">
        <table:table-column table:style-name="Tablo13.A"/>
        <table:table-column table:style-name="Tablo13.B"/>
        <table:table-column table:style-name="Tablo13.C"/>
        <table:table-column table:style-name="Tablo13.D"/>
        <table:table-column table:style-name="Tablo13.E" table:number-columns-repeated="2"/>
        <table:table-column table:style-name="Tablo13.G"/>
        <table:table-column table:style-name="Tablo13.H"/>
        <table:table-column table:style-name="Tablo13.I"/>
        <table:table-column table:style-name="Tablo13.J"/>
        <table:table-column table:style-name="Tablo13.K"/>
        <table:table-column table:style-name="Tablo13.L"/>
        <table:table-row table:style-name="Tablo13.1">
          <table:table-cell table:style-name="Tablo13.A1" office:value-type="string">
            <text:p text:style-name="P128"/>
            <text:p text:style-name="P127">Kullanım Sınıfı</text:p>
          </table:table-cell>
          <table:table-cell table:style-name="Tablo13.B1" table:number-columns-spanned="3" office:value-type="string">
            <text:p text:style-name="P130"/>
            <text:p text:style-name="P129">Tek yön</text:p>
            <text:p text:style-name="P129">en çok uzaklık (m)</text:p>
          </table:table-cell>
          <table:covered-table-cell/>
          <table:covered-table-cell/>
          <table:table-cell table:style-name="Tablo13.B1" table:number-columns-spanned="2" office:value-type="string">
            <text:p text:style-name="P130"/>
            <text:p text:style-name="P129">İki yön</text:p>
            <text:p text:style-name="P129">en çok uzaklık (m)</text:p>
          </table:table-cell>
          <table:covered-table-cell/>
          <table:table-cell table:style-name="Tablo13.B1" table:number-columns-spanned="4" office:value-type="string">
            <text:p text:style-name="P130"/>
            <text:p text:style-name="P129">Birim genişlik için kişi sayısı</text:p>
            <text:p text:style-name="P129"/>
          </table:table-cell>
          <table:covered-table-cell/>
          <table:covered-table-cell/>
          <table:covered-table-cell/>
          <table:table-cell table:style-name="Tablo13.K1" table:number-columns-spanned="2" office:value-type="string">
            <text:p text:style-name="P130"/>
            <text:p text:style-name="P129">Çıkmaz koridor</text:p>
            <text:p text:style-name="P129">en çok uzaklık(m) </text:p>
          </table:table-cell>
          <table:covered-table-cell/>
        </table:table-row>
        <table:table-row table:style-name="Tablo13.2">
          <table:table-cell table:style-name="Tablo13.A1" table:number-rows-spanned="2" office:value-type="string">
            <text:p text:style-name="P131"/>
          </table:table-cell>
          <table:table-cell table:style-name="Tablo13.B1" table:number-rows-spanned="2" table:number-columns-spanned="2" office:value-type="string">
            <text:p text:style-name="P203"/>
            <text:p text:style-name="P202"/>
            <text:p text:style-name="P202">Yağmurlama Sistemi yok</text:p>
          </table:table-cell>
          <table:covered-table-cell/>
          <table:table-cell table:style-name="Tablo13.B1" table:number-rows-spanned="2" office:value-type="string">
            <text:p text:style-name="P204">Yağmurlama Sistemli</text:p>
          </table:table-cell>
          <table:table-cell table:style-name="Tablo13.B1" table:number-rows-spanned="2" office:value-type="string">
            <text:p text:style-name="P205">Yağmurlama Sistemi yok</text:p>
          </table:table-cell>
          <table:table-cell table:style-name="Tablo13.B1" table:number-rows-spanned="2" office:value-type="string">
            <text:p text:style-name="P204">Yağmurlama Sistemli</text:p>
          </table:table-cell>
          <table:table-cell table:style-name="Tablo13.B1" table:number-columns-spanned="2" office:value-type="string">
            <text:p text:style-name="P130"/>
            <text:p text:style-name="P129">Kapı Açıklıklarında</text:p>
          </table:table-cell>
          <table:covered-table-cell/>
          <table:table-cell table:style-name="Tablo13.B1" table:number-rows-spanned="2" office:value-type="string">
            <text:p text:style-name="P206"/>
            <text:p text:style-name="P205">Kaçış Merdivenlerinde</text:p>
          </table:table-cell>
          <table:table-cell table:style-name="Tablo13.B1" table:number-rows-spanned="2" office:value-type="string">
            <text:p text:style-name="P133"/>
            <text:p text:style-name="P205">Rampalar ve</text:p>
            <text:p text:style-name="P205">Koridorlarda</text:p>
          </table:table-cell>
          <table:table-cell table:style-name="Tablo13.K1" table:number-columns-spanned="2" office:value-type="string">
            <text:p text:style-name="P130"/>
            <text:p text:style-name="P129">Koridorlar</text:p>
          </table:table-cell>
          <table:covered-table-cell/>
        </table:table-row>
        <table:table-row table:style-name="Tablo13.3">
          <table:covered-table-cell/>
          <table:covered-table-cell/>
          <table:covered-table-cell/>
          <table:covered-table-cell/>
          <table:covered-table-cell/>
          <table:covered-table-cell/>
          <table:table-cell table:style-name="Tablo13.B1" office:value-type="string">
            <text:p text:style-name="P207">Dışarı çıkış kapısı</text:p>
            <text:p text:style-name="P207"/>
          </table:table-cell>
          <table:table-cell table:style-name="Tablo13.B1" office:value-type="string">
            <text:p text:style-name="P26">Diğer kapılar ve</text:p>
            <text:p text:style-name="P207">koridor kapıları</text:p>
          </table:table-cell>
          <table:covered-table-cell/>
          <table:covered-table-cell/>
          <table:table-cell table:style-name="Tablo13.B1" office:value-type="string">
            <text:p text:style-name="P133"/>
            <text:p text:style-name="P132">Yağmurlama Sistemi yok</text:p>
          </table:table-cell>
          <table:table-cell table:style-name="Tablo13.K1" office:value-type="string">
            <text:p text:style-name="P133"/>
            <text:p text:style-name="P132">Yağmurlama Sistemli</text:p>
          </table:table-cell>
        </table:table-row>
        <table:table-row table:style-name="Tablo13.4">
          <table:table-cell table:style-name="Tablo13.A4" table:number-columns-spanned="2" office:value-type="string">
            <text:p text:style-name="P28">Yüksek Tehlikeli Yerler </text:p>
          </table:table-cell>
          <table:covered-table-cell/>
          <table:table-cell table:style-name="Tablo13.A4" office:value-type="string">
            <text:p text:style-name="P14">10</text:p>
          </table:table-cell>
          <table:table-cell table:style-name="Tablo13.A4" office:value-type="string">
            <text:p text:style-name="P14">20</text:p>
          </table:table-cell>
          <table:table-cell table:style-name="Tablo13.A4" office:value-type="string">
            <text:p text:style-name="P14">20</text:p>
          </table:table-cell>
          <table:table-cell table:style-name="Tablo13.A4" office:value-type="string">
            <text:p text:style-name="P14">35</text:p>
          </table:table-cell>
          <table:table-cell table:style-name="Tablo13.A4" office:value-type="string">
            <text:p text:style-name="P14">50</text:p>
          </table:table-cell>
          <table:table-cell table:style-name="Tablo13.A4" office:value-type="string">
            <text:p text:style-name="P14">40</text:p>
          </table:table-cell>
          <table:table-cell table:style-name="Tablo13.A4" office:value-type="string">
            <text:p text:style-name="P14">30</text:p>
          </table:table-cell>
          <table:table-cell table:style-name="Tablo13.A4" office:value-type="string">
            <text:p text:style-name="P14">50</text:p>
          </table:table-cell>
          <table:table-cell table:style-name="Tablo13.A4" office:value-type="string">
            <text:p text:style-name="P14">10</text:p>
          </table:table-cell>
          <table:table-cell table:style-name="Tablo13.L4" office:value-type="string">
            <text:p text:style-name="P14">20</text:p>
          </table:table-cell>
        </table:table-row>
        <table:table-row table:style-name="Tablo13.5">
          <table:table-cell table:style-name="Tablo13.A4" table:number-columns-spanned="2" office:value-type="string">
            <text:p text:style-name="P27"><text:span text:style-name="T69">Endüstrî Amaçlı Yapılar </text:span><text:span text:style-name="T77">(1)</text:span></text:p>
          </table:table-cell>
          <table:covered-table-cell/>
          <table:table-cell table:style-name="Tablo13.A4" office:value-type="string">
            <text:p text:style-name="P14">15</text:p>
          </table:table-cell>
          <table:table-cell table:style-name="Tablo13.A4" office:value-type="string">
            <text:p text:style-name="P14">25</text:p>
          </table:table-cell>
          <table:table-cell table:style-name="Tablo13.A4" office:value-type="string">
            <text:p text:style-name="P14">30</text:p>
          </table:table-cell>
          <table:table-cell table:style-name="Tablo13.A4" office:value-type="string">
            <text:p text:style-name="P14">60</text:p>
          </table:table-cell>
          <table:table-cell table:style-name="Tablo13.A4" office:value-type="string">
            <text:p text:style-name="P14">100</text:p>
          </table:table-cell>
          <table:table-cell table:style-name="Tablo13.A4" office:value-type="string">
            <text:p text:style-name="P14">80</text:p>
          </table:table-cell>
          <table:table-cell table:style-name="Tablo13.A4" office:value-type="string">
            <text:p text:style-name="P14">60</text:p>
          </table:table-cell>
          <table:table-cell table:style-name="Tablo13.A4" office:value-type="string">
            <text:p text:style-name="P14">100</text:p>
          </table:table-cell>
          <table:table-cell table:style-name="Tablo13.A4" office:value-type="string">
            <text:p text:style-name="P14">15</text:p>
          </table:table-cell>
          <table:table-cell table:style-name="Tablo13.L4" office:value-type="string">
            <text:p text:style-name="P14">20</text:p>
          </table:table-cell>
        </table:table-row>
        <table:table-row table:style-name="Tablo13.4">
          <table:table-cell table:style-name="Tablo13.A4" table:number-columns-spanned="2" office:value-type="string">
            <text:p text:style-name="P27"><text:span text:style-name="T69">Yurtlar</text:span><text:alphabetical-index-mark text:string-value="Yurtlar"/><text:span text:style-name="T69">, Yatakhaneler</text:span></text:p>
          </table:table-cell>
          <table:covered-table-cell/>
          <table:table-cell table:style-name="Tablo13.A4" office:value-type="string">
            <text:p text:style-name="P14">15</text:p>
          </table:table-cell>
          <table:table-cell table:style-name="Tablo13.A4" office:value-type="string">
            <text:p text:style-name="P14">30</text:p>
          </table:table-cell>
          <table:table-cell table:style-name="Tablo13.A4" office:value-type="string">
            <text:p text:style-name="P14">45</text:p>
          </table:table-cell>
          <table:table-cell table:style-name="Tablo13.A4" office:value-type="string">
            <text:p text:style-name="P14">75</text:p>
          </table:table-cell>
          <table:table-cell table:style-name="Tablo13.A4" office:value-type="string">
            <text:p text:style-name="P14">50</text:p>
          </table:table-cell>
          <table:table-cell table:style-name="Tablo13.A4" office:value-type="string">
            <text:p text:style-name="P14">40</text:p>
          </table:table-cell>
          <table:table-cell table:style-name="Tablo13.A4" office:value-type="string">
            <text:p text:style-name="P14">30</text:p>
          </table:table-cell>
          <table:table-cell table:style-name="Tablo13.A4" office:value-type="string">
            <text:p text:style-name="P14">50</text:p>
          </table:table-cell>
          <table:table-cell table:style-name="Tablo13.A4" office:value-type="string">
            <text:p text:style-name="P14">15</text:p>
          </table:table-cell>
          <table:table-cell table:style-name="Tablo13.L4" office:value-type="string">
            <text:p text:style-name="P14">20</text:p>
          </table:table-cell>
        </table:table-row>
        <table:table-row table:style-name="Tablo13.4">
          <table:table-cell table:style-name="Tablo13.A4" table:number-columns-spanned="2" office:value-type="string">
            <text:p text:style-name="P27"><text:span text:style-name="T69">Mağazalar</text:span><text:alphabetical-index-mark text:string-value="Mağazalar"/><text:span text:style-name="T69">, Dükkânlar, Marketler</text:span></text:p>
          </table:table-cell>
          <table:covered-table-cell/>
          <table:table-cell table:style-name="Tablo13.A4" office:value-type="string">
            <text:p text:style-name="P14">15</text:p>
          </table:table-cell>
          <table:table-cell table:style-name="Tablo13.A4" office:value-type="string">
            <text:p text:style-name="P14">25</text:p>
          </table:table-cell>
          <table:table-cell table:style-name="Tablo13.A4" office:value-type="string">
            <text:p text:style-name="P14">45</text:p>
          </table:table-cell>
          <table:table-cell table:style-name="Tablo13.A4" office:value-type="string">
            <text:p text:style-name="P14">60</text:p>
          </table:table-cell>
          <table:table-cell table:style-name="Tablo13.A4" office:value-type="string">
            <text:p text:style-name="P14">100</text:p>
          </table:table-cell>
          <table:table-cell table:style-name="Tablo13.A4" office:value-type="string">
            <text:p text:style-name="P14">80</text:p>
          </table:table-cell>
          <table:table-cell table:style-name="Tablo13.A4" office:value-type="string">
            <text:p text:style-name="P14">60</text:p>
          </table:table-cell>
          <table:table-cell table:style-name="Tablo13.A4" office:value-type="string">
            <text:p text:style-name="P14">100</text:p>
          </table:table-cell>
          <table:table-cell table:style-name="Tablo13.A4" office:value-type="string">
            <text:p text:style-name="P14">15</text:p>
          </table:table-cell>
          <table:table-cell table:style-name="Tablo13.L4" office:value-type="string">
            <text:p text:style-name="P14">20</text:p>
          </table:table-cell>
        </table:table-row>
        <table:table-row table:style-name="Tablo13.4">
          <table:table-cell table:style-name="Tablo13.A4" table:number-columns-spanned="2" office:value-type="string">
            <text:p text:style-name="P28">Büro Binaları</text:p>
          </table:table-cell>
          <table:covered-table-cell/>
          <table:table-cell table:style-name="Tablo13.A4" office:value-type="string">
            <text:p text:style-name="P14">15</text:p>
          </table:table-cell>
          <table:table-cell table:style-name="Tablo13.A4" office:value-type="string">
            <text:p text:style-name="P14">30</text:p>
          </table:table-cell>
          <table:table-cell table:style-name="Tablo13.A4" office:value-type="string">
            <text:p text:style-name="P14">45</text:p>
          </table:table-cell>
          <table:table-cell table:style-name="Tablo13.A4" office:value-type="string">
            <text:p text:style-name="P14">75</text:p>
          </table:table-cell>
          <table:table-cell table:style-name="Tablo13.A4" office:value-type="string">
            <text:p text:style-name="P14">100</text:p>
          </table:table-cell>
          <table:table-cell table:style-name="Tablo13.A4" office:value-type="string">
            <text:p text:style-name="P14">80</text:p>
          </table:table-cell>
          <table:table-cell table:style-name="Tablo13.A4" office:value-type="string">
            <text:p text:style-name="P14">60</text:p>
          </table:table-cell>
          <table:table-cell table:style-name="Tablo13.A4" office:value-type="string">
            <text:p text:style-name="P14">100</text:p>
          </table:table-cell>
          <table:table-cell table:style-name="Tablo13.A4" office:value-type="string">
            <text:p text:style-name="P14">15</text:p>
          </table:table-cell>
          <table:table-cell table:style-name="Tablo13.L4" office:value-type="string">
            <text:p text:style-name="P14">20</text:p>
          </table:table-cell>
        </table:table-row>
        <table:table-row table:style-name="Tablo13.4">
          <table:table-cell table:style-name="Tablo13.A4" table:number-columns-spanned="2" office:value-type="string">
            <text:p text:style-name="P28">Otoparklar ve Depolar</text:p>
          </table:table-cell>
          <table:covered-table-cell/>
          <table:table-cell table:style-name="Tablo13.A4" office:value-type="string">
            <text:p text:style-name="P14">15</text:p>
          </table:table-cell>
          <table:table-cell table:style-name="Tablo13.A4" office:value-type="string">
            <text:p text:style-name="P14">25</text:p>
          </table:table-cell>
          <table:table-cell table:style-name="Tablo13.A4" office:value-type="string">
            <text:p text:style-name="P14">45</text:p>
          </table:table-cell>
          <table:table-cell table:style-name="Tablo13.A4" office:value-type="string">
            <text:p text:style-name="P14">60</text:p>
          </table:table-cell>
          <table:table-cell table:style-name="Tablo13.A4" office:value-type="string">
            <text:p text:style-name="P14">100</text:p>
          </table:table-cell>
          <table:table-cell table:style-name="Tablo13.A4" office:value-type="string">
            <text:p text:style-name="P14">80</text:p>
          </table:table-cell>
          <table:table-cell table:style-name="Tablo13.A4" office:value-type="string">
            <text:p text:style-name="P14">60</text:p>
          </table:table-cell>
          <table:table-cell table:style-name="Tablo13.A4" office:value-type="string">
            <text:p text:style-name="P14">100</text:p>
          </table:table-cell>
          <table:table-cell table:style-name="Tablo13.A4" office:value-type="string">
            <text:p text:style-name="P14">15</text:p>
          </table:table-cell>
          <table:table-cell table:style-name="Tablo13.L4" office:value-type="string">
            <text:p text:style-name="P14">20</text:p>
          </table:table-cell>
        </table:table-row>
        <table:table-row table:style-name="Tablo13.4">
          <table:table-cell table:style-name="Tablo13.A4" table:number-columns-spanned="2" office:value-type="string">
            <text:p text:style-name="P27"><text:span text:style-name="T69">Okul</text:span><text:alphabetical-index-mark text:string-value="Okullar"/><text:span text:style-name="T69"> ve Eğitim Yapıları</text:span></text:p>
          </table:table-cell>
          <table:covered-table-cell/>
          <table:table-cell table:style-name="Tablo13.A4" office:value-type="string">
            <text:p text:style-name="P14">15</text:p>
          </table:table-cell>
          <table:table-cell table:style-name="Tablo13.A4" office:value-type="string">
            <text:p text:style-name="P14">30</text:p>
          </table:table-cell>
          <table:table-cell table:style-name="Tablo13.A4" office:value-type="string">
            <text:p text:style-name="P14">45</text:p>
          </table:table-cell>
          <table:table-cell table:style-name="Tablo13.A4" office:value-type="string">
            <text:p text:style-name="P14">75 </text:p>
          </table:table-cell>
          <table:table-cell table:style-name="Tablo13.A4" office:value-type="string">
            <text:p text:style-name="P14">100</text:p>
          </table:table-cell>
          <table:table-cell table:style-name="Tablo13.A4" office:value-type="string">
            <text:p text:style-name="P14">80</text:p>
          </table:table-cell>
          <table:table-cell table:style-name="Tablo13.A4" office:value-type="string">
            <text:p text:style-name="P14">60</text:p>
          </table:table-cell>
          <table:table-cell table:style-name="Tablo13.A4" office:value-type="string">
            <text:p text:style-name="P14">100</text:p>
          </table:table-cell>
          <table:table-cell table:style-name="Tablo13.A4" office:value-type="string">
            <text:p text:style-name="P14">15</text:p>
          </table:table-cell>
          <table:table-cell table:style-name="Tablo13.L4" office:value-type="string">
            <text:p text:style-name="P14">20</text:p>
          </table:table-cell>
        </table:table-row>
        <table:table-row table:style-name="Tablo13.4">
          <table:table-cell table:style-name="Tablo13.A4" table:number-columns-spanned="2" office:value-type="string">
            <text:p text:style-name="P28">Toplanma Amaçlı Binalar</text:p>
          </table:table-cell>
          <table:covered-table-cell/>
          <table:table-cell table:style-name="Tablo13.A4" office:value-type="string">
            <text:p text:style-name="P14">15</text:p>
          </table:table-cell>
          <table:table-cell table:style-name="Tablo13.A4" office:value-type="string">
            <text:p text:style-name="P14">25</text:p>
          </table:table-cell>
          <table:table-cell table:style-name="Tablo13.A4" office:value-type="string">
            <text:p text:style-name="P14">45</text:p>
          </table:table-cell>
          <table:table-cell table:style-name="Tablo13.A4" office:value-type="string">
            <text:p text:style-name="P14">60</text:p>
          </table:table-cell>
          <table:table-cell table:style-name="Tablo13.A4" office:value-type="string">
            <text:p text:style-name="P14">100</text:p>
          </table:table-cell>
          <table:table-cell table:style-name="Tablo13.A4" office:value-type="string">
            <text:p text:style-name="P14">80</text:p>
          </table:table-cell>
          <table:table-cell table:style-name="Tablo13.A4" office:value-type="string">
            <text:p text:style-name="P14">60</text:p>
          </table:table-cell>
          <table:table-cell table:style-name="Tablo13.A4" office:value-type="string">
            <text:p text:style-name="P14">100</text:p>
          </table:table-cell>
          <table:table-cell table:style-name="Tablo13.A4" office:value-type="string">
            <text:p text:style-name="P14">15</text:p>
          </table:table-cell>
          <table:table-cell table:style-name="Tablo13.L4" office:value-type="string">
            <text:p text:style-name="P14">20</text:p>
          </table:table-cell>
        </table:table-row>
        <table:table-row table:style-name="Tablo13.4">
          <table:table-cell table:style-name="Tablo13.A4" table:number-columns-spanned="2" office:value-type="string">
            <text:p text:style-name="P28">Hastaneler, Huzurevleri</text:p>
          </table:table-cell>
          <table:covered-table-cell/>
          <table:table-cell table:style-name="Tablo13.A4" office:value-type="string">
            <text:p text:style-name="P14">15</text:p>
          </table:table-cell>
          <table:table-cell table:style-name="Tablo13.A4" office:value-type="string">
            <text:p text:style-name="P14">25 </text:p>
          </table:table-cell>
          <table:table-cell table:style-name="Tablo13.A4" office:value-type="string">
            <text:p text:style-name="P14">30</text:p>
          </table:table-cell>
          <table:table-cell table:style-name="Tablo13.A4" office:value-type="string">
            <text:p text:style-name="P14">45</text:p>
          </table:table-cell>
          <table:table-cell table:style-name="Tablo13.A4" office:value-type="string">
            <text:p text:style-name="P14">30</text:p>
          </table:table-cell>
          <table:table-cell table:style-name="Tablo13.A4" office:value-type="string">
            <text:p text:style-name="P14">30</text:p>
          </table:table-cell>
          <table:table-cell table:style-name="Tablo13.A4" office:value-type="string">
            <text:p text:style-name="P14">15</text:p>
          </table:table-cell>
          <table:table-cell table:style-name="Tablo13.A4" office:value-type="string">
            <text:p text:style-name="P14">30</text:p>
          </table:table-cell>
          <table:table-cell table:style-name="Tablo13.A4" office:value-type="string">
            <text:p text:style-name="P14">15</text:p>
          </table:table-cell>
          <table:table-cell table:style-name="Tablo13.L4" office:value-type="string">
            <text:p text:style-name="P14">20</text:p>
          </table:table-cell>
        </table:table-row>
        <table:table-row table:style-name="Tablo13.4">
          <table:table-cell table:style-name="Tablo13.A4" table:number-columns-spanned="2" office:value-type="string">
            <text:p text:style-name="P27"><text:span text:style-name="T69">Oteller</text:span><text:alphabetical-index-mark text:string-value="Oteller"/><text:span text:style-name="T69">, Pansiyonlar</text:span></text:p>
          </table:table-cell>
          <table:covered-table-cell/>
          <table:table-cell table:style-name="Tablo13.A4" office:value-type="string">
            <text:p text:style-name="P14">15</text:p>
          </table:table-cell>
          <table:table-cell table:style-name="Tablo13.A4" office:value-type="string">
            <text:p text:style-name="P14">20 </text:p>
          </table:table-cell>
          <table:table-cell table:style-name="Tablo13.A4" office:value-type="string">
            <text:p text:style-name="P14">30</text:p>
          </table:table-cell>
          <table:table-cell table:style-name="Tablo13.A4" office:value-type="string">
            <text:p text:style-name="P14">45</text:p>
          </table:table-cell>
          <table:table-cell table:style-name="Tablo13.A4" office:value-type="string">
            <text:p text:style-name="P14">50</text:p>
          </table:table-cell>
          <table:table-cell table:style-name="Tablo13.A4" office:value-type="string">
            <text:p text:style-name="P14">40</text:p>
          </table:table-cell>
          <table:table-cell table:style-name="Tablo13.A4" office:value-type="string">
            <text:p text:style-name="P14">30</text:p>
          </table:table-cell>
          <table:table-cell table:style-name="Tablo13.A4" office:value-type="string">
            <text:p text:style-name="P14">50</text:p>
          </table:table-cell>
          <table:table-cell table:style-name="Tablo13.A4" office:value-type="string">
            <text:p text:style-name="P14">15</text:p>
          </table:table-cell>
          <table:table-cell table:style-name="Tablo13.L4" office:value-type="string">
            <text:p text:style-name="P14">20</text:p>
          </table:table-cell>
        </table:table-row>
        <table:table-row table:style-name="Tablo13.14">
          <table:table-cell table:style-name="Tablo13.A4" table:number-columns-spanned="2" office:value-type="string">
            <text:p text:style-name="P28">Apartmanlar </text:p>
          </table:table-cell>
          <table:covered-table-cell/>
          <table:table-cell table:style-name="Tablo13.A4" office:value-type="string">
            <text:p text:style-name="P14">15</text:p>
          </table:table-cell>
          <table:table-cell table:style-name="Tablo13.A4" office:value-type="string">
            <text:p text:style-name="P14">30 </text:p>
          </table:table-cell>
          <table:table-cell table:style-name="Tablo13.A4" office:value-type="string">
            <text:p text:style-name="P14">30</text:p>
          </table:table-cell>
          <table:table-cell table:style-name="Tablo13.A4" office:value-type="string">
            <text:p text:style-name="P14">75</text:p>
          </table:table-cell>
          <table:table-cell table:style-name="Tablo13.A4" office:value-type="string">
            <text:p text:style-name="P14">50</text:p>
          </table:table-cell>
          <table:table-cell table:style-name="Tablo13.A4" office:value-type="string">
            <text:p text:style-name="P14">40</text:p>
          </table:table-cell>
          <table:table-cell table:style-name="Tablo13.A4" office:value-type="string">
            <text:p text:style-name="P14">30</text:p>
          </table:table-cell>
          <table:table-cell table:style-name="Tablo13.A4" office:value-type="string">
            <text:p text:style-name="P14">50</text:p>
          </table:table-cell>
          <table:table-cell table:style-name="Tablo13.A4" office:value-type="string">
            <text:p text:style-name="P14">15</text:p>
          </table:table-cell>
          <table:table-cell table:style-name="Tablo13.L4" office:value-type="string">
            <text:p text:style-name="P14">20</text:p>
          </table:table-cell>
        </table:table-row>
        <table:table-row table:style-name="Tablo13.15">
          <table:table-cell table:style-name="Tablo13.A15" table:number-columns-spanned="12" office:value-type="string">
            <text:list xml:id="list2532360566" text:style-name="WW8Num15">
              <text:list-item>
                <text:p text:style-name="P243"><text:span text:style-name="T16"><text:s/>Kolay alevlenici ve yoğun duman çıkarıcı malzeme bulundurulmayan endüstriyel amaçlı yapılarda tek ve iki yönlü uzaklık ½ oranında artırılabilir.</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o13.16">
          <table:table-cell table:style-name="Tablo13.A15" table:number-columns-spanned="12" office:value-type="string">
            <text:p text:style-name="P242">Not: Kaçış mesafeleri için, dış kaçış geçitlerinde yağmurlama sistemli binalardaki, açık otoparklarda ise yağmurlama sistemli otopark kaçış mesafeleri esas alınır.</text:p>
            <text:p text:style-name="P76"/>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68"/>
      <text:p text:style-name="P168"/>
      <text:p text:style-name="P168"/>
      <text:p text:style-name="P154"><text:span text:style-name="T5"><text:tab/>Ek-6 <text:s/>Bir Sıra İçindeki Koltuk Sayısı</text:span></text:p>
      <text:p text:style-name="P67"/>
      <table:table table:name="Tablo14" table:style-name="Tablo14">
        <table:table-column table:style-name="Tablo14.A"/>
        <table:table-column table:style-name="Tablo14.B"/>
        <table:table-column table:style-name="Tablo14.C"/>
        <table:table-row table:style-name="Tablo14.1">
          <table:table-cell table:style-name="Tablo14.A1" office:value-type="string">
            <text:p text:style-name="P134">Sıra genişliği</text:p>
          </table:table-cell>
          <table:table-cell table:style-name="Tablo14.B1" table:number-columns-spanned="2" office:value-type="string">
            <text:p text:style-name="P134">Bir sıradaki en çok koltuk sayısı</text:p>
          </table:table-cell>
          <table:covered-table-cell/>
        </table:table-row>
        <table:table-row table:style-name="Tablo14.1">
          <table:table-cell table:style-name="Tablo14.A1" office:value-type="string">
            <text:p text:style-name="P192">mm</text:p>
          </table:table-cell>
          <table:table-cell table:style-name="Tablo14.A1" office:value-type="string">
            <text:p text:style-name="P191"><text:span text:style-name="T31">çıkış</text:span><text:alphabetical-index-mark text:string-value="yolu" text:key1="Çıkış"/><text:span text:style-name="T31"> yolu bir yanda</text:span></text:p>
          </table:table-cell>
          <table:table-cell table:style-name="Tablo14.B1" office:value-type="string">
            <text:p text:style-name="P192">çıkış yolu iki yanda</text:p>
          </table:table-cell>
        </table:table-row>
        <table:table-row table:style-name="Tablo14.1">
          <table:table-cell table:style-name="Tablo14.A1" office:value-type="string">
            <text:p text:style-name="P192">300-324</text:p>
          </table:table-cell>
          <table:table-cell table:style-name="Tablo14.A1" office:value-type="string">
            <text:p text:style-name="P192">7</text:p>
          </table:table-cell>
          <table:table-cell table:style-name="Tablo14.B1" office:value-type="string">
            <text:p text:style-name="P192">14</text:p>
          </table:table-cell>
        </table:table-row>
        <table:table-row table:style-name="Tablo14.1">
          <table:table-cell table:style-name="Tablo14.A1" office:value-type="string">
            <text:p text:style-name="P192">325-349</text:p>
          </table:table-cell>
          <table:table-cell table:style-name="Tablo14.A1" office:value-type="string">
            <text:p text:style-name="P192">8</text:p>
          </table:table-cell>
          <table:table-cell table:style-name="Tablo14.B1" office:value-type="string">
            <text:p text:style-name="P192">16</text:p>
          </table:table-cell>
        </table:table-row>
        <table:table-row table:style-name="Tablo14.1">
          <table:table-cell table:style-name="Tablo14.A1" office:value-type="string">
            <text:p text:style-name="P192">350-374</text:p>
          </table:table-cell>
          <table:table-cell table:style-name="Tablo14.A1" office:value-type="string">
            <text:p text:style-name="P192">9</text:p>
          </table:table-cell>
          <table:table-cell table:style-name="Tablo14.B1" office:value-type="string">
            <text:p text:style-name="P192">18</text:p>
          </table:table-cell>
        </table:table-row>
        <table:table-row table:style-name="Tablo14.1">
          <table:table-cell table:style-name="Tablo14.A1" office:value-type="string">
            <text:p text:style-name="P192">375-399</text:p>
          </table:table-cell>
          <table:table-cell table:style-name="Tablo14.A1" office:value-type="string">
            <text:p text:style-name="P192">10</text:p>
          </table:table-cell>
          <table:table-cell table:style-name="Tablo14.B1" office:value-type="string">
            <text:p text:style-name="P192">20</text:p>
          </table:table-cell>
        </table:table-row>
        <table:table-row table:style-name="Tablo14.1">
          <table:table-cell table:style-name="Tablo14.A1" office:value-type="string">
            <text:p text:style-name="P192">400-424</text:p>
          </table:table-cell>
          <table:table-cell table:style-name="Tablo14.A1" office:value-type="string">
            <text:p text:style-name="P192">11</text:p>
          </table:table-cell>
          <table:table-cell table:style-name="Tablo14.B1" office:value-type="string">
            <text:p text:style-name="P192">22</text:p>
          </table:table-cell>
        </table:table-row>
        <table:table-row table:style-name="Tablo14.1">
          <table:table-cell table:style-name="Tablo14.A1" office:value-type="string">
            <text:p text:style-name="P192">425-449</text:p>
          </table:table-cell>
          <table:table-cell table:style-name="Tablo14.A1" office:value-type="string">
            <text:p text:style-name="P192">11</text:p>
          </table:table-cell>
          <table:table-cell table:style-name="Tablo14.B1" office:value-type="string">
            <text:p text:style-name="P192">24</text:p>
          </table:table-cell>
        </table:table-row>
        <table:table-row table:style-name="Tablo14.1">
          <table:table-cell table:style-name="Tablo14.A1" office:value-type="string">
            <text:p text:style-name="P192">450-474</text:p>
          </table:table-cell>
          <table:table-cell table:style-name="Tablo14.A1" office:value-type="string">
            <text:p text:style-name="P192">12</text:p>
          </table:table-cell>
          <table:table-cell table:style-name="Tablo14.B1" office:value-type="string">
            <text:p text:style-name="P192">26</text:p>
          </table:table-cell>
        </table:table-row>
        <table:table-row table:style-name="Tablo14.1">
          <table:table-cell table:style-name="Tablo14.A1" office:value-type="string">
            <text:p text:style-name="P192">475-499</text:p>
          </table:table-cell>
          <table:table-cell table:style-name="Tablo14.A1" office:value-type="string">
            <text:p text:style-name="P192">12</text:p>
          </table:table-cell>
          <table:table-cell table:style-name="Tablo14.B1" office:value-type="string">
            <text:p text:style-name="P192">28</text:p>
          </table:table-cell>
        </table:table-row>
        <table:table-row table:style-name="Tablo14.1">
          <table:table-cell table:style-name="Tablo14.A1" office:value-type="string">
            <text:p text:style-name="P192">500 ve üzeri</text:p>
          </table:table-cell>
          <table:table-cell table:style-name="Tablo14.A1" office:value-type="string">
            <text:p text:style-name="P193"/>
          </table:table-cell>
          <table:table-cell table:style-name="Tablo14.B1" office:value-type="string">
            <text:p text:style-name="P191"><text:span text:style-name="T31">Kaçış yolu</text:span><text:alphabetical-index-mark text:string-value="Kaçış yolu"/><text:span text:style-name="T31"> ile sınırlı</text:span></text:p>
          </table:table-cell>
        </table:table-row>
      </table:table>
      <text:p text:style-name="P208"/>
      <text:p text:style-name="P209"><text:span text:style-name="T5">Ek-7 <text:s/>Otomatik Algılama Sistemi Gereken Binalar</text:span></text:p>
      <text:p text:style-name="P210"/>
      <table:table table:name="Tablo15" table:style-name="Tablo15">
        <table:table-column table:style-name="Tablo15.A"/>
        <table:table-column table:style-name="Tablo15.B"/>
        <table:table-column table:style-name="Tablo15.C"/>
        <table:table-column table:style-name="Tablo15.D"/>
        <table:table-row table:style-name="Tablo15.1">
          <table:table-cell table:style-name="Tablo15.A1" table:number-columns-spanned="2" office:value-type="string">
            <text:p text:style-name="P143"/>
          </table:table-cell>
          <table:covered-table-cell/>
          <table:table-cell table:style-name="Tablo15.A1" office:value-type="string">
            <text:p text:style-name="P36">Yapı Yüksekliği</text:p>
            <text:p text:style-name="P36">(m)</text:p>
          </table:table-cell>
          <table:table-cell table:style-name="Tablo15.D1" office:value-type="string">
            <text:p text:style-name="P64"><text:span text:style-name="T30">Bina toplam kapalı alanı (m</text:span><text:span text:style-name="T95">2</text:span><text:span text:style-name="T30">)</text:span></text:p>
          </table:table-cell>
        </table:table-row>
        <table:table-row table:style-name="Tablo15.2">
          <table:table-cell table:style-name="Tablo15.A1" table:number-columns-spanned="2" office:value-type="string">
            <text:p text:style-name="P99">1. Konutlar </text:p>
          </table:table-cell>
          <table:covered-table-cell/>
          <table:table-cell table:style-name="Tablo15.A1" office:value-type="string">
            <text:p text:style-name="P95">&gt;51,50</text:p>
          </table:table-cell>
          <table:table-cell table:style-name="Tablo15.D1" office:value-type="string">
            <text:p text:style-name="P95">-</text:p>
          </table:table-cell>
        </table:table-row>
        <table:table-row table:style-name="Tablo15.3">
          <table:table-cell table:style-name="Tablo15.A1" table:number-columns-spanned="2" office:value-type="string">
            <text:p text:style-name="P84">2. Konaklama Amaçlı Binalar</text:p>
          </table:table-cell>
          <table:covered-table-cell/>
          <table:table-cell table:style-name="Tablo15.A1" office:value-type="string">
            <text:p text:style-name="P217">&gt;6,50</text:p>
          </table:table-cell>
          <table:table-cell table:style-name="Tablo15.D1" office:value-type="string">
            <text:p text:style-name="P223"><text:span text:style-name="T16"><text:tab/>&gt;1000</text:span></text:p>
          </table:table-cell>
        </table:table-row>
        <table:table-row table:style-name="Tablo15.3">
          <table:table-cell table:style-name="Tablo15.A1" table:number-rows-spanned="3" office:value-type="string">
            <text:p text:style-name="P146"><text:span text:style-name="T22">3. Kurum Binaları</text:span></text:p>
          </table:table-cell>
          <table:table-cell table:style-name="Tablo15.A1" office:value-type="string">
            <text:p text:style-name="P99">Eğitim Tesisleri </text:p>
          </table:table-cell>
          <table:table-cell table:style-name="Tablo15.A1" office:value-type="string">
            <text:p text:style-name="P95">&gt;21,50</text:p>
          </table:table-cell>
          <table:table-cell table:style-name="Tablo15.D1" office:value-type="string">
            <text:p text:style-name="P95">&gt;5000</text:p>
          </table:table-cell>
        </table:table-row>
        <table:table-row table:style-name="Tablo15.5">
          <table:covered-table-cell/>
          <table:table-cell table:style-name="Tablo15.A1" office:value-type="string">
            <text:p text:style-name="P146"><text:span text:style-name="T16">Yataklı</text:span><text:span text:style-name="T22"> Sağlık Tesisleri </text:span></text:p>
          </table:table-cell>
          <table:table-cell table:style-name="Tablo15.A1" office:value-type="string">
            <text:p text:style-name="P95">&gt;6,50</text:p>
          </table:table-cell>
          <table:table-cell table:style-name="Tablo15.D1" office:value-type="string">
            <text:p text:style-name="P95">&gt;1000</text:p>
          </table:table-cell>
        </table:table-row>
        <table:table-row table:style-name="Tablo15.6">
          <table:covered-table-cell/>
          <table:table-cell table:style-name="Tablo15.A1" office:value-type="string">
            <text:p text:style-name="P99">Ayakta tedavi ve diğer sağlık tesisleri</text:p>
          </table:table-cell>
          <table:table-cell table:style-name="Tablo15.A1" office:value-type="string">
            <text:p text:style-name="P95">&gt;21,50</text:p>
          </table:table-cell>
          <table:table-cell table:style-name="Tablo15.D1" office:value-type="string">
            <text:p text:style-name="P95">&gt;2000</text:p>
          </table:table-cell>
        </table:table-row>
        <table:table-row table:style-name="Tablo15.7">
          <table:table-cell table:style-name="Tablo15.A1" table:number-columns-spanned="2" office:value-type="string">
            <text:p text:style-name="P99">4. Büro Binaları</text:p>
          </table:table-cell>
          <table:covered-table-cell/>
          <table:table-cell table:style-name="Tablo15.A1" office:value-type="string">
            <text:p text:style-name="P97">&gt;30,50</text:p>
          </table:table-cell>
          <table:table-cell table:style-name="Tablo15.D1" office:value-type="string">
            <text:p text:style-name="P97">&gt;5000</text:p>
          </table:table-cell>
        </table:table-row>
        <table:table-row table:style-name="Tablo15.8">
          <table:table-cell table:style-name="Tablo15.A1" table:number-columns-spanned="2" office:value-type="string">
            <text:p text:style-name="P146"><text:span text:style-name="T22">5.Ticaret Amaçlı Binalar </text:span><text:span text:style-name="T99">(1)</text:span></text:p>
          </table:table-cell>
          <table:covered-table-cell/>
          <table:table-cell table:style-name="Tablo15.A1" office:value-type="string">
            <text:p text:style-name="P97">&gt; 12,50</text:p>
          </table:table-cell>
          <table:table-cell table:style-name="Tablo15.D1" office:value-type="string">
            <text:p text:style-name="P97">&gt;2000</text:p>
          </table:table-cell>
        </table:table-row>
        <table:table-row table:style-name="Tablo15.8">
          <table:table-cell table:style-name="Tablo15.A1" table:number-columns-spanned="2" office:value-type="string">
            <text:p text:style-name="P146"><text:span text:style-name="T22">6.Endüstriyel Amaçlı Yapılar </text:span><text:span text:style-name="T99">(2)</text:span></text:p>
          </table:table-cell>
          <table:covered-table-cell/>
          <table:table-cell table:style-name="Tablo15.A1" office:value-type="string">
            <text:p text:style-name="P97">&gt;21,50</text:p>
          </table:table-cell>
          <table:table-cell table:style-name="Tablo15.D1" office:value-type="string">
            <text:p text:style-name="P97">&gt;7500</text:p>
          </table:table-cell>
        </table:table-row>
        <table:table-row table:style-name="Tablo15.10">
          <table:table-cell table:style-name="Tablo15.A1" table:number-rows-spanned="4" office:value-type="string">
            <text:p text:style-name="P225">7.Toplanma Amaçlı Binalar</text:p>
          </table:table-cell>
          <table:table-cell table:style-name="Tablo15.A1" office:value-type="string">
            <text:p text:style-name="P218">Yeme içme</text:p>
          </table:table-cell>
          <table:table-cell table:style-name="Tablo15.A1" office:value-type="string">
            <text:p text:style-name="P219">&gt;12,50</text:p>
          </table:table-cell>
          <table:table-cell table:style-name="Tablo15.D1" office:value-type="string">
            <text:p text:style-name="P221"><text:span text:style-name="T22"><text:tab/>&gt;2000</text:span></text:p>
          </table:table-cell>
        </table:table-row>
        <table:table-row table:style-name="Tablo15.6">
          <table:covered-table-cell/>
          <table:table-cell table:style-name="Tablo15.A1" office:value-type="string">
            <text:p text:style-name="P218">Eğlence</text:p>
          </table:table-cell>
          <table:table-cell table:style-name="Tablo15.A1" office:value-type="string">
            <text:p text:style-name="P219">&gt;12,50</text:p>
          </table:table-cell>
          <table:table-cell table:style-name="Tablo15.D1" office:value-type="string">
            <text:p text:style-name="P222"><text:span text:style-name="T22"><text:tab/><text:tab/>&gt;2000</text:span></text:p>
          </table:table-cell>
        </table:table-row>
        <table:table-row table:style-name="Tablo15.6">
          <table:covered-table-cell/>
          <table:table-cell table:style-name="Tablo15.A1" office:value-type="string">
            <text:p text:style-name="P218">Müze ve sergi alanları</text:p>
          </table:table-cell>
          <table:table-cell table:style-name="Tablo15.A1" office:value-type="string">
            <text:p text:style-name="P219">&gt;6,50</text:p>
          </table:table-cell>
          <table:table-cell table:style-name="Tablo15.D1" office:value-type="string">
            <text:p text:style-name="P221"><text:span text:style-name="T22"><text:tab/>&gt;5000</text:span></text:p>
          </table:table-cell>
        </table:table-row>
        <table:table-row table:style-name="Tablo15.13">
          <table:covered-table-cell/>
          <table:table-cell table:style-name="Tablo15.A1" office:value-type="string">
            <text:p text:style-name="P218">Terminaller</text:p>
          </table:table-cell>
          <table:table-cell table:style-name="Tablo15.A1" office:value-type="string">
            <text:p text:style-name="P219">&gt; 6,50</text:p>
          </table:table-cell>
          <table:table-cell table:style-name="Tablo15.D1" office:value-type="string">
            <text:p text:style-name="P221"><text:span text:style-name="T22"><text:tab/>&gt;5000</text:span></text:p>
          </table:table-cell>
        </table:table-row>
        <table:table-row table:style-name="Tablo15.1">
          <table:table-cell table:style-name="Tablo15.A1" table:number-columns-spanned="2" office:value-type="string">
            <text:p text:style-name="P99">8. Depolar</text:p>
          </table:table-cell>
          <table:covered-table-cell/>
          <table:table-cell table:style-name="Tablo15.A1" office:value-type="string">
            <text:p text:style-name="P97">&gt;6,50</text:p>
          </table:table-cell>
          <table:table-cell table:style-name="Tablo15.D1" office:value-type="string">
            <text:p text:style-name="P97">&gt;5000</text:p>
          </table:table-cell>
        </table:table-row>
        <table:table-row table:style-name="Tablo15.15">
          <table:table-cell table:style-name="Tablo15.A1" table:number-columns-spanned="2" office:value-type="string">
            <text:p text:style-name="P99">9. Yüksek Tehlikeli Yerler</text:p>
          </table:table-cell>
          <table:covered-table-cell/>
          <table:table-cell table:style-name="Tablo15.A1" office:value-type="string">
            <text:p text:style-name="P97">&gt;6,50</text:p>
          </table:table-cell>
          <table:table-cell table:style-name="Tablo15.D1" office:value-type="string">
            <text:p text:style-name="P97">&gt;1000</text:p>
          </table:table-cell>
        </table:table-row>
        <table:table-row table:style-name="Tablo15.8">
          <table:table-cell table:style-name="Tablo15.D1" table:number-columns-spanned="4" office:value-type="string">
            <text:p text:style-name="P146"><text:span text:style-name="T103">(1)</text:span><text:span text:style-name="T37"> S</text:span><text:span text:style-name="T32">ebze ve meyve halleri, balık halleri, et borsaları, metal yedek parça bulunan yerler ile benzeri yangın riski olmayan yerler hariç.</text:span></text:p>
            <text:p text:style-name="P146"><text:span text:style-name="T103">(2)</text:span><text:span text:style-name="T37"> M</text:span><text:span text:style-name="T32">etal işleme ve montaj vb yangın riski olmayan yerler hariç.</text:span></text:p>
          </table:table-cell>
          <table:covered-table-cell/>
          <table:covered-table-cell/>
          <table:covered-table-cell/>
        </table:table-row>
      </table:table>
      <text:p text:style-name="P61"/>
      <text:p text:style-name="P1"><text:span text:style-name="T6">Ek-8 </text:span></text:p>
      <text:p text:style-name="P2">Yağmurlama Sisteminde Su Deposu En az Hacmi</text:p>
      <text:p text:style-name="P1"><text:span text:style-name="T6">Ek-8/A <text:s/>Yağmurlama Sisteminde Düşük Tehlike ve Orta Tehlike İçin Su Deposu En Az Hacmi</text:span></text:p>
      <text:p text:style-name="P15"/>
      <table:table table:name="Tablo16" table:style-name="Tablo16">
        <table:table-column table:style-name="Tablo16.A"/>
        <table:table-column table:style-name="Tablo16.B"/>
        <table:table-column table:style-name="Tablo16.C"/>
        <table:table-row table:style-name="Tablo16.1">
          <table:table-cell table:style-name="Tablo16.A1" office:value-type="string">
            <text:p text:style-name="P17"/>
            <text:p text:style-name="P16">Grup </text:p>
          </table:table-cell>
          <table:table-cell table:style-name="Tablo16.B1" office:value-type="string">
            <text:p text:style-name="P18">h (m): en alttaki ve en üstteki yağmurlama başlıkları arasındaki yükseklik</text:p>
          </table:table-cell>
          <table:table-cell table:style-name="Tablo16.C1" office:value-type="string">
            <text:p text:style-name="P18">Su deposu en az hacmi</text:p>
            <text:p text:style-name="P23"><text:span text:style-name="T70">(m</text:span><text:span text:style-name="T78">3</text:span><text:span text:style-name="T70">)</text:span></text:p>
          </table:table-cell>
        </table:table-row>
        <table:table-row table:style-name="Tablo16.2">
          <table:table-cell table:style-name="Tablo16.A2" office:value-type="string">
            <text:p text:style-name="P16">Düşük Tehlike - Islak veya ön uyarılı </text:p>
          </table:table-cell>
          <table:table-cell table:style-name="Tablo16.B2" office:value-type="string">
            <text:p text:style-name="P23"><text:span text:style-name="T71">h </text:span><text:span text:style-name="T70">≤ 15</text:span></text:p>
            <text:p text:style-name="P23"><text:span text:style-name="T70">15 &lt; </text:span><text:span text:style-name="T71">h </text:span><text:span text:style-name="T70">≤ 30</text:span></text:p>
            <text:p text:style-name="P23"><text:span text:style-name="T70">30 &lt; </text:span><text:span text:style-name="T71">h </text:span><text:span text:style-name="T70">≤ 45</text:span></text:p>
          </table:table-cell>
          <table:table-cell table:style-name="Tablo16.C2" office:value-type="string">
            <text:p text:style-name="P19"/>
            <text:p text:style-name="P18">9</text:p>
            <text:p text:style-name="P18">10</text:p>
            <text:p text:style-name="P18">11</text:p>
          </table:table-cell>
        </table:table-row>
        <table:table-row table:style-name="Tablo16.3">
          <table:table-cell table:style-name="Tablo16.A2" office:value-type="string">
            <text:p text:style-name="P16">Orta Tehlike-1 - Islak veya ön uyarılı</text:p>
          </table:table-cell>
          <table:table-cell table:style-name="Tablo16.B2" office:value-type="string">
            <text:p text:style-name="P23"><text:span text:style-name="T71">h </text:span><text:span text:style-name="T70">≤ 15</text:span></text:p>
            <text:p text:style-name="P23"><text:span text:style-name="T70">15 &lt; </text:span><text:span text:style-name="T71">h </text:span><text:span text:style-name="T70">≤ 30</text:span></text:p>
            <text:p text:style-name="P23"><text:span text:style-name="T70">30 &lt; </text:span><text:span text:style-name="T71">h </text:span><text:span text:style-name="T70">≤ 45</text:span></text:p>
          </table:table-cell>
          <table:table-cell table:style-name="Tablo16.C2" office:value-type="string">
            <text:p text:style-name="P19"/>
            <text:p text:style-name="P18">55</text:p>
            <text:p text:style-name="P18">70</text:p>
            <text:p text:style-name="P18">80</text:p>
          </table:table-cell>
        </table:table-row>
        <table:table-row table:style-name="Tablo16.3">
          <table:table-cell table:style-name="Tablo16.A2" office:value-type="string">
            <text:p text:style-name="P16">Orta Tehlike-1 – Kuru veya alternatif </text:p>
            <text:p text:style-name="P16">Orta Tehlike-2 <text:s/>- Islak veya ön uyarılı</text:p>
          </table:table-cell>
          <table:table-cell table:style-name="Tablo16.B2" office:value-type="string">
            <text:p text:style-name="P23"><text:span text:style-name="T71">h </text:span><text:span text:style-name="T70">≤ 15</text:span></text:p>
            <text:p text:style-name="P23"><text:span text:style-name="T70">15 &lt; </text:span><text:span text:style-name="T71">h </text:span><text:span text:style-name="T70">≤ 30</text:span></text:p>
            <text:p text:style-name="P23"><text:span text:style-name="T70">30 &lt; </text:span><text:span text:style-name="T71">h </text:span><text:span text:style-name="T70">≤ 45</text:span></text:p>
          </table:table-cell>
          <table:table-cell table:style-name="Tablo16.C2" office:value-type="string">
            <text:p text:style-name="P19"/>
            <text:p text:style-name="P18">105</text:p>
            <text:p text:style-name="P18">125</text:p>
            <text:p text:style-name="P18">140</text:p>
          </table:table-cell>
        </table:table-row>
        <table:table-row table:style-name="Tablo16.3">
          <table:table-cell table:style-name="Tablo16.A2" office:value-type="string">
            <text:p text:style-name="P16">Orta Tehlike-2 <text:s/>- Kuru veya alternatif</text:p>
            <text:p text:style-name="P16">Orta Tehlike-3 <text:s/>- Islak veya ön uyarılı</text:p>
          </table:table-cell>
          <table:table-cell table:style-name="Tablo16.B2" office:value-type="string">
            <text:p text:style-name="P23"><text:span text:style-name="T71">h </text:span><text:span text:style-name="T70">≤ 15</text:span></text:p>
            <text:p text:style-name="P23"><text:span text:style-name="T70">15 &lt; </text:span><text:span text:style-name="T71">h </text:span><text:span text:style-name="T70">≤ 30</text:span></text:p>
            <text:p text:style-name="P23"><text:span text:style-name="T70">30 &lt; </text:span><text:span text:style-name="T71">h </text:span><text:span text:style-name="T70">≤ 45</text:span></text:p>
          </table:table-cell>
          <table:table-cell table:style-name="Tablo16.C2" office:value-type="string">
            <text:p text:style-name="P19"/>
            <text:p text:style-name="P18">135</text:p>
            <text:p text:style-name="P18">160</text:p>
            <text:p text:style-name="P18">185</text:p>
          </table:table-cell>
        </table:table-row>
        <table:table-row table:style-name="Tablo16.3">
          <table:table-cell table:style-name="Tablo16.A2" office:value-type="string">
            <text:p text:style-name="P16">Orta Tehlike-3 <text:s/>- Kuru veya alternatif</text:p>
            <text:p text:style-name="P16">Orta Tehlike-4 - Islak veya ön uyarılı</text:p>
          </table:table-cell>
          <table:table-cell table:style-name="Tablo16.B2" office:value-type="string">
            <text:p text:style-name="P23"><text:span text:style-name="T71">h </text:span><text:span text:style-name="T70">≤ 15</text:span></text:p>
            <text:p text:style-name="P23"><text:span text:style-name="T70">15 &lt; </text:span><text:span text:style-name="T71">h </text:span><text:span text:style-name="T70">≤ 30</text:span></text:p>
            <text:p text:style-name="P23"><text:span text:style-name="T70">30 &lt; </text:span><text:span text:style-name="T71">h </text:span><text:span text:style-name="T70">≤ 45</text:span></text:p>
          </table:table-cell>
          <table:table-cell table:style-name="Tablo16.C2" office:value-type="string">
            <text:p text:style-name="P19"/>
            <text:p text:style-name="P18">160</text:p>
            <text:p text:style-name="P18">185</text:p>
            <text:p text:style-name="P18">200</text:p>
          </table:table-cell>
        </table:table-row>
        <table:table-row table:style-name="Tablo16.7">
          <table:table-cell table:style-name="Tablo16.A7" office:value-type="string">
            <text:p text:style-name="P16">Orta Tehlike-4 - Kuru veya alternatif</text:p>
          </table:table-cell>
          <table:table-cell table:style-name="Tablo16.B7" table:number-columns-spanned="2" office:value-type="string">
            <text:p text:style-name="P18">Hidrolik Hesap <text:s/>kullanılır</text:p>
          </table:table-cell>
          <table:covered-table-cell/>
        </table:table-row>
      </table:table>
      <text:p text:style-name="P21"/>
      <text:p text:style-name="P3"/>
      <text:p text:style-name="P5"/>
      <text:p text:style-name="P4"><text:span text:style-name="T6">Ek-8/B <text:s/>Yağmurlama Sisteminde Yüksek Tehlike İçin Su Deposu En Az Hacmi</text:span></text:p>
      <text:p text:style-name="P7"/>
      <table:table table:name="Tablo17" table:style-name="Tablo17">
        <table:table-column table:style-name="Tablo17.A"/>
        <table:table-column table:style-name="Tablo17.B"/>
        <table:table-column table:style-name="Tablo17.C"/>
        <table:table-row table:style-name="Tablo17.1">
          <table:table-cell table:style-name="Tablo17.A1" table:number-rows-spanned="2" office:value-type="string">
            <text:p text:style-name="P23"><text:span text:style-name="T66"><text:tab/></text:span><text:span text:style-name="T70">Birim alan için dizayn debisi (tasarım yoğunluğu)</text:span></text:p>
            <text:p text:style-name="P23"><text:span text:style-name="T70">litre/dak/m</text:span><text:span text:style-name="T78">2</text:span></text:p>
          </table:table-cell>
          <table:table-cell table:style-name="Tablo17.B1" table:number-columns-spanned="2" office:value-type="string">
            <text:p text:style-name="P23"><text:span text:style-name="T70">Su deposu en az hacmi (m</text:span><text:span text:style-name="T78">3</text:span><text:span text:style-name="T70">)</text:span></text:p>
          </table:table-cell>
          <table:covered-table-cell/>
        </table:table-row>
        <table:table-row table:style-name="Tablo17.2">
          <table:covered-table-cell/>
          <table:table-cell table:style-name="Tablo17.B2" office:value-type="string">
            <text:p text:style-name="P18">Islak Sistem</text:p>
          </table:table-cell>
          <table:table-cell table:style-name="Tablo17.C2" office:value-type="string">
            <text:p text:style-name="P18">Kuru Sistem</text:p>
          </table:table-cell>
        </table:table-row>
        <table:table-row table:style-name="Tablo17.3">
          <table:table-cell table:style-name="Tablo17.A3" office:value-type="string">
            <text:p text:style-name="P22">7.5</text:p>
            <text:p text:style-name="P22">10.0</text:p>
            <text:p text:style-name="P22">12.5</text:p>
            <text:p text:style-name="P22">15.0</text:p>
            <text:p text:style-name="P22">17.5</text:p>
            <text:p text:style-name="P22">20.0</text:p>
            <text:p text:style-name="P22">22.5</text:p>
            <text:p text:style-name="P22">25.0</text:p>
            <text:p text:style-name="P22">27.5</text:p>
            <text:p text:style-name="P22">30.0</text:p>
          </table:table-cell>
          <table:table-cell table:style-name="Tablo17.B3" office:value-type="string">
            <text:p text:style-name="P22">225</text:p>
            <text:p text:style-name="P22">275</text:p>
            <text:p text:style-name="P22">350</text:p>
            <text:p text:style-name="P22">425</text:p>
            <text:p text:style-name="P22">450</text:p>
            <text:p text:style-name="P22">575</text:p>
            <text:p text:style-name="P22">650</text:p>
            <text:p text:style-name="P22">725</text:p>
            <text:p text:style-name="P22">800</text:p>
            <text:p text:style-name="P22">875</text:p>
          </table:table-cell>
          <table:table-cell table:style-name="Tablo17.C3" office:value-type="string">
            <text:p text:style-name="P22">280</text:p>
            <text:p text:style-name="P22">345</text:p>
            <text:p text:style-name="P22">440</text:p>
            <text:p text:style-name="P22">530</text:p>
            <text:p text:style-name="P22">560</text:p>
            <text:p text:style-name="P22">720</text:p>
            <text:p text:style-name="P22">815</text:p>
            <text:p text:style-name="P22">905</text:p>
            <text:p text:style-name="P22">1000</text:p>
            <text:p text:style-name="P22">1090</text:p>
          </table:table-cell>
        </table:table-row>
      </table:table>
      <text:p text:style-name="P227"/>
      <text:p text:style-name="P227"/>
      <text:p text:style-name="P227"/>
      <text:p text:style-name="P226"><text:span text:style-name="T5">Ek-8/C <text:s/>Yangın Dolapları ve Hidrant Sistemi İçin İlâve Edilecek Su İhtiyaçları</text:span></text:p>
      <text:p text:style-name="P228"/>
      <table:table table:name="Tablo18" table:style-name="Tablo18">
        <table:table-column table:style-name="Tablo18.A"/>
        <table:table-column table:style-name="Tablo18.B" table:number-columns-repeated="2"/>
        <table:table-column table:style-name="Tablo18.D"/>
        <table:table-row table:style-name="Tablo18.1">
          <table:table-cell table:style-name="Tablo18.A1" office:value-type="string">
            <text:p text:style-name="P197">Bina Tehlike Sınıfı</text:p>
          </table:table-cell>
          <table:table-cell table:style-name="Tablo18.A1" office:value-type="string">
            <text:p text:style-name="P64"><text:span text:style-name="T16">İlave edilecek</text:span></text:p>
            <text:p text:style-name="P77">Yangın Dolabı Debisi (litre/dak)</text:p>
          </table:table-cell>
          <table:table-cell table:style-name="Tablo18.A1" office:value-type="string">
            <text:p text:style-name="P63"><text:span text:style-name="T16">İlave edilecek</text:span></text:p>
            <text:p text:style-name="P77">Hidrant Debisi</text:p>
            <text:p text:style-name="P77">(litre/dak)</text:p>
          </table:table-cell>
          <table:table-cell table:style-name="Tablo18.D1" office:value-type="string">
            <text:p text:style-name="P77">Süre</text:p>
            <text:p text:style-name="P77">(dak)</text:p>
          </table:table-cell>
        </table:table-row>
        <table:table-row table:style-name="Tablo18.1">
          <table:table-cell table:style-name="Tablo18.A1" office:value-type="string">
            <text:p text:style-name="P197">Düşük tehlike</text:p>
          </table:table-cell>
          <table:table-cell table:style-name="Tablo18.A1" office:value-type="string">
            <text:p text:style-name="P197">100</text:p>
          </table:table-cell>
          <table:table-cell table:style-name="Tablo18.A1" office:value-type="string">
            <text:p text:style-name="P197">400</text:p>
          </table:table-cell>
          <table:table-cell table:style-name="Tablo18.D1" office:value-type="string">
            <text:p text:style-name="P197">30</text:p>
          </table:table-cell>
        </table:table-row>
        <table:table-row table:style-name="Tablo18.1">
          <table:table-cell table:style-name="Tablo18.A1" office:value-type="string">
            <text:p text:style-name="P197">Orta Tehlike-1</text:p>
          </table:table-cell>
          <table:table-cell table:style-name="Tablo18.A1" office:value-type="string">
            <text:p text:style-name="P197">100</text:p>
          </table:table-cell>
          <table:table-cell table:style-name="Tablo18.A1" office:value-type="string">
            <text:p text:style-name="P197">400</text:p>
          </table:table-cell>
          <table:table-cell table:style-name="Tablo18.D1" office:value-type="string">
            <text:p text:style-name="P197">60</text:p>
          </table:table-cell>
        </table:table-row>
        <table:table-row table:style-name="Tablo18.1">
          <table:table-cell table:style-name="Tablo18.A1" office:value-type="string">
            <text:p text:style-name="P197">Orta Tehlike-2-3-4</text:p>
          </table:table-cell>
          <table:table-cell table:style-name="Tablo18.A1" office:value-type="string">
            <text:p text:style-name="P197">100</text:p>
          </table:table-cell>
          <table:table-cell table:style-name="Tablo18.A1" office:value-type="string">
            <text:p text:style-name="P197">1000</text:p>
          </table:table-cell>
          <table:table-cell table:style-name="Tablo18.D1" office:value-type="string">
            <text:p text:style-name="P197">60</text:p>
          </table:table-cell>
        </table:table-row>
        <table:table-row table:style-name="Tablo18.1">
          <table:table-cell table:style-name="Tablo18.A1" office:value-type="string">
            <text:p text:style-name="P191"><text:span text:style-name="T16">Yüksek Tehlike</text:span></text:p>
          </table:table-cell>
          <table:table-cell table:style-name="Tablo18.A1" office:value-type="string">
            <text:p text:style-name="P197">200</text:p>
          </table:table-cell>
          <table:table-cell table:style-name="Tablo18.A1" office:value-type="string">
            <text:p text:style-name="P62">1500</text:p>
          </table:table-cell>
          <table:table-cell table:style-name="Tablo18.D1" office:value-type="string">
            <text:p text:style-name="P62">90</text:p>
          </table:table-cell>
        </table:table-row>
      </table:table>
      <text:p text:style-name="P35"/>
      <text:p text:style-name="P35"/>
      <text:p text:style-name="P35"/>
      <text:p text:style-name="P33"><text:span text:style-name="T9">Ek-9 <text:s text:c="2"/></text:span><text:span text:style-name="T5">LPG Tüplerinin Bina Dışında Depolanmasında Asgari Emniyet Uzaklıkları</text:span></text:p>
      <text:p text:style-name="P34"/>
      <table:table table:name="Tablo19" table:style-name="Tablo19">
        <table:table-column table:style-name="Tablo19.A"/>
        <table:table-column table:style-name="Tablo19.B"/>
        <table:table-column table:style-name="Tablo19.C"/>
        <table:table-row table:style-name="Tablo19.1">
          <table:table-cell table:style-name="Tablo19.A1" office:value-type="string">
            <text:p text:style-name="P229">Depolanan <text:s/>toplam <text:s/>LPG</text:p>
            <text:p text:style-name="P229">miktarı (kg)</text:p>
          </table:table-cell>
          <table:table-cell table:style-name="Tablo19.A1" office:value-type="string">
            <text:p text:style-name="P229">Bina, bina grupları ve</text:p>
            <text:p text:style-name="P229">komşu arsa sınırı <text:s text:c="3"/>(m)</text:p>
          </table:table-cell>
          <table:table-cell table:style-name="Tablo19.C1" office:value-type="string">
            <text:p text:style-name="P229">Cadde, kaldırım, okul, cami, hastahane ve kamuya açık diğer yerlere (m)</text:p>
          </table:table-cell>
        </table:table-row>
        <table:table-row table:style-name="Tablo19.1">
          <table:table-cell table:style-name="Tablo19.A2" office:value-type="string">
            <text:p text:style-name="P230">0 <text:s/>– <text:s text:c="2"/>1250</text:p>
          </table:table-cell>
          <table:table-cell table:style-name="Tablo19.A2" office:value-type="string">
            <text:p text:style-name="P229">0</text:p>
          </table:table-cell>
          <table:table-cell table:style-name="Tablo19.C2" office:value-type="string">
            <text:p text:style-name="P229">3</text:p>
          </table:table-cell>
        </table:table-row>
        <table:table-row table:style-name="Tablo19.1">
          <table:table-cell table:style-name="Tablo19.A2" office:value-type="string">
            <text:p text:style-name="P230">1251 <text:s/>– <text:s text:c="2"/>2700</text:p>
          </table:table-cell>
          <table:table-cell table:style-name="Tablo19.A2" office:value-type="string">
            <text:p text:style-name="P229">3</text:p>
          </table:table-cell>
          <table:table-cell table:style-name="Tablo19.C2" office:value-type="string">
            <text:p text:style-name="P229">6</text:p>
          </table:table-cell>
        </table:table-row>
        <table:table-row table:style-name="Tablo19.1">
          <table:table-cell table:style-name="Tablo19.A2" office:value-type="string">
            <text:p text:style-name="P230">2701 – 4500</text:p>
          </table:table-cell>
          <table:table-cell table:style-name="Tablo19.A2" office:value-type="string">
            <text:p text:style-name="P229">6</text:p>
          </table:table-cell>
          <table:table-cell table:style-name="Tablo19.C2" office:value-type="string">
            <text:p text:style-name="P229">12</text:p>
          </table:table-cell>
        </table:table-row>
        <table:table-row table:style-name="Tablo19.1">
          <table:table-cell table:style-name="Tablo19.A2" office:value-type="string">
            <text:p text:style-name="P230">4501’ den fazla</text:p>
          </table:table-cell>
          <table:table-cell table:style-name="Tablo19.A2" office:value-type="string">
            <text:p text:style-name="P229">8</text:p>
          </table:table-cell>
          <table:table-cell table:style-name="Tablo19.C2" office:value-type="string">
            <text:p text:style-name="P229"><text:s/>15</text:p>
          </table:table-cell>
        </table:table-row>
      </table:table>
      <text:p text:style-name="P67"/>
      <text:p text:style-name="P173"/>
      <text:p text:style-name="P67"/>
      <text:p text:style-name="P64"><text:span text:style-name="T5">Ek-10 <text:s/>Dökme LPG Tankları Asgari Emniyet Uzaklıkları</text:span></text:p>
      <text:p text:style-name="P67"/>
      <table:table table:name="Tablo20" table:style-name="Tablo20">
        <table:table-column table:style-name="Tablo20.A"/>
        <table:table-column table:style-name="Tablo20.B"/>
        <table:table-column table:style-name="Tablo20.C"/>
        <table:table-column table:style-name="Tablo20.D"/>
        <table:table-row table:style-name="Tablo20.1">
          <table:table-cell table:style-name="Tablo20.A1" office:value-type="string">
            <text:p text:style-name="P69">Beher Tankın</text:p>
            <text:p text:style-name="P69">Su Hacmi</text:p>
            <text:p text:style-name="P69">m³</text:p>
          </table:table-cell>
          <table:table-cell table:style-name="Tablo20.A1" office:value-type="string">
            <text:p text:style-name="P69">Yer altı</text:p>
            <text:p text:style-name="P69">Tankları</text:p>
            <text:p text:style-name="P69">m</text:p>
          </table:table-cell>
          <table:table-cell table:style-name="Tablo20.A1" office:value-type="string">
            <text:p text:style-name="P69">Yerüstü</text:p>
            <text:p text:style-name="P69">Tankları</text:p>
            <text:p text:style-name="P69">m</text:p>
          </table:table-cell>
          <table:table-cell table:style-name="Tablo20.D1" office:value-type="string">
            <text:p text:style-name="P69">Tankların</text:p>
            <text:p text:style-name="P69">Birbirinden Uzaklığı</text:p>
            <text:p text:style-name="P69">m</text:p>
          </table:table-cell>
        </table:table-row>
        <table:table-row table:style-name="Tablo20.1">
          <table:table-cell table:style-name="Tablo20.A1" office:value-type="string">
            <text:p text:style-name="P198">0.5’den az</text:p>
          </table:table-cell>
          <table:table-cell table:style-name="Tablo20.A1" office:value-type="string">
            <text:p text:style-name="P199">3</text:p>
          </table:table-cell>
          <table:table-cell table:style-name="Tablo20.A1" office:value-type="string">
            <text:p text:style-name="P200">3</text:p>
          </table:table-cell>
          <table:table-cell table:style-name="Tablo20.D1" office:value-type="string">
            <text:p text:style-name="P199">1</text:p>
          </table:table-cell>
        </table:table-row>
        <table:table-row table:style-name="Tablo20.1">
          <table:table-cell table:style-name="Tablo20.A1" office:value-type="string">
            <text:p text:style-name="P201">0.5- 1.0</text:p>
          </table:table-cell>
          <table:table-cell table:style-name="Tablo20.A1" office:value-type="string">
            <text:p text:style-name="P200">3</text:p>
          </table:table-cell>
          <table:table-cell table:style-name="Tablo20.A1" office:value-type="string">
            <text:p text:style-name="P200">3</text:p>
          </table:table-cell>
          <table:table-cell table:style-name="Tablo20.D1" office:value-type="string">
            <text:p text:style-name="P200">1</text:p>
          </table:table-cell>
        </table:table-row>
        <table:table-row table:style-name="Tablo20.1">
          <table:table-cell table:style-name="Tablo20.A1" office:value-type="string">
            <text:p text:style-name="P201">1.0-1.9</text:p>
          </table:table-cell>
          <table:table-cell table:style-name="Tablo20.A1" office:value-type="string">
            <text:p text:style-name="P200">3</text:p>
          </table:table-cell>
          <table:table-cell table:style-name="Tablo20.A1" office:value-type="string">
            <text:p text:style-name="P200">3</text:p>
          </table:table-cell>
          <table:table-cell table:style-name="Tablo20.D1" office:value-type="string">
            <text:p text:style-name="P194">1</text:p>
          </table:table-cell>
        </table:table-row>
        <table:table-row table:style-name="Tablo20.1">
          <table:table-cell table:style-name="Tablo20.A1" office:value-type="string">
            <text:p text:style-name="P201">1.9-7.6</text:p>
          </table:table-cell>
          <table:table-cell table:style-name="Tablo20.A1" office:value-type="string">
            <text:p text:style-name="P200">3</text:p>
          </table:table-cell>
          <table:table-cell table:style-name="Tablo20.A1" office:value-type="string">
            <text:p text:style-name="P200">7.6</text:p>
          </table:table-cell>
          <table:table-cell table:style-name="Tablo20.D1" office:value-type="string">
            <text:p text:style-name="P194">1</text:p>
          </table:table-cell>
        </table:table-row>
        <table:table-row table:style-name="Tablo20.1">
          <table:table-cell table:style-name="Tablo20.A1" office:value-type="string">
            <text:p text:style-name="P201">7.6-114</text:p>
          </table:table-cell>
          <table:table-cell table:style-name="Tablo20.A1" office:value-type="string">
            <text:p text:style-name="P200">15</text:p>
          </table:table-cell>
          <table:table-cell table:style-name="Tablo20.A1" office:value-type="string">
            <text:p text:style-name="P200">15</text:p>
          </table:table-cell>
          <table:table-cell table:style-name="Tablo20.D1" office:value-type="string">
            <text:p text:style-name="P194">1.5</text:p>
          </table:table-cell>
        </table:table-row>
        <table:table-row table:style-name="Tablo20.7">
          <table:table-cell table:style-name="Tablo20.A1" office:value-type="string">
            <text:p text:style-name="P201">114-265</text:p>
          </table:table-cell>
          <table:table-cell table:style-name="Tablo20.A1" office:value-type="string">
            <text:p text:style-name="P200">15</text:p>
          </table:table-cell>
          <table:table-cell table:style-name="Tablo20.A1" office:value-type="string">
            <text:p text:style-name="P200">23</text:p>
          </table:table-cell>
          <table:table-cell table:style-name="Tablo20.D1" table:number-rows-spanned="6" office:value-type="string">
            <text:p text:style-name="P190"><text:span text:style-name="T12">Birbirine komşu tankların çaplarının toplamının ¼ ü</text:span></text:p>
          </table:table-cell>
        </table:table-row>
        <table:table-row table:style-name="Tablo20.7">
          <table:table-cell table:style-name="Tablo20.A1" office:value-type="string">
            <text:p text:style-name="P201">265-341</text:p>
          </table:table-cell>
          <table:table-cell table:style-name="Tablo20.A1" office:value-type="string">
            <text:p text:style-name="P200">15</text:p>
          </table:table-cell>
          <table:table-cell table:style-name="Tablo20.A1" office:value-type="string">
            <text:p text:style-name="P200">30</text:p>
          </table:table-cell>
          <table:covered-table-cell/>
        </table:table-row>
        <table:table-row table:style-name="Tablo20.7">
          <table:table-cell table:style-name="Tablo20.A1" office:value-type="string">
            <text:p text:style-name="P201">341-454</text:p>
          </table:table-cell>
          <table:table-cell table:style-name="Tablo20.A1" office:value-type="string">
            <text:p text:style-name="P200">15</text:p>
          </table:table-cell>
          <table:table-cell table:style-name="Tablo20.A1" office:value-type="string">
            <text:p text:style-name="P200">38</text:p>
          </table:table-cell>
          <table:covered-table-cell/>
        </table:table-row>
        <table:table-row table:style-name="Tablo20.7">
          <table:table-cell table:style-name="Tablo20.A1" office:value-type="string">
            <text:p text:style-name="P201">454-757</text:p>
          </table:table-cell>
          <table:table-cell table:style-name="Tablo20.A1" office:value-type="string">
            <text:p text:style-name="P200">15</text:p>
          </table:table-cell>
          <table:table-cell table:style-name="Tablo20.A1" office:value-type="string">
            <text:p text:style-name="P200">61</text:p>
          </table:table-cell>
          <table:covered-table-cell/>
        </table:table-row>
        <table:table-row table:style-name="Tablo20.7">
          <table:table-cell table:style-name="Tablo20.A1" office:value-type="string">
            <text:p text:style-name="P201">757-3785</text:p>
          </table:table-cell>
          <table:table-cell table:style-name="Tablo20.A1" office:value-type="string">
            <text:p text:style-name="P200">15</text:p>
          </table:table-cell>
          <table:table-cell table:style-name="Tablo20.A1" office:value-type="string">
            <text:p text:style-name="P200">91</text:p>
          </table:table-cell>
          <table:covered-table-cell/>
        </table:table-row>
        <table:table-row table:style-name="Tablo20.7">
          <table:table-cell table:style-name="Tablo20.A1" office:value-type="string">
            <text:p text:style-name="P201">3785 den fazla</text:p>
          </table:table-cell>
          <table:table-cell table:style-name="Tablo20.A1" office:value-type="string">
            <text:p text:style-name="P200">15</text:p>
          </table:table-cell>
          <table:table-cell table:style-name="Tablo20.A1" office:value-type="string">
            <text:p text:style-name="P200">122</text:p>
          </table:table-cell>
          <table:covered-table-cell/>
        </table:table-row>
        <table:table-row table:style-name="Tablo20.7">
          <table:table-cell table:style-name="Tablo20.D1" table:number-columns-spanned="4" office:value-type="string">
            <text:p text:style-name="P231"><text:span text:style-name="T25">Not: a) Tank sahası çevresine en az 1,5 m yüksekliğinde betonarme ve eşdeğeri malzemeden yangına 4 saat dayanıklı duvar yapılması hâlinde, tabloda belirtilen mesafeler 1/3 oranında azaltılır. </text:span></text:p>
            <text:p text:style-name="P190"><text:span text:style-name="T25"><text:s text:c="8"/>b) Yukarıda belirtilen duvara ilave olarak tankın yarı çap seviyesinden itibaren yere bakan alt yüzeyine, ayaklar da dahil olmak üzere, yangına dayanıklı malzeme ile 2 saat ısı ve yangına karşı yalıtım yapılması halinde, tabloda belirtilen mesafeler 1/2 oranında azaltılır.</text:span></text:p>
          </table:table-cell>
          <table:covered-table-cell/>
          <table:covered-table-cell/>
          <table:covered-table-cell/>
        </table:table-row>
      </table:table>
      <text:p text:style-name="P170"/>
      <text:p text:style-name="P171"><text:span text:style-name="T5">Ek-11 Yanıcı ve Parlayıcı Sıvıların Depolama Yerine Göre Depolama Miktarları</text:span></text:p>
      <text:p text:style-name="P67"/>
      <table:table table:name="Tablo21" table:style-name="Tablo21">
        <table:table-column table:style-name="Tablo21.A"/>
        <table:table-column table:style-name="Tablo21.B"/>
        <table:table-column table:style-name="Tablo21.C"/>
        <table:table-row table:style-name="Tablo21.1">
          <table:table-cell table:style-name="Tablo21.A1" office:value-type="string">
            <text:p text:style-name="P196"/>
          </table:table-cell>
          <table:table-cell table:style-name="Tablo21.B1" table:number-columns-spanned="2" office:value-type="string">
            <text:p text:style-name="P64"><text:span text:style-name="T11">Miktarı (litre)</text:span></text:p>
          </table:table-cell>
          <table:covered-table-cell/>
        </table:table-row>
        <table:table-row table:style-name="Tablo21.1">
          <table:table-cell table:style-name="Tablo21.A2" office:value-type="string">
            <text:p text:style-name="P198">Depolama Yeri</text:p>
          </table:table-cell>
          <table:table-cell table:style-name="Tablo21.B2" office:value-type="string">
            <text:p text:style-name="P72">Sınıf IA</text:p>
          </table:table-cell>
          <table:table-cell table:style-name="Tablo21.B1" office:value-type="string">
            <text:p text:style-name="P144"><text:span text:style-name="T11">Sınıf IB, Sınıf IC Sınıf II</text:span></text:p>
          </table:table-cell>
        </table:table-row>
        <table:table-row table:style-name="Tablo21.1">
          <table:table-cell table:style-name="Tablo21.B2" office:value-type="string">
            <text:p text:style-name="P72">Zemin seviyesi ve </text:p>
            <text:p text:style-name="P72">üstündeki depo hacimleri</text:p>
          </table:table-cell>
          <table:table-cell table:style-name="Tablo21.B2" office:value-type="string">
            <text:p text:style-name="P192">20 – 60</text:p>
          </table:table-cell>
          <table:table-cell table:style-name="Tablo21.B1" office:value-type="string">
            <text:p text:style-name="P192">100 – 300</text:p>
          </table:table-cell>
        </table:table-row>
        <table:table-row table:style-name="Tablo21.1">
          <table:table-cell table:style-name="Tablo21.B2" office:value-type="string">
            <text:p text:style-name="P72">Açıkta kurulu depolar</text:p>
          </table:table-cell>
          <table:table-cell table:style-name="Tablo21.B2" office:value-type="string">
            <text:p text:style-name="P192">20 – 200</text:p>
          </table:table-cell>
          <table:table-cell table:style-name="Tablo21.B1" office:value-type="string">
            <text:p text:style-name="P192">40 – 600</text:p>
          </table:table-cell>
        </table:table-row>
      </table:table>
      <text:h text:style-name="P42" text:outline-level="5"/>
      <text:h text:style-name="P42" text:outline-level="5"/>
      <text:h text:style-name="P42" text:outline-level="5"/>
      <text:h text:style-name="P42" text:outline-level="5">Ek-12</text:h>
      <text:p text:style-name="P67">Yanıcı ve Parlayıcı Sıvıların Depolanması</text:p>
      <text:h text:style-name="P41" text:outline-level="5"><text:span text:style-name="T85">Ek-12/A Yanıcı ve Parlayıcı Sıvıların Depo Binası İçinde Depolanması </text:span></text:h>
      <text:p text:style-name="P153"/>
      <table:table table:name="Tablo22" table:style-name="Tablo22">
        <table:table-column table:style-name="Tablo22.A"/>
        <table:table-column table:style-name="Tablo22.B"/>
        <table:table-column table:style-name="Tablo22.C"/>
        <table:table-row table:style-name="Tablo22.1">
          <table:table-cell table:style-name="Tablo22.A1" table:number-rows-spanned="2" office:value-type="string">
            <text:p text:style-name="P69">Yanıcı ve parlayıcı sıvı sınıfı</text:p>
          </table:table-cell>
          <table:table-cell table:style-name="Tablo22.A1" office:value-type="string">
            <text:p text:style-name="P69">Orijinal depolama kaplarında toplam miktar</text:p>
          </table:table-cell>
          <table:table-cell table:style-name="Tablo22.C1" office:value-type="string">
            <text:p text:style-name="P69">Taşınabilir depolama tanklarında toplam miktar</text:p>
          </table:table-cell>
        </table:table-row>
        <table:table-row table:style-name="Tablo22.2">
          <table:covered-table-cell/>
          <table:table-cell table:style-name="Tablo22.A1" office:value-type="string">
            <text:p text:style-name="P69">Toplam kap hacmi (litre)</text:p>
          </table:table-cell>
          <table:table-cell table:style-name="Tablo22.C1" office:value-type="string">
            <text:p text:style-name="P69">Toplam tank hacmi (litre)</text:p>
          </table:table-cell>
        </table:table-row>
        <table:table-row table:style-name="Tablo22.3">
          <table:table-cell table:style-name="Tablo22.A1" office:value-type="string">
            <text:h text:style-name="P43" text:outline-level="6">IA</text:h>
          </table:table-cell>
          <table:table-cell table:style-name="Tablo22.A1" office:value-type="string">
            <text:p text:style-name="P69">2,500</text:p>
          </table:table-cell>
          <table:table-cell table:style-name="Tablo22.C1" office:value-type="string">
            <text:p text:style-name="P69">-</text:p>
          </table:table-cell>
        </table:table-row>
        <table:table-row table:style-name="Tablo22.3">
          <table:table-cell table:style-name="Tablo22.A1" office:value-type="string">
            <text:p text:style-name="P69">IB</text:p>
          </table:table-cell>
          <table:table-cell table:style-name="Tablo22.A1" office:value-type="string">
            <text:p text:style-name="P69">5,000</text:p>
          </table:table-cell>
          <table:table-cell table:style-name="Tablo22.C1" office:value-type="string">
            <text:p text:style-name="P69">7,500</text:p>
          </table:table-cell>
        </table:table-row>
        <table:table-row table:style-name="Tablo22.3">
          <table:table-cell table:style-name="Tablo22.A1" office:value-type="string">
            <text:p text:style-name="P69">IC</text:p>
          </table:table-cell>
          <table:table-cell table:style-name="Tablo22.A1" office:value-type="string">
            <text:p text:style-name="P69">10,000</text:p>
          </table:table-cell>
          <table:table-cell table:style-name="Tablo22.C1" office:value-type="string">
            <text:p text:style-name="P69">5,000</text:p>
          </table:table-cell>
        </table:table-row>
        <table:table-row table:style-name="Tablo22.3">
          <table:table-cell table:style-name="Tablo22.A1" office:value-type="string">
            <text:p text:style-name="P69">II</text:p>
          </table:table-cell>
          <table:table-cell table:style-name="Tablo22.A1" office:value-type="string">
            <text:p text:style-name="P69">30,000</text:p>
          </table:table-cell>
          <table:table-cell table:style-name="Tablo22.C1" office:value-type="string">
            <text:p text:style-name="P69">40,000</text:p>
          </table:table-cell>
        </table:table-row>
        <table:table-row table:style-name="Tablo22.7">
          <table:table-cell table:style-name="Tablo22.A1" office:value-type="string">
            <text:p text:style-name="P69">IIIA</text:p>
          </table:table-cell>
          <table:table-cell table:style-name="Tablo22.A1" office:value-type="string">
            <text:p text:style-name="P69">100,000</text:p>
          </table:table-cell>
          <table:table-cell table:style-name="Tablo22.C1" office:value-type="string">
            <text:p text:style-name="P69">150,000</text:p>
          </table:table-cell>
        </table:table-row>
        <table:table-row table:style-name="Tablo22.3">
          <table:table-cell table:style-name="Tablo22.A1" office:value-type="string">
            <text:p text:style-name="P69">IIIB</text:p>
          </table:table-cell>
          <table:table-cell table:style-name="Tablo22.A1" office:value-type="string">
            <text:p text:style-name="P69">200,000</text:p>
          </table:table-cell>
          <table:table-cell table:style-name="Tablo22.C1" office:value-type="string">
            <text:p text:style-name="P69">300,000</text:p>
          </table:table-cell>
        </table:table-row>
      </table:table>
      <text:p text:style-name="P232"/>
      <text:p text:style-name="P172"><text:span text:style-name="T7">Ek-12/B <text:s/></text:span><text:span text:style-name="T5">Yanıcı ve Parlayıcı Sıvıların</text:span><text:span text:style-name="T11"> </text:span><text:span text:style-name="T7">Bina İçinde Depolanması </text:span><text:span text:style-name="blueten1"><text:span text:style-name="T80">(1) <text:s/></text:span></text:span></text:p>
      <text:p text:style-name="P64"><text:span text:style-name="blueten1"><text:span text:style-name="T80"/></text:span></text:p>
      <table:table table:name="Tablo23" table:style-name="Tablo23">
        <table:table-column table:style-name="Tablo23.A"/>
        <table:table-column table:style-name="Tablo23.B"/>
        <table:table-column table:style-name="Tablo23.C"/>
        <table:table-column table:style-name="Tablo23.D"/>
        <table:table-row table:style-name="Tablo23.1">
          <table:table-cell table:style-name="Tablo23.A1" office:value-type="string">
            <text:p text:style-name="P71">En fazla Depolama Alanı </text:p>
            <text:p text:style-name="P71">(m2)</text:p>
          </table:table-cell>
          <table:table-cell table:style-name="Tablo23.A1" office:value-type="string">
            <text:p text:style-name="P71">Müsaade edilebilir miktar </text:p>
            <text:p text:style-name="P144"><text:span text:style-name="T12">(litre/ Döşeme Alanı m</text:span><text:span text:style-name="T92">2</text:span><text:span text:style-name="T12">)</text:span></text:p>
          </table:table-cell>
          <table:table-cell table:style-name="Tablo23.A1" office:value-type="string">
            <text:p text:style-name="P71">Yangına dayanıklılık (dakika)</text:p>
          </table:table-cell>
          <table:table-cell table:style-name="Tablo23.D1" office:value-type="string">
            <text:p text:style-name="P144"><text:span text:style-name="T12">Yangın korunumu </text:span><text:span text:style-name="blueten1"><text:span text:style-name="T79">(2)</text:span></text:span></text:p>
          </table:table-cell>
        </table:table-row>
        <table:table-row table:style-name="Tablo23.1">
          <table:table-cell table:style-name="Tablo23.A1" office:value-type="string">
            <text:p text:style-name="P233">15</text:p>
          </table:table-cell>
          <table:table-cell table:style-name="Tablo23.A1" office:value-type="string">
            <text:p text:style-name="P233">70</text:p>
          </table:table-cell>
          <table:table-cell table:style-name="Tablo23.A1" office:value-type="string">
            <text:p text:style-name="P233">60</text:p>
          </table:table-cell>
          <table:table-cell table:style-name="Tablo23.D1" office:value-type="string">
            <text:p text:style-name="P233">YOK</text:p>
          </table:table-cell>
        </table:table-row>
        <table:table-row table:style-name="Tablo23.1">
          <table:table-cell table:style-name="Tablo23.A1" office:value-type="string">
            <text:p text:style-name="P233">15</text:p>
          </table:table-cell>
          <table:table-cell table:style-name="Tablo23.A1" office:value-type="string">
            <text:p text:style-name="P233">175</text:p>
          </table:table-cell>
          <table:table-cell table:style-name="Tablo23.A1" office:value-type="string">
            <text:p text:style-name="P233">60</text:p>
          </table:table-cell>
          <table:table-cell table:style-name="Tablo23.D1" office:value-type="string">
            <text:p text:style-name="P233">VAR</text:p>
          </table:table-cell>
        </table:table-row>
        <table:table-row table:style-name="Tablo23.1">
          <table:table-cell table:style-name="Tablo23.A1" office:value-type="string">
            <text:p text:style-name="P233">50</text:p>
          </table:table-cell>
          <table:table-cell table:style-name="Tablo23.A1" office:value-type="string">
            <text:p text:style-name="P233">140</text:p>
          </table:table-cell>
          <table:table-cell table:style-name="Tablo23.A1" office:value-type="string">
            <text:p text:style-name="P233">120</text:p>
          </table:table-cell>
          <table:table-cell table:style-name="Tablo23.D1" office:value-type="string">
            <text:p text:style-name="P233">YOK</text:p>
          </table:table-cell>
        </table:table-row>
        <table:table-row table:style-name="Tablo23.1">
          <table:table-cell table:style-name="Tablo23.A1" office:value-type="string">
            <text:p text:style-name="P233">50</text:p>
          </table:table-cell>
          <table:table-cell table:style-name="Tablo23.A1" office:value-type="string">
            <text:p text:style-name="P233">350</text:p>
          </table:table-cell>
          <table:table-cell table:style-name="Tablo23.A1" office:value-type="string">
            <text:p text:style-name="P233">120</text:p>
          </table:table-cell>
          <table:table-cell table:style-name="Tablo23.D1" office:value-type="string">
            <text:p text:style-name="P233">VAR</text:p>
          </table:table-cell>
        </table:table-row>
        <table:table-row table:style-name="Tablo23.1">
          <table:table-cell table:style-name="Tablo23.D1" table:number-columns-spanned="4" office:value-type="string">
            <text:p text:style-name="P144"><text:span text:style-name="T98">(1)</text:span><text:span text:style-name="T18"> Yanıcı ve parlayıcı sıvıların işlendiği fabrika ve atölye binalarında işlemin yürütüldüğü alandan tecrit edilmiş bir alandır. </text:span></text:p>
            <text:p text:style-name="P144"><text:span text:style-name="T98">(2)</text:span><text:span text:style-name="T18"> Yangın korunumu, yağmurlama sistemi, karbondioksit, kuru kimyevi toz veya diğer uygun bir sistem ile sağlanır. Sınıf IA Sınıf IB sıvı toplam miktarı Ek-12’deki değerini aşmaz.</text:span></text:p>
          </table:table-cell>
          <table:covered-table-cell/>
          <table:covered-table-cell/>
          <table:covered-table-cell/>
        </table:table-row>
      </table:table>
      <text:p text:style-name="P214"/>
      <text:p text:style-name="P64"><text:span text:style-name="T7">Ek-12/C <text:s text:c="2"/>Açıkta Kurulu Yerüstü Tankları ile İlgili Asgari Emniyet Mesafeleri</text:span></text:p>
      <text:p text:style-name="P75"/>
      <table:table table:name="Tablo24" table:style-name="Tablo24">
        <table:table-column table:style-name="Tablo24.A"/>
        <table:table-column table:style-name="Tablo24.B"/>
        <table:table-column table:style-name="Tablo24.C"/>
        <table:table-column table:style-name="Tablo24.D"/>
        <table:table-row table:style-name="Tablo24.1">
          <table:table-cell table:style-name="Tablo24.A1" office:value-type="string">
            <text:p text:style-name="P136">Tank Hacmi (Litre)</text:p>
          </table:table-cell>
          <table:table-cell table:style-name="Tablo24.B1" office:value-type="string">
            <text:p text:style-name="P136">Komşu arsa sınırına, ana trafik yollarına veya demir yollarına uzaklıkları</text:p>
            <text:p text:style-name="P136">(metre)</text:p>
          </table:table-cell>
          <table:table-cell table:style-name="Tablo24.B1" office:value-type="string">
            <text:p text:style-name="P64"><text:span text:style-name="T33">Tesise ait idari binalara uzaklıkları</text:span></text:p>
            <text:p text:style-name="P136">(metre)</text:p>
          </table:table-cell>
          <table:table-cell table:style-name="Tablo24.D1" office:value-type="string">
            <text:p text:style-name="P136">Tankların Birbirinden Uzaklığı</text:p>
            <text:p text:style-name="P136">(metre)</text:p>
          </table:table-cell>
        </table:table-row>
        <table:table-row table:style-name="Tablo24.2">
          <table:table-cell table:style-name="Tablo24.B1" office:value-type="string">
            <text:p text:style-name="P136">1.000 veya daha az</text:p>
          </table:table-cell>
          <table:table-cell table:style-name="Tablo24.A1" office:value-type="string">
            <text:p text:style-name="P136">1.5</text:p>
          </table:table-cell>
          <table:table-cell table:style-name="Tablo24.A1" office:value-type="string">
            <text:p text:style-name="P136">1.5</text:p>
          </table:table-cell>
          <table:table-cell table:style-name="Tablo24.D1" office:value-type="string">
            <text:p text:style-name="P137"/>
          </table:table-cell>
        </table:table-row>
        <table:table-row table:style-name="Tablo24.2">
          <table:table-cell table:style-name="Tablo24.B1" office:value-type="string">
            <text:p text:style-name="P136">1001–3000</text:p>
          </table:table-cell>
          <table:table-cell table:style-name="Tablo24.A1" office:value-type="string">
            <text:p text:style-name="P136">3.0</text:p>
          </table:table-cell>
          <table:table-cell table:style-name="Tablo24.A1" office:value-type="string">
            <text:p text:style-name="P136">1.5</text:p>
          </table:table-cell>
          <table:table-cell table:style-name="Tablo24.D1" office:value-type="string">
            <text:p text:style-name="P136">1</text:p>
          </table:table-cell>
        </table:table-row>
        <table:table-row table:style-name="Tablo24.2">
          <table:table-cell table:style-name="Tablo24.B1" office:value-type="string">
            <text:p text:style-name="P136">3.001–45.000</text:p>
          </table:table-cell>
          <table:table-cell table:style-name="Tablo24.A1" office:value-type="string">
            <text:p text:style-name="P136">5.0</text:p>
          </table:table-cell>
          <table:table-cell table:style-name="Tablo24.A1" office:value-type="string">
            <text:p text:style-name="P136">1.5</text:p>
          </table:table-cell>
          <table:table-cell table:style-name="Tablo24.D1" office:value-type="string">
            <text:p text:style-name="P136">1</text:p>
          </table:table-cell>
        </table:table-row>
        <table:table-row table:style-name="Tablo24.5">
          <table:table-cell table:style-name="Tablo24.B1" office:value-type="string">
            <text:p text:style-name="P136">45.001–115.000</text:p>
          </table:table-cell>
          <table:table-cell table:style-name="Tablo24.A1" office:value-type="string">
            <text:p text:style-name="P136">7.0</text:p>
          </table:table-cell>
          <table:table-cell table:style-name="Tablo24.A1" office:value-type="string">
            <text:p text:style-name="P136">1.5</text:p>
          </table:table-cell>
          <table:table-cell table:style-name="Tablo24.D5" office:value-type="string">
            <text:p text:style-name="P136">1.5</text:p>
          </table:table-cell>
        </table:table-row>
        <table:table-row table:style-name="Tablo24.6">
          <table:table-cell table:style-name="Tablo24.B1" office:value-type="string">
            <text:p text:style-name="P136">115.001–190.000</text:p>
          </table:table-cell>
          <table:table-cell table:style-name="Tablo24.A1" office:value-type="string">
            <text:p text:style-name="P136">10.0</text:p>
          </table:table-cell>
          <table:table-cell table:style-name="Tablo24.A1" office:value-type="string">
            <text:p text:style-name="P136">3.0</text:p>
          </table:table-cell>
          <table:table-cell table:style-name="Tablo24.D5" table:number-rows-spanned="7" office:value-type="string">
            <text:p text:style-name="P135">Birbirine komşu tankların çaplarının toplamının ¼ ü</text:p>
          </table:table-cell>
        </table:table-row>
        <table:table-row table:style-name="Tablo24.6">
          <table:table-cell table:style-name="Tablo24.B1" office:value-type="string">
            <text:p text:style-name="P136">190.001- 375.000</text:p>
          </table:table-cell>
          <table:table-cell table:style-name="Tablo24.A1" office:value-type="string">
            <text:p text:style-name="P136">15.0</text:p>
          </table:table-cell>
          <table:table-cell table:style-name="Tablo24.A1" office:value-type="string">
            <text:p text:style-name="P136">5.0</text:p>
          </table:table-cell>
          <table:covered-table-cell/>
        </table:table-row>
        <table:table-row table:style-name="Tablo24.6">
          <table:table-cell table:style-name="Tablo24.B1" office:value-type="string">
            <text:p text:style-name="P136">375.001–1.900.000</text:p>
          </table:table-cell>
          <table:table-cell table:style-name="Tablo24.A1" office:value-type="string">
            <text:p text:style-name="P136">25.0</text:p>
          </table:table-cell>
          <table:table-cell table:style-name="Tablo24.A1" office:value-type="string">
            <text:p text:style-name="P136">7,5</text:p>
          </table:table-cell>
          <table:covered-table-cell/>
        </table:table-row>
        <table:table-row table:style-name="Tablo24.6">
          <table:table-cell table:style-name="Tablo24.B1" office:value-type="string">
            <text:p text:style-name="P136">1.900.001–3.750.000</text:p>
          </table:table-cell>
          <table:table-cell table:style-name="Tablo24.A1" office:value-type="string">
            <text:p text:style-name="P136">30.0</text:p>
          </table:table-cell>
          <table:table-cell table:style-name="Tablo24.A1" office:value-type="string">
            <text:p text:style-name="P136">10.0</text:p>
          </table:table-cell>
          <table:covered-table-cell/>
        </table:table-row>
        <table:table-row table:style-name="Tablo24.6">
          <table:table-cell table:style-name="Tablo24.B1" office:value-type="string">
            <text:p text:style-name="P136">3.750.001- 7.550.000</text:p>
          </table:table-cell>
          <table:table-cell table:style-name="Tablo24.A1" office:value-type="string">
            <text:p text:style-name="P136">40.0</text:p>
          </table:table-cell>
          <table:table-cell table:style-name="Tablo24.A1" office:value-type="string">
            <text:p text:style-name="P136">15.0</text:p>
          </table:table-cell>
          <table:covered-table-cell/>
        </table:table-row>
        <table:table-row table:style-name="Tablo24.6">
          <table:table-cell table:style-name="Tablo24.B1" office:value-type="string">
            <text:p text:style-name="P136">7.550.001–11.375.000</text:p>
          </table:table-cell>
          <table:table-cell table:style-name="Tablo24.A1" office:value-type="string">
            <text:p text:style-name="P136">50.0</text:p>
          </table:table-cell>
          <table:table-cell table:style-name="Tablo24.A1" office:value-type="string">
            <text:p text:style-name="P136">17.5</text:p>
          </table:table-cell>
          <table:covered-table-cell/>
        </table:table-row>
        <table:table-row table:style-name="Tablo24.6">
          <table:table-cell table:style-name="Tablo24.B1" office:value-type="string">
            <text:p text:style-name="P136">11.375.001 veya daha fazla</text:p>
          </table:table-cell>
          <table:table-cell table:style-name="Tablo24.A1" office:value-type="string">
            <text:p text:style-name="P136">55.0</text:p>
          </table:table-cell>
          <table:table-cell table:style-name="Tablo24.A1" office:value-type="string">
            <text:p text:style-name="P136">20.0</text:p>
          </table:table-cell>
          <table:covered-table-cell/>
        </table:table-row>
        <table:table-row table:style-name="Tablo24.6">
          <table:table-cell table:style-name="Tablo24.D1" table:number-columns-spanned="4" office:value-type="string">
            <text:p text:style-name="P147"><text:span text:style-name="T19">Mesafeler tank dış cidarlarından ölçülen en kısa mesafedir</text:span><text:span text:style-name="T16">. </text:span></text:p>
            <text:p text:style-name="P89">Tank tesis sahasında dökülen sıvıların kolayca biriktirileceği havuzlama sistemi yaptırılır.</text:p>
            <text:p text:style-name="P89">Tankların tamamı yağmur, drenaj ve kanalizasyon sisteminden ayrı olarak bir kanal sistemi ile ve uygun bir eğimle bu havuz sistemine bağlanır.</text:p>
          </table:table-cell>
          <table:covered-table-cell/>
          <table:covered-table-cell/>
          <table:covered-table-cell/>
        </table:table-row>
      </table:table>
      <text:p text:style-name="P213"/>
      <text:p text:style-name="P212"/>
      <text:p text:style-name="P212"/>
      <text:p text:style-name="P64"><text:span text:style-name="T7">Ek-12/Ç <text:s/>Yeraltı Tankları ile İlgili Asgari Emniyet Mesafeleri</text:span></text:p>
      <text:p text:style-name="P211"/>
      <text:p text:style-name="P122"><draw:frame draw:style-name="fr2" draw:name="Çerçeve1" text:anchor-type="paragraph" svg:y="0.046cm" svg:width="13.861cm" draw:z-index="0"><draw:text-box fo:min-height="0.058cm"><table:table table:name="Tablo25" table:style-name="Tablo25"><table:table-column table:style-name="Tablo25.A"/><table:table-column table:style-name="Tablo25.B"/><table:table-column table:style-name="Tablo25.C"/><table:table-row table:style-name="Tablo25.1"><table:table-cell table:style-name="Tablo25.A1" office:value-type="string"><text:p text:style-name="P123">Tank Hacmi (Litre)</text:p></table:table-cell><table:table-cell table:style-name="Tablo25.B1" office:value-type="string"><text:p text:style-name="P124"/><text:p text:style-name="P122">Yeraltı tanklarının komşu arsa sınırına, ana trafik yollarına veya demir yollarına uzaklıkları (metre)</text:p></table:table-cell><table:table-cell table:style-name="Tablo25.C1" office:value-type="string"><text:p text:style-name="P124"/><text:p text:style-name="P122">Tankların</text:p><text:p text:style-name="P122">Birbirinden Uzaklığı (metre)</text:p><text:p text:style-name="P122"/></table:table-cell></table:table-row><table:table-row table:style-name="Tablo25.2"><table:table-cell table:style-name="Tablo25.B1" office:value-type="string"><text:p text:style-name="P123">500 veya daha az</text:p></table:table-cell><table:table-cell table:style-name="Tablo25.A1" office:value-type="string"><text:p text:style-name="P123">0</text:p></table:table-cell><table:table-cell table:style-name="Tablo25.C1" office:value-type="string"><text:p text:style-name="P123">0</text:p></table:table-cell></table:table-row><table:table-row table:style-name="Tablo25.2"><table:table-cell table:style-name="Tablo25.B1" office:value-type="string"><text:p text:style-name="P123">500–3000</text:p></table:table-cell><table:table-cell table:style-name="Tablo25.A1" office:value-type="string"><text:p text:style-name="P123">3.0</text:p></table:table-cell><table:table-cell table:style-name="Tablo25.C1" office:value-type="string"><text:p text:style-name="P123">1.0</text:p></table:table-cell></table:table-row><table:table-row table:style-name="Tablo25.2"><table:table-cell table:style-name="Tablo25.B1" office:value-type="string"><text:p text:style-name="P123">3.001–10.000</text:p></table:table-cell><table:table-cell table:style-name="Tablo25.A1" office:value-type="string"><text:p text:style-name="P123">5.0</text:p></table:table-cell><table:table-cell table:style-name="Tablo25.C1" office:value-type="string"><text:p text:style-name="P123">1.0</text:p></table:table-cell></table:table-row><table:table-row table:style-name="Tablo25.2"><table:table-cell table:style-name="Tablo25.B1" office:value-type="string"><text:p text:style-name="P123">10.001–50.000</text:p></table:table-cell><table:table-cell table:style-name="Tablo25.A1" office:value-type="string"><text:p text:style-name="P123">7.5</text:p></table:table-cell><table:table-cell table:style-name="Tablo25.C1" office:value-type="string"><text:p text:style-name="P123">1.0</text:p></table:table-cell></table:table-row><table:table-row table:style-name="Tablo25.6"><table:table-cell table:style-name="Tablo25.B1" office:value-type="string"><text:p text:style-name="P123">50.001–120.000</text:p></table:table-cell><table:table-cell table:style-name="Tablo25.A1" office:value-type="string"><text:p text:style-name="P123">10.0</text:p></table:table-cell><table:table-cell table:style-name="Tablo25.C6" office:value-type="string"><text:p text:style-name="P123">1.5</text:p></table:table-cell></table:table-row><table:table-row table:style-name="Tablo25.6"><table:table-cell table:style-name="Tablo25.B1" office:value-type="string"><text:p text:style-name="P123">120.001- 250.000</text:p></table:table-cell><table:table-cell table:style-name="Tablo25.A1" office:value-type="string"><text:p text:style-name="P123">15.0</text:p></table:table-cell><table:table-cell table:style-name="Tablo25.C1" table:number-rows-spanned="5" office:value-type="string"><text:p text:style-name="P124"/><text:p text:style-name="P122">Birbirine komşu tankların çaplarının toplamının ¼ ü</text:p></table:table-cell></table:table-row><table:table-row table:style-name="Tablo25.6"><table:table-cell table:style-name="Tablo25.B1" office:value-type="string"><text:p text:style-name="P123">250.001–600.000</text:p></table:table-cell><table:table-cell table:style-name="Tablo25.A1" office:value-type="string"><text:p text:style-name="P123">15.0</text:p></table:table-cell><table:covered-table-cell/></table:table-row><table:table-row table:style-name="Tablo25.6"><table:table-cell table:style-name="Tablo25.B1" office:value-type="string"><text:p text:style-name="P123">600.001–1.200.000</text:p></table:table-cell><table:table-cell table:style-name="Tablo25.A1" office:value-type="string"><text:p text:style-name="P123">15.0</text:p></table:table-cell><table:covered-table-cell/></table:table-row><table:table-row table:style-name="Tablo25.6"><table:table-cell table:style-name="Tablo25.B1" office:value-type="string"><text:p text:style-name="P123">1.200.001- 5.000.000</text:p></table:table-cell><table:table-cell table:style-name="Tablo25.A1" office:value-type="string"><text:p text:style-name="P123">15.0</text:p></table:table-cell><table:covered-table-cell/></table:table-row><table:table-row table:style-name="Tablo25.6"><table:table-cell table:style-name="Tablo25.B1" office:value-type="string"><text:p text:style-name="P123">5.000.000 den büyük</text:p></table:table-cell><table:table-cell table:style-name="Tablo25.A1" office:value-type="string"><text:p text:style-name="P123">15.0</text:p></table:table-cell><table:covered-table-cell/></table:table-row></table:table></draw:text-box></draw:frame></text:p>
      <text:p text:style-name="P122"/>
      <text:p text:style-name="P215"/>
      <text:p text:style-name="P216"/>
      <text:p text:style-name="P216"/>
      <text:p text:style-name="P216"/>
      <text:p text:style-name="P216"/>
      <text:p text:style-name="P216"/>
      <text:p text:style-name="P122"/>
      <text:p text:style-name="P122"/>
      <text:p text:style-name="P122"/>
      <text:p text:style-name="P234"><text:span text:style-name="T29"><text:s text:c="8"/>Mesafeler Tank dış cidarlarından ölçülen en kısa mesafedir</text:span></text:p>
      <text:p text:style-name="P235"/>
      <text:p text:style-name="P236"/>
      <text:p text:style-name="P64"><text:soft-page-break/><text:span text:style-name="T7">Ek-12/D <text:s/></text:span><text:span text:style-name="T5">Taşınabilir Kaplar ile Depolamada Koruyucu Bölge Genişliği</text:span></text:p>
      <text:p text:style-name="P67"/>
      <table:table table:name="Tablo26" table:style-name="Tablo26">
        <table:table-column table:style-name="Tablo26.A"/>
        <table:table-column table:style-name="Tablo26.B"/>
        <table:table-row table:style-name="Tablo26.1">
          <table:table-cell table:style-name="Tablo26.A1" office:value-type="string">
            <text:p text:style-name="P70">Depolanan Hacim</text:p>
          </table:table-cell>
          <table:table-cell table:style-name="Tablo26.B1" office:value-type="string">
            <text:p text:style-name="P70">Koruyucu Bölge Genişliği</text:p>
          </table:table-cell>
        </table:table-row>
        <table:table-row table:style-name="Tablo26.1">
          <table:table-cell table:style-name="Tablo26.A1" office:value-type="string">
            <text:p text:style-name="P70">10-30 m³</text:p>
          </table:table-cell>
          <table:table-cell table:style-name="Tablo26.B1" office:value-type="string">
            <text:p text:style-name="P70">10 m.</text:p>
          </table:table-cell>
        </table:table-row>
        <table:table-row table:style-name="Tablo26.1">
          <table:table-cell table:style-name="Tablo26.A1" office:value-type="string">
            <text:p text:style-name="P70">30-100 m³</text:p>
          </table:table-cell>
          <table:table-cell table:style-name="Tablo26.B1" office:value-type="string">
            <text:p text:style-name="P70">20 m.</text:p>
          </table:table-cell>
        </table:table-row>
        <table:table-row table:style-name="Tablo26.1">
          <table:table-cell table:style-name="Tablo26.A1" office:value-type="string">
            <text:p text:style-name="P70">200 m³’den büyük</text:p>
          </table:table-cell>
          <table:table-cell table:style-name="Tablo26.B1" office:value-type="string">
            <text:p text:style-name="P70">30 m.</text:p>
          </table:table-cell>
        </table:table-row>
      </table:table>
      <text:p text:style-name="P213"/>
      <text:p text:style-name="P238"/>
      <text:p text:style-name="P239"><text:span text:style-name="T5">Ek-13 <text:s/>Akaryakıt Servis İstasyonlarında Asgari Emniyet Mesafeleri (m)</text:span></text:p>
      <text:p text:style-name="P237"/>
      <table:table table:name="Tablo27" table:style-name="Tablo27">
        <table:table-column table:style-name="Tablo27.A"/>
        <table:table-column table:style-name="Tablo27.B" table:number-columns-repeated="2"/>
        <table:table-column table:style-name="Tablo27.D"/>
        <table:table-column table:style-name="Tablo27.E"/>
        <table:table-column table:style-name="Tablo27.F"/>
        <table:table-column table:style-name="Tablo27.G"/>
        <table:table-column table:style-name="Tablo27.H"/>
        <table:table-column table:style-name="Tablo27.I"/>
        <table:table-column table:style-name="Tablo27.J"/>
        <table:table-column table:style-name="Tablo27.K"/>
        <table:table-row table:style-name="Tablo27.1">
          <table:table-cell table:style-name="Tablo27.A1" office:value-type="string">
            <text:p text:style-name="P240"> </text:p>
            <text:p text:style-name="P240"> </text:p>
            <text:p text:style-name="P240"> </text:p>
          </table:table-cell>
          <table:table-cell table:style-name="Tablo27.B1" office:value-type="string">
            <text:p text:style-name="P138">Akaryakıt </text:p>
            <text:p text:style-name="P138">Tankı</text:p>
            <text:p text:style-name="Standard"><text:span text:style-name="T39">Yeraltı</text:span><text:span text:style-name="T104">(1)</text:span></text:p>
          </table:table-cell>
          <table:table-cell table:style-name="Tablo27.B1" office:value-type="string">
            <text:p text:style-name="P138">Akaryakıt</text:p>
            <text:p text:style-name="P138">Pompası</text:p>
            <text:p text:style-name="P138">Adası</text:p>
          </table:table-cell>
          <table:table-cell table:style-name="Tablo27.B1" office:value-type="string">
            <text:p text:style-name="P138">Tank</text:p>
            <text:p text:style-name="P138">Havalan.</text:p>
            <text:p text:style-name="P138">Borusu</text:p>
          </table:table-cell>
          <table:table-cell table:style-name="Tablo27.B1" office:value-type="string">
            <text:p text:style-name="P138">Tank</text:p>
            <text:p text:style-name="P138">Doldurma </text:p>
            <text:p text:style-name="P138">Ağzı</text:p>
          </table:table-cell>
          <table:table-cell table:style-name="Tablo27.B1" office:value-type="string">
            <text:p text:style-name="Standard"><text:span text:style-name="T39">İdari</text:span></text:p>
            <text:p text:style-name="Standard"><text:span text:style-name="T39">Bina</text:span><text:span text:style-name="T104">(2)</text:span></text:p>
            <text:p text:style-name="P138"> </text:p>
          </table:table-cell>
          <table:table-cell table:style-name="Tablo27.B1" office:value-type="string">
            <text:p text:style-name="P138">Komşu </text:p>
            <text:p text:style-name="P138">Arsa</text:p>
            <text:p text:style-name="P138">Sınırı</text:p>
          </table:table-cell>
          <table:table-cell table:style-name="Tablo27.B1" office:value-type="string">
            <text:p text:style-name="P138">Karayolu</text:p>
            <text:p text:style-name="P138">(Şehiriçi)</text:p>
            <text:p text:style-name="P138">Sınırı</text:p>
          </table:table-cell>
          <table:table-cell table:style-name="Tablo27.B1" office:value-type="string">
            <text:p text:style-name="P138">Karayolu</text:p>
            <text:p text:style-name="P138">(Şehirlerarası)</text:p>
            <text:p text:style-name="P138">Arsa Sınırı</text:p>
          </table:table-cell>
          <table:table-cell table:style-name="Tablo27.B1" office:value-type="string">
            <text:p text:style-name="P138"> Topluma</text:p>
            <text:p text:style-name="P138">Açık</text:p>
            <text:p text:style-name="Standard"><text:span text:style-name="T39">Yerler</text:span><text:span text:style-name="T104">(3)</text:span></text:p>
          </table:table-cell>
          <table:table-cell table:style-name="Tablo27.K1" office:value-type="string">
            <text:p text:style-name="P138">Hastane Okul Arsa</text:p>
            <text:p text:style-name="Standard"><text:span text:style-name="T39">Sınırı </text:span><text:span text:style-name="T104">(4)</text:span></text:p>
          </table:table-cell>
        </table:table-row>
        <table:table-row table:style-name="Tablo27.2">
          <table:table-cell table:style-name="Tablo27.A2" office:value-type="string">
            <text:p text:style-name="P141">Akaryakıt Tankı</text:p>
            <text:p text:style-name="P64"><text:span text:style-name="T38">Yeraltı</text:span></text:p>
          </table:table-cell>
          <table:table-cell table:style-name="Tablo27.B2" office:value-type="string">
            <text:p text:style-name="P139">0,5</text:p>
          </table:table-cell>
          <table:table-cell table:style-name="Tablo27.B2" office:value-type="string">
            <text:p text:style-name="P140"/>
          </table:table-cell>
          <table:table-cell table:style-name="Tablo27.B2" office:value-type="string">
            <text:p text:style-name="P142"/>
          </table:table-cell>
          <table:table-cell table:style-name="Tablo27.B2" office:value-type="string">
            <text:p text:style-name="P142"/>
          </table:table-cell>
          <table:table-cell table:style-name="Tablo27.B2" office:value-type="string">
            <text:p text:style-name="P139">2</text:p>
          </table:table-cell>
          <table:table-cell table:style-name="Tablo27.B2" office:value-type="string">
            <text:p text:style-name="P139">7,5</text:p>
          </table:table-cell>
          <table:table-cell table:style-name="Tablo27.B2" office:value-type="string">
            <text:p text:style-name="P139">5</text:p>
          </table:table-cell>
          <table:table-cell table:style-name="Tablo27.B2" office:value-type="string">
            <text:p text:style-name="P139">15</text:p>
          </table:table-cell>
          <table:table-cell table:style-name="Tablo27.B2" office:value-type="string">
            <text:p text:style-name="P139">25</text:p>
          </table:table-cell>
          <table:table-cell table:style-name="Tablo27.K2" office:value-type="string">
            <text:p text:style-name="P139">50</text:p>
          </table:table-cell>
        </table:table-row>
        <table:table-row table:style-name="Tablo27.3">
          <table:table-cell table:style-name="Tablo27.A2" office:value-type="string">
            <text:p text:style-name="P141">Akaryakıt Pompası</text:p>
            <text:p text:style-name="P141">(Dispenser) Adası</text:p>
          </table:table-cell>
          <table:table-cell table:style-name="Tablo27.B2" office:value-type="string">
            <text:p text:style-name="P139">0</text:p>
          </table:table-cell>
          <table:table-cell table:style-name="Tablo27.B2" office:value-type="string">
            <text:p text:style-name="P139">6</text:p>
          </table:table-cell>
          <table:table-cell table:style-name="Tablo27.B2" office:value-type="string">
            <text:p text:style-name="P139">6</text:p>
          </table:table-cell>
          <table:table-cell table:style-name="Tablo27.B2" office:value-type="string">
            <text:p text:style-name="P139">6</text:p>
          </table:table-cell>
          <table:table-cell table:style-name="Tablo27.B2" office:value-type="string">
            <text:p text:style-name="P139">6</text:p>
          </table:table-cell>
          <table:table-cell table:style-name="Tablo27.B2" office:value-type="string">
            <text:p text:style-name="P139">7,5</text:p>
          </table:table-cell>
          <table:table-cell table:style-name="Tablo27.B2" office:value-type="string">
            <text:p text:style-name="P139">6</text:p>
          </table:table-cell>
          <table:table-cell table:style-name="Tablo27.B2" office:value-type="string">
            <text:p text:style-name="P139">6</text:p>
          </table:table-cell>
          <table:table-cell table:style-name="Tablo27.B2" office:value-type="string">
            <text:p text:style-name="P139">25</text:p>
          </table:table-cell>
          <table:table-cell table:style-name="Tablo27.K2" office:value-type="string">
            <text:p text:style-name="P139">50</text:p>
          </table:table-cell>
        </table:table-row>
        <table:table-row table:style-name="Tablo27.3">
          <table:table-cell table:style-name="Tablo27.A2" office:value-type="string">
            <text:p text:style-name="P141">Tank Havalandırma</text:p>
            <text:p text:style-name="P141">Borusu</text:p>
          </table:table-cell>
          <table:table-cell table:style-name="Tablo27.B2" office:value-type="string">
            <text:p text:style-name="P139">0</text:p>
          </table:table-cell>
          <table:table-cell table:style-name="Tablo27.B2" office:value-type="string">
            <text:p text:style-name="P139">6</text:p>
          </table:table-cell>
          <table:table-cell table:style-name="Tablo27.B2" office:value-type="string">
            <text:p text:style-name="P142"/>
          </table:table-cell>
          <table:table-cell table:style-name="Tablo27.B2" office:value-type="string">
            <text:p text:style-name="P141">1</text:p>
          </table:table-cell>
          <table:table-cell table:style-name="Tablo27.B2" office:value-type="string">
            <text:p text:style-name="P64"><text:span text:style-name="T39">5</text:span><text:span text:style-name="T102">(5)</text:span></text:p>
          </table:table-cell>
          <table:table-cell table:style-name="Tablo27.B2" office:value-type="string">
            <text:p text:style-name="P139">5</text:p>
          </table:table-cell>
          <table:table-cell table:style-name="Tablo27.B2" office:value-type="string">
            <text:p text:style-name="P139">3</text:p>
          </table:table-cell>
          <table:table-cell table:style-name="Tablo27.B2" office:value-type="string">
            <text:p text:style-name="P139">6</text:p>
          </table:table-cell>
          <table:table-cell table:style-name="Tablo27.B2" office:value-type="string">
            <text:p text:style-name="P139">25</text:p>
          </table:table-cell>
          <table:table-cell table:style-name="Tablo27.K2" office:value-type="string">
            <text:p text:style-name="P139">50</text:p>
          </table:table-cell>
        </table:table-row>
        <table:table-row table:style-name="Tablo27.5">
          <table:table-cell table:style-name="Tablo27.A2" office:value-type="string">
            <text:p text:style-name="P141">Tank Doldurma</text:p>
            <text:p text:style-name="P141">Ağzı</text:p>
          </table:table-cell>
          <table:table-cell table:style-name="Tablo27.B2" office:value-type="string">
            <text:p text:style-name="P139">0</text:p>
          </table:table-cell>
          <table:table-cell table:style-name="Tablo27.B2" office:value-type="string">
            <text:p text:style-name="P139">6</text:p>
          </table:table-cell>
          <table:table-cell table:style-name="Tablo27.B2" office:value-type="string">
            <text:p text:style-name="P141">1</text:p>
          </table:table-cell>
          <table:table-cell table:style-name="Tablo27.B2" office:value-type="string">
            <text:p text:style-name="P142"/>
          </table:table-cell>
          <table:table-cell table:style-name="Tablo27.B2" office:value-type="string">
            <text:p text:style-name="P139">5</text:p>
          </table:table-cell>
          <table:table-cell table:style-name="Tablo27.B2" office:value-type="string">
            <text:p text:style-name="P139">5</text:p>
          </table:table-cell>
          <table:table-cell table:style-name="Tablo27.B2" office:value-type="string">
            <text:p text:style-name="P139">5</text:p>
          </table:table-cell>
          <table:table-cell table:style-name="Tablo27.B2" office:value-type="string">
            <text:p text:style-name="P139">6</text:p>
          </table:table-cell>
          <table:table-cell table:style-name="Tablo27.B2" office:value-type="string">
            <text:p text:style-name="P139">25</text:p>
          </table:table-cell>
          <table:table-cell table:style-name="Tablo27.K2" office:value-type="string">
            <text:p text:style-name="P139">50</text:p>
          </table:table-cell>
        </table:table-row>
        <table:table-row table:style-name="Tablo27.5">
          <table:table-cell table:style-name="Tablo27.A6" table:number-columns-spanned="11" office:value-type="string">
            <text:p text:style-name="P144"><text:span text:style-name="T100">(1)</text:span><text:span text:style-name="T35"> Tank dış cidarlarından ölçülen en kısa mesafedir. <text:s/></text:span></text:p>
            <text:p text:style-name="P31"><text:span text:style-name="T101">(2)</text:span><text:span text:style-name="T34"> İstasyonun idari, ticari ve sosyal faaliyetlerinin yürütüldüğü, istasyona ait makina ve donanımların bakımlarının yapıldığı, istasyonun ihtiyacı olan, elektrik, basınçlı hava ve su temin ünitelerinin bulunduğu yapılardan meydana gelen idari bürolarda bodrum katı bulunamaz, Yönetmeliğin yürürlüğe girdiği tarihinden önce inşa edilmiş istasyonlarda bodrum kat mevcut ise, bodrum kat girişi ve bodrum katın herhangi bir açıklığı havalandırma borusu çıkış ucu, doldurma ağzı, tank ve dağıtım birimleri ile aksi cephede (girişi arkadan) olması ve girişte eşik ve eşikten sonra dışarıya doğru bir meyil bulunması şarttır.</text:span></text:p>
            <text:p text:style-name="P31"><text:span text:style-name="T101">(3)</text:span><text:span text:style-name="T34"> Topluma açık yerler: Konaklama, tören, ibadet, eğlence, yeme, içme, ulaşım, araç bekleme, alış veriş gibi sebeplerle 50 veya daha fazla kişinin bir araya gelebildiği bütün binalar veya bunların bu amaçla kullanılan bölümlerini kapsar </text:span></text:p>
            <text:p text:style-name="P31"><text:span text:style-name="T101">(3), (4)</text:span><text:span text:style-name="T34"> Bu sütunlardaki mesafeler mevcut binalar ve mevcut akaryakıt istasyonları için % 60 azaltılır. Bu sütunlardaki mesafeler istasyonda sadece motorin tankı olması hâlinde mevcut ve yeni istasyonlarda % 50 azaltılabilir</text:span><text:span text:style-name="T40">.</text:span></text:p>
            <text:p text:style-name="P31"><text:span text:style-name="T100">(5)</text:span><text:span text:style-name="T35"> Akaryakıt istasyonlarında, binaların pencere, kapı, klima, aydınlatma sistemi gibi herhangi bir açıklığı olmayan cephesine 0 </text:span><text:span text:style-name="T34">metre</text:span><text:span text:style-name="T35"> olabilir. Nefeslik ağzı, çatı veya elemanlarından en az 3,6 m yüksekte olmalıdır. Toplam yükseklik </text:span><text:span text:style-name="T34">9 m’yi aşmamalıdır</text:span></text:p>
            <text:p text:style-name="P30"/>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181"/>
      <text:p text:style-name="P181"/>
      <text:p text:style-name="P181"/>
      <text:p text:style-name="P181">Ek-14</text:p>
      <text:p text:style-name="P181">Çıkışlara Götüren En Uzun Kaçış Uzaklıkları</text:p>
      <text:p text:style-name="P182"/>
      <table:table table:name="Tablo28" table:style-name="Tablo28">
        <table:table-column table:style-name="Tablo28.A"/>
        <table:table-column table:style-name="Tablo28.B"/>
        <table:table-column table:style-name="Tablo28.C" table:number-columns-repeated="2"/>
        <table:table-column table:style-name="Tablo28.E"/>
        <table:table-row table:style-name="Tablo28.1">
          <table:table-cell table:style-name="Tablo28.A1" table:number-rows-spanned="2" office:value-type="string">
            <text:p text:style-name="P73"/>
            <text:p text:style-name="P72">Kullanım Sınıfı</text:p>
          </table:table-cell>
          <table:table-cell table:style-name="Tablo28.B1" table:number-columns-spanned="2" office:value-type="string">
            <text:p text:style-name="P69">Tek yön</text:p>
            <text:p text:style-name="P69">en çok uzaklık (m)</text:p>
          </table:table-cell>
          <table:covered-table-cell/>
          <table:table-cell table:style-name="Tablo28.D1" table:number-columns-spanned="2" office:value-type="string">
            <text:p text:style-name="P69">İki yön</text:p>
            <text:p text:style-name="P69">en çok uzaklık (m)</text:p>
          </table:table-cell>
          <table:covered-table-cell/>
        </table:table-row>
        <table:table-row table:style-name="Tablo28.2">
          <table:covered-table-cell/>
          <table:table-cell table:style-name="Tablo28.B1" office:value-type="string">
            <text:p text:style-name="P69">Yağmurlama sistemi yok</text:p>
          </table:table-cell>
          <table:table-cell table:style-name="Tablo28.B1" office:value-type="string">
            <text:p text:style-name="P69">Yağmurlama sistemli</text:p>
          </table:table-cell>
          <table:table-cell table:style-name="Tablo28.B1" office:value-type="string">
            <text:p text:style-name="P69">Yağmurlama sistemi yok</text:p>
          </table:table-cell>
          <table:table-cell table:style-name="Tablo28.D1" office:value-type="string">
            <text:p text:style-name="P69">Yağmurlama sistemli</text:p>
          </table:table-cell>
        </table:table-row>
        <table:table-row table:style-name="Tablo28.3">
          <table:table-cell table:style-name="Tablo28.A3" office:value-type="string">
            <text:p text:style-name="P20">Yüksek Tehlikeli Yerler </text:p>
          </table:table-cell>
          <table:table-cell table:style-name="Tablo28.B3" office:value-type="string">
            <text:p text:style-name="P18">10</text:p>
          </table:table-cell>
          <table:table-cell table:style-name="Tablo28.B3" office:value-type="string">
            <text:p text:style-name="P18">20</text:p>
          </table:table-cell>
          <table:table-cell table:style-name="Tablo28.B3" office:value-type="string">
            <text:p text:style-name="P18">20</text:p>
          </table:table-cell>
          <table:table-cell table:style-name="Tablo28.E3" office:value-type="string">
            <text:p text:style-name="P18">35</text:p>
          </table:table-cell>
        </table:table-row>
        <table:table-row table:style-name="Tablo28.4">
          <table:table-cell table:style-name="Tablo28.A3" office:value-type="string">
            <text:p text:style-name="P25"><text:span text:style-name="T70">Endüstriyel Amaçlı Yapılar</text:span><text:span text:style-name="T78">(1)</text:span></text:p>
          </table:table-cell>
          <table:table-cell table:style-name="Tablo28.B3" office:value-type="string">
            <text:p text:style-name="P18">15</text:p>
          </table:table-cell>
          <table:table-cell table:style-name="Tablo28.B3" office:value-type="string">
            <text:p text:style-name="P18">25</text:p>
          </table:table-cell>
          <table:table-cell table:style-name="Tablo28.B3" office:value-type="string">
            <text:p text:style-name="P18">30</text:p>
          </table:table-cell>
          <table:table-cell table:style-name="Tablo28.E3" office:value-type="string">
            <text:p text:style-name="P18">60</text:p>
          </table:table-cell>
        </table:table-row>
        <table:table-row table:style-name="Tablo28.3">
          <table:table-cell table:style-name="Tablo28.A3" office:value-type="string">
            <text:p text:style-name="P20">Yurtlar, Yatakhaneler</text:p>
          </table:table-cell>
          <table:table-cell table:style-name="Tablo28.B3" office:value-type="string">
            <text:p text:style-name="P18">15</text:p>
          </table:table-cell>
          <table:table-cell table:style-name="Tablo28.B3" office:value-type="string">
            <text:p text:style-name="P18">30</text:p>
          </table:table-cell>
          <table:table-cell table:style-name="Tablo28.B3" office:value-type="string">
            <text:p text:style-name="P18">45</text:p>
          </table:table-cell>
          <table:table-cell table:style-name="Tablo28.E3" office:value-type="string">
            <text:p text:style-name="P18">75</text:p>
          </table:table-cell>
        </table:table-row>
        <table:table-row table:style-name="Tablo28.3">
          <table:table-cell table:style-name="Tablo28.A3" office:value-type="string">
            <text:p text:style-name="P20">Mağazalar, Dükkânlar, Marketler</text:p>
          </table:table-cell>
          <table:table-cell table:style-name="Tablo28.B3" office:value-type="string">
            <text:p text:style-name="P18">15</text:p>
          </table:table-cell>
          <table:table-cell table:style-name="Tablo28.B3" office:value-type="string">
            <text:p text:style-name="P18">25</text:p>
          </table:table-cell>
          <table:table-cell table:style-name="Tablo28.B3" office:value-type="string">
            <text:p text:style-name="P18">45</text:p>
          </table:table-cell>
          <table:table-cell table:style-name="Tablo28.E3" office:value-type="string">
            <text:p text:style-name="P18">60</text:p>
          </table:table-cell>
        </table:table-row>
        <table:table-row table:style-name="Tablo28.3">
          <table:table-cell table:style-name="Tablo28.A3" office:value-type="string">
            <text:p text:style-name="P20">Büro Binaları</text:p>
          </table:table-cell>
          <table:table-cell table:style-name="Tablo28.B3" office:value-type="string">
            <text:p text:style-name="P18">15</text:p>
          </table:table-cell>
          <table:table-cell table:style-name="Tablo28.B3" office:value-type="string">
            <text:p text:style-name="P18">30</text:p>
          </table:table-cell>
          <table:table-cell table:style-name="Tablo28.B3" office:value-type="string">
            <text:p text:style-name="P18">45</text:p>
          </table:table-cell>
          <table:table-cell table:style-name="Tablo28.E3" office:value-type="string">
            <text:p text:style-name="P18">75</text:p>
          </table:table-cell>
        </table:table-row>
        <table:table-row table:style-name="Tablo28.3">
          <table:table-cell table:style-name="Tablo28.A3" office:value-type="string">
            <text:p text:style-name="P25"><text:span text:style-name="T70">Otoparklar ve Depolar</text:span><text:span text:style-name="T78">(1)</text:span></text:p>
          </table:table-cell>
          <table:table-cell table:style-name="Tablo28.B3" office:value-type="string">
            <text:p text:style-name="P18">15</text:p>
          </table:table-cell>
          <table:table-cell table:style-name="Tablo28.B3" office:value-type="string">
            <text:p text:style-name="P18">25</text:p>
          </table:table-cell>
          <table:table-cell table:style-name="Tablo28.B3" office:value-type="string">
            <text:p text:style-name="P18">45</text:p>
          </table:table-cell>
          <table:table-cell table:style-name="Tablo28.E3" office:value-type="string">
            <text:p text:style-name="P18">60</text:p>
          </table:table-cell>
        </table:table-row>
        <table:table-row table:style-name="Tablo28.3">
          <table:table-cell table:style-name="Tablo28.A3" office:value-type="string">
            <text:p text:style-name="P20">Okul ve Eğitim Yapıları</text:p>
          </table:table-cell>
          <table:table-cell table:style-name="Tablo28.B3" office:value-type="string">
            <text:p text:style-name="P18">15</text:p>
          </table:table-cell>
          <table:table-cell table:style-name="Tablo28.B3" office:value-type="string">
            <text:p text:style-name="P18">30</text:p>
          </table:table-cell>
          <table:table-cell table:style-name="Tablo28.B3" office:value-type="string">
            <text:p text:style-name="P18">45</text:p>
          </table:table-cell>
          <table:table-cell table:style-name="Tablo28.E3" office:value-type="string">
            <text:p text:style-name="P18">75</text:p>
          </table:table-cell>
        </table:table-row>
        <table:table-row table:style-name="Tablo28.3">
          <table:table-cell table:style-name="Tablo28.A3" office:value-type="string">
            <text:p text:style-name="P20">Toplanma Amaçlı Binalar</text:p>
          </table:table-cell>
          <table:table-cell table:style-name="Tablo28.B3" office:value-type="string">
            <text:p text:style-name="P18">15</text:p>
          </table:table-cell>
          <table:table-cell table:style-name="Tablo28.B3" office:value-type="string">
            <text:p text:style-name="P18">25</text:p>
          </table:table-cell>
          <table:table-cell table:style-name="Tablo28.B3" office:value-type="string">
            <text:p text:style-name="P18">45</text:p>
          </table:table-cell>
          <table:table-cell table:style-name="Tablo28.E3" office:value-type="string">
            <text:p text:style-name="P18">60</text:p>
          </table:table-cell>
        </table:table-row>
        <table:table-row table:style-name="Tablo28.3">
          <table:table-cell table:style-name="Tablo28.A3" office:value-type="string">
            <text:p text:style-name="P20">Hastaneler, Huzurevleri</text:p>
          </table:table-cell>
          <table:table-cell table:style-name="Tablo28.B3" office:value-type="string">
            <text:p text:style-name="P18">15</text:p>
          </table:table-cell>
          <table:table-cell table:style-name="Tablo28.B3" office:value-type="string">
            <text:p text:style-name="P18">25</text:p>
          </table:table-cell>
          <table:table-cell table:style-name="Tablo28.B3" office:value-type="string">
            <text:p text:style-name="P18">30</text:p>
          </table:table-cell>
          <table:table-cell table:style-name="Tablo28.E3" office:value-type="string">
            <text:p text:style-name="P18">45</text:p>
          </table:table-cell>
        </table:table-row>
        <table:table-row table:style-name="Tablo28.3">
          <table:table-cell table:style-name="Tablo28.A3" office:value-type="string">
            <text:p text:style-name="P20">Oteller, Pansiyonlar</text:p>
          </table:table-cell>
          <table:table-cell table:style-name="Tablo28.B3" office:value-type="string">
            <text:p text:style-name="P18">15</text:p>
          </table:table-cell>
          <table:table-cell table:style-name="Tablo28.B3" office:value-type="string">
            <text:p text:style-name="P18">20</text:p>
          </table:table-cell>
          <table:table-cell table:style-name="Tablo28.B3" office:value-type="string">
            <text:p text:style-name="P18">30</text:p>
          </table:table-cell>
          <table:table-cell table:style-name="Tablo28.E3" office:value-type="string">
            <text:p text:style-name="P18">45</text:p>
          </table:table-cell>
        </table:table-row>
        <table:table-row table:style-name="Tablo28.13">
          <table:table-cell table:style-name="Tablo28.A3" office:value-type="string">
            <text:p text:style-name="P20">Apartmanlar</text:p>
          </table:table-cell>
          <table:table-cell table:style-name="Tablo28.B3" office:value-type="string">
            <text:p text:style-name="P18">15</text:p>
          </table:table-cell>
          <table:table-cell table:style-name="Tablo28.B3" office:value-type="string">
            <text:p text:style-name="P18">30</text:p>
          </table:table-cell>
          <table:table-cell table:style-name="Tablo28.B3" office:value-type="string">
            <text:p text:style-name="P18">30</text:p>
          </table:table-cell>
          <table:table-cell table:style-name="Tablo28.E3" office:value-type="string">
            <text:p text:style-name="P18">75</text:p>
          </table:table-cell>
        </table:table-row>
        <table:table-row table:style-name="Tablo28.14">
          <table:table-cell table:style-name="Tablo28.A14" table:number-columns-spanned="5" office:value-type="string">
            <text:p text:style-name="P25"><text:span text:style-name="T75">(1)</text:span><text:span text:style-name="T65">Kolay alevlenici ve yoğun duman çıkarıcı malzeme bulundurulmayan endüstriyel tesis ve depolarında uzaklık en çok 2 katına kadar artırılabilir.</text:span></text:p>
          </table:table-cell>
          <table:covered-table-cell/>
          <table:covered-table-cell/>
          <table:covered-table-cell/>
          <table:covered-table-cell/>
        </table:table-row>
      </table:table>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tr" fo:country="T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cm" fo:margin-bottom="0.212cm" loext:contextual-spacing="false"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Times New Roman" fo:font-family="'Times New Roman'" style:font-family-generic="roman" style:font-pitch="variable" fo:font-size="18pt" fo:language="en" fo:country="US" fo:font-weight="bold" style:font-size-asian="18pt" style:font-weight-asian="bold" style:font-name-complex="Times New Roman" style:font-family-complex="'Times New Roman'" style:font-family-generic-complex="roman" style:font-pitch-complex="variable"/>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autospace="non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style:font-size-asian="14pt"/>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fo:keep-with-next="always" style:text-autospace="none" style:punctuation-wrap="simple" style:vertical-align="baseline"/>
      <style:text-properties style:font-name="Times New Roman" fo:font-family="'Times New Roman'" style:font-family-generic="roman" style:font-pitch="variable" fo:language="en" fo:country="AU" fo:font-weight="bold"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left="0cm" fo:margin-right="0cm" fo:margin-top="0.212cm" fo:margin-bottom="0.212cm" loext:contextual-spacing="false" fo:text-align="justify" style:justify-single-word="false" fo:text-indent="1.27cm" style:auto-text-indent="false" fo:keep-with-next="always"/>
      <style:text-properties fo:color="#0000ff" style:font-name="Times New Roman" fo:font-family="'Times New Roman'" style:font-family-generic="roman" style:font-pitch="variable" fo:font-style="italic" fo:font-weight="bold" style:font-style-asian="italic" style:font-weight-asian="bold"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color="#0000ff" style:font-name="Times New Roman" fo:font-family="'Times New Roman'" style:font-family-generic="roman" style:font-pitch="variable" fo:font-style="italic" fo:font-weight="bold" style:font-style-asian="italic" style:font-weight-asian="bold" style:font-name-complex="Times New Roman" style:font-family-complex="'Times New Roman'" style:font-family-generic-complex="roman" style:font-pitch-complex="variable"/>
    </style:style>
    <style:style style:name="Gövde_20_Metni_20_2" style:display-name="Gövde Metni 2" style:family="paragraph" style:parent-style-name="Standard">
      <style:paragraph-properties fo:margin-top="0cm" fo:margin-bottom="0.141cm" loext:contextual-spacing="false" fo:text-align="justify" style:justify-single-word="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Gövde_20_Metni_20_3" style:display-name="Gövde Metni 3" style:family="paragraph" style:parent-style-name="Standard">
      <style:paragraph-properties fo:margin-top="0cm" fo:margin-bottom="0.212cm" loext:contextual-spacing="false" fo:text-align="justify" style:justify-single-word="false"/>
      <style:text-properties fo:color="#00ccff"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Text_20_body_20_indent" style:display-name="Text body indent" style:family="paragraph" style:parent-style-name="Standard" style:class="text">
      <style:paragraph-properties fo:margin-left="0cm" fo:margin-right="0cm" fo:margin-top="0cm" fo:margin-bottom="0.212cm" loext:contextual-spacing="false" fo:text-align="justify" style:justify-single-word="false" fo:text-indent="1.249cm" style:auto-text-indent="false"/>
      <style:text-properties fo:color="#0000ff"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Düz_20_Metin" style:display-name="Düz Metin"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Subtitle" style:family="paragraph" style:parent-style-name="Standard" style:next-style-name="Text_20_body" style:list-style-name="WW8Num14" style:class="chapter">
      <style:paragraph-properties fo:margin-top="0.212cm" fo:margin-bottom="0.212cm" loext:contextual-spacing="false" fo:line-height="150%" fo:text-align="center" style:justify-single-word="false"/>
      <style:text-properties fo:font-size="16pt" fo:font-weight="bold" style:font-size-asian="16pt" style:font-weight-asian="bold" style:font-size-complex="12pt" style:font-weight-complex="bold" loext:border-line-width="0.026cm 0.026cm 0.053cm" loext:padding="0cm" loext:border="3pt double #ffffff" loext:shadow="#000000 0.053cm 0.053cm"/>
    </style:style>
    <style:style style:name="Default" style:family="paragraph">
      <style:paragraph-properties fo:orphans="0" fo:widows="0" style:text-autospace="none"/>
      <style:text-properties fo:color="#000000" style:font-name="Arial" fo:font-family="Arial" style:font-family-generic="swiss" style:font-pitch="variable" fo:font-size="12pt" fo:language="tr" fo:country="T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Gövde_20_Metni_20_Girintisi_20_2" style:display-name="Gövde Metni Girintisi 2" style:family="paragraph" style:parent-style-name="Standard">
      <style:paragraph-properties fo:margin-left="0.499cm" fo:margin-right="0cm" fo:margin-top="0cm" fo:margin-bottom="0.212cm" loext:contextual-spacing="false" fo:line-height="200%" fo:text-indent="0cm" style:auto-text-indent="false"/>
    </style:style>
    <style:style style:name="Gövde_20_Metni_20_Girintisi_20_3" style:display-name="Gövde Metni Girintisi 3"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CM67" style:family="paragraph" style:parent-style-name="Default" style:next-style-name="Default">
      <style:paragraph-properties fo:margin-top="0cm" fo:margin-bottom="0.182cm" loext:contextual-spacing="false"/>
      <style:text-properties fo:color="#000000" style:font-name-complex="Times New Roman" style:font-family-complex="'Times New Roman'" style:font-family-generic-complex="roman" style:font-pitch-complex="variable"/>
    </style:style>
    <style:style style:name="Rapor" style:family="paragraph" style:parent-style-name="Standard">
      <style:paragraph-properties fo:margin-top="0cm" fo:margin-bottom="0.212cm" loext:contextual-spacing="false" fo:line-height="150%"/>
      <style:text-properties fo:font-size="11pt" fo:letter-spacing="0.035cm" style:font-size-asian="11pt"/>
    </style:style>
    <style:style style:name="HTML_20_Önceden_20_Biçimlendirilmiş" style:display-name="HTML Önceden Biçimlendirilmiş"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Normal_20__28_Web_29_" style:display-name="Normal (Web)"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Balon_20_Metni" style:display-name="Balon Metni"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ff0000"/>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text-position="super 58%"/>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fo:color="#000000"/>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text-properties fo:color="#000000"/>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4z0" style:family="text"/>
    <style:style style:name="WW8Num14z1" style:family="text">
      <style:text-properties fo:font-weight="bold" style:font-weight-asian="bold"/>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text-position="super 58%"/>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color="#000000" fo:font-style="normal" fo:font-weight="normal" style:font-style-asian="normal" style:font-weight-asian="normal"/>
    </style:style>
    <style:style style:name="WW8Num21z1"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color="#0000ff"/>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color="#000000" style:text-line-through-style="none" style:text-line-through-type="none"/>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fo:color="#000000" style:text-line-through-style="none" style:text-line-through-type="none"/>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Varsayılan_20_Paragraf_20_Yazı_20_Tipi" style:display-name="Varsayılan Paragraf Yazı Tipi" style:family="text"/>
    <style:style style:name="Page_20_Number" style:display-name="Page Number" style:family="text" style:parent-style-name="Varsayılan_20_Paragraf_20_Yazı_20_Tipi"/>
    <style:style style:name="Strong_20_Emphasis" style:display-name="Strong Emphasis" style:family="text" style:parent-style-name="Varsayılan_20_Paragraf_20_Yazı_20_Tipi">
      <style:text-properties fo:font-weight="bold" style:font-weight-asian="bold" style:font-weight-complex="bold"/>
    </style:style>
    <style:style style:name="blueten1" style:family="text" style:parent-style-name="Varsayılan_20_Paragraf_20_Yazı_20_Tipi">
      <style:text-properties fo:color="#003399" style:font-name="Verdana" fo:font-family="Verdana" style:font-family-generic="swiss" style:font-pitch="variable" fo:font-size="9.5pt" style:font-size-asian="9.5pt" style:font-name-complex="Verdana" style:font-family-complex="Verdana" style:font-family-generic-complex="swiss" style:font-pitch-complex="variable" style:font-size-complex="9.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a" style:num-letter-sync="true">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763cm" fo:text-indent="-0.318cm" fo:margin-left="4.763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573cm" fo:text-indent="-0.318cm" fo:margin-left="8.573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1.113cm" fo:text-indent="-0.635cm" fo:margin-left="11.11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2.383cm"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2.044cm" fo:text-indent="-0.635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1.296cm" fo:text-indent="-0.979cm" fo:margin-left="1.296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887cm" fo:text-indent="-0.499cm" fo:margin-left="1.752cm"/>
        </style:list-level-properties>
        <style:text-properties style:font-name="Times New Roman"/>
      </text:list-level-style-bullet>
      <text:list-level-style-number text:level="2" text:style-name="WW8Num9z1" style:num-prefix="(" style:num-suffix=")" style:num-format="a" style:num-letter-sync="true">
        <style:list-level-properties text:list-level-position-and-space-mode="label-alignment">
          <style:list-level-label-alignment text:label-followed-by="listtab" text:list-tab-stop-position="3.11cm" fo:text-indent="-0.635cm" fo:margin-left="3.11cm"/>
        </style:list-level-properties>
      </text:list-level-style-number>
      <text:list-level-style-bullet text:level="3" text:style-name="WW8Num9z2" style:num-suffix="." text:bullet-char="">
        <style:list-level-properties text:list-level-position-and-space-mode="label-alignment">
          <style:list-level-label-alignment text:label-followed-by="listtab" text:list-tab-stop-position="4.38cm" fo:text-indent="-0.635cm" fo:margin-left="4.38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65cm" fo:text-indent="-0.635cm" fo:margin-left="5.65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92cm" fo:text-indent="-0.635cm" fo:margin-left="6.92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8.19cm" fo:text-indent="-0.635cm" fo:margin-left="8.19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9.46cm" fo:text-indent="-0.635cm" fo:margin-left="9.46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73cm" fo:text-indent="-0.635cm" fo:margin-left="10.73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2cm" fo:text-indent="-0.635cm" fo:margin-left="1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text:start-value="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1.887cm" fo:text-indent="-0.635cm" fo:margin-left="1.887cm"/>
        </style:list-level-properties>
      </text:list-level-style-number>
      <text:list-level-style-number text:level="2" text:style-name="WW8Num13z1" style:num-prefix="(" style:num-suffix=")" style:num-format="a" style:num-letter-sync="true">
        <style:list-level-properties text:list-level-position-and-space-mode="label-alignment">
          <style:list-level-label-alignment text:label-followed-by="listtab" text:list-tab-stop-position="3.11cm" fo:text-indent="-0.635cm" fo:margin-left="3.11cm"/>
        </style:list-level-properties>
      </text:list-level-style-number>
      <text:list-level-style-bullet text:level="3" text:style-name="WW8Num13z2" style:num-suffix="." text:bullet-char="">
        <style:list-level-properties text:list-level-position-and-space-mode="label-alignment">
          <style:list-level-label-alignment text:label-followed-by="listtab" text:list-tab-stop-position="4.38cm" fo:text-indent="-0.635cm" fo:margin-left="4.38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65cm" fo:text-indent="-0.635cm" fo:margin-left="5.65cm"/>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6.92cm" fo:text-indent="-0.635cm" fo:margin-left="6.92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8.19cm" fo:text-indent="-0.635cm" fo:margin-left="8.19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9.46cm" fo:text-indent="-0.635cm" fo:margin-left="9.46cm"/>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10.73cm" fo:text-indent="-0.635cm" fo:margin-left="10.7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2cm" fo:text-indent="-0.635cm" fo:margin-left="1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1.746cm" fo:text-indent="-1.111cm" fo:margin-left="1.746cm"/>
        </style:list-level-properties>
      </text:list-level-style-number>
      <text:list-level-style-number text:level="2" text:style-name="WW8Num14z1" style:num-suffix="-" style:num-format="1" text:start-value="18">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4.763cm" fo:text-indent="-0.318cm" fo:margin-left="4.763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8.573cm" fo:text-indent="-0.318cm" fo:margin-left="8.573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1.113cm" fo:text-indent="-0.635cm" fo:margin-left="11.113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2.383cm"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a" style:num-letter-sync="true">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4.763cm" fo:text-indent="-0.318cm" fo:margin-left="4.763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8.573cm" fo:text-indent="-0.318cm" fo:margin-left="8.573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1.113cm" fo:text-indent="-0.635cm" fo:margin-left="11.113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2.383cm"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a" style:num-letter-sync="true">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4.763cm" fo:text-indent="-0.318cm" fo:margin-left="4.763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8.573cm" fo:text-indent="-0.318cm" fo:margin-left="8.573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1.113cm" fo:text-indent="-0.635cm" fo:margin-left="11.113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2.383cm"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text:list-tab-stop-position="0.826cm" fo:text-indent="-0.635cm" fo:margin-left="0.826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096cm" fo:text-indent="-0.635cm" fo:margin-left="2.096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366cm" fo:text-indent="-0.318cm" fo:margin-left="3.366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4.636cm" fo:text-indent="-0.635cm" fo:margin-left="4.636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5.906cm" fo:text-indent="-0.635cm" fo:margin-left="5.906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176cm" fo:text-indent="-0.318cm" fo:margin-left="7.176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446cm" fo:text-indent="-0.635cm" fo:margin-left="8.44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9.716cm" fo:text-indent="-0.635cm" fo:margin-left="9.7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0.986cm" fo:text-indent="-0.318cm" fo:margin-left="10.9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a" style:num-letter-sync="true">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4.763cm" fo:text-indent="-0.318cm" fo:margin-left="4.763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8.573cm" fo:text-indent="-0.318cm" fo:margin-left="8.573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11.113cm" fo:text-indent="-0.635cm" fo:margin-left="11.113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12.383cm"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335cm" fo:text-indent="-0.499cm" fo:margin-left="1.199cm"/>
        </style:list-level-properties>
        <style:text-properties style:font-name="Times New Roman"/>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a" style:num-letter-sync="true" text:start-value="2">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text:list-tab-stop-position="4.763cm" fo:text-indent="-0.318cm" fo:margin-left="4.763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8.573cm" fo:text-indent="-0.318cm" fo:margin-left="8.573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11.113cm" fo:text-indent="-0.635cm" fo:margin-left="11.113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12.383cm"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a" style:num-letter-sync="true">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4.763cm" fo:text-indent="-0.318cm" fo:margin-left="4.763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573cm" fo:text-indent="-0.318cm" fo:margin-left="8.573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113cm" fo:text-indent="-0.635cm" fo:margin-left="11.113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383cm"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5.186cm" fo:text-indent="-0.318cm" fo:margin-left="5.186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7.726cm" fo:text-indent="-0.635cm" fo:margin-left="7.726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8.996cm" fo:text-indent="-0.318cm" fo:margin-left="8.996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1.536cm" fo:text-indent="-0.635cm" fo:margin-left="11.536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2.806cm" fo:text-indent="-0.318cm" fo:margin-left="12.8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1cm" fo:margin-bottom="1.251cm" fo:margin-left="3cm" fo:margin-right="1.6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office:automatic-styles>
  <office:master-styles>
    <style:master-page style:name="Standard" style:page-layout-name="Mpm1">
      <style:footer>
        <text:p text:style-name="MP1"><draw:frame draw:style-name="Mfr1" draw:name="Çerçeve2" text:anchor-type="paragraph" svg:y="0.002cm" draw:z-index="14"><draw:text-box fo:min-height="0.058cm" fo:min-width="0cm"><text:p text:style-name="Footer"><text:span text:style-name="Page_20_Number"><text:page-number text:select-page="current">14</text:page-number></text:span><text:span text:style-name="Page_20_Number">/14</text:span></text:p></draw:text-box></draw:frame></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Binaların Yangından Korunması </dc:title>
    <meta:initial-creator>sedat altındaş</meta:initial-creator>
    <meta:creation-date>2007-12-18T21:53:00</meta:creation-date>
    <dc:creator>Yasar Oguzhan</dc:creator>
    <dc:date>2007-12-18T21:53:00</dc:date>
    <meta:print-date>2007-09-18T14:49:00</meta:print-date>
    <meta:editing-cycles>2</meta:editing-cycles>
    <meta:editing-duration>PT1M</meta:editing-duration>
    <meta:document-statistic meta:table-count="28" meta:image-count="0" meta:object-count="0" meta:page-count="14" meta:paragraph-count="1295" meta:word-count="4317" meta:character-count="27310" meta:non-whitespace-character-count="24134"/>
    <meta:generator>LibreOffice/6.4.4.2$Linux_X86_64 LibreOffice_project/523b8e55cdb4890550c54dc0a0ee2ea29d34e811</meta:generator>
  </office:meta>
</office:document-meta>
</file>